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7366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5898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_5f_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4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pillary-pressure" table:style-name="ta1">
        <office:forms form:automatic-focus="false" form:apply-design-mode="false"/>
        <table:shapes>
          <draw:frame draw:z-index="1" draw:style-name="gr1" draw:text-style-name="P1" svg:width="9.2744in" svg:height="5.0106in" svg:x="2.8642in" svg:y="8.1634in">
            <draw:object draw:notify-on-update-of-ranges="'capillary-pressure'.Z2:'capillary-pressure'.Z201 'capillary-pressure'.AA1:'capillary-pressure'.AA1 'capillary-pressure'.AA2:'capillary-pressure'.AA201 'capillary-pressure'.AC1:'capillary-pressure'.AC201 'capillary-pressure'.AD1:'capillary-pressure'.AD1 'capillary-pressure'.AD1:'capillary-pressure'.A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16359" table:default-cell-style-name="Default"/>
        <table:table-row table:style-name="ro1"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vol_tube_outer</text:p>
          </table:table-cell>
          <table:table-cell table:style-name="ce3" office:value-type="string" calcext:value-type="string">
            <text:p>vol_tube_inner</text:p>
          </table:table-cell>
          <table:table-cell table:style-name="ce3" office:value-type="string" calcext:value-type="string">
            <text:p>vol_tube_total</text:p>
          </table:table-cell>
          <table:table-cell table:style-name="ce3" office:value-type="string" calcext:value-type="string">
            <text:p>vol_blue_inner</text:p>
          </table:table-cell>
          <table:table-cell table:style-name="ce3" office:value-type="string" calcext:value-type="string">
            <text:p>vol_blue_outer</text:p>
          </table:table-cell>
          <table:table-cell table:style-name="ce3" office:value-type="string" calcext:value-type="string">
            <text:p>vol_blue_total</text:p>
          </table:table-cell>
          <table:table-cell table:style-name="ce3" office:value-type="string" calcext:value-type="string">
            <text:p>vol_grey_inner</text:p>
          </table:table-cell>
          <table:table-cell table:style-name="ce3" office:value-type="string" calcext:value-type="string">
            <text:p>vol_grey_outer</text:p>
          </table:table-cell>
          <table:table-cell table:style-name="ce3" office:value-type="string" calcext:value-type="string">
            <text:p>vol_grey_total</text:p>
          </table:table-cell>
          <table:table-cell table:style-name="ce3" office:value-type="string" calcext:value-type="string">
            <text:p>ppr_blue_inner</text:p>
          </table:table-cell>
          <table:table-cell table:style-name="ce3" office:value-type="string" calcext:value-type="string">
            <text:p>ppr_blue_outer</text:p>
          </table:table-cell>
          <table:table-cell table:style-name="ce3" office:value-type="string" calcext:value-type="string">
            <text:p>ppr_blue_total</text:p>
          </table:table-cell>
          <table:table-cell table:style-name="ce3" office:value-type="string" calcext:value-type="string">
            <text:p>ppr_grey_inner</text:p>
          </table:table-cell>
          <table:table-cell table:style-name="ce3" office:value-type="string" calcext:value-type="string">
            <text:p>ppr_grey_outer</text:p>
          </table:table-cell>
          <table:table-cell table:style-name="ce3" office:value-type="string" calcext:value-type="string">
            <text:p>ppr_grey_total</text:p>
          </table:table-cell>
          <table:table-cell table:style-name="ce3" office:value-type="string" calcext:value-type="string">
            <text:p>average_capillary_pressure_inside</text:p>
          </table:table-cell>
          <table:table-cell table:style-name="ce3" office:value-type="string" calcext:value-type="string">
            <text:p>average_capillary_pressure_outside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wetting</text:p>
          </table:table-cell>
          <table:table-cell table:style-name="ce3" office:value-type="string" calcext:value-type="string">
            <text:p>Non-wetting</text:p>
          </table:table-cell>
          <table:table-cell table:style-name="ce3" table:number-columns-repeated="2"/>
          <table:table-cell table:style-name="ce3" office:value-type="string" calcext:value-type="string">
            <text:p>Saturation-wetting</text:p>
          </table:table-cell>
          <table:table-cell table:style-name="ce3" office:value-type="string" calcext:value-type="string">
            <text:p>Capillary-pressure-inner</text:p>
          </table:table-cell>
          <table:table-cell table:style-name="ce3"/>
          <table:table-cell table:style-name="ce3" office:value-type="string" calcext:value-type="string">
            <text:p>Saturation-wetting-outside</text:p>
          </table:table-cell>
          <table:table-cell table:style-name="ce3" office:value-type="string" calcext:value-type="string">
            <text:p>Capillary-pressure-outside</text:p>
          </table:table-cell>
          <table:table-cell table:number-columns-repeated="16354"/>
        </table:table-row>
        <table:table-row table:style-name="ro2"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08.6" calcext:value-type="float">
            <text:p>108.60</text:p>
          </table:table-cell>
          <table:table-cell table:style-name="ce4" office:value-type="float" office:value="8228.2" calcext:value-type="float">
            <text:p>8,228.2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6279.4" calcext:value-type="float">
            <text:p>6,279.40</text:p>
          </table:table-cell>
          <table:table-cell table:style-name="ce4" office:value-type="float" office:value="2395.8" calcext:value-type="float">
            <text:p>2,395.8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0170006" calcext:value-type="float">
            <text:p>0.02</text:p>
          </table:table-cell>
          <table:table-cell table:style-name="ce4" office:value-type="float" office:value="0.774492" calcext:value-type="float">
            <text:p>0.7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982999" calcext:value-type="float">
            <text:p>0.98</text:p>
          </table:table-cell>
          <table:table-cell table:style-name="ce4" office:value-type="float" office:value="0.225508" calcext:value-type="float">
            <text:p>0.2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1436" calcext:value-type="float">
            <text:p>0.54</text:p>
          </table:table-cell>
          <table:table-cell table:style-name="ce4" office:value-type="float" office:value="0.509135" calcext:value-type="float">
            <text:p>0.51</text:p>
          </table:table-cell>
          <table:table-cell table:style-name="ce4"/>
          <table:table-cell table:style-name="ce6"/>
          <table:table-cell table:style-name="ce4" table:formula="of:=[.A2]/[.$X$2]" office:value-type="float" office:value="0" calcext:value-type="float">
            <text:p>0.00</text:p>
          </table:table-cell>
          <table:table-cell table:style-name="ce4" table:formula="of:=[.K2]" office:value-type="float" office:value="0.0170006" calcext:value-type="float">
            <text:p>0.02</text:p>
          </table:table-cell>
          <table:table-cell table:style-name="ce4" table:formula="of:=[.N2]" office:value-type="float" office:value="0.982999" calcext:value-type="float">
            <text:p>0.98</text:p>
          </table:table-cell>
          <table:table-cell table:style-name="ce4" table:formula="of:=MAX([.A:.A])" office:value-type="float" office:value="1195.18" calcext:value-type="float">
            <text:p>1,195.18</text:p>
          </table:table-cell>
          <table:table-cell table:style-name="ce6"/>
          <table:table-cell table:style-name="ce6" table:formula="of:=[.V2]" office:value-type="float" office:value="0.0170006" calcext:value-type="float">
            <text:p>0.02</text:p>
          </table:table-cell>
          <table:table-cell table:style-name="ce6" table:formula="of:=[.Q2]" office:value-type="float" office:value="0.541436" calcext:value-type="float">
            <text:p>0.54</text:p>
          </table:table-cell>
          <table:table-cell table:style-name="ce6"/>
          <table:table-cell table:style-name="ce6" table:formula="of:=[.L2]" office:value-type="float" office:value="0.774492" calcext:value-type="float">
            <text:p>0.77</text:p>
          </table:table-cell>
          <table:table-cell table:style-name="ce6" table:formula="of:=[.R2]" office:value-type="float" office:value="0.509135" calcext:value-type="float">
            <text:p>0.51</text:p>
          </table:table-cell>
          <table:table-cell table:number-columns-repeated="16354"/>
        </table:table-row>
        <table:table-row table:style-name="ro2">
          <table:table-cell table:style-name="ce4" office:value-type="float" office:value="8.17092" calcext:value-type="float">
            <text:p>8.1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723.912" calcext:value-type="float">
            <text:p>723.91</text:p>
          </table:table-cell>
          <table:table-cell table:style-name="ce4" office:value-type="float" office:value="7612.89" calcext:value-type="float">
            <text:p>7,612.8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664.09" calcext:value-type="float">
            <text:p>5,664.09</text:p>
          </table:table-cell>
          <table:table-cell table:style-name="ce4" office:value-type="float" office:value="3011.11" calcext:value-type="float">
            <text:p>3,011.1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13324" calcext:value-type="float">
            <text:p>0.11</text:p>
          </table:table-cell>
          <table:table-cell table:style-name="ce4" office:value-type="float" office:value="0.716575" calcext:value-type="float">
            <text:p>0.7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86676" calcext:value-type="float">
            <text:p>0.89</text:p>
          </table:table-cell>
          <table:table-cell table:style-name="ce4" office:value-type="float" office:value="0.283425" calcext:value-type="float">
            <text:p>0.2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5455" calcext:value-type="float">
            <text:p>0.55</text:p>
          </table:table-cell>
          <table:table-cell table:style-name="ce4" office:value-type="float" office:value="0.365993" calcext:value-type="float">
            <text:p>0.37</text:p>
          </table:table-cell>
          <table:table-cell table:style-name="ce4"/>
          <table:table-cell table:style-name="ce6"/>
          <table:table-cell table:style-name="ce4" table:formula="of:=[.A3]/[.$X$2]" office:value-type="float" office:value="0.00683656018340334" calcext:value-type="float">
            <text:p>0.01</text:p>
          </table:table-cell>
          <table:table-cell table:style-name="ce4" table:formula="of:=[.K3]" office:value-type="float" office:value="0.113324" calcext:value-type="float">
            <text:p>0.11</text:p>
          </table:table-cell>
          <table:table-cell table:style-name="ce4" table:formula="of:=[.N3]" office:value-type="float" office:value="0.886676" calcext:value-type="float">
            <text:p>0.89</text:p>
          </table:table-cell>
          <table:table-cell table:style-name="ce6" table:number-columns-repeated="2"/>
          <table:table-cell table:style-name="ce6" table:formula="of:=[.V3]" office:value-type="float" office:value="0.113324" calcext:value-type="float">
            <text:p>0.11</text:p>
          </table:table-cell>
          <table:table-cell table:style-name="ce6" table:formula="of:=[.Q3]" office:value-type="float" office:value="0.545455" calcext:value-type="float">
            <text:p>0.55</text:p>
          </table:table-cell>
          <table:table-cell table:style-name="ce6"/>
          <table:table-cell table:style-name="ce6" table:formula="of:=[.L3]" office:value-type="float" office:value="0.716575" calcext:value-type="float">
            <text:p>0.72</text:p>
          </table:table-cell>
          <table:table-cell table:style-name="ce6" table:formula="of:=[.R3]" office:value-type="float" office:value="0.365993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.9866" calcext:value-type="float">
            <text:p>11.9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844.377" calcext:value-type="float">
            <text:p>844.38</text:p>
          </table:table-cell>
          <table:table-cell table:style-name="ce4" office:value-type="float" office:value="7492.42" calcext:value-type="float">
            <text:p>7,492.4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543.62" calcext:value-type="float">
            <text:p>5,543.62</text:p>
          </table:table-cell>
          <table:table-cell table:style-name="ce4" office:value-type="float" office:value="3131.58" calcext:value-type="float">
            <text:p>3,131.5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32182" calcext:value-type="float">
            <text:p>0.13</text:p>
          </table:table-cell>
          <table:table-cell table:style-name="ce4" office:value-type="float" office:value="0.705236" calcext:value-type="float">
            <text:p>0.7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67818" calcext:value-type="float">
            <text:p>0.87</text:p>
          </table:table-cell>
          <table:table-cell table:style-name="ce4" office:value-type="float" office:value="0.294764" calcext:value-type="float">
            <text:p>0.2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9824" calcext:value-type="float">
            <text:p>0.52</text:p>
          </table:table-cell>
          <table:table-cell table:style-name="ce4" office:value-type="float" office:value="0.358722" calcext:value-type="float">
            <text:p>0.36</text:p>
          </table:table-cell>
          <table:table-cell table:style-name="ce4"/>
          <table:table-cell table:style-name="ce6"/>
          <table:table-cell table:style-name="ce4" table:formula="of:=[.A4]/[.$X$2]" office:value-type="float" office:value="0.0100291169530949" calcext:value-type="float">
            <text:p>0.01</text:p>
          </table:table-cell>
          <table:table-cell table:style-name="ce4" table:formula="of:=[.K4]" office:value-type="float" office:value="0.132182" calcext:value-type="float">
            <text:p>0.13</text:p>
          </table:table-cell>
          <table:table-cell table:style-name="ce4" table:formula="of:=[.N4]" office:value-type="float" office:value="0.867818" calcext:value-type="float">
            <text:p>0.87</text:p>
          </table:table-cell>
          <table:table-cell table:style-name="ce6" table:number-columns-repeated="2"/>
          <table:table-cell table:style-name="ce6" table:formula="of:=[.V4]" office:value-type="float" office:value="0.132182" calcext:value-type="float">
            <text:p>0.13</text:p>
          </table:table-cell>
          <table:table-cell table:style-name="ce6" table:formula="of:=[.Q4]" office:value-type="float" office:value="0.519824" calcext:value-type="float">
            <text:p>0.52</text:p>
          </table:table-cell>
          <table:table-cell table:style-name="ce6"/>
          <table:table-cell table:style-name="ce6" table:formula="of:=[.L4]" office:value-type="float" office:value="0.705236" calcext:value-type="float">
            <text:p>0.71</text:p>
          </table:table-cell>
          <table:table-cell table:style-name="ce6" table:formula="of:=[.R4]" office:value-type="float" office:value="0.358722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6.1392" calcext:value-type="float">
            <text:p>16.1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923.36" calcext:value-type="float">
            <text:p>923.36</text:p>
          </table:table-cell>
          <table:table-cell table:style-name="ce4" office:value-type="float" office:value="7413.44" calcext:value-type="float">
            <text:p>7,413.4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464.64" calcext:value-type="float">
            <text:p>5,464.64</text:p>
          </table:table-cell>
          <table:table-cell table:style-name="ce4" office:value-type="float" office:value="3210.56" calcext:value-type="float">
            <text:p>3,210.5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44546" calcext:value-type="float">
            <text:p>0.14</text:p>
          </table:table-cell>
          <table:table-cell table:style-name="ce4" office:value-type="float" office:value="0.697801" calcext:value-type="float">
            <text:p>0.7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55454" calcext:value-type="float">
            <text:p>0.86</text:p>
          </table:table-cell>
          <table:table-cell table:style-name="ce4" office:value-type="float" office:value="0.302199" calcext:value-type="float">
            <text:p>0.3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490842" calcext:value-type="float">
            <text:p>0.49</text:p>
          </table:table-cell>
          <table:table-cell table:style-name="ce4" office:value-type="float" office:value="0.359104" calcext:value-type="float">
            <text:p>0.36</text:p>
          </table:table-cell>
          <table:table-cell table:style-name="ce4"/>
          <table:table-cell table:style-name="ce6"/>
          <table:table-cell table:style-name="ce4" table:formula="of:=[.A5]/[.$X$2]" office:value-type="float" office:value="0.0135035726836125" calcext:value-type="float">
            <text:p>0.01</text:p>
          </table:table-cell>
          <table:table-cell table:style-name="ce4" table:formula="of:=[.K5]" office:value-type="float" office:value="0.144546" calcext:value-type="float">
            <text:p>0.14</text:p>
          </table:table-cell>
          <table:table-cell table:style-name="ce4" table:formula="of:=[.N5]" office:value-type="float" office:value="0.855454" calcext:value-type="float">
            <text:p>0.86</text:p>
          </table:table-cell>
          <table:table-cell table:style-name="ce6" table:number-columns-repeated="2"/>
          <table:table-cell table:style-name="ce6" table:formula="of:=[.V5]" office:value-type="float" office:value="0.144546" calcext:value-type="float">
            <text:p>0.14</text:p>
          </table:table-cell>
          <table:table-cell table:style-name="ce6" table:formula="of:=[.Q5]" office:value-type="float" office:value="0.490842" calcext:value-type="float">
            <text:p>0.49</text:p>
          </table:table-cell>
          <table:table-cell table:style-name="ce6"/>
          <table:table-cell table:style-name="ce6" table:formula="of:=[.L5]" office:value-type="float" office:value="0.697801" calcext:value-type="float">
            <text:p>0.70</text:p>
          </table:table-cell>
          <table:table-cell table:style-name="ce6" table:formula="of:=[.R5]" office:value-type="float" office:value="0.359104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20.5336" calcext:value-type="float">
            <text:p>20.5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991.512" calcext:value-type="float">
            <text:p>991.51</text:p>
          </table:table-cell>
          <table:table-cell table:style-name="ce4" office:value-type="float" office:value="7345.29" calcext:value-type="float">
            <text:p>7,345.2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396.49" calcext:value-type="float">
            <text:p>5,396.49</text:p>
          </table:table-cell>
          <table:table-cell table:style-name="ce4" office:value-type="float" office:value="3278.71" calcext:value-type="float">
            <text:p>3,278.7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55215" calcext:value-type="float">
            <text:p>0.16</text:p>
          </table:table-cell>
          <table:table-cell table:style-name="ce4" office:value-type="float" office:value="0.691386" calcext:value-type="float">
            <text:p>0.6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44785" calcext:value-type="float">
            <text:p>0.84</text:p>
          </table:table-cell>
          <table:table-cell table:style-name="ce4" office:value-type="float" office:value="0.308614" calcext:value-type="float">
            <text:p>0.3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479339" calcext:value-type="float">
            <text:p>0.48</text:p>
          </table:table-cell>
          <table:table-cell table:style-name="ce4" office:value-type="float" office:value="0.352397" calcext:value-type="float">
            <text:p>0.35</text:p>
          </table:table-cell>
          <table:table-cell table:style-name="ce4"/>
          <table:table-cell table:style-name="ce6"/>
          <table:table-cell table:style-name="ce4" table:formula="of:=[.A6]/[.$X$2]" office:value-type="float" office:value="0.0171803410364966" calcext:value-type="float">
            <text:p>0.02</text:p>
          </table:table-cell>
          <table:table-cell table:style-name="ce4" table:formula="of:=[.K6]" office:value-type="float" office:value="0.155215" calcext:value-type="float">
            <text:p>0.16</text:p>
          </table:table-cell>
          <table:table-cell table:style-name="ce4" table:formula="of:=[.N6]" office:value-type="float" office:value="0.844785" calcext:value-type="float">
            <text:p>0.84</text:p>
          </table:table-cell>
          <table:table-cell table:style-name="ce6" table:number-columns-repeated="2"/>
          <table:table-cell table:style-name="ce6" table:formula="of:=[.V6]" office:value-type="float" office:value="0.155215" calcext:value-type="float">
            <text:p>0.16</text:p>
          </table:table-cell>
          <table:table-cell table:style-name="ce6" table:formula="of:=[.Q6]" office:value-type="float" office:value="0.479339" calcext:value-type="float">
            <text:p>0.48</text:p>
          </table:table-cell>
          <table:table-cell table:style-name="ce6"/>
          <table:table-cell table:style-name="ce6" table:formula="of:=[.L6]" office:value-type="float" office:value="0.691386" calcext:value-type="float">
            <text:p>0.69</text:p>
          </table:table-cell>
          <table:table-cell table:style-name="ce6" table:formula="of:=[.R6]" office:value-type="float" office:value="0.352397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24.4472" calcext:value-type="float">
            <text:p>24.4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100.33" calcext:value-type="float">
            <text:p>1,100.33</text:p>
          </table:table-cell>
          <table:table-cell table:style-name="ce4" office:value-type="float" office:value="7236.47" calcext:value-type="float">
            <text:p>7,236.4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287.67" calcext:value-type="float">
            <text:p>5,287.67</text:p>
          </table:table-cell>
          <table:table-cell table:style-name="ce4" office:value-type="float" office:value="3387.53" calcext:value-type="float">
            <text:p>3,387.5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72249" calcext:value-type="float">
            <text:p>0.17</text:p>
          </table:table-cell>
          <table:table-cell table:style-name="ce4" office:value-type="float" office:value="0.681144" calcext:value-type="float">
            <text:p>0.6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27751" calcext:value-type="float">
            <text:p>0.83</text:p>
          </table:table-cell>
          <table:table-cell table:style-name="ce4" office:value-type="float" office:value="0.318856" calcext:value-type="float">
            <text:p>0.3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496454" calcext:value-type="float">
            <text:p>0.50</text:p>
          </table:table-cell>
          <table:table-cell table:style-name="ce4" office:value-type="float" office:value="0.350846" calcext:value-type="float">
            <text:p>0.35</text:p>
          </table:table-cell>
          <table:table-cell table:style-name="ce4"/>
          <table:table-cell table:style-name="ce6"/>
          <table:table-cell table:style-name="ce4" table:formula="of:=[.A7]/[.$X$2]" office:value-type="float" office:value="0.0204548268880001" calcext:value-type="float">
            <text:p>0.02</text:p>
          </table:table-cell>
          <table:table-cell table:style-name="ce4" table:formula="of:=[.K7]" office:value-type="float" office:value="0.172249" calcext:value-type="float">
            <text:p>0.17</text:p>
          </table:table-cell>
          <table:table-cell table:style-name="ce4" table:formula="of:=[.N7]" office:value-type="float" office:value="0.827751" calcext:value-type="float">
            <text:p>0.83</text:p>
          </table:table-cell>
          <table:table-cell table:style-name="ce6" table:number-columns-repeated="2"/>
          <table:table-cell table:style-name="ce6" table:formula="of:=[.V7]" office:value-type="float" office:value="0.172249" calcext:value-type="float">
            <text:p>0.17</text:p>
          </table:table-cell>
          <table:table-cell table:style-name="ce6" table:formula="of:=[.Q7]" office:value-type="float" office:value="0.496454" calcext:value-type="float">
            <text:p>0.50</text:p>
          </table:table-cell>
          <table:table-cell table:style-name="ce6"/>
          <table:table-cell table:style-name="ce6" table:formula="of:=[.L7]" office:value-type="float" office:value="0.681144" calcext:value-type="float">
            <text:p>0.68</text:p>
          </table:table-cell>
          <table:table-cell table:style-name="ce6" table:formula="of:=[.R7]" office:value-type="float" office:value="0.350846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28.6859" calcext:value-type="float">
            <text:p>28.6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173.01" calcext:value-type="float">
            <text:p>1,173.01</text:p>
          </table:table-cell>
          <table:table-cell table:style-name="ce4" office:value-type="float" office:value="7163.79" calcext:value-type="float">
            <text:p>7,163.7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214.99" calcext:value-type="float">
            <text:p>5,214.99</text:p>
          </table:table-cell>
          <table:table-cell table:style-name="ce4" office:value-type="float" office:value="3460.21" calcext:value-type="float">
            <text:p>3,460.2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83627" calcext:value-type="float">
            <text:p>0.18</text:p>
          </table:table-cell>
          <table:table-cell table:style-name="ce4" office:value-type="float" office:value="0.674303" calcext:value-type="float">
            <text:p>0.6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16373" calcext:value-type="float">
            <text:p>0.82</text:p>
          </table:table-cell>
          <table:table-cell table:style-name="ce4" office:value-type="float" office:value="0.325697" calcext:value-type="float">
            <text:p>0.3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04202" calcext:value-type="float">
            <text:p>0.50</text:p>
          </table:table-cell>
          <table:table-cell table:style-name="ce4" office:value-type="float" office:value="0.352713" calcext:value-type="float">
            <text:p>0.35</text:p>
          </table:table-cell>
          <table:table-cell table:style-name="ce4"/>
          <table:table-cell table:style-name="ce6"/>
          <table:table-cell table:style-name="ce4" table:formula="of:=[.A8]/[.$X$2]" office:value-type="float" office:value="0.024001321976606" calcext:value-type="float">
            <text:p>0.02</text:p>
          </table:table-cell>
          <table:table-cell table:style-name="ce4" table:formula="of:=[.K8]" office:value-type="float" office:value="0.183627" calcext:value-type="float">
            <text:p>0.18</text:p>
          </table:table-cell>
          <table:table-cell table:style-name="ce4" table:formula="of:=[.N8]" office:value-type="float" office:value="0.816373" calcext:value-type="float">
            <text:p>0.82</text:p>
          </table:table-cell>
          <table:table-cell table:style-name="ce6" table:number-columns-repeated="2"/>
          <table:table-cell table:style-name="ce6" table:formula="of:=[.V8]" office:value-type="float" office:value="0.183627" calcext:value-type="float">
            <text:p>0.18</text:p>
          </table:table-cell>
          <table:table-cell table:style-name="ce6" table:formula="of:=[.Q8]" office:value-type="float" office:value="0.504202" calcext:value-type="float">
            <text:p>0.50</text:p>
          </table:table-cell>
          <table:table-cell table:style-name="ce6"/>
          <table:table-cell table:style-name="ce6" table:formula="of:=[.L8]" office:value-type="float" office:value="0.674303" calcext:value-type="float">
            <text:p>0.67</text:p>
          </table:table-cell>
          <table:table-cell table:style-name="ce6" table:formula="of:=[.R8]" office:value-type="float" office:value="0.35271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33.0765" calcext:value-type="float">
            <text:p>33.0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215.14" calcext:value-type="float">
            <text:p>1,215.14</text:p>
          </table:table-cell>
          <table:table-cell table:style-name="ce4" office:value-type="float" office:value="7121.66" calcext:value-type="float">
            <text:p>7,121.6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172.86" calcext:value-type="float">
            <text:p>5,172.86</text:p>
          </table:table-cell>
          <table:table-cell table:style-name="ce4" office:value-type="float" office:value="3502.34" calcext:value-type="float">
            <text:p>3,502.3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90222" calcext:value-type="float">
            <text:p>0.1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09778" calcext:value-type="float">
            <text:p>0.81</text:p>
          </table:table-cell>
          <table:table-cell table:style-name="ce4" office:value-type="float" office:value="0.329663" calcext:value-type="float">
            <text:p>0.3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491979" calcext:value-type="float">
            <text:p>0.49</text:p>
          </table:table-cell>
          <table:table-cell table:style-name="ce4" office:value-type="float" office:value="0.352437" calcext:value-type="float">
            <text:p>0.35</text:p>
          </table:table-cell>
          <table:table-cell table:style-name="ce4"/>
          <table:table-cell table:style-name="ce6"/>
          <table:table-cell table:style-name="ce4" table:formula="of:=[.A9]/[.$X$2]" office:value-type="float" office:value="0.0276749108920832" calcext:value-type="float">
            <text:p>0.03</text:p>
          </table:table-cell>
          <table:table-cell table:style-name="ce4" table:formula="of:=[.K9]" office:value-type="float" office:value="0.190222" calcext:value-type="float">
            <text:p>0.19</text:p>
          </table:table-cell>
          <table:table-cell table:style-name="ce4" table:formula="of:=[.N9]" office:value-type="float" office:value="0.809778" calcext:value-type="float">
            <text:p>0.81</text:p>
          </table:table-cell>
          <table:table-cell table:style-name="ce6" table:number-columns-repeated="2"/>
          <table:table-cell table:style-name="ce6" table:formula="of:=[.V9]" office:value-type="float" office:value="0.190222" calcext:value-type="float">
            <text:p>0.19</text:p>
          </table:table-cell>
          <table:table-cell table:style-name="ce6" table:formula="of:=[.Q9]" office:value-type="float" office:value="0.491979" calcext:value-type="float">
            <text:p>0.49</text:p>
          </table:table-cell>
          <table:table-cell table:style-name="ce6"/>
          <table:table-cell table:style-name="ce6" table:formula="of:=[.L9]" office:value-type="float" office:value="1" calcext:value-type="float">
            <text:p>1.00</text:p>
          </table:table-cell>
          <table:table-cell table:style-name="ce6" table:formula="of:=[.R9]" office:value-type="float" office:value="0.352437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37.2405" calcext:value-type="float">
            <text:p>37.2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271.12" calcext:value-type="float">
            <text:p>1,271.12</text:p>
          </table:table-cell>
          <table:table-cell table:style-name="ce4" office:value-type="float" office:value="7065.68" calcext:value-type="float">
            <text:p>7,065.6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116.88" calcext:value-type="float">
            <text:p>5,116.88</text:p>
          </table:table-cell>
          <table:table-cell table:style-name="ce4" office:value-type="float" office:value="3558.32" calcext:value-type="float">
            <text:p>3,558.3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198986" calcext:value-type="float">
            <text:p>0.20</text:p>
          </table:table-cell>
          <table:table-cell table:style-name="ce4" office:value-type="float" office:value="0.665068" calcext:value-type="float">
            <text:p>0.6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801014" calcext:value-type="float">
            <text:p>0.80</text:p>
          </table:table-cell>
          <table:table-cell table:style-name="ce4" office:value-type="float" office:value="0.334932" calcext:value-type="float">
            <text:p>0.3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2088" calcext:value-type="float">
            <text:p>0.52</text:p>
          </table:table-cell>
          <table:table-cell table:style-name="ce4" office:value-type="float" office:value="0.351923" calcext:value-type="float">
            <text:p>0.35</text:p>
          </table:table-cell>
          <table:table-cell table:style-name="ce4"/>
          <table:table-cell table:style-name="ce6"/>
          <table:table-cell table:style-name="ce4" table:formula="of:=[.A10]/[.$X$2]" office:value-type="float" office:value="0.0311589049348215" calcext:value-type="float">
            <text:p>0.03</text:p>
          </table:table-cell>
          <table:table-cell table:style-name="ce4" table:formula="of:=[.K10]" office:value-type="float" office:value="0.198986" calcext:value-type="float">
            <text:p>0.20</text:p>
          </table:table-cell>
          <table:table-cell table:style-name="ce4" table:formula="of:=[.N10]" office:value-type="float" office:value="0.801014" calcext:value-type="float">
            <text:p>0.80</text:p>
          </table:table-cell>
          <table:table-cell table:style-name="ce6" table:number-columns-repeated="2"/>
          <table:table-cell table:style-name="ce6" table:formula="of:=[.V10]" office:value-type="float" office:value="0.198986" calcext:value-type="float">
            <text:p>0.20</text:p>
          </table:table-cell>
          <table:table-cell table:style-name="ce6" table:formula="of:=[.Q10]" office:value-type="float" office:value="0.522088" calcext:value-type="float">
            <text:p>0.52</text:p>
          </table:table-cell>
          <table:table-cell table:style-name="ce6"/>
          <table:table-cell table:style-name="ce6" table:formula="of:=[.L10]" office:value-type="float" office:value="0.665068" calcext:value-type="float">
            <text:p>0.67</text:p>
          </table:table-cell>
          <table:table-cell table:style-name="ce6" table:formula="of:=[.R10]" office:value-type="float" office:value="0.35192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41.4116" calcext:value-type="float">
            <text:p>41.4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361.12" calcext:value-type="float">
            <text:p>1,361.12</text:p>
          </table:table-cell>
          <table:table-cell table:style-name="ce4" office:value-type="float" office:value="6975.68" calcext:value-type="float">
            <text:p>6,975.6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5026.88" calcext:value-type="float">
            <text:p>5,026.88</text:p>
          </table:table-cell>
          <table:table-cell table:style-name="ce4" office:value-type="float" office:value="3648.32" calcext:value-type="float">
            <text:p>3,648.3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13075" calcext:value-type="float">
            <text:p>0.21</text:p>
          </table:table-cell>
          <table:table-cell table:style-name="ce4" office:value-type="float" office:value="0.656596" calcext:value-type="float">
            <text:p>0.6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86925" calcext:value-type="float">
            <text:p>0.79</text:p>
          </table:table-cell>
          <table:table-cell table:style-name="ce4" office:value-type="float" office:value="0.343404" calcext:value-type="float">
            <text:p>0.3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490196" calcext:value-type="float">
            <text:p>0.49</text:p>
          </table:table-cell>
          <table:table-cell table:style-name="ce4" office:value-type="float" office:value="0.356789" calcext:value-type="float">
            <text:p>0.36</text:p>
          </table:table-cell>
          <table:table-cell table:style-name="ce4"/>
          <table:table-cell table:style-name="ce6"/>
          <table:table-cell table:style-name="ce4" table:formula="of:=[.A11]/[.$X$2]" office:value-type="float" office:value="0.0346488395053465" calcext:value-type="float">
            <text:p>0.03</text:p>
          </table:table-cell>
          <table:table-cell table:style-name="ce4" table:formula="of:=[.K11]" office:value-type="float" office:value="0.213075" calcext:value-type="float">
            <text:p>0.21</text:p>
          </table:table-cell>
          <table:table-cell table:style-name="ce4" table:formula="of:=[.N11]" office:value-type="float" office:value="0.786925" calcext:value-type="float">
            <text:p>0.79</text:p>
          </table:table-cell>
          <table:table-cell table:style-name="ce6" table:number-columns-repeated="2"/>
          <table:table-cell table:style-name="ce6" table:formula="of:=[.V11]" office:value-type="float" office:value="0.213075" calcext:value-type="float">
            <text:p>0.21</text:p>
          </table:table-cell>
          <table:table-cell table:style-name="ce6" table:formula="of:=[.Q11]" office:value-type="float" office:value="0.490196" calcext:value-type="float">
            <text:p>0.49</text:p>
          </table:table-cell>
          <table:table-cell table:style-name="ce6"/>
          <table:table-cell table:style-name="ce6" table:formula="of:=[.L11]" office:value-type="float" office:value="0.656596" calcext:value-type="float">
            <text:p>0.66</text:p>
          </table:table-cell>
          <table:table-cell table:style-name="ce6" table:formula="of:=[.R11]" office:value-type="float" office:value="0.356789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45.6978" calcext:value-type="float">
            <text:p>45.7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426.07" calcext:value-type="float">
            <text:p>1,426.07</text:p>
          </table:table-cell>
          <table:table-cell table:style-name="ce4" office:value-type="float" office:value="6910.73" calcext:value-type="float">
            <text:p>6,910.7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961.93" calcext:value-type="float">
            <text:p>4,961.93</text:p>
          </table:table-cell>
          <table:table-cell table:style-name="ce4" office:value-type="float" office:value="3713.27" calcext:value-type="float">
            <text:p>3,713.2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23242" calcext:value-type="float">
            <text:p>0.22</text:p>
          </table:table-cell>
          <table:table-cell table:style-name="ce4" office:value-type="float" office:value="0.650483" calcext:value-type="float">
            <text:p>0.65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76758" calcext:value-type="float">
            <text:p>0.78</text:p>
          </table:table-cell>
          <table:table-cell table:style-name="ce4" office:value-type="float" office:value="0.349517" calcext:value-type="float">
            <text:p>0.35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1212" calcext:value-type="float">
            <text:p>0.52</text:p>
          </table:table-cell>
          <table:table-cell table:style-name="ce4" office:value-type="float" office:value="0.357628" calcext:value-type="float">
            <text:p>0.36</text:p>
          </table:table-cell>
          <table:table-cell table:style-name="ce4"/>
          <table:table-cell table:style-name="ce6"/>
          <table:table-cell table:style-name="ce4" table:formula="of:=[.A12]/[.$X$2]" office:value-type="float" office:value="0.0382350775615389" calcext:value-type="float">
            <text:p>0.04</text:p>
          </table:table-cell>
          <table:table-cell table:style-name="ce4" table:formula="of:=[.K12]" office:value-type="float" office:value="0.223242" calcext:value-type="float">
            <text:p>0.22</text:p>
          </table:table-cell>
          <table:table-cell table:style-name="ce4" table:formula="of:=[.N12]" office:value-type="float" office:value="0.776758" calcext:value-type="float">
            <text:p>0.78</text:p>
          </table:table-cell>
          <table:table-cell table:style-name="ce6" table:number-columns-repeated="2"/>
          <table:table-cell table:style-name="ce6" table:formula="of:=[.V12]" office:value-type="float" office:value="0.223242" calcext:value-type="float">
            <text:p>0.22</text:p>
          </table:table-cell>
          <table:table-cell table:style-name="ce6" table:formula="of:=[.Q12]" office:value-type="float" office:value="0.521212" calcext:value-type="float">
            <text:p>0.52</text:p>
          </table:table-cell>
          <table:table-cell table:style-name="ce6"/>
          <table:table-cell table:style-name="ce6" table:formula="of:=[.L12]" office:value-type="float" office:value="0.650483" calcext:value-type="float">
            <text:p>0.65</text:p>
          </table:table-cell>
          <table:table-cell table:style-name="ce6" table:formula="of:=[.R12]" office:value-type="float" office:value="0.357628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49.9932" calcext:value-type="float">
            <text:p>49.9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495.37" calcext:value-type="float">
            <text:p>1,495.37</text:p>
          </table:table-cell>
          <table:table-cell table:style-name="ce4" office:value-type="float" office:value="6841.43" calcext:value-type="float">
            <text:p>6,841.4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892.63" calcext:value-type="float">
            <text:p>4,892.63</text:p>
          </table:table-cell>
          <table:table-cell table:style-name="ce4" office:value-type="float" office:value="3782.57" calcext:value-type="float">
            <text:p>3,782.5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3409" calcext:value-type="float">
            <text:p>0.23</text:p>
          </table:table-cell>
          <table:table-cell table:style-name="ce4" office:value-type="float" office:value="0.64396" calcext:value-type="float">
            <text:p>0.64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6591" calcext:value-type="float">
            <text:p>0.77</text:p>
          </table:table-cell>
          <table:table-cell table:style-name="ce4" office:value-type="float" office:value="0.35604" calcext:value-type="float">
            <text:p>0.36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03597" calcext:value-type="float">
            <text:p>0.50</text:p>
          </table:table-cell>
          <table:table-cell table:style-name="ce4" office:value-type="float" office:value="0.351103" calcext:value-type="float">
            <text:p>0.35</text:p>
          </table:table-cell>
          <table:table-cell table:style-name="ce4"/>
          <table:table-cell table:style-name="ce6"/>
          <table:table-cell table:style-name="ce4" table:formula="of:=[.A13]/[.$X$2]" office:value-type="float" office:value="0.0418290132030322" calcext:value-type="float">
            <text:p>0.04</text:p>
          </table:table-cell>
          <table:table-cell table:style-name="ce4" table:formula="of:=[.K13]" office:value-type="float" office:value="0.23409" calcext:value-type="float">
            <text:p>0.23</text:p>
          </table:table-cell>
          <table:table-cell table:style-name="ce4" table:formula="of:=[.N13]" office:value-type="float" office:value="0.76591" calcext:value-type="float">
            <text:p>0.77</text:p>
          </table:table-cell>
          <table:table-cell table:style-name="ce6" table:number-columns-repeated="2"/>
          <table:table-cell table:style-name="ce6" table:formula="of:=[.V13]" office:value-type="float" office:value="0.23409" calcext:value-type="float">
            <text:p>0.23</text:p>
          </table:table-cell>
          <table:table-cell table:style-name="ce6" table:formula="of:=[.Q13]" office:value-type="float" office:value="0.503597" calcext:value-type="float">
            <text:p>0.50</text:p>
          </table:table-cell>
          <table:table-cell table:style-name="ce6"/>
          <table:table-cell table:style-name="ce6" table:formula="of:=[.L13]" office:value-type="float" office:value="0.64396" calcext:value-type="float">
            <text:p>0.64</text:p>
          </table:table-cell>
          <table:table-cell table:style-name="ce6" table:formula="of:=[.R13]" office:value-type="float" office:value="0.35110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54.4253" calcext:value-type="float">
            <text:p>54.4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581.68" calcext:value-type="float">
            <text:p>1,581.68</text:p>
          </table:table-cell>
          <table:table-cell table:style-name="ce4" office:value-type="float" office:value="6755.13" calcext:value-type="float">
            <text:p>6,755.1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806.32" calcext:value-type="float">
            <text:p>4,806.32</text:p>
          </table:table-cell>
          <table:table-cell table:style-name="ce4" office:value-type="float" office:value="3868.87" calcext:value-type="float">
            <text:p>3,868.8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47601" calcext:value-type="float">
            <text:p>0.25</text:p>
          </table:table-cell>
          <table:table-cell table:style-name="ce4" office:value-type="float" office:value="0.635836" calcext:value-type="float">
            <text:p>0.64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52399" calcext:value-type="float">
            <text:p>0.75</text:p>
          </table:table-cell>
          <table:table-cell table:style-name="ce4" office:value-type="float" office:value="0.364164" calcext:value-type="float">
            <text:p>0.36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1008" calcext:value-type="float">
            <text:p>0.52</text:p>
          </table:table-cell>
          <table:table-cell table:style-name="ce4" office:value-type="float" office:value="0.352232" calcext:value-type="float">
            <text:p>0.35</text:p>
          </table:table-cell>
          <table:table-cell table:style-name="ce4"/>
          <table:table-cell table:style-name="ce6"/>
          <table:table-cell table:style-name="ce4" table:formula="of:=[.A14]/[.$X$2]" office:value-type="float" office:value="0.0455373249217691" calcext:value-type="float">
            <text:p>0.05</text:p>
          </table:table-cell>
          <table:table-cell table:style-name="ce4" table:formula="of:=[.K14]" office:value-type="float" office:value="0.247601" calcext:value-type="float">
            <text:p>0.25</text:p>
          </table:table-cell>
          <table:table-cell table:style-name="ce4" table:formula="of:=[.N14]" office:value-type="float" office:value="0.752399" calcext:value-type="float">
            <text:p>0.75</text:p>
          </table:table-cell>
          <table:table-cell table:style-name="ce6" table:number-columns-repeated="2"/>
          <table:table-cell table:style-name="ce6" table:formula="of:=[.V14]" office:value-type="float" office:value="0.247601" calcext:value-type="float">
            <text:p>0.25</text:p>
          </table:table-cell>
          <table:table-cell table:style-name="ce6" table:formula="of:=[.Q14]" office:value-type="float" office:value="0.521008" calcext:value-type="float">
            <text:p>0.52</text:p>
          </table:table-cell>
          <table:table-cell table:style-name="ce6"/>
          <table:table-cell table:style-name="ce6" table:formula="of:=[.L14]" office:value-type="float" office:value="0.635836" calcext:value-type="float">
            <text:p>0.64</text:p>
          </table:table-cell>
          <table:table-cell table:style-name="ce6" table:formula="of:=[.R14]" office:value-type="float" office:value="0.352232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58.8854" calcext:value-type="float">
            <text:p>58.8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634.21" calcext:value-type="float">
            <text:p>1,634.21</text:p>
          </table:table-cell>
          <table:table-cell table:style-name="ce4" office:value-type="float" office:value="6702.59" calcext:value-type="float">
            <text:p>6,702.5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753.79" calcext:value-type="float">
            <text:p>4,753.79</text:p>
          </table:table-cell>
          <table:table-cell table:style-name="ce4" office:value-type="float" office:value="3921.41" calcext:value-type="float">
            <text:p>3,921.4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55825" calcext:value-type="float">
            <text:p>0.26</text:p>
          </table:table-cell>
          <table:table-cell table:style-name="ce4" office:value-type="float" office:value="0.630891" calcext:value-type="float">
            <text:p>0.6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44175" calcext:value-type="float">
            <text:p>0.74</text:p>
          </table:table-cell>
          <table:table-cell table:style-name="ce4" office:value-type="float" office:value="0.369109" calcext:value-type="float">
            <text:p>0.3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1559" calcext:value-type="float">
            <text:p>0.55</text:p>
          </table:table-cell>
          <table:table-cell table:style-name="ce4" office:value-type="float" office:value="0.353551" calcext:value-type="float">
            <text:p>0.35</text:p>
          </table:table-cell>
          <table:table-cell table:style-name="ce4"/>
          <table:table-cell table:style-name="ce6"/>
          <table:table-cell table:style-name="ce4" table:formula="of:=[.A15]/[.$X$2]" office:value-type="float" office:value="0.0492690640740307" calcext:value-type="float">
            <text:p>0.05</text:p>
          </table:table-cell>
          <table:table-cell table:style-name="ce4" table:formula="of:=[.K15]" office:value-type="float" office:value="0.255825" calcext:value-type="float">
            <text:p>0.26</text:p>
          </table:table-cell>
          <table:table-cell table:style-name="ce4" table:formula="of:=[.N15]" office:value-type="float" office:value="0.744175" calcext:value-type="float">
            <text:p>0.74</text:p>
          </table:table-cell>
          <table:table-cell table:style-name="ce6" table:number-columns-repeated="2"/>
          <table:table-cell table:style-name="ce6" table:formula="of:=[.V15]" office:value-type="float" office:value="0.255825" calcext:value-type="float">
            <text:p>0.26</text:p>
          </table:table-cell>
          <table:table-cell table:style-name="ce6" table:formula="of:=[.Q15]" office:value-type="float" office:value="0.551559" calcext:value-type="float">
            <text:p>0.55</text:p>
          </table:table-cell>
          <table:table-cell table:style-name="ce6"/>
          <table:table-cell table:style-name="ce6" table:formula="of:=[.L15]" office:value-type="float" office:value="0.630891" calcext:value-type="float">
            <text:p>0.63</text:p>
          </table:table-cell>
          <table:table-cell table:style-name="ce6" table:formula="of:=[.R15]" office:value-type="float" office:value="0.353551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63.4563" calcext:value-type="float">
            <text:p>63.4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  <draw:frame draw:z-index="0" draw:style-name="gr2" draw:text-style-name="P2" svg:width="6.2882in" svg:height="4.0433in" svg:x="0.4654in" svg:y="0.0594in">
              <draw:object draw:notify-on-update-of-ranges="'capillary-pressure'.U2:'capillary-pressure'.U200 'capillary-pressure'.V1:'capillary-pressure'.V1 'capillary-pressure'.V2:'capillary-pressure'.V200 'capillary-pressure'.U2:'capillary-pressure'.U200 'capillary-pressure'.W1:'capillary-pressure'.W1 'capillary-pressure'.W2:'capillary-pressure'.W20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office:value-type="float" office:value="1693.16" calcext:value-type="float">
            <text:p>1,693.16</text:p>
          </table:table-cell>
          <table:table-cell table:style-name="ce4" office:value-type="float" office:value="6643.64" calcext:value-type="float">
            <text:p>6,643.6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694.84" calcext:value-type="float">
            <text:p>4,694.84</text:p>
          </table:table-cell>
          <table:table-cell table:style-name="ce4" office:value-type="float" office:value="3980.36" calcext:value-type="float">
            <text:p>3,980.3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65053" calcext:value-type="float">
            <text:p>0.27</text:p>
          </table:table-cell>
          <table:table-cell table:style-name="ce4" office:value-type="float" office:value="0.625343" calcext:value-type="float">
            <text:p>0.6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34947" calcext:value-type="float">
            <text:p>0.73</text:p>
          </table:table-cell>
          <table:table-cell table:style-name="ce4" office:value-type="float" office:value="0.374657" calcext:value-type="float">
            <text:p>0.3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2941" calcext:value-type="float">
            <text:p>0.55</text:p>
          </table:table-cell>
          <table:table-cell table:style-name="ce4" office:value-type="float" office:value="0.353691" calcext:value-type="float">
            <text:p>0.35</text:p>
          </table:table-cell>
          <table:table-cell table:style-name="ce4"/>
          <table:table-cell table:style-name="ce6"/>
          <table:table-cell table:style-name="ce4" table:formula="of:=[.A16]/[.$X$2]" office:value-type="float" office:value="0.0530935089275256" calcext:value-type="float">
            <text:p>0.05</text:p>
          </table:table-cell>
          <table:table-cell table:style-name="ce4" table:formula="of:=[.K16]" office:value-type="float" office:value="0.265053" calcext:value-type="float">
            <text:p>0.27</text:p>
          </table:table-cell>
          <table:table-cell table:style-name="ce4" table:formula="of:=[.N16]" office:value-type="float" office:value="0.734947" calcext:value-type="float">
            <text:p>0.73</text:p>
          </table:table-cell>
          <table:table-cell table:style-name="ce6" table:number-columns-repeated="2"/>
          <table:table-cell table:style-name="ce6" table:formula="of:=[.V16]" office:value-type="float" office:value="0.265053" calcext:value-type="float">
            <text:p>0.27</text:p>
          </table:table-cell>
          <table:table-cell table:style-name="ce6" table:formula="of:=[.Q16]" office:value-type="float" office:value="0.552941" calcext:value-type="float">
            <text:p>0.55</text:p>
          </table:table-cell>
          <table:table-cell table:style-name="ce6"/>
          <table:table-cell table:style-name="ce6" table:formula="of:=[.L16]" office:value-type="float" office:value="0.625343" calcext:value-type="float">
            <text:p>0.63</text:p>
          </table:table-cell>
          <table:table-cell table:style-name="ce6" table:formula="of:=[.R16]" office:value-type="float" office:value="0.353691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67.947" calcext:value-type="float">
            <text:p>67.9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787.69" calcext:value-type="float">
            <text:p>1,787.69</text:p>
          </table:table-cell>
          <table:table-cell table:style-name="ce4" office:value-type="float" office:value="6549.11" calcext:value-type="float">
            <text:p>6,549.1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600.31" calcext:value-type="float">
            <text:p>4,600.31</text:p>
          </table:table-cell>
          <table:table-cell table:style-name="ce4" office:value-type="float" office:value="4074.89" calcext:value-type="float">
            <text:p>4,074.8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79851" calcext:value-type="float">
            <text:p>0.28</text:p>
          </table:table-cell>
          <table:table-cell table:style-name="ce4" office:value-type="float" office:value="0.616445" calcext:value-type="float">
            <text:p>0.6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20149" calcext:value-type="float">
            <text:p>0.72</text:p>
          </table:table-cell>
          <table:table-cell table:style-name="ce4" office:value-type="float" office:value="0.383555" calcext:value-type="float">
            <text:p>0.3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347037" calcext:value-type="float">
            <text:p>0.35</text:p>
          </table:table-cell>
          <table:table-cell table:style-name="ce4"/>
          <table:table-cell table:style-name="ce6"/>
          <table:table-cell table:style-name="ce4" table:formula="of:=[.A17]/[.$X$2]" office:value-type="float" office:value="0.0568508509178534" calcext:value-type="float">
            <text:p>0.06</text:p>
          </table:table-cell>
          <table:table-cell table:style-name="ce4" table:formula="of:=[.K17]" office:value-type="float" office:value="0.279851" calcext:value-type="float">
            <text:p>0.28</text:p>
          </table:table-cell>
          <table:table-cell table:style-name="ce4" table:formula="of:=[.N17]" office:value-type="float" office:value="0.720149" calcext:value-type="float">
            <text:p>0.72</text:p>
          </table:table-cell>
          <table:table-cell table:style-name="ce6" table:number-columns-repeated="2"/>
          <table:table-cell table:style-name="ce6" table:formula="of:=[.V17]" office:value-type="float" office:value="0.279851" calcext:value-type="float">
            <text:p>0.28</text:p>
          </table:table-cell>
          <table:table-cell table:style-name="ce6" table:formula="of:=[.Q17]" office:value-type="float" office:value="0.56" calcext:value-type="float">
            <text:p>0.56</text:p>
          </table:table-cell>
          <table:table-cell table:style-name="ce6"/>
          <table:table-cell table:style-name="ce6" table:formula="of:=[.L17]" office:value-type="float" office:value="0.616445" calcext:value-type="float">
            <text:p>0.62</text:p>
          </table:table-cell>
          <table:table-cell table:style-name="ce6" table:formula="of:=[.R17]" office:value-type="float" office:value="0.347037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72.6663" calcext:value-type="float">
            <text:p>72.6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821.41" calcext:value-type="float">
            <text:p>1,821.41</text:p>
          </table:table-cell>
          <table:table-cell table:style-name="ce4" office:value-type="float" office:value="6515.39" calcext:value-type="float">
            <text:p>6,515.3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566.59" calcext:value-type="float">
            <text:p>4,566.59</text:p>
          </table:table-cell>
          <table:table-cell table:style-name="ce4" office:value-type="float" office:value="4108.61" calcext:value-type="float">
            <text:p>4,108.6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8513" calcext:value-type="float">
            <text:p>0.29</text:p>
          </table:table-cell>
          <table:table-cell table:style-name="ce4" office:value-type="float" office:value="0.613271" calcext:value-type="float">
            <text:p>0.6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1487" calcext:value-type="float">
            <text:p>0.71</text:p>
          </table:table-cell>
          <table:table-cell table:style-name="ce4" office:value-type="float" office:value="0.386729" calcext:value-type="float">
            <text:p>0.3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338" calcext:value-type="float">
            <text:p>0.56</text:p>
          </table:table-cell>
          <table:table-cell table:style-name="ce4" office:value-type="float" office:value="0.350825" calcext:value-type="float">
            <text:p>0.35</text:p>
          </table:table-cell>
          <table:table-cell table:style-name="ce4"/>
          <table:table-cell table:style-name="ce6"/>
          <table:table-cell table:style-name="ce4" table:formula="of:=[.A18]/[.$X$2]" office:value-type="float" office:value="0.0607994611690289" calcext:value-type="float">
            <text:p>0.06</text:p>
          </table:table-cell>
          <table:table-cell table:style-name="ce4" table:formula="of:=[.K18]" office:value-type="float" office:value="0.28513" calcext:value-type="float">
            <text:p>0.29</text:p>
          </table:table-cell>
          <table:table-cell table:style-name="ce4" table:formula="of:=[.N18]" office:value-type="float" office:value="0.71487" calcext:value-type="float">
            <text:p>0.71</text:p>
          </table:table-cell>
          <table:table-cell table:style-name="ce6" table:number-columns-repeated="2"/>
          <table:table-cell table:style-name="ce6" table:formula="of:=[.V18]" office:value-type="float" office:value="0.28513" calcext:value-type="float">
            <text:p>0.29</text:p>
          </table:table-cell>
          <table:table-cell table:style-name="ce6" table:formula="of:=[.Q18]" office:value-type="float" office:value="0.56338" calcext:value-type="float">
            <text:p>0.56</text:p>
          </table:table-cell>
          <table:table-cell table:style-name="ce6"/>
          <table:table-cell table:style-name="ce6" table:formula="of:=[.L18]" office:value-type="float" office:value="0.613271" calcext:value-type="float">
            <text:p>0.61</text:p>
          </table:table-cell>
          <table:table-cell table:style-name="ce6" table:formula="of:=[.R18]" office:value-type="float" office:value="0.350825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77.3346" calcext:value-type="float">
            <text:p>77.3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866.04" calcext:value-type="float">
            <text:p>1,866.04</text:p>
          </table:table-cell>
          <table:table-cell table:style-name="ce4" office:value-type="float" office:value="6470.76" calcext:value-type="float">
            <text:p>6,470.7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521.96" calcext:value-type="float">
            <text:p>4,521.96</text:p>
          </table:table-cell>
          <table:table-cell table:style-name="ce4" office:value-type="float" office:value="4153.24" calcext:value-type="float">
            <text:p>4,153.2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92117" calcext:value-type="float">
            <text:p>0.29</text:p>
          </table:table-cell>
          <table:table-cell table:style-name="ce4" office:value-type="float" office:value="0.60907" calcext:value-type="float">
            <text:p>0.6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07883" calcext:value-type="float">
            <text:p>0.71</text:p>
          </table:table-cell>
          <table:table-cell table:style-name="ce4" office:value-type="float" office:value="0.39093" calcext:value-type="float">
            <text:p>0.3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4194" calcext:value-type="float">
            <text:p>0.54</text:p>
          </table:table-cell>
          <table:table-cell table:style-name="ce4" office:value-type="float" office:value="0.350195" calcext:value-type="float">
            <text:p>0.35</text:p>
          </table:table-cell>
          <table:table-cell table:style-name="ce4"/>
          <table:table-cell table:style-name="ce6"/>
          <table:table-cell table:style-name="ce4" table:formula="of:=[.A19]/[.$X$2]" office:value-type="float" office:value="0.0647054000234274" calcext:value-type="float">
            <text:p>0.06</text:p>
          </table:table-cell>
          <table:table-cell table:style-name="ce4" table:formula="of:=[.K19]" office:value-type="float" office:value="0.292117" calcext:value-type="float">
            <text:p>0.29</text:p>
          </table:table-cell>
          <table:table-cell table:style-name="ce4" table:formula="of:=[.N19]" office:value-type="float" office:value="0.707883" calcext:value-type="float">
            <text:p>0.71</text:p>
          </table:table-cell>
          <table:table-cell table:style-name="ce6" table:number-columns-repeated="2"/>
          <table:table-cell table:style-name="ce6" table:formula="of:=[.V19]" office:value-type="float" office:value="0.292117" calcext:value-type="float">
            <text:p>0.29</text:p>
          </table:table-cell>
          <table:table-cell table:style-name="ce6" table:formula="of:=[.Q19]" office:value-type="float" office:value="0.544194" calcext:value-type="float">
            <text:p>0.54</text:p>
          </table:table-cell>
          <table:table-cell table:style-name="ce6"/>
          <table:table-cell table:style-name="ce6" table:formula="of:=[.L19]" office:value-type="float" office:value="0.60907" calcext:value-type="float">
            <text:p>0.61</text:p>
          </table:table-cell>
          <table:table-cell table:style-name="ce6" table:formula="of:=[.R19]" office:value-type="float" office:value="0.350195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82.3791" calcext:value-type="float">
            <text:p>82.3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914.28" calcext:value-type="float">
            <text:p>1,914.28</text:p>
          </table:table-cell>
          <table:table-cell table:style-name="ce4" office:value-type="float" office:value="6422.52" calcext:value-type="float">
            <text:p>6,422.5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473.72" calcext:value-type="float">
            <text:p>4,473.72</text:p>
          </table:table-cell>
          <table:table-cell table:style-name="ce4" office:value-type="float" office:value="4201.48" calcext:value-type="float">
            <text:p>4,201.4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299668" calcext:value-type="float">
            <text:p>0.30</text:p>
          </table:table-cell>
          <table:table-cell table:style-name="ce4" office:value-type="float" office:value="0.60453" calcext:value-type="float">
            <text:p>0.6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700332" calcext:value-type="float">
            <text:p>0.70</text:p>
          </table:table-cell>
          <table:table-cell table:style-name="ce4" office:value-type="float" office:value="0.39547" calcext:value-type="float">
            <text:p>0.4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6765" calcext:value-type="float">
            <text:p>0.54</text:p>
          </table:table-cell>
          <table:table-cell table:style-name="ce4" office:value-type="float" office:value="0.351337" calcext:value-type="float">
            <text:p>0.35</text:p>
          </table:table-cell>
          <table:table-cell table:style-name="ce4"/>
          <table:table-cell table:style-name="ce6"/>
          <table:table-cell table:style-name="ce4" table:formula="of:=[.A20]/[.$X$2]" office:value-type="float" office:value="0.0689261031811108" calcext:value-type="float">
            <text:p>0.07</text:p>
          </table:table-cell>
          <table:table-cell table:style-name="ce4" table:formula="of:=[.K20]" office:value-type="float" office:value="0.299668" calcext:value-type="float">
            <text:p>0.30</text:p>
          </table:table-cell>
          <table:table-cell table:style-name="ce4" table:formula="of:=[.N20]" office:value-type="float" office:value="0.700332" calcext:value-type="float">
            <text:p>0.70</text:p>
          </table:table-cell>
          <table:table-cell table:style-name="ce6" table:number-columns-repeated="2"/>
          <table:table-cell table:style-name="ce6" table:formula="of:=[.V20]" office:value-type="float" office:value="0.299668" calcext:value-type="float">
            <text:p>0.30</text:p>
          </table:table-cell>
          <table:table-cell table:style-name="ce6" table:formula="of:=[.Q20]" office:value-type="float" office:value="0.536765" calcext:value-type="float">
            <text:p>0.54</text:p>
          </table:table-cell>
          <table:table-cell table:style-name="ce6"/>
          <table:table-cell table:style-name="ce6" table:formula="of:=[.L20]" office:value-type="float" office:value="0.60453" calcext:value-type="float">
            <text:p>0.60</text:p>
          </table:table-cell>
          <table:table-cell table:style-name="ce6" table:formula="of:=[.R20]" office:value-type="float" office:value="0.351337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86.7998" calcext:value-type="float">
            <text:p>86.8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954.78" calcext:value-type="float">
            <text:p>1,954.78</text:p>
          </table:table-cell>
          <table:table-cell table:style-name="ce4" office:value-type="float" office:value="6382.02" calcext:value-type="float">
            <text:p>6,382.0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433.22" calcext:value-type="float">
            <text:p>4,433.22</text:p>
          </table:table-cell>
          <table:table-cell table:style-name="ce4" office:value-type="float" office:value="4241.98" calcext:value-type="float">
            <text:p>4,241.9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06008" calcext:value-type="float">
            <text:p>0.31</text:p>
          </table:table-cell>
          <table:table-cell table:style-name="ce4" office:value-type="float" office:value="0.600718" calcext:value-type="float">
            <text:p>0.6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93992" calcext:value-type="float">
            <text:p>0.69</text:p>
          </table:table-cell>
          <table:table-cell table:style-name="ce4" office:value-type="float" office:value="0.399282" calcext:value-type="float">
            <text:p>0.4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0435" calcext:value-type="float">
            <text:p>0.53</text:p>
          </table:table-cell>
          <table:table-cell table:style-name="ce4" office:value-type="float" office:value="0.349333" calcext:value-type="float">
            <text:p>0.35</text:p>
          </table:table-cell>
          <table:table-cell table:style-name="ce4"/>
          <table:table-cell table:style-name="ce6"/>
          <table:table-cell table:style-name="ce4" table:formula="of:=[.A21]/[.$X$2]" office:value-type="float" office:value="0.072624876587627" calcext:value-type="float">
            <text:p>0.07</text:p>
          </table:table-cell>
          <table:table-cell table:style-name="ce4" table:formula="of:=[.K21]" office:value-type="float" office:value="0.306008" calcext:value-type="float">
            <text:p>0.31</text:p>
          </table:table-cell>
          <table:table-cell table:style-name="ce4" table:formula="of:=[.N21]" office:value-type="float" office:value="0.693992" calcext:value-type="float">
            <text:p>0.69</text:p>
          </table:table-cell>
          <table:table-cell table:style-name="ce6" table:number-columns-repeated="2"/>
          <table:table-cell table:style-name="ce6" table:formula="of:=[.V21]" office:value-type="float" office:value="0.306008" calcext:value-type="float">
            <text:p>0.31</text:p>
          </table:table-cell>
          <table:table-cell table:style-name="ce6" table:formula="of:=[.Q21]" office:value-type="float" office:value="0.530435" calcext:value-type="float">
            <text:p>0.53</text:p>
          </table:table-cell>
          <table:table-cell table:style-name="ce6"/>
          <table:table-cell table:style-name="ce6" table:formula="of:=[.L21]" office:value-type="float" office:value="0.600718" calcext:value-type="float">
            <text:p>0.60</text:p>
          </table:table-cell>
          <table:table-cell table:style-name="ce6" table:formula="of:=[.R21]" office:value-type="float" office:value="0.34933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91.5162" calcext:value-type="float">
            <text:p>91.5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1988.22" calcext:value-type="float">
            <text:p>1,988.22</text:p>
          </table:table-cell>
          <table:table-cell table:style-name="ce4" office:value-type="float" office:value="6348.58" calcext:value-type="float">
            <text:p>6,348.5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399.78" calcext:value-type="float">
            <text:p>4,399.78</text:p>
          </table:table-cell>
          <table:table-cell table:style-name="ce4" office:value-type="float" office:value="4275.42" calcext:value-type="float">
            <text:p>4,275.4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11243" calcext:value-type="float">
            <text:p>0.31</text:p>
          </table:table-cell>
          <table:table-cell table:style-name="ce4" office:value-type="float" office:value="0.59757" calcext:value-type="float">
            <text:p>0.6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88757" calcext:value-type="float">
            <text:p>0.69</text:p>
          </table:table-cell>
          <table:table-cell table:style-name="ce4" office:value-type="float" office:value="0.40243" calcext:value-type="float">
            <text:p>0.4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6585" calcext:value-type="float">
            <text:p>0.54</text:p>
          </table:table-cell>
          <table:table-cell table:style-name="ce4" office:value-type="float" office:value="0.353083" calcext:value-type="float">
            <text:p>0.35</text:p>
          </table:table-cell>
          <table:table-cell table:style-name="ce4"/>
          <table:table-cell table:style-name="ce6"/>
          <table:table-cell table:style-name="ce4" table:formula="of:=[.A22]/[.$X$2]" office:value-type="float" office:value="0.0765710604260446" calcext:value-type="float">
            <text:p>0.08</text:p>
          </table:table-cell>
          <table:table-cell table:style-name="ce4" table:formula="of:=[.K22]" office:value-type="float" office:value="0.311243" calcext:value-type="float">
            <text:p>0.31</text:p>
          </table:table-cell>
          <table:table-cell table:style-name="ce4" table:formula="of:=[.N22]" office:value-type="float" office:value="0.688757" calcext:value-type="float">
            <text:p>0.69</text:p>
          </table:table-cell>
          <table:table-cell table:style-name="ce6" table:number-columns-repeated="2"/>
          <table:table-cell table:style-name="ce6" table:formula="of:=[.V22]" office:value-type="float" office:value="0.311243" calcext:value-type="float">
            <text:p>0.31</text:p>
          </table:table-cell>
          <table:table-cell table:style-name="ce6" table:formula="of:=[.Q22]" office:value-type="float" office:value="0.536585" calcext:value-type="float">
            <text:p>0.54</text:p>
          </table:table-cell>
          <table:table-cell table:style-name="ce6"/>
          <table:table-cell table:style-name="ce6" table:formula="of:=[.L22]" office:value-type="float" office:value="0.59757" calcext:value-type="float">
            <text:p>0.60</text:p>
          </table:table-cell>
          <table:table-cell table:style-name="ce6" table:formula="of:=[.R22]" office:value-type="float" office:value="0.35308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96.1086" calcext:value-type="float">
            <text:p>96.1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015.99" calcext:value-type="float">
            <text:p>2,015.99</text:p>
          </table:table-cell>
          <table:table-cell table:style-name="ce4" office:value-type="float" office:value="6320.81" calcext:value-type="float">
            <text:p>6,320.8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372.01" calcext:value-type="float">
            <text:p>4,372.01</text:p>
          </table:table-cell>
          <table:table-cell table:style-name="ce4" office:value-type="float" office:value="4303.19" calcext:value-type="float">
            <text:p>4,303.1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15591" calcext:value-type="float">
            <text:p>0.32</text:p>
          </table:table-cell>
          <table:table-cell table:style-name="ce4" office:value-type="float" office:value="0.594956" calcext:value-type="float">
            <text:p>0.5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84409" calcext:value-type="float">
            <text:p>0.68</text:p>
          </table:table-cell>
          <table:table-cell table:style-name="ce4" office:value-type="float" office:value="0.405044" calcext:value-type="float">
            <text:p>0.4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7529" calcext:value-type="float">
            <text:p>0.55</text:p>
          </table:table-cell>
          <table:table-cell table:style-name="ce4" office:value-type="float" office:value="0.363402" calcext:value-type="float">
            <text:p>0.36</text:p>
          </table:table-cell>
          <table:table-cell table:style-name="ce4"/>
          <table:table-cell table:style-name="ce6"/>
          <table:table-cell table:style-name="ce4" table:formula="of:=[.A23]/[.$X$2]" office:value-type="float" office:value="0.0804134942017102" calcext:value-type="float">
            <text:p>0.08</text:p>
          </table:table-cell>
          <table:table-cell table:style-name="ce4" table:formula="of:=[.K23]" office:value-type="float" office:value="0.315591" calcext:value-type="float">
            <text:p>0.32</text:p>
          </table:table-cell>
          <table:table-cell table:style-name="ce4" table:formula="of:=[.N23]" office:value-type="float" office:value="0.684409" calcext:value-type="float">
            <text:p>0.68</text:p>
          </table:table-cell>
          <table:table-cell table:style-name="ce6" table:number-columns-repeated="2"/>
          <table:table-cell table:style-name="ce6" table:formula="of:=[.V23]" office:value-type="float" office:value="0.315591" calcext:value-type="float">
            <text:p>0.32</text:p>
          </table:table-cell>
          <table:table-cell table:style-name="ce6" table:formula="of:=[.Q23]" office:value-type="float" office:value="0.547529" calcext:value-type="float">
            <text:p>0.55</text:p>
          </table:table-cell>
          <table:table-cell table:style-name="ce6"/>
          <table:table-cell table:style-name="ce6" table:formula="of:=[.L23]" office:value-type="float" office:value="0.594956" calcext:value-type="float">
            <text:p>0.59</text:p>
          </table:table-cell>
          <table:table-cell table:style-name="ce6" table:formula="of:=[.R23]" office:value-type="float" office:value="0.363402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00.574" calcext:value-type="float">
            <text:p>100.5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054.85" calcext:value-type="float">
            <text:p>2,054.85</text:p>
          </table:table-cell>
          <table:table-cell table:style-name="ce4" office:value-type="float" office:value="6281.95" calcext:value-type="float">
            <text:p>6,281.9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333.15" calcext:value-type="float">
            <text:p>4,333.15</text:p>
          </table:table-cell>
          <table:table-cell table:style-name="ce4" office:value-type="float" office:value="4342.05" calcext:value-type="float">
            <text:p>4,342.0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21673" calcext:value-type="float">
            <text:p>0.32</text:p>
          </table:table-cell>
          <table:table-cell table:style-name="ce4" office:value-type="float" office:value="0.591298" calcext:value-type="float">
            <text:p>0.5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78327" calcext:value-type="float">
            <text:p>0.68</text:p>
          </table:table-cell>
          <table:table-cell table:style-name="ce4" office:value-type="float" office:value="0.408702" calcext:value-type="float">
            <text:p>0.4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05308" calcext:value-type="float">
            <text:p>0.51</text:p>
          </table:table-cell>
          <table:table-cell table:style-name="ce4" office:value-type="float" office:value="0.353812" calcext:value-type="float">
            <text:p>0.35</text:p>
          </table:table-cell>
          <table:table-cell table:style-name="ce4"/>
          <table:table-cell table:style-name="ce6"/>
          <table:table-cell table:style-name="ce4" table:formula="of:=[.A24]/[.$X$2]" office:value-type="float" office:value="0.0841496678324604" calcext:value-type="float">
            <text:p>0.08</text:p>
          </table:table-cell>
          <table:table-cell table:style-name="ce4" table:formula="of:=[.K24]" office:value-type="float" office:value="0.321673" calcext:value-type="float">
            <text:p>0.32</text:p>
          </table:table-cell>
          <table:table-cell table:style-name="ce4" table:formula="of:=[.N24]" office:value-type="float" office:value="0.678327" calcext:value-type="float">
            <text:p>0.68</text:p>
          </table:table-cell>
          <table:table-cell table:style-name="ce6" table:number-columns-repeated="2"/>
          <table:table-cell table:style-name="ce6" table:formula="of:=[.V24]" office:value-type="float" office:value="0.321673" calcext:value-type="float">
            <text:p>0.32</text:p>
          </table:table-cell>
          <table:table-cell table:style-name="ce6" table:formula="of:=[.Q24]" office:value-type="float" office:value="0.505308" calcext:value-type="float">
            <text:p>0.51</text:p>
          </table:table-cell>
          <table:table-cell table:style-name="ce6"/>
          <table:table-cell table:style-name="ce6" table:formula="of:=[.L24]" office:value-type="float" office:value="0.591298" calcext:value-type="float">
            <text:p>0.59</text:p>
          </table:table-cell>
          <table:table-cell table:style-name="ce6" table:formula="of:=[.R24]" office:value-type="float" office:value="0.353812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105.396" calcext:value-type="float">
            <text:p>105.4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086.14" calcext:value-type="float">
            <text:p>2,086.14</text:p>
          </table:table-cell>
          <table:table-cell table:style-name="ce4" office:value-type="float" office:value="6250.66" calcext:value-type="float">
            <text:p>6,250.6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301.86" calcext:value-type="float">
            <text:p>4,301.86</text:p>
          </table:table-cell>
          <table:table-cell table:style-name="ce4" office:value-type="float" office:value="4373.34" calcext:value-type="float">
            <text:p>4,373.3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26572" calcext:value-type="float">
            <text:p>0.33</text:p>
          </table:table-cell>
          <table:table-cell table:style-name="ce4" office:value-type="float" office:value="0.588353" calcext:value-type="float">
            <text:p>0.5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73428" calcext:value-type="float">
            <text:p>0.67</text:p>
          </table:table-cell>
          <table:table-cell table:style-name="ce4" office:value-type="float" office:value="0.411647" calcext:value-type="float">
            <text:p>0.4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4031" calcext:value-type="float">
            <text:p>0.54</text:p>
          </table:table-cell>
          <table:table-cell table:style-name="ce4" office:value-type="float" office:value="0.36635" calcext:value-type="float">
            <text:p>0.37</text:p>
          </table:table-cell>
          <table:table-cell table:style-name="ce4"/>
          <table:table-cell table:style-name="ce6"/>
          <table:table-cell table:style-name="ce4" table:formula="of:=[.A25]/[.$X$2]" office:value-type="float" office:value="0.0881842065630282" calcext:value-type="float">
            <text:p>0.09</text:p>
          </table:table-cell>
          <table:table-cell table:style-name="ce4" table:formula="of:=[.K25]" office:value-type="float" office:value="0.326572" calcext:value-type="float">
            <text:p>0.33</text:p>
          </table:table-cell>
          <table:table-cell table:style-name="ce4" table:formula="of:=[.N25]" office:value-type="float" office:value="0.673428" calcext:value-type="float">
            <text:p>0.67</text:p>
          </table:table-cell>
          <table:table-cell table:style-name="ce6" table:number-columns-repeated="2"/>
          <table:table-cell table:style-name="ce6" table:formula="of:=[.V25]" office:value-type="float" office:value="0.326572" calcext:value-type="float">
            <text:p>0.33</text:p>
          </table:table-cell>
          <table:table-cell table:style-name="ce6" table:formula="of:=[.Q25]" office:value-type="float" office:value="0.544031" calcext:value-type="float">
            <text:p>0.54</text:p>
          </table:table-cell>
          <table:table-cell table:style-name="ce6"/>
          <table:table-cell table:style-name="ce6" table:formula="of:=[.L25]" office:value-type="float" office:value="0.588353" calcext:value-type="float">
            <text:p>0.59</text:p>
          </table:table-cell>
          <table:table-cell table:style-name="ce6" table:formula="of:=[.R25]" office:value-type="float" office:value="0.36635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0.124" calcext:value-type="float">
            <text:p>110.1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123.78" calcext:value-type="float">
            <text:p>2,123.78</text:p>
          </table:table-cell>
          <table:table-cell table:style-name="ce4" office:value-type="float" office:value="6213.02" calcext:value-type="float">
            <text:p>6,213.0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264.22" calcext:value-type="float">
            <text:p>4,264.22</text:p>
          </table:table-cell>
          <table:table-cell table:style-name="ce4" office:value-type="float" office:value="4410.98" calcext:value-type="float">
            <text:p>4,410.9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32464" calcext:value-type="float">
            <text:p>0.33</text:p>
          </table:table-cell>
          <table:table-cell table:style-name="ce4" office:value-type="float" office:value="0.58481" calcext:value-type="float">
            <text:p>0.5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67536" calcext:value-type="float">
            <text:p>0.67</text:p>
          </table:table-cell>
          <table:table-cell table:style-name="ce4" office:value-type="float" office:value="0.41519" calcext:value-type="float">
            <text:p>0.4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2821" calcext:value-type="float">
            <text:p>0.51</text:p>
          </table:table-cell>
          <table:table-cell table:style-name="ce4" office:value-type="float" office:value="0.361171" calcext:value-type="float">
            <text:p>0.36</text:p>
          </table:table-cell>
          <table:table-cell table:style-name="ce4"/>
          <table:table-cell table:style-name="ce6"/>
          <table:table-cell table:style-name="ce4" table:formula="of:=[.A26]/[.$X$2]" office:value-type="float" office:value="0.0921400960524774" calcext:value-type="float">
            <text:p>0.09</text:p>
          </table:table-cell>
          <table:table-cell table:style-name="ce4" table:formula="of:=[.K26]" office:value-type="float" office:value="0.332464" calcext:value-type="float">
            <text:p>0.33</text:p>
          </table:table-cell>
          <table:table-cell table:style-name="ce4" table:formula="of:=[.N26]" office:value-type="float" office:value="0.667536" calcext:value-type="float">
            <text:p>0.67</text:p>
          </table:table-cell>
          <table:table-cell table:style-name="ce6" table:number-columns-repeated="2"/>
          <table:table-cell table:style-name="ce6" table:formula="of:=[.V26]" office:value-type="float" office:value="0.332464" calcext:value-type="float">
            <text:p>0.33</text:p>
          </table:table-cell>
          <table:table-cell table:style-name="ce6" table:formula="of:=[.Q26]" office:value-type="float" office:value="0.512821" calcext:value-type="float">
            <text:p>0.51</text:p>
          </table:table-cell>
          <table:table-cell table:style-name="ce6"/>
          <table:table-cell table:style-name="ce6" table:formula="of:=[.L26]" office:value-type="float" office:value="0.58481" calcext:value-type="float">
            <text:p>0.58</text:p>
          </table:table-cell>
          <table:table-cell table:style-name="ce6" table:formula="of:=[.R26]" office:value-type="float" office:value="0.361171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14.736" calcext:value-type="float">
            <text:p>114.7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166.79" calcext:value-type="float">
            <text:p>2,166.79</text:p>
          </table:table-cell>
          <table:table-cell table:style-name="ce4" office:value-type="float" office:value="6170.01" calcext:value-type="float">
            <text:p>6,170.0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221.21" calcext:value-type="float">
            <text:p>4,221.21</text:p>
          </table:table-cell>
          <table:table-cell table:style-name="ce4" office:value-type="float" office:value="4453.99" calcext:value-type="float">
            <text:p>4,453.9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39197" calcext:value-type="float">
            <text:p>0.34</text:p>
          </table:table-cell>
          <table:table-cell table:style-name="ce4" office:value-type="float" office:value="0.580762" calcext:value-type="float">
            <text:p>0.5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60803" calcext:value-type="float">
            <text:p>0.66</text:p>
          </table:table-cell>
          <table:table-cell table:style-name="ce4" office:value-type="float" office:value="0.419238" calcext:value-type="float">
            <text:p>0.4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7363" calcext:value-type="float">
            <text:p>0.53</text:p>
          </table:table-cell>
          <table:table-cell table:style-name="ce4" office:value-type="float" office:value="0.367454" calcext:value-type="float">
            <text:p>0.37</text:p>
          </table:table-cell>
          <table:table-cell table:style-name="ce4"/>
          <table:table-cell table:style-name="ce6"/>
          <table:table-cell table:style-name="ce4" table:formula="of:=[.A27]/[.$X$2]" office:value-type="float" office:value="0.0959989290316103" calcext:value-type="float">
            <text:p>0.10</text:p>
          </table:table-cell>
          <table:table-cell table:style-name="ce4" table:formula="of:=[.K27]" office:value-type="float" office:value="0.339197" calcext:value-type="float">
            <text:p>0.34</text:p>
          </table:table-cell>
          <table:table-cell table:style-name="ce4" table:formula="of:=[.N27]" office:value-type="float" office:value="0.660803" calcext:value-type="float">
            <text:p>0.66</text:p>
          </table:table-cell>
          <table:table-cell table:style-name="ce6" table:number-columns-repeated="2"/>
          <table:table-cell table:style-name="ce6" table:formula="of:=[.V27]" office:value-type="float" office:value="0.339197" calcext:value-type="float">
            <text:p>0.34</text:p>
          </table:table-cell>
          <table:table-cell table:style-name="ce6" table:formula="of:=[.Q27]" office:value-type="float" office:value="0.527363" calcext:value-type="float">
            <text:p>0.53</text:p>
          </table:table-cell>
          <table:table-cell table:style-name="ce6"/>
          <table:table-cell table:style-name="ce6" table:formula="of:=[.L27]" office:value-type="float" office:value="0.580762" calcext:value-type="float">
            <text:p>0.58</text:p>
          </table:table-cell>
          <table:table-cell table:style-name="ce6" table:formula="of:=[.R27]" office:value-type="float" office:value="0.36745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9.52" calcext:value-type="float">
            <text:p>119.5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190.9" calcext:value-type="float">
            <text:p>2,190.90</text:p>
          </table:table-cell>
          <table:table-cell table:style-name="ce4" office:value-type="float" office:value="6145.9" calcext:value-type="float">
            <text:p>6,145.9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197.1" calcext:value-type="float">
            <text:p>4,197.10</text:p>
          </table:table-cell>
          <table:table-cell table:style-name="ce4" office:value-type="float" office:value="4478.1" calcext:value-type="float">
            <text:p>4,478.1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42972" calcext:value-type="float">
            <text:p>0.34</text:p>
          </table:table-cell>
          <table:table-cell table:style-name="ce4" office:value-type="float" office:value="0.578492" calcext:value-type="float">
            <text:p>0.5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57028" calcext:value-type="float">
            <text:p>0.66</text:p>
          </table:table-cell>
          <table:table-cell table:style-name="ce4" office:value-type="float" office:value="0.421508" calcext:value-type="float">
            <text:p>0.4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2536" calcext:value-type="float">
            <text:p>0.54</text:p>
          </table:table-cell>
          <table:table-cell table:style-name="ce4" office:value-type="float" office:value="0.369276" calcext:value-type="float">
            <text:p>0.37</text:p>
          </table:table-cell>
          <table:table-cell table:style-name="ce4"/>
          <table:table-cell table:style-name="ce6"/>
          <table:table-cell table:style-name="ce4" table:formula="of:=[.A28]/[.$X$2]" office:value-type="float" office:value="0.100001673388109" calcext:value-type="float">
            <text:p>0.10</text:p>
          </table:table-cell>
          <table:table-cell table:style-name="ce4" table:formula="of:=[.K28]" office:value-type="float" office:value="0.342972" calcext:value-type="float">
            <text:p>0.34</text:p>
          </table:table-cell>
          <table:table-cell table:style-name="ce4" table:formula="of:=[.N28]" office:value-type="float" office:value="0.657028" calcext:value-type="float">
            <text:p>0.66</text:p>
          </table:table-cell>
          <table:table-cell table:style-name="ce6" table:number-columns-repeated="2"/>
          <table:table-cell table:style-name="ce6" table:formula="of:=[.V28]" office:value-type="float" office:value="0.342972" calcext:value-type="float">
            <text:p>0.34</text:p>
          </table:table-cell>
          <table:table-cell table:style-name="ce6" table:formula="of:=[.Q28]" office:value-type="float" office:value="0.542536" calcext:value-type="float">
            <text:p>0.54</text:p>
          </table:table-cell>
          <table:table-cell table:style-name="ce6"/>
          <table:table-cell table:style-name="ce6" table:formula="of:=[.L28]" office:value-type="float" office:value="0.578492" calcext:value-type="float">
            <text:p>0.58</text:p>
          </table:table-cell>
          <table:table-cell table:style-name="ce6" table:formula="of:=[.R28]" office:value-type="float" office:value="0.369276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24.1" calcext:value-type="float">
            <text:p>124.1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221.49" calcext:value-type="float">
            <text:p>2,221.49</text:p>
          </table:table-cell>
          <table:table-cell table:style-name="ce4" office:value-type="float" office:value="6115.31" calcext:value-type="float">
            <text:p>6,115.3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166.51" calcext:value-type="float">
            <text:p>4,166.51</text:p>
          </table:table-cell>
          <table:table-cell table:style-name="ce4" office:value-type="float" office:value="4508.69" calcext:value-type="float">
            <text:p>4,508.6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47759" calcext:value-type="float">
            <text:p>0.35</text:p>
          </table:table-cell>
          <table:table-cell table:style-name="ce4" office:value-type="float" office:value="0.575613" calcext:value-type="float">
            <text:p>0.5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52241" calcext:value-type="float">
            <text:p>0.65</text:p>
          </table:table-cell>
          <table:table-cell table:style-name="ce4" office:value-type="float" office:value="0.424387" calcext:value-type="float">
            <text:p>0.4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06494" calcext:value-type="float">
            <text:p>0.51</text:p>
          </table:table-cell>
          <table:table-cell table:style-name="ce4" office:value-type="float" office:value="0.375" calcext:value-type="float">
            <text:p>0.38</text:p>
          </table:table-cell>
          <table:table-cell table:style-name="ce4"/>
          <table:table-cell table:style-name="ce6"/>
          <table:table-cell table:style-name="ce4" table:formula="of:=[.A29]/[.$X$2]" office:value-type="float" office:value="0.103833732157499" calcext:value-type="float">
            <text:p>0.10</text:p>
          </table:table-cell>
          <table:table-cell table:style-name="ce4" table:formula="of:=[.K29]" office:value-type="float" office:value="0.347759" calcext:value-type="float">
            <text:p>0.35</text:p>
          </table:table-cell>
          <table:table-cell table:style-name="ce4" table:formula="of:=[.N29]" office:value-type="float" office:value="0.652241" calcext:value-type="float">
            <text:p>0.65</text:p>
          </table:table-cell>
          <table:table-cell table:style-name="ce6" table:number-columns-repeated="2"/>
          <table:table-cell table:style-name="ce6" table:formula="of:=[.V29]" office:value-type="float" office:value="0.347759" calcext:value-type="float">
            <text:p>0.35</text:p>
          </table:table-cell>
          <table:table-cell table:style-name="ce6" table:formula="of:=[.Q29]" office:value-type="float" office:value="0.506494" calcext:value-type="float">
            <text:p>0.51</text:p>
          </table:table-cell>
          <table:table-cell table:style-name="ce6"/>
          <table:table-cell table:style-name="ce6" table:formula="of:=[.L29]" office:value-type="float" office:value="0.575613" calcext:value-type="float">
            <text:p>0.58</text:p>
          </table:table-cell>
          <table:table-cell table:style-name="ce6" table:formula="of:=[.R29]" office:value-type="float" office:value="0.37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29.292" calcext:value-type="float">
            <text:p>129.2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260.07" calcext:value-type="float">
            <text:p>2,260.07</text:p>
          </table:table-cell>
          <table:table-cell table:style-name="ce4" office:value-type="float" office:value="6076.74" calcext:value-type="float">
            <text:p>6,076.7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127.93" calcext:value-type="float">
            <text:p>4,127.93</text:p>
          </table:table-cell>
          <table:table-cell table:style-name="ce4" office:value-type="float" office:value="4547.26" calcext:value-type="float">
            <text:p>4,547.2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53799" calcext:value-type="float">
            <text:p>0.35</text:p>
          </table:table-cell>
          <table:table-cell table:style-name="ce4" office:value-type="float" office:value="0.571982" calcext:value-type="float">
            <text:p>0.5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46201" calcext:value-type="float">
            <text:p>0.65</text:p>
          </table:table-cell>
          <table:table-cell table:style-name="ce4" office:value-type="float" office:value="0.428018" calcext:value-type="float">
            <text:p>0.4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4444" calcext:value-type="float">
            <text:p>0.52</text:p>
          </table:table-cell>
          <table:table-cell table:style-name="ce4" office:value-type="float" office:value="0.376159" calcext:value-type="float">
            <text:p>0.38</text:p>
          </table:table-cell>
          <table:table-cell table:style-name="ce4"/>
          <table:table-cell table:style-name="ce6"/>
          <table:table-cell table:style-name="ce4" table:formula="of:=[.A30]/[.$X$2]" office:value-type="float" office:value="0.108177847688214" calcext:value-type="float">
            <text:p>0.11</text:p>
          </table:table-cell>
          <table:table-cell table:style-name="ce4" table:formula="of:=[.K30]" office:value-type="float" office:value="0.353799" calcext:value-type="float">
            <text:p>0.35</text:p>
          </table:table-cell>
          <table:table-cell table:style-name="ce4" table:formula="of:=[.N30]" office:value-type="float" office:value="0.646201" calcext:value-type="float">
            <text:p>0.65</text:p>
          </table:table-cell>
          <table:table-cell table:style-name="ce6" table:number-columns-repeated="2"/>
          <table:table-cell table:style-name="ce6" table:formula="of:=[.V30]" office:value-type="float" office:value="0.353799" calcext:value-type="float">
            <text:p>0.35</text:p>
          </table:table-cell>
          <table:table-cell table:style-name="ce6" table:formula="of:=[.Q30]" office:value-type="float" office:value="0.524444" calcext:value-type="float">
            <text:p>0.52</text:p>
          </table:table-cell>
          <table:table-cell table:style-name="ce6"/>
          <table:table-cell table:style-name="ce6" table:formula="of:=[.L30]" office:value-type="float" office:value="0.571982" calcext:value-type="float">
            <text:p>0.57</text:p>
          </table:table-cell>
          <table:table-cell table:style-name="ce6" table:formula="of:=[.R30]" office:value-type="float" office:value="0.37615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34.301" calcext:value-type="float">
            <text:p>134.3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278.61" calcext:value-type="float">
            <text:p>2,278.61</text:p>
          </table:table-cell>
          <table:table-cell table:style-name="ce4" office:value-type="float" office:value="6058.19" calcext:value-type="float">
            <text:p>6,058.1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109.39" calcext:value-type="float">
            <text:p>4,109.39</text:p>
          </table:table-cell>
          <table:table-cell table:style-name="ce4" office:value-type="float" office:value="4565.81" calcext:value-type="float">
            <text:p>4,565.8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56701" calcext:value-type="float">
            <text:p>0.36</text:p>
          </table:table-cell>
          <table:table-cell table:style-name="ce4" office:value-type="float" office:value="0.570237" calcext:value-type="float">
            <text:p>0.5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43299" calcext:value-type="float">
            <text:p>0.64</text:p>
          </table:table-cell>
          <table:table-cell table:style-name="ce4" office:value-type="float" office:value="0.429763" calcext:value-type="float">
            <text:p>0.4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4031" calcext:value-type="float">
            <text:p>0.53</text:p>
          </table:table-cell>
          <table:table-cell table:style-name="ce4" office:value-type="float" office:value="0.386973" calcext:value-type="float">
            <text:p>0.39</text:p>
          </table:table-cell>
          <table:table-cell table:style-name="ce4"/>
          <table:table-cell table:style-name="ce6"/>
          <table:table-cell table:style-name="ce4" table:formula="of:=[.A31]/[.$X$2]" office:value-type="float" office:value="0.112368848206965" calcext:value-type="float">
            <text:p>0.11</text:p>
          </table:table-cell>
          <table:table-cell table:style-name="ce4" table:formula="of:=[.K31]" office:value-type="float" office:value="0.356701" calcext:value-type="float">
            <text:p>0.36</text:p>
          </table:table-cell>
          <table:table-cell table:style-name="ce4" table:formula="of:=[.N31]" office:value-type="float" office:value="0.643299" calcext:value-type="float">
            <text:p>0.64</text:p>
          </table:table-cell>
          <table:table-cell table:style-name="ce6" table:number-columns-repeated="2"/>
          <table:table-cell table:style-name="ce6" table:formula="of:=[.V31]" office:value-type="float" office:value="0.356701" calcext:value-type="float">
            <text:p>0.36</text:p>
          </table:table-cell>
          <table:table-cell table:style-name="ce6" table:formula="of:=[.Q31]" office:value-type="float" office:value="0.534031" calcext:value-type="float">
            <text:p>0.53</text:p>
          </table:table-cell>
          <table:table-cell table:style-name="ce6"/>
          <table:table-cell table:style-name="ce6" table:formula="of:=[.L31]" office:value-type="float" office:value="0.570237" calcext:value-type="float">
            <text:p>0.57</text:p>
          </table:table-cell>
          <table:table-cell table:style-name="ce6" table:formula="of:=[.R31]" office:value-type="float" office:value="0.386973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39.118" calcext:value-type="float">
            <text:p>139.1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15.51" calcext:value-type="float">
            <text:p>2,315.51</text:p>
          </table:table-cell>
          <table:table-cell table:style-name="ce4" office:value-type="float" office:value="6021.29" calcext:value-type="float">
            <text:p>6,021.2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072.49" calcext:value-type="float">
            <text:p>4,072.49</text:p>
          </table:table-cell>
          <table:table-cell table:style-name="ce4" office:value-type="float" office:value="4602.71" calcext:value-type="float">
            <text:p>4,602.7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62478" calcext:value-type="float">
            <text:p>0.36</text:p>
          </table:table-cell>
          <table:table-cell table:style-name="ce4" office:value-type="float" office:value="0.566763" calcext:value-type="float">
            <text:p>0.5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37522" calcext:value-type="float">
            <text:p>0.64</text:p>
          </table:table-cell>
          <table:table-cell table:style-name="ce4" office:value-type="float" office:value="0.433237" calcext:value-type="float">
            <text:p>0.4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2725" calcext:value-type="float">
            <text:p>0.53</text:p>
          </table:table-cell>
          <table:table-cell table:style-name="ce4" office:value-type="float" office:value="0.351663" calcext:value-type="float">
            <text:p>0.35</text:p>
          </table:table-cell>
          <table:table-cell table:style-name="ce4"/>
          <table:table-cell table:style-name="ce6"/>
          <table:table-cell table:style-name="ce4" table:formula="of:=[.A32]/[.$X$2]" office:value-type="float" office:value="0.11639920346726" calcext:value-type="float">
            <text:p>0.12</text:p>
          </table:table-cell>
          <table:table-cell table:style-name="ce4" table:formula="of:=[.K32]" office:value-type="float" office:value="0.362478" calcext:value-type="float">
            <text:p>0.36</text:p>
          </table:table-cell>
          <table:table-cell table:style-name="ce4" table:formula="of:=[.N32]" office:value-type="float" office:value="0.637522" calcext:value-type="float">
            <text:p>0.64</text:p>
          </table:table-cell>
          <table:table-cell table:style-name="ce6" table:number-columns-repeated="2"/>
          <table:table-cell table:style-name="ce6" table:formula="of:=[.V32]" office:value-type="float" office:value="0.362478" calcext:value-type="float">
            <text:p>0.36</text:p>
          </table:table-cell>
          <table:table-cell table:style-name="ce6" table:formula="of:=[.Q32]" office:value-type="float" office:value="0.532725" calcext:value-type="float">
            <text:p>0.53</text:p>
          </table:table-cell>
          <table:table-cell table:style-name="ce6"/>
          <table:table-cell table:style-name="ce6" table:formula="of:=[.L32]" office:value-type="float" office:value="0.566763" calcext:value-type="float">
            <text:p>0.57</text:p>
          </table:table-cell>
          <table:table-cell table:style-name="ce6" table:formula="of:=[.R32]" office:value-type="float" office:value="0.351663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144.048" calcext:value-type="float">
            <text:p>144.0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19.39" calcext:value-type="float">
            <text:p>2,319.39</text:p>
          </table:table-cell>
          <table:table-cell table:style-name="ce4" office:value-type="float" office:value="6017.41" calcext:value-type="float">
            <text:p>6,017.4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068.61" calcext:value-type="float">
            <text:p>4,068.61</text:p>
          </table:table-cell>
          <table:table-cell table:style-name="ce4" office:value-type="float" office:value="4606.59" calcext:value-type="float">
            <text:p>4,606.5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63086" calcext:value-type="float">
            <text:p>0.36</text:p>
          </table:table-cell>
          <table:table-cell table:style-name="ce4" office:value-type="float" office:value="0.566398" calcext:value-type="float">
            <text:p>0.5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36914" calcext:value-type="float">
            <text:p>0.64</text:p>
          </table:table-cell>
          <table:table-cell table:style-name="ce4" office:value-type="float" office:value="0.433602" calcext:value-type="float">
            <text:p>0.4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3985" calcext:value-type="float">
            <text:p>0.52</text:p>
          </table:table-cell>
          <table:table-cell table:style-name="ce4" office:value-type="float" office:value="0.375758" calcext:value-type="float">
            <text:p>0.38</text:p>
          </table:table-cell>
          <table:table-cell table:style-name="ce4"/>
          <table:table-cell table:style-name="ce6"/>
          <table:table-cell table:style-name="ce4" table:formula="of:=[.A33]/[.$X$2]" office:value-type="float" office:value="0.120524105155709" calcext:value-type="float">
            <text:p>0.12</text:p>
          </table:table-cell>
          <table:table-cell table:style-name="ce4" table:formula="of:=[.K33]" office:value-type="float" office:value="0.363086" calcext:value-type="float">
            <text:p>0.36</text:p>
          </table:table-cell>
          <table:table-cell table:style-name="ce4" table:formula="of:=[.N33]" office:value-type="float" office:value="0.636914" calcext:value-type="float">
            <text:p>0.64</text:p>
          </table:table-cell>
          <table:table-cell table:style-name="ce6" table:number-columns-repeated="2"/>
          <table:table-cell table:style-name="ce6" table:formula="of:=[.V33]" office:value-type="float" office:value="0.363086" calcext:value-type="float">
            <text:p>0.36</text:p>
          </table:table-cell>
          <table:table-cell table:style-name="ce6" table:formula="of:=[.Q33]" office:value-type="float" office:value="0.523985" calcext:value-type="float">
            <text:p>0.52</text:p>
          </table:table-cell>
          <table:table-cell table:style-name="ce6"/>
          <table:table-cell table:style-name="ce6" table:formula="of:=[.L33]" office:value-type="float" office:value="0.566398" calcext:value-type="float">
            <text:p>0.57</text:p>
          </table:table-cell>
          <table:table-cell table:style-name="ce6" table:formula="of:=[.R33]" office:value-type="float" office:value="0.37575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48.881" calcext:value-type="float">
            <text:p>148.8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58.54" calcext:value-type="float">
            <text:p>2,358.54</text:p>
          </table:table-cell>
          <table:table-cell table:style-name="ce4" office:value-type="float" office:value="5978.26" calcext:value-type="float">
            <text:p>5,978.2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029.46" calcext:value-type="float">
            <text:p>4,029.46</text:p>
          </table:table-cell>
          <table:table-cell table:style-name="ce4" office:value-type="float" office:value="4645.74" calcext:value-type="float">
            <text:p>4,645.7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69214" calcext:value-type="float">
            <text:p>0.37</text:p>
          </table:table-cell>
          <table:table-cell table:style-name="ce4" office:value-type="float" office:value="0.562713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30786" calcext:value-type="float">
            <text:p>0.63</text:p>
          </table:table-cell>
          <table:table-cell table:style-name="ce4" office:value-type="float" office:value="0.437287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3933" calcext:value-type="float">
            <text:p>0.54</text:p>
          </table:table-cell>
          <table:table-cell table:style-name="ce4" office:value-type="float" office:value="0.359212" calcext:value-type="float">
            <text:p>0.36</text:p>
          </table:table-cell>
          <table:table-cell table:style-name="ce4"/>
          <table:table-cell table:style-name="ce6"/>
          <table:table-cell table:style-name="ce4" table:formula="of:=[.A34]/[.$X$2]" office:value-type="float" office:value="0.124567847520876" calcext:value-type="float">
            <text:p>0.12</text:p>
          </table:table-cell>
          <table:table-cell table:style-name="ce4" table:formula="of:=[.K34]" office:value-type="float" office:value="0.369214" calcext:value-type="float">
            <text:p>0.37</text:p>
          </table:table-cell>
          <table:table-cell table:style-name="ce4" table:formula="of:=[.N34]" office:value-type="float" office:value="0.630786" calcext:value-type="float">
            <text:p>0.63</text:p>
          </table:table-cell>
          <table:table-cell table:style-name="ce6" table:number-columns-repeated="2"/>
          <table:table-cell table:style-name="ce6" table:formula="of:=[.V34]" office:value-type="float" office:value="0.369214" calcext:value-type="float">
            <text:p>0.37</text:p>
          </table:table-cell>
          <table:table-cell table:style-name="ce6" table:formula="of:=[.Q34]" office:value-type="float" office:value="0.543933" calcext:value-type="float">
            <text:p>0.54</text:p>
          </table:table-cell>
          <table:table-cell table:style-name="ce6"/>
          <table:table-cell table:style-name="ce6" table:formula="of:=[.L34]" office:value-type="float" office:value="0.562713" calcext:value-type="float">
            <text:p>0.56</text:p>
          </table:table-cell>
          <table:table-cell table:style-name="ce6" table:formula="of:=[.R34]" office:value-type="float" office:value="0.359212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53.78" calcext:value-type="float">
            <text:p>153.7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66.92" calcext:value-type="float">
            <text:p>2,366.92</text:p>
          </table:table-cell>
          <table:table-cell table:style-name="ce4" office:value-type="float" office:value="5969.89" calcext:value-type="float">
            <text:p>5,969.8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021.08" calcext:value-type="float">
            <text:p>4,021.08</text:p>
          </table:table-cell>
          <table:table-cell table:style-name="ce4" office:value-type="float" office:value="4654.11" calcext:value-type="float">
            <text:p>4,654.1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70525" calcext:value-type="float">
            <text:p>0.37</text:p>
          </table:table-cell>
          <table:table-cell table:style-name="ce4" office:value-type="float" office:value="0.561925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29475" calcext:value-type="float">
            <text:p>0.63</text:p>
          </table:table-cell>
          <table:table-cell table:style-name="ce4" office:value-type="float" office:value="0.438075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97403" calcext:value-type="float">
            <text:p>0.60</text:p>
          </table:table-cell>
          <table:table-cell table:style-name="ce4" office:value-type="float" office:value="0.394858" calcext:value-type="float">
            <text:p>0.39</text:p>
          </table:table-cell>
          <table:table-cell table:style-name="ce4"/>
          <table:table-cell table:style-name="ce6"/>
          <table:table-cell table:style-name="ce4" table:formula="of:=[.A35]/[.$X$2]" office:value-type="float" office:value="0.128666811693636" calcext:value-type="float">
            <text:p>0.13</text:p>
          </table:table-cell>
          <table:table-cell table:style-name="ce4" table:formula="of:=[.K35]" office:value-type="float" office:value="0.370525" calcext:value-type="float">
            <text:p>0.37</text:p>
          </table:table-cell>
          <table:table-cell table:style-name="ce4" table:formula="of:=[.N35]" office:value-type="float" office:value="0.629475" calcext:value-type="float">
            <text:p>0.63</text:p>
          </table:table-cell>
          <table:table-cell table:style-name="ce6" table:number-columns-repeated="2"/>
          <table:table-cell table:style-name="ce6" table:formula="of:=[.V35]" office:value-type="float" office:value="0.370525" calcext:value-type="float">
            <text:p>0.37</text:p>
          </table:table-cell>
          <table:table-cell table:style-name="ce6" table:formula="of:=[.Q35]" office:value-type="float" office:value="0.597403" calcext:value-type="float">
            <text:p>0.60</text:p>
          </table:table-cell>
          <table:table-cell table:style-name="ce6"/>
          <table:table-cell table:style-name="ce6" table:formula="of:=[.L35]" office:value-type="float" office:value="0.561925" calcext:value-type="float">
            <text:p>0.56</text:p>
          </table:table-cell>
          <table:table-cell table:style-name="ce6" table:formula="of:=[.R35]" office:value-type="float" office:value="0.39485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58.61" calcext:value-type="float">
            <text:p>158.6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73.59" calcext:value-type="float">
            <text:p>2,373.59</text:p>
          </table:table-cell>
          <table:table-cell table:style-name="ce4" office:value-type="float" office:value="5963.21" calcext:value-type="float">
            <text:p>5,963.2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4014.41" calcext:value-type="float">
            <text:p>4,014.41</text:p>
          </table:table-cell>
          <table:table-cell table:style-name="ce4" office:value-type="float" office:value="4660.79" calcext:value-type="float">
            <text:p>4,660.7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71571" calcext:value-type="float">
            <text:p>0.37</text:p>
          </table:table-cell>
          <table:table-cell table:style-name="ce4" office:value-type="float" office:value="0.561296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28429" calcext:value-type="float">
            <text:p>0.63</text:p>
          </table:table-cell>
          <table:table-cell table:style-name="ce4" office:value-type="float" office:value="0.438704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516" calcext:value-type="float">
            <text:p>0.56</text:p>
          </table:table-cell>
          <table:table-cell table:style-name="ce4" office:value-type="float" office:value="0.362117" calcext:value-type="float">
            <text:p>0.36</text:p>
          </table:table-cell>
          <table:table-cell table:style-name="ce4"/>
          <table:table-cell table:style-name="ce6"/>
          <table:table-cell table:style-name="ce4" table:formula="of:=[.A36]/[.$X$2]" office:value-type="float" office:value="0.13270804397664" calcext:value-type="float">
            <text:p>0.13</text:p>
          </table:table-cell>
          <table:table-cell table:style-name="ce4" table:formula="of:=[.K36]" office:value-type="float" office:value="0.371571" calcext:value-type="float">
            <text:p>0.37</text:p>
          </table:table-cell>
          <table:table-cell table:style-name="ce4" table:formula="of:=[.N36]" office:value-type="float" office:value="0.628429" calcext:value-type="float">
            <text:p>0.63</text:p>
          </table:table-cell>
          <table:table-cell table:style-name="ce6" table:number-columns-repeated="2"/>
          <table:table-cell table:style-name="ce6" table:formula="of:=[.V36]" office:value-type="float" office:value="0.371571" calcext:value-type="float">
            <text:p>0.37</text:p>
          </table:table-cell>
          <table:table-cell table:style-name="ce6" table:formula="of:=[.Q36]" office:value-type="float" office:value="0.55516" calcext:value-type="float">
            <text:p>0.56</text:p>
          </table:table-cell>
          <table:table-cell table:style-name="ce6"/>
          <table:table-cell table:style-name="ce6" table:formula="of:=[.L36]" office:value-type="float" office:value="0.561296" calcext:value-type="float">
            <text:p>0.56</text:p>
          </table:table-cell>
          <table:table-cell table:style-name="ce6" table:formula="of:=[.R36]" office:value-type="float" office:value="0.362117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63.709" calcext:value-type="float">
            <text:p>163.7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398.88" calcext:value-type="float">
            <text:p>2,398.88</text:p>
          </table:table-cell>
          <table:table-cell table:style-name="ce4" office:value-type="float" office:value="5937.92" calcext:value-type="float">
            <text:p>5,937.9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989.12" calcext:value-type="float">
            <text:p>3,989.12</text:p>
          </table:table-cell>
          <table:table-cell table:style-name="ce4" office:value-type="float" office:value="4686.08" calcext:value-type="float">
            <text:p>4,686.0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7553" calcext:value-type="float">
            <text:p>0.38</text:p>
          </table:table-cell>
          <table:table-cell table:style-name="ce4" office:value-type="float" office:value="0.558915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2447" calcext:value-type="float">
            <text:p>0.62</text:p>
          </table:table-cell>
          <table:table-cell table:style-name="ce4" office:value-type="float" office:value="0.441085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0336" calcext:value-type="float">
            <text:p>0.55</text:p>
          </table:table-cell>
          <table:table-cell table:style-name="ce4" office:value-type="float" office:value="0.364252" calcext:value-type="float">
            <text:p>0.36</text:p>
          </table:table-cell>
          <table:table-cell table:style-name="ce4"/>
          <table:table-cell table:style-name="ce6"/>
          <table:table-cell table:style-name="ce4" table:formula="of:=[.A37]/[.$X$2]" office:value-type="float" office:value="0.13697434696029" calcext:value-type="float">
            <text:p>0.14</text:p>
          </table:table-cell>
          <table:table-cell table:style-name="ce4" table:formula="of:=[.K37]" office:value-type="float" office:value="0.37553" calcext:value-type="float">
            <text:p>0.38</text:p>
          </table:table-cell>
          <table:table-cell table:style-name="ce4" table:formula="of:=[.N37]" office:value-type="float" office:value="0.62447" calcext:value-type="float">
            <text:p>0.62</text:p>
          </table:table-cell>
          <table:table-cell table:style-name="ce6" table:number-columns-repeated="2"/>
          <table:table-cell table:style-name="ce6" table:formula="of:=[.V37]" office:value-type="float" office:value="0.37553" calcext:value-type="float">
            <text:p>0.38</text:p>
          </table:table-cell>
          <table:table-cell table:style-name="ce6" table:formula="of:=[.Q37]" office:value-type="float" office:value="0.550336" calcext:value-type="float">
            <text:p>0.55</text:p>
          </table:table-cell>
          <table:table-cell table:style-name="ce6"/>
          <table:table-cell table:style-name="ce6" table:formula="of:=[.L37]" office:value-type="float" office:value="0.558915" calcext:value-type="float">
            <text:p>0.56</text:p>
          </table:table-cell>
          <table:table-cell table:style-name="ce6" table:formula="of:=[.R37]" office:value-type="float" office:value="0.364252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168.651" calcext:value-type="float">
            <text:p>168.6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408.72" calcext:value-type="float">
            <text:p>2,408.72</text:p>
          </table:table-cell>
          <table:table-cell table:style-name="ce4" office:value-type="float" office:value="5928.08" calcext:value-type="float">
            <text:p>5,928.0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979.28" calcext:value-type="float">
            <text:p>3,979.28</text:p>
          </table:table-cell>
          <table:table-cell table:style-name="ce4" office:value-type="float" office:value="4695.92" calcext:value-type="float">
            <text:p>4,695.9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7707" calcext:value-type="float">
            <text:p>0.38</text:p>
          </table:table-cell>
          <table:table-cell table:style-name="ce4" office:value-type="float" office:value="0.55799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2293" calcext:value-type="float">
            <text:p>0.62</text:p>
          </table:table-cell>
          <table:table-cell table:style-name="ce4" office:value-type="float" office:value="0.44201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75" calcext:value-type="float">
            <text:p>0.54</text:p>
          </table:table-cell>
          <table:table-cell table:style-name="ce4" office:value-type="float" office:value="0.379551" calcext:value-type="float">
            <text:p>0.38</text:p>
          </table:table-cell>
          <table:table-cell table:style-name="ce4"/>
          <table:table-cell table:style-name="ce6"/>
          <table:table-cell table:style-name="ce4" table:formula="of:=[.A38]/[.$X$2]" office:value-type="float" office:value="0.141109288977393" calcext:value-type="float">
            <text:p>0.14</text:p>
          </table:table-cell>
          <table:table-cell table:style-name="ce4" table:formula="of:=[.K38]" office:value-type="float" office:value="0.37707" calcext:value-type="float">
            <text:p>0.38</text:p>
          </table:table-cell>
          <table:table-cell table:style-name="ce4" table:formula="of:=[.N38]" office:value-type="float" office:value="0.62293" calcext:value-type="float">
            <text:p>0.62</text:p>
          </table:table-cell>
          <table:table-cell table:style-name="ce6" table:number-columns-repeated="2"/>
          <table:table-cell table:style-name="ce6" table:formula="of:=[.V38]" office:value-type="float" office:value="0.37707" calcext:value-type="float">
            <text:p>0.38</text:p>
          </table:table-cell>
          <table:table-cell table:style-name="ce6" table:formula="of:=[.Q38]" office:value-type="float" office:value="0.5375" calcext:value-type="float">
            <text:p>0.54</text:p>
          </table:table-cell>
          <table:table-cell table:style-name="ce6"/>
          <table:table-cell table:style-name="ce6" table:formula="of:=[.L38]" office:value-type="float" office:value="0.55799" calcext:value-type="float">
            <text:p>0.56</text:p>
          </table:table-cell>
          <table:table-cell table:style-name="ce6" table:formula="of:=[.R38]" office:value-type="float" office:value="0.37955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73.744" calcext:value-type="float">
            <text:p>173.7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410.12" calcext:value-type="float">
            <text:p>2,410.12</text:p>
          </table:table-cell>
          <table:table-cell table:style-name="ce4" office:value-type="float" office:value="5926.68" calcext:value-type="float">
            <text:p>5,926.6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977.88" calcext:value-type="float">
            <text:p>3,977.88</text:p>
          </table:table-cell>
          <table:table-cell table:style-name="ce4" office:value-type="float" office:value="4697.32" calcext:value-type="float">
            <text:p>4,697.3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77289" calcext:value-type="float">
            <text:p>0.38</text:p>
          </table:table-cell>
          <table:table-cell table:style-name="ce4" office:value-type="float" office:value="0.557858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22711" calcext:value-type="float">
            <text:p>0.62</text:p>
          </table:table-cell>
          <table:table-cell table:style-name="ce4" office:value-type="float" office:value="0.442142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2262" calcext:value-type="float">
            <text:p>0.55</text:p>
          </table:table-cell>
          <table:table-cell table:style-name="ce4" office:value-type="float" office:value="0.372624" calcext:value-type="float">
            <text:p>0.37</text:p>
          </table:table-cell>
          <table:table-cell table:style-name="ce4"/>
          <table:table-cell table:style-name="ce6"/>
          <table:table-cell table:style-name="ce4" table:formula="of:=[.A39]/[.$X$2]" office:value-type="float" office:value="0.145370571796717" calcext:value-type="float">
            <text:p>0.15</text:p>
          </table:table-cell>
          <table:table-cell table:style-name="ce4" table:formula="of:=[.K39]" office:value-type="float" office:value="0.377289" calcext:value-type="float">
            <text:p>0.38</text:p>
          </table:table-cell>
          <table:table-cell table:style-name="ce4" table:formula="of:=[.N39]" office:value-type="float" office:value="0.622711" calcext:value-type="float">
            <text:p>0.62</text:p>
          </table:table-cell>
          <table:table-cell table:style-name="ce6" table:number-columns-repeated="2"/>
          <table:table-cell table:style-name="ce6" table:formula="of:=[.V39]" office:value-type="float" office:value="0.377289" calcext:value-type="float">
            <text:p>0.38</text:p>
          </table:table-cell>
          <table:table-cell table:style-name="ce6" table:formula="of:=[.Q39]" office:value-type="float" office:value="0.552262" calcext:value-type="float">
            <text:p>0.55</text:p>
          </table:table-cell>
          <table:table-cell table:style-name="ce6"/>
          <table:table-cell table:style-name="ce6" table:formula="of:=[.L39]" office:value-type="float" office:value="0.557858" calcext:value-type="float">
            <text:p>0.56</text:p>
          </table:table-cell>
          <table:table-cell table:style-name="ce6" table:formula="of:=[.R39]" office:value-type="float" office:value="0.37262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78.725" calcext:value-type="float">
            <text:p>178.7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433.09" calcext:value-type="float">
            <text:p>2,433.09</text:p>
          </table:table-cell>
          <table:table-cell table:style-name="ce4" office:value-type="float" office:value="5903.71" calcext:value-type="float">
            <text:p>5,903.7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954.91" calcext:value-type="float">
            <text:p>3,954.91</text:p>
          </table:table-cell>
          <table:table-cell table:style-name="ce4" office:value-type="float" office:value="4720.29" calcext:value-type="float">
            <text:p>4,720.2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80884" calcext:value-type="float">
            <text:p>0.38</text:p>
          </table:table-cell>
          <table:table-cell table:style-name="ce4" office:value-type="float" office:value="0.555696" calcext:value-type="float">
            <text:p>0.5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19116" calcext:value-type="float">
            <text:p>0.62</text:p>
          </table:table-cell>
          <table:table-cell table:style-name="ce4" office:value-type="float" office:value="0.444304" calcext:value-type="float">
            <text:p>0.4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6054" calcext:value-type="float">
            <text:p>0.56</text:p>
          </table:table-cell>
          <table:table-cell table:style-name="ce4" office:value-type="float" office:value="0.354916" calcext:value-type="float">
            <text:p>0.35</text:p>
          </table:table-cell>
          <table:table-cell table:style-name="ce4"/>
          <table:table-cell table:style-name="ce6"/>
          <table:table-cell table:style-name="ce4" table:formula="of:=[.A40]/[.$X$2]" office:value-type="float" office:value="0.149538144881942" calcext:value-type="float">
            <text:p>0.15</text:p>
          </table:table-cell>
          <table:table-cell table:style-name="ce4" table:formula="of:=[.K40]" office:value-type="float" office:value="0.380884" calcext:value-type="float">
            <text:p>0.38</text:p>
          </table:table-cell>
          <table:table-cell table:style-name="ce4" table:formula="of:=[.N40]" office:value-type="float" office:value="0.619116" calcext:value-type="float">
            <text:p>0.62</text:p>
          </table:table-cell>
          <table:table-cell table:style-name="ce6" table:number-columns-repeated="2"/>
          <table:table-cell table:style-name="ce6" table:formula="of:=[.V40]" office:value-type="float" office:value="0.380884" calcext:value-type="float">
            <text:p>0.38</text:p>
          </table:table-cell>
          <table:table-cell table:style-name="ce6" table:formula="of:=[.Q40]" office:value-type="float" office:value="0.556054" calcext:value-type="float">
            <text:p>0.56</text:p>
          </table:table-cell>
          <table:table-cell table:style-name="ce6"/>
          <table:table-cell table:style-name="ce6" table:formula="of:=[.L40]" office:value-type="float" office:value="0.555696" calcext:value-type="float">
            <text:p>0.56</text:p>
          </table:table-cell>
          <table:table-cell table:style-name="ce6" table:formula="of:=[.R40]" office:value-type="float" office:value="0.354916" calcext:value-type="float">
            <text:p>0.35</text:p>
          </table:table-cell>
          <table:table-cell table:number-columns-repeated="16354"/>
        </table:table-row>
        <table:table-row table:style-name="ro2">
          <table:table-cell table:style-name="ce4" office:value-type="float" office:value="183.735" calcext:value-type="float">
            <text:p>183.7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463.84" calcext:value-type="float">
            <text:p>2,463.84</text:p>
          </table:table-cell>
          <table:table-cell table:style-name="ce4" office:value-type="float" office:value="5872.96" calcext:value-type="float">
            <text:p>5,872.9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924.16" calcext:value-type="float">
            <text:p>3,924.16</text:p>
          </table:table-cell>
          <table:table-cell table:style-name="ce4" office:value-type="float" office:value="4751.04" calcext:value-type="float">
            <text:p>4,751.0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85699" calcext:value-type="float">
            <text:p>0.39</text:p>
          </table:table-cell>
          <table:table-cell table:style-name="ce4" office:value-type="float" office:value="0.552801" calcext:value-type="float">
            <text:p>0.55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14301" calcext:value-type="float">
            <text:p>0.61</text:p>
          </table:table-cell>
          <table:table-cell table:style-name="ce4" office:value-type="float" office:value="0.447199" calcext:value-type="float">
            <text:p>0.45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7652" calcext:value-type="float">
            <text:p>0.56</text:p>
          </table:table-cell>
          <table:table-cell table:style-name="ce4" office:value-type="float" office:value="0.376068" calcext:value-type="float">
            <text:p>0.38</text:p>
          </table:table-cell>
          <table:table-cell table:style-name="ce4"/>
          <table:table-cell table:style-name="ce6"/>
          <table:table-cell table:style-name="ce4" table:formula="of:=[.A41]/[.$X$2]" office:value-type="float" office:value="0.153729982094747" calcext:value-type="float">
            <text:p>0.15</text:p>
          </table:table-cell>
          <table:table-cell table:style-name="ce4" table:formula="of:=[.K41]" office:value-type="float" office:value="0.385699" calcext:value-type="float">
            <text:p>0.39</text:p>
          </table:table-cell>
          <table:table-cell table:style-name="ce4" table:formula="of:=[.N41]" office:value-type="float" office:value="0.614301" calcext:value-type="float">
            <text:p>0.61</text:p>
          </table:table-cell>
          <table:table-cell table:style-name="ce6" table:number-columns-repeated="2"/>
          <table:table-cell table:style-name="ce6" table:formula="of:=[.V41]" office:value-type="float" office:value="0.385699" calcext:value-type="float">
            <text:p>0.39</text:p>
          </table:table-cell>
          <table:table-cell table:style-name="ce6" table:formula="of:=[.Q41]" office:value-type="float" office:value="0.557652" calcext:value-type="float">
            <text:p>0.56</text:p>
          </table:table-cell>
          <table:table-cell table:style-name="ce6"/>
          <table:table-cell table:style-name="ce6" table:formula="of:=[.L41]" office:value-type="float" office:value="0.552801" calcext:value-type="float">
            <text:p>0.55</text:p>
          </table:table-cell>
          <table:table-cell table:style-name="ce6" table:formula="of:=[.R41]" office:value-type="float" office:value="0.37606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88.578" calcext:value-type="float">
            <text:p>188.5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499.49" calcext:value-type="float">
            <text:p>2,499.49</text:p>
          </table:table-cell>
          <table:table-cell table:style-name="ce4" office:value-type="float" office:value="5837.32" calcext:value-type="float">
            <text:p>5,837.3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888.51" calcext:value-type="float">
            <text:p>3,888.51</text:p>
          </table:table-cell>
          <table:table-cell table:style-name="ce4" office:value-type="float" office:value="4786.68" calcext:value-type="float">
            <text:p>4,786.6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91278" calcext:value-type="float">
            <text:p>0.39</text:p>
          </table:table-cell>
          <table:table-cell table:style-name="ce4" office:value-type="float" office:value="0.549446" calcext:value-type="float">
            <text:p>0.55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08722" calcext:value-type="float">
            <text:p>0.61</text:p>
          </table:table-cell>
          <table:table-cell table:style-name="ce4" office:value-type="float" office:value="0.450554" calcext:value-type="float">
            <text:p>0.45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8059" calcext:value-type="float">
            <text:p>0.56</text:p>
          </table:table-cell>
          <table:table-cell table:style-name="ce4" office:value-type="float" office:value="0.370588" calcext:value-type="float">
            <text:p>0.37</text:p>
          </table:table-cell>
          <table:table-cell table:style-name="ce4"/>
          <table:table-cell table:style-name="ce6"/>
          <table:table-cell table:style-name="ce4" table:formula="of:=[.A42]/[.$X$2]" office:value-type="float" office:value="0.157782091400459" calcext:value-type="float">
            <text:p>0.16</text:p>
          </table:table-cell>
          <table:table-cell table:style-name="ce4" table:formula="of:=[.K42]" office:value-type="float" office:value="0.391278" calcext:value-type="float">
            <text:p>0.39</text:p>
          </table:table-cell>
          <table:table-cell table:style-name="ce4" table:formula="of:=[.N42]" office:value-type="float" office:value="0.608722" calcext:value-type="float">
            <text:p>0.61</text:p>
          </table:table-cell>
          <table:table-cell table:style-name="ce6" table:number-columns-repeated="2"/>
          <table:table-cell table:style-name="ce6" table:formula="of:=[.V42]" office:value-type="float" office:value="0.391278" calcext:value-type="float">
            <text:p>0.39</text:p>
          </table:table-cell>
          <table:table-cell table:style-name="ce6" table:formula="of:=[.Q42]" office:value-type="float" office:value="0.558059" calcext:value-type="float">
            <text:p>0.56</text:p>
          </table:table-cell>
          <table:table-cell table:style-name="ce6"/>
          <table:table-cell table:style-name="ce6" table:formula="of:=[.L42]" office:value-type="float" office:value="0.549446" calcext:value-type="float">
            <text:p>0.55</text:p>
          </table:table-cell>
          <table:table-cell table:style-name="ce6" table:formula="of:=[.R42]" office:value-type="float" office:value="0.370588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94.029" calcext:value-type="float">
            <text:p>194.0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523.34" calcext:value-type="float">
            <text:p>2,523.34</text:p>
          </table:table-cell>
          <table:table-cell table:style-name="ce4" office:value-type="float" office:value="5813.47" calcext:value-type="float">
            <text:p>5,813.4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864.66" calcext:value-type="float">
            <text:p>3,864.66</text:p>
          </table:table-cell>
          <table:table-cell table:style-name="ce4" office:value-type="float" office:value="4810.53" calcext:value-type="float">
            <text:p>4,810.5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95012" calcext:value-type="float">
            <text:p>0.40</text:p>
          </table:table-cell>
          <table:table-cell table:style-name="ce4" office:value-type="float" office:value="0.547201" calcext:value-type="float">
            <text:p>0.55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04988" calcext:value-type="float">
            <text:p>0.60</text:p>
          </table:table-cell>
          <table:table-cell table:style-name="ce4" office:value-type="float" office:value="0.452799" calcext:value-type="float">
            <text:p>0.45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07628" calcext:value-type="float">
            <text:p>0.51</text:p>
          </table:table-cell>
          <table:table-cell table:style-name="ce4" office:value-type="float" office:value="0.388298" calcext:value-type="float">
            <text:p>0.39</text:p>
          </table:table-cell>
          <table:table-cell table:style-name="ce4"/>
          <table:table-cell table:style-name="ce6"/>
          <table:table-cell table:style-name="ce4" table:formula="of:=[.A43]/[.$X$2]" office:value-type="float" office:value="0.162342910691277" calcext:value-type="float">
            <text:p>0.16</text:p>
          </table:table-cell>
          <table:table-cell table:style-name="ce4" table:formula="of:=[.K43]" office:value-type="float" office:value="0.395012" calcext:value-type="float">
            <text:p>0.40</text:p>
          </table:table-cell>
          <table:table-cell table:style-name="ce4" table:formula="of:=[.N43]" office:value-type="float" office:value="0.604988" calcext:value-type="float">
            <text:p>0.60</text:p>
          </table:table-cell>
          <table:table-cell table:style-name="ce6" table:number-columns-repeated="2"/>
          <table:table-cell table:style-name="ce6" table:formula="of:=[.V43]" office:value-type="float" office:value="0.395012" calcext:value-type="float">
            <text:p>0.40</text:p>
          </table:table-cell>
          <table:table-cell table:style-name="ce6" table:formula="of:=[.Q43]" office:value-type="float" office:value="0.507628" calcext:value-type="float">
            <text:p>0.51</text:p>
          </table:table-cell>
          <table:table-cell table:style-name="ce6"/>
          <table:table-cell table:style-name="ce6" table:formula="of:=[.L43]" office:value-type="float" office:value="0.547201" calcext:value-type="float">
            <text:p>0.55</text:p>
          </table:table-cell>
          <table:table-cell table:style-name="ce6" table:formula="of:=[.R43]" office:value-type="float" office:value="0.38829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99.43" calcext:value-type="float">
            <text:p>199.4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537.96" calcext:value-type="float">
            <text:p>2,537.96</text:p>
          </table:table-cell>
          <table:table-cell table:style-name="ce4" office:value-type="float" office:value="5798.85" calcext:value-type="float">
            <text:p>5,798.8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850.04" calcext:value-type="float">
            <text:p>3,850.04</text:p>
          </table:table-cell>
          <table:table-cell table:style-name="ce4" office:value-type="float" office:value="4825.15" calcext:value-type="float">
            <text:p>4,825.1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397301" calcext:value-type="float">
            <text:p>0.40</text:p>
          </table:table-cell>
          <table:table-cell table:style-name="ce4" office:value-type="float" office:value="0.545825" calcext:value-type="float">
            <text:p>0.55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602699" calcext:value-type="float">
            <text:p>0.60</text:p>
          </table:table-cell>
          <table:table-cell table:style-name="ce4" office:value-type="float" office:value="0.454175" calcext:value-type="float">
            <text:p>0.45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6595" calcext:value-type="float">
            <text:p>0.52</text:p>
          </table:table-cell>
          <table:table-cell table:style-name="ce4" office:value-type="float" office:value="0.377644" calcext:value-type="float">
            <text:p>0.38</text:p>
          </table:table-cell>
          <table:table-cell table:style-name="ce4"/>
          <table:table-cell table:style-name="ce6"/>
          <table:table-cell table:style-name="ce4" table:formula="of:=[.A44]/[.$X$2]" office:value-type="float" office:value="0.166861895279372" calcext:value-type="float">
            <text:p>0.17</text:p>
          </table:table-cell>
          <table:table-cell table:style-name="ce4" table:formula="of:=[.K44]" office:value-type="float" office:value="0.397301" calcext:value-type="float">
            <text:p>0.40</text:p>
          </table:table-cell>
          <table:table-cell table:style-name="ce4" table:formula="of:=[.N44]" office:value-type="float" office:value="0.602699" calcext:value-type="float">
            <text:p>0.60</text:p>
          </table:table-cell>
          <table:table-cell table:style-name="ce6" table:number-columns-repeated="2"/>
          <table:table-cell table:style-name="ce6" table:formula="of:=[.V44]" office:value-type="float" office:value="0.397301" calcext:value-type="float">
            <text:p>0.40</text:p>
          </table:table-cell>
          <table:table-cell table:style-name="ce6" table:formula="of:=[.Q44]" office:value-type="float" office:value="0.516595" calcext:value-type="float">
            <text:p>0.52</text:p>
          </table:table-cell>
          <table:table-cell table:style-name="ce6"/>
          <table:table-cell table:style-name="ce6" table:formula="of:=[.L44]" office:value-type="float" office:value="0.545825" calcext:value-type="float">
            <text:p>0.55</text:p>
          </table:table-cell>
          <table:table-cell table:style-name="ce6" table:formula="of:=[.R44]" office:value-type="float" office:value="0.37764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04.901" calcext:value-type="float">
            <text:p>204.9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581.78" calcext:value-type="float">
            <text:p>2,581.78</text:p>
          </table:table-cell>
          <table:table-cell table:style-name="ce4" office:value-type="float" office:value="5755.02" calcext:value-type="float">
            <text:p>5,755.0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806.22" calcext:value-type="float">
            <text:p>3,806.22</text:p>
          </table:table-cell>
          <table:table-cell table:style-name="ce4" office:value-type="float" office:value="4868.98" calcext:value-type="float">
            <text:p>4,868.9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04161" calcext:value-type="float">
            <text:p>0.40</text:p>
          </table:table-cell>
          <table:table-cell table:style-name="ce4" office:value-type="float" office:value="0.5417" calcext:value-type="float">
            <text:p>0.54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95839" calcext:value-type="float">
            <text:p>0.60</text:p>
          </table:table-cell>
          <table:table-cell table:style-name="ce4" office:value-type="float" office:value="0.4583" calcext:value-type="float">
            <text:p>0.46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5332" calcext:value-type="float">
            <text:p>0.54</text:p>
          </table:table-cell>
          <table:table-cell table:style-name="ce4" office:value-type="float" office:value="0.381743" calcext:value-type="float">
            <text:p>0.38</text:p>
          </table:table-cell>
          <table:table-cell table:style-name="ce4"/>
          <table:table-cell table:style-name="ce6"/>
          <table:table-cell table:style-name="ce4" table:formula="of:=[.A45]/[.$X$2]" office:value-type="float" office:value="0.171439448451279" calcext:value-type="float">
            <text:p>0.17</text:p>
          </table:table-cell>
          <table:table-cell table:style-name="ce4" table:formula="of:=[.K45]" office:value-type="float" office:value="0.404161" calcext:value-type="float">
            <text:p>0.40</text:p>
          </table:table-cell>
          <table:table-cell table:style-name="ce4" table:formula="of:=[.N45]" office:value-type="float" office:value="0.595839" calcext:value-type="float">
            <text:p>0.60</text:p>
          </table:table-cell>
          <table:table-cell table:style-name="ce6" table:number-columns-repeated="2"/>
          <table:table-cell table:style-name="ce6" table:formula="of:=[.V45]" office:value-type="float" office:value="0.404161" calcext:value-type="float">
            <text:p>0.40</text:p>
          </table:table-cell>
          <table:table-cell table:style-name="ce6" table:formula="of:=[.Q45]" office:value-type="float" office:value="0.535332" calcext:value-type="float">
            <text:p>0.54</text:p>
          </table:table-cell>
          <table:table-cell table:style-name="ce6"/>
          <table:table-cell table:style-name="ce6" table:formula="of:=[.L45]" office:value-type="float" office:value="0.5417" calcext:value-type="float">
            <text:p>0.54</text:p>
          </table:table-cell>
          <table:table-cell table:style-name="ce6" table:formula="of:=[.R45]" office:value-type="float" office:value="0.381743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09.624" calcext:value-type="float">
            <text:p>209.6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613.54" calcext:value-type="float">
            <text:p>2,613.54</text:p>
          </table:table-cell>
          <table:table-cell table:style-name="ce4" office:value-type="float" office:value="5723.27" calcext:value-type="float">
            <text:p>5,723.2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774.46" calcext:value-type="float">
            <text:p>3,774.46</text:p>
          </table:table-cell>
          <table:table-cell table:style-name="ce4" office:value-type="float" office:value="4900.73" calcext:value-type="float">
            <text:p>4,900.7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09132" calcext:value-type="float">
            <text:p>0.41</text:p>
          </table:table-cell>
          <table:table-cell table:style-name="ce4" office:value-type="float" office:value="0.538711" calcext:value-type="float">
            <text:p>0.54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90868" calcext:value-type="float">
            <text:p>0.59</text:p>
          </table:table-cell>
          <table:table-cell table:style-name="ce4" office:value-type="float" office:value="0.461289" calcext:value-type="float">
            <text:p>0.46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72831" calcext:value-type="float">
            <text:p>0.57</text:p>
          </table:table-cell>
          <table:table-cell table:style-name="ce4" office:value-type="float" office:value="0.359972" calcext:value-type="float">
            <text:p>0.36</text:p>
          </table:table-cell>
          <table:table-cell table:style-name="ce4"/>
          <table:table-cell table:style-name="ce6"/>
          <table:table-cell table:style-name="ce4" table:formula="of:=[.A46]/[.$X$2]" office:value-type="float" office:value="0.175391154470456" calcext:value-type="float">
            <text:p>0.18</text:p>
          </table:table-cell>
          <table:table-cell table:style-name="ce4" table:formula="of:=[.K46]" office:value-type="float" office:value="0.409132" calcext:value-type="float">
            <text:p>0.41</text:p>
          </table:table-cell>
          <table:table-cell table:style-name="ce4" table:formula="of:=[.N46]" office:value-type="float" office:value="0.590868" calcext:value-type="float">
            <text:p>0.59</text:p>
          </table:table-cell>
          <table:table-cell table:style-name="ce6" table:number-columns-repeated="2"/>
          <table:table-cell table:style-name="ce6" table:formula="of:=[.V46]" office:value-type="float" office:value="0.409132" calcext:value-type="float">
            <text:p>0.41</text:p>
          </table:table-cell>
          <table:table-cell table:style-name="ce6" table:formula="of:=[.Q46]" office:value-type="float" office:value="0.572831" calcext:value-type="float">
            <text:p>0.57</text:p>
          </table:table-cell>
          <table:table-cell table:style-name="ce6"/>
          <table:table-cell table:style-name="ce6" table:formula="of:=[.L46]" office:value-type="float" office:value="0.538711" calcext:value-type="float">
            <text:p>0.54</text:p>
          </table:table-cell>
          <table:table-cell table:style-name="ce6" table:formula="of:=[.R46]" office:value-type="float" office:value="0.359972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214.902" calcext:value-type="float">
            <text:p>214.9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629.07" calcext:value-type="float">
            <text:p>2,629.07</text:p>
          </table:table-cell>
          <table:table-cell table:style-name="ce4" office:value-type="float" office:value="5707.73" calcext:value-type="float">
            <text:p>5,707.7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758.93" calcext:value-type="float">
            <text:p>3,758.93</text:p>
          </table:table-cell>
          <table:table-cell table:style-name="ce4" office:value-type="float" office:value="4916.27" calcext:value-type="float">
            <text:p>4,916.2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11564" calcext:value-type="float">
            <text:p>0.41</text:p>
          </table:table-cell>
          <table:table-cell table:style-name="ce4" office:value-type="float" office:value="0.537249" calcext:value-type="float">
            <text:p>0.54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88436" calcext:value-type="float">
            <text:p>0.59</text:p>
          </table:table-cell>
          <table:table-cell table:style-name="ce4" office:value-type="float" office:value="0.462751" calcext:value-type="float">
            <text:p>0.46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2347" calcext:value-type="float">
            <text:p>0.56</text:p>
          </table:table-cell>
          <table:table-cell table:style-name="ce4" office:value-type="float" office:value="0.368545" calcext:value-type="float">
            <text:p>0.37</text:p>
          </table:table-cell>
          <table:table-cell table:style-name="ce4"/>
          <table:table-cell table:style-name="ce6"/>
          <table:table-cell table:style-name="ce4" table:formula="of:=[.A47]/[.$X$2]" office:value-type="float" office:value="0.179807225689854" calcext:value-type="float">
            <text:p>0.18</text:p>
          </table:table-cell>
          <table:table-cell table:style-name="ce4" table:formula="of:=[.K47]" office:value-type="float" office:value="0.411564" calcext:value-type="float">
            <text:p>0.41</text:p>
          </table:table-cell>
          <table:table-cell table:style-name="ce4" table:formula="of:=[.N47]" office:value-type="float" office:value="0.588436" calcext:value-type="float">
            <text:p>0.59</text:p>
          </table:table-cell>
          <table:table-cell table:style-name="ce6" table:number-columns-repeated="2"/>
          <table:table-cell table:style-name="ce6" table:formula="of:=[.V47]" office:value-type="float" office:value="0.411564" calcext:value-type="float">
            <text:p>0.41</text:p>
          </table:table-cell>
          <table:table-cell table:style-name="ce6" table:formula="of:=[.Q47]" office:value-type="float" office:value="0.562347" calcext:value-type="float">
            <text:p>0.56</text:p>
          </table:table-cell>
          <table:table-cell table:style-name="ce6"/>
          <table:table-cell table:style-name="ce6" table:formula="of:=[.L47]" office:value-type="float" office:value="0.537249" calcext:value-type="float">
            <text:p>0.54</text:p>
          </table:table-cell>
          <table:table-cell table:style-name="ce6" table:formula="of:=[.R47]" office:value-type="float" office:value="0.368545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20.334" calcext:value-type="float">
            <text:p>220.3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664.63" calcext:value-type="float">
            <text:p>2,664.63</text:p>
          </table:table-cell>
          <table:table-cell table:style-name="ce4" office:value-type="float" office:value="5672.18" calcext:value-type="float">
            <text:p>5,672.1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723.37" calcext:value-type="float">
            <text:p>3,723.37</text:p>
          </table:table-cell>
          <table:table-cell table:style-name="ce4" office:value-type="float" office:value="4951.82" calcext:value-type="float">
            <text:p>4,951.8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1713" calcext:value-type="float">
            <text:p>0.42</text:p>
          </table:table-cell>
          <table:table-cell table:style-name="ce4" office:value-type="float" office:value="0.533902" calcext:value-type="float">
            <text:p>0.5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8287" calcext:value-type="float">
            <text:p>0.58</text:p>
          </table:table-cell>
          <table:table-cell table:style-name="ce4" office:value-type="float" office:value="0.466098" calcext:value-type="float">
            <text:p>0.4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8302" calcext:value-type="float">
            <text:p>0.53</text:p>
          </table:table-cell>
          <table:table-cell table:style-name="ce4" office:value-type="float" office:value="0.378871" calcext:value-type="float">
            <text:p>0.38</text:p>
          </table:table-cell>
          <table:table-cell table:style-name="ce4"/>
          <table:table-cell table:style-name="ce6"/>
          <table:table-cell table:style-name="ce4" table:formula="of:=[.A48]/[.$X$2]" office:value-type="float" office:value="0.184352147793638" calcext:value-type="float">
            <text:p>0.18</text:p>
          </table:table-cell>
          <table:table-cell table:style-name="ce4" table:formula="of:=[.K48]" office:value-type="float" office:value="0.41713" calcext:value-type="float">
            <text:p>0.42</text:p>
          </table:table-cell>
          <table:table-cell table:style-name="ce4" table:formula="of:=[.N48]" office:value-type="float" office:value="0.58287" calcext:value-type="float">
            <text:p>0.58</text:p>
          </table:table-cell>
          <table:table-cell table:style-name="ce6" table:number-columns-repeated="2"/>
          <table:table-cell table:style-name="ce6" table:formula="of:=[.V48]" office:value-type="float" office:value="0.41713" calcext:value-type="float">
            <text:p>0.42</text:p>
          </table:table-cell>
          <table:table-cell table:style-name="ce6" table:formula="of:=[.Q48]" office:value-type="float" office:value="0.528302" calcext:value-type="float">
            <text:p>0.53</text:p>
          </table:table-cell>
          <table:table-cell table:style-name="ce6"/>
          <table:table-cell table:style-name="ce6" table:formula="of:=[.L48]" office:value-type="float" office:value="0.533902" calcext:value-type="float">
            <text:p>0.53</text:p>
          </table:table-cell>
          <table:table-cell table:style-name="ce6" table:formula="of:=[.R48]" office:value-type="float" office:value="0.37887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25.459" calcext:value-type="float">
            <text:p>225.4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669.18" calcext:value-type="float">
            <text:p>2,669.18</text:p>
          </table:table-cell>
          <table:table-cell table:style-name="ce4" office:value-type="float" office:value="5667.62" calcext:value-type="float">
            <text:p>5,667.6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718.82" calcext:value-type="float">
            <text:p>3,718.82</text:p>
          </table:table-cell>
          <table:table-cell table:style-name="ce4" office:value-type="float" office:value="4956.38" calcext:value-type="float">
            <text:p>4,956.3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17843" calcext:value-type="float">
            <text:p>0.42</text:p>
          </table:table-cell>
          <table:table-cell table:style-name="ce4" office:value-type="float" office:value="0.533473" calcext:value-type="float">
            <text:p>0.5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82157" calcext:value-type="float">
            <text:p>0.58</text:p>
          </table:table-cell>
          <table:table-cell table:style-name="ce4" office:value-type="float" office:value="0.466527" calcext:value-type="float">
            <text:p>0.4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6316" calcext:value-type="float">
            <text:p>0.53</text:p>
          </table:table-cell>
          <table:table-cell table:style-name="ce4" office:value-type="float" office:value="0.370787" calcext:value-type="float">
            <text:p>0.37</text:p>
          </table:table-cell>
          <table:table-cell table:style-name="ce4"/>
          <table:table-cell table:style-name="ce6"/>
          <table:table-cell table:style-name="ce4" table:formula="of:=[.A49]/[.$X$2]" office:value-type="float" office:value="0.188640204822705" calcext:value-type="float">
            <text:p>0.19</text:p>
          </table:table-cell>
          <table:table-cell table:style-name="ce4" table:formula="of:=[.K49]" office:value-type="float" office:value="0.417843" calcext:value-type="float">
            <text:p>0.42</text:p>
          </table:table-cell>
          <table:table-cell table:style-name="ce4" table:formula="of:=[.N49]" office:value-type="float" office:value="0.582157" calcext:value-type="float">
            <text:p>0.58</text:p>
          </table:table-cell>
          <table:table-cell table:style-name="ce6" table:number-columns-repeated="2"/>
          <table:table-cell table:style-name="ce6" table:formula="of:=[.V49]" office:value-type="float" office:value="0.417843" calcext:value-type="float">
            <text:p>0.42</text:p>
          </table:table-cell>
          <table:table-cell table:style-name="ce6" table:formula="of:=[.Q49]" office:value-type="float" office:value="0.526316" calcext:value-type="float">
            <text:p>0.53</text:p>
          </table:table-cell>
          <table:table-cell table:style-name="ce6"/>
          <table:table-cell table:style-name="ce6" table:formula="of:=[.L49]" office:value-type="float" office:value="0.533473" calcext:value-type="float">
            <text:p>0.53</text:p>
          </table:table-cell>
          <table:table-cell table:style-name="ce6" table:formula="of:=[.R49]" office:value-type="float" office:value="0.370787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30.821" calcext:value-type="float">
            <text:p>230.8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702.8" calcext:value-type="float">
            <text:p>2,702.80</text:p>
          </table:table-cell>
          <table:table-cell table:style-name="ce4" office:value-type="float" office:value="5634" calcext:value-type="float">
            <text:p>5,634.0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685.2" calcext:value-type="float">
            <text:p>3,685.20</text:p>
          </table:table-cell>
          <table:table-cell table:style-name="ce4" office:value-type="float" office:value="4990" calcext:value-type="float">
            <text:p>4,990.0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23106" calcext:value-type="float">
            <text:p>0.42</text:p>
          </table:table-cell>
          <table:table-cell table:style-name="ce4" office:value-type="float" office:value="0.530309" calcext:value-type="float">
            <text:p>0.5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76894" calcext:value-type="float">
            <text:p>0.58</text:p>
          </table:table-cell>
          <table:table-cell table:style-name="ce4" office:value-type="float" office:value="0.469691" calcext:value-type="float">
            <text:p>0.4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2587" calcext:value-type="float">
            <text:p>0.54</text:p>
          </table:table-cell>
          <table:table-cell table:style-name="ce4" office:value-type="float" office:value="0.397486" calcext:value-type="float">
            <text:p>0.40</text:p>
          </table:table-cell>
          <table:table-cell table:style-name="ce4"/>
          <table:table-cell table:style-name="ce6"/>
          <table:table-cell table:style-name="ce4" table:formula="of:=[.A50]/[.$X$2]" office:value-type="float" office:value="0.193126558342676" calcext:value-type="float">
            <text:p>0.19</text:p>
          </table:table-cell>
          <table:table-cell table:style-name="ce4" table:formula="of:=[.K50]" office:value-type="float" office:value="0.423106" calcext:value-type="float">
            <text:p>0.42</text:p>
          </table:table-cell>
          <table:table-cell table:style-name="ce4" table:formula="of:=[.N50]" office:value-type="float" office:value="0.576894" calcext:value-type="float">
            <text:p>0.58</text:p>
          </table:table-cell>
          <table:table-cell table:style-name="ce6" table:number-columns-repeated="2"/>
          <table:table-cell table:style-name="ce6" table:formula="of:=[.V50]" office:value-type="float" office:value="0.423106" calcext:value-type="float">
            <text:p>0.42</text:p>
          </table:table-cell>
          <table:table-cell table:style-name="ce6" table:formula="of:=[.Q50]" office:value-type="float" office:value="0.542587" calcext:value-type="float">
            <text:p>0.54</text:p>
          </table:table-cell>
          <table:table-cell table:style-name="ce6"/>
          <table:table-cell table:style-name="ce6" table:formula="of:=[.L50]" office:value-type="float" office:value="0.530309" calcext:value-type="float">
            <text:p>0.53</text:p>
          </table:table-cell>
          <table:table-cell table:style-name="ce6" table:formula="of:=[.R50]" office:value-type="float" office:value="0.397486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236.215" calcext:value-type="float">
            <text:p>236.2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736.92" calcext:value-type="float">
            <text:p>2,736.92</text:p>
          </table:table-cell>
          <table:table-cell table:style-name="ce4" office:value-type="float" office:value="5599.88" calcext:value-type="float">
            <text:p>5,599.8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651.08" calcext:value-type="float">
            <text:p>3,651.08</text:p>
          </table:table-cell>
          <table:table-cell table:style-name="ce4" office:value-type="float" office:value="5024.12" calcext:value-type="float">
            <text:p>5,024.1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28448" calcext:value-type="float">
            <text:p>0.43</text:p>
          </table:table-cell>
          <table:table-cell table:style-name="ce4" office:value-type="float" office:value="0.527097" calcext:value-type="float">
            <text:p>0.53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71552" calcext:value-type="float">
            <text:p>0.57</text:p>
          </table:table-cell>
          <table:table-cell table:style-name="ce4" office:value-type="float" office:value="0.472903" calcext:value-type="float">
            <text:p>0.47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1899" calcext:value-type="float">
            <text:p>0.54</text:p>
          </table:table-cell>
          <table:table-cell table:style-name="ce4" office:value-type="float" office:value="0.374194" calcext:value-type="float">
            <text:p>0.37</text:p>
          </table:table-cell>
          <table:table-cell table:style-name="ce4"/>
          <table:table-cell table:style-name="ce6"/>
          <table:table-cell table:style-name="ce4" table:formula="of:=[.A51]/[.$X$2]" office:value-type="float" office:value="0.197639686072391" calcext:value-type="float">
            <text:p>0.20</text:p>
          </table:table-cell>
          <table:table-cell table:style-name="ce4" table:formula="of:=[.K51]" office:value-type="float" office:value="0.428448" calcext:value-type="float">
            <text:p>0.43</text:p>
          </table:table-cell>
          <table:table-cell table:style-name="ce4" table:formula="of:=[.N51]" office:value-type="float" office:value="0.571552" calcext:value-type="float">
            <text:p>0.57</text:p>
          </table:table-cell>
          <table:table-cell table:style-name="ce6" table:number-columns-repeated="2"/>
          <table:table-cell table:style-name="ce6" table:formula="of:=[.V51]" office:value-type="float" office:value="0.428448" calcext:value-type="float">
            <text:p>0.43</text:p>
          </table:table-cell>
          <table:table-cell table:style-name="ce6" table:formula="of:=[.Q51]" office:value-type="float" office:value="0.541899" calcext:value-type="float">
            <text:p>0.54</text:p>
          </table:table-cell>
          <table:table-cell table:style-name="ce6"/>
          <table:table-cell table:style-name="ce6" table:formula="of:=[.L51]" office:value-type="float" office:value="0.527097" calcext:value-type="float">
            <text:p>0.53</text:p>
          </table:table-cell>
          <table:table-cell table:style-name="ce6" table:formula="of:=[.R51]" office:value-type="float" office:value="0.37419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41.42" calcext:value-type="float">
            <text:p>241.4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767.42" calcext:value-type="float">
            <text:p>2,767.42</text:p>
          </table:table-cell>
          <table:table-cell table:style-name="ce4" office:value-type="float" office:value="5569.38" calcext:value-type="float">
            <text:p>5,569.3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620.58" calcext:value-type="float">
            <text:p>3,620.58</text:p>
          </table:table-cell>
          <table:table-cell table:style-name="ce4" office:value-type="float" office:value="5054.62" calcext:value-type="float">
            <text:p>5,054.6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33222" calcext:value-type="float">
            <text:p>0.43</text:p>
          </table:table-cell>
          <table:table-cell table:style-name="ce4" office:value-type="float" office:value="0.524226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66778" calcext:value-type="float">
            <text:p>0.57</text:p>
          </table:table-cell>
          <table:table-cell table:style-name="ce4" office:value-type="float" office:value="0.475774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2941" calcext:value-type="float">
            <text:p>0.55</text:p>
          </table:table-cell>
          <table:table-cell table:style-name="ce4" office:value-type="float" office:value="0.378667" calcext:value-type="float">
            <text:p>0.38</text:p>
          </table:table-cell>
          <table:table-cell table:style-name="ce4"/>
          <table:table-cell table:style-name="ce6"/>
          <table:table-cell table:style-name="ce4" table:formula="of:=[.A52]/[.$X$2]" office:value-type="float" office:value="0.201994678625814" calcext:value-type="float">
            <text:p>0.20</text:p>
          </table:table-cell>
          <table:table-cell table:style-name="ce4" table:formula="of:=[.K52]" office:value-type="float" office:value="0.433222" calcext:value-type="float">
            <text:p>0.43</text:p>
          </table:table-cell>
          <table:table-cell table:style-name="ce4" table:formula="of:=[.N52]" office:value-type="float" office:value="0.566778" calcext:value-type="float">
            <text:p>0.57</text:p>
          </table:table-cell>
          <table:table-cell table:style-name="ce6" table:number-columns-repeated="2"/>
          <table:table-cell table:style-name="ce6" table:formula="of:=[.V52]" office:value-type="float" office:value="0.433222" calcext:value-type="float">
            <text:p>0.43</text:p>
          </table:table-cell>
          <table:table-cell table:style-name="ce6" table:formula="of:=[.Q52]" office:value-type="float" office:value="0.552941" calcext:value-type="float">
            <text:p>0.55</text:p>
          </table:table-cell>
          <table:table-cell table:style-name="ce6"/>
          <table:table-cell table:style-name="ce6" table:formula="of:=[.L52]" office:value-type="float" office:value="0.524226" calcext:value-type="float">
            <text:p>0.52</text:p>
          </table:table-cell>
          <table:table-cell table:style-name="ce6" table:formula="of:=[.R52]" office:value-type="float" office:value="0.37866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46.672" calcext:value-type="float">
            <text:p>246.6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794.68" calcext:value-type="float">
            <text:p>2,794.68</text:p>
          </table:table-cell>
          <table:table-cell table:style-name="ce4" office:value-type="float" office:value="5542.12" calcext:value-type="float">
            <text:p>5,542.1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93.32" calcext:value-type="float">
            <text:p>3,593.32</text:p>
          </table:table-cell>
          <table:table-cell table:style-name="ce4" office:value-type="float" office:value="5081.88" calcext:value-type="float">
            <text:p>5,081.8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37489" calcext:value-type="float">
            <text:p>0.44</text:p>
          </table:table-cell>
          <table:table-cell table:style-name="ce4" office:value-type="float" office:value="0.52166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62511" calcext:value-type="float">
            <text:p>0.56</text:p>
          </table:table-cell>
          <table:table-cell table:style-name="ce4" office:value-type="float" office:value="0.47834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6634" calcext:value-type="float">
            <text:p>0.56</text:p>
          </table:table-cell>
          <table:table-cell table:style-name="ce4" office:value-type="float" office:value="0.390564" calcext:value-type="float">
            <text:p>0.39</text:p>
          </table:table-cell>
          <table:table-cell table:style-name="ce4"/>
          <table:table-cell table:style-name="ce6"/>
          <table:table-cell table:style-name="ce4" table:formula="of:=[.A53]/[.$X$2]" office:value-type="float" office:value="0.206388995799796" calcext:value-type="float">
            <text:p>0.21</text:p>
          </table:table-cell>
          <table:table-cell table:style-name="ce4" table:formula="of:=[.K53]" office:value-type="float" office:value="0.437489" calcext:value-type="float">
            <text:p>0.44</text:p>
          </table:table-cell>
          <table:table-cell table:style-name="ce4" table:formula="of:=[.N53]" office:value-type="float" office:value="0.562511" calcext:value-type="float">
            <text:p>0.56</text:p>
          </table:table-cell>
          <table:table-cell table:style-name="ce6" table:number-columns-repeated="2"/>
          <table:table-cell table:style-name="ce6" table:formula="of:=[.V53]" office:value-type="float" office:value="0.437489" calcext:value-type="float">
            <text:p>0.44</text:p>
          </table:table-cell>
          <table:table-cell table:style-name="ce6" table:formula="of:=[.Q53]" office:value-type="float" office:value="0.556634" calcext:value-type="float">
            <text:p>0.56</text:p>
          </table:table-cell>
          <table:table-cell table:style-name="ce6"/>
          <table:table-cell table:style-name="ce6" table:formula="of:=[.L53]" office:value-type="float" office:value="0.52166" calcext:value-type="float">
            <text:p>0.52</text:p>
          </table:table-cell>
          <table:table-cell table:style-name="ce6" table:formula="of:=[.R53]" office:value-type="float" office:value="0.39056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251.783" calcext:value-type="float">
            <text:p>251.7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21.57" calcext:value-type="float">
            <text:p>2,821.57</text:p>
          </table:table-cell>
          <table:table-cell table:style-name="ce4" office:value-type="float" office:value="5515.23" calcext:value-type="float">
            <text:p>5,515.2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66.43" calcext:value-type="float">
            <text:p>3,566.43</text:p>
          </table:table-cell>
          <table:table-cell table:style-name="ce4" office:value-type="float" office:value="5108.77" calcext:value-type="float">
            <text:p>5,108.7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41699" calcext:value-type="float">
            <text:p>0.44</text:p>
          </table:table-cell>
          <table:table-cell table:style-name="ce4" office:value-type="float" office:value="0.519129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58301" calcext:value-type="float">
            <text:p>0.56</text:p>
          </table:table-cell>
          <table:table-cell table:style-name="ce4" office:value-type="float" office:value="0.480871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1863" calcext:value-type="float">
            <text:p>0.56</text:p>
          </table:table-cell>
          <table:table-cell table:style-name="ce4" office:value-type="float" office:value="0.368239" calcext:value-type="float">
            <text:p>0.37</text:p>
          </table:table-cell>
          <table:table-cell table:style-name="ce4"/>
          <table:table-cell table:style-name="ce6"/>
          <table:table-cell table:style-name="ce4" table:formula="of:=[.A54]/[.$X$2]" office:value-type="float" office:value="0.2106653391121" calcext:value-type="float">
            <text:p>0.21</text:p>
          </table:table-cell>
          <table:table-cell table:style-name="ce4" table:formula="of:=[.K54]" office:value-type="float" office:value="0.441699" calcext:value-type="float">
            <text:p>0.44</text:p>
          </table:table-cell>
          <table:table-cell table:style-name="ce4" table:formula="of:=[.N54]" office:value-type="float" office:value="0.558301" calcext:value-type="float">
            <text:p>0.56</text:p>
          </table:table-cell>
          <table:table-cell table:style-name="ce6" table:number-columns-repeated="2"/>
          <table:table-cell table:style-name="ce6" table:formula="of:=[.V54]" office:value-type="float" office:value="0.441699" calcext:value-type="float">
            <text:p>0.44</text:p>
          </table:table-cell>
          <table:table-cell table:style-name="ce6" table:formula="of:=[.Q54]" office:value-type="float" office:value="0.561863" calcext:value-type="float">
            <text:p>0.56</text:p>
          </table:table-cell>
          <table:table-cell table:style-name="ce6"/>
          <table:table-cell table:style-name="ce6" table:formula="of:=[.L54]" office:value-type="float" office:value="0.519129" calcext:value-type="float">
            <text:p>0.52</text:p>
          </table:table-cell>
          <table:table-cell table:style-name="ce6" table:formula="of:=[.R54]" office:value-type="float" office:value="0.368239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57.75" calcext:value-type="float">
            <text:p>257.7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38.08" calcext:value-type="float">
            <text:p>2,838.08</text:p>
          </table:table-cell>
          <table:table-cell table:style-name="ce4" office:value-type="float" office:value="5498.72" calcext:value-type="float">
            <text:p>5,498.7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49.92" calcext:value-type="float">
            <text:p>3,549.92</text:p>
          </table:table-cell>
          <table:table-cell table:style-name="ce4" office:value-type="float" office:value="5125.28" calcext:value-type="float">
            <text:p>5,125.2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44283" calcext:value-type="float">
            <text:p>0.44</text:p>
          </table:table-cell>
          <table:table-cell table:style-name="ce4" office:value-type="float" office:value="0.517576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55717" calcext:value-type="float">
            <text:p>0.56</text:p>
          </table:table-cell>
          <table:table-cell table:style-name="ce4" office:value-type="float" office:value="0.482424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6737" calcext:value-type="float">
            <text:p>0.55</text:p>
          </table:table-cell>
          <table:table-cell table:style-name="ce4" office:value-type="float" office:value="0.369132" calcext:value-type="float">
            <text:p>0.37</text:p>
          </table:table-cell>
          <table:table-cell table:style-name="ce4"/>
          <table:table-cell table:style-name="ce6"/>
          <table:table-cell table:style-name="ce4" table:formula="of:=[.A55]/[.$X$2]" office:value-type="float" office:value="0.215657892535016" calcext:value-type="float">
            <text:p>0.22</text:p>
          </table:table-cell>
          <table:table-cell table:style-name="ce4" table:formula="of:=[.K55]" office:value-type="float" office:value="0.444283" calcext:value-type="float">
            <text:p>0.44</text:p>
          </table:table-cell>
          <table:table-cell table:style-name="ce4" table:formula="of:=[.N55]" office:value-type="float" office:value="0.555717" calcext:value-type="float">
            <text:p>0.56</text:p>
          </table:table-cell>
          <table:table-cell table:style-name="ce6" table:number-columns-repeated="2"/>
          <table:table-cell table:style-name="ce6" table:formula="of:=[.V55]" office:value-type="float" office:value="0.444283" calcext:value-type="float">
            <text:p>0.44</text:p>
          </table:table-cell>
          <table:table-cell table:style-name="ce6" table:formula="of:=[.Q55]" office:value-type="float" office:value="0.546737" calcext:value-type="float">
            <text:p>0.55</text:p>
          </table:table-cell>
          <table:table-cell table:style-name="ce6"/>
          <table:table-cell table:style-name="ce6" table:formula="of:=[.L55]" office:value-type="float" office:value="0.517576" calcext:value-type="float">
            <text:p>0.52</text:p>
          </table:table-cell>
          <table:table-cell table:style-name="ce6" table:formula="of:=[.R55]" office:value-type="float" office:value="0.36913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64.27" calcext:value-type="float">
            <text:p>264.2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30.43" calcext:value-type="float">
            <text:p>2,830.43</text:p>
          </table:table-cell>
          <table:table-cell table:style-name="ce4" office:value-type="float" office:value="5506.38" calcext:value-type="float">
            <text:p>5,506.3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57.57" calcext:value-type="float">
            <text:p>3,557.57</text:p>
          </table:table-cell>
          <table:table-cell table:style-name="ce4" office:value-type="float" office:value="5117.62" calcext:value-type="float">
            <text:p>5,117.6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43085" calcext:value-type="float">
            <text:p>0.44</text:p>
          </table:table-cell>
          <table:table-cell table:style-name="ce4" office:value-type="float" office:value="0.518296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56915" calcext:value-type="float">
            <text:p>0.56</text:p>
          </table:table-cell>
          <table:table-cell table:style-name="ce4" office:value-type="float" office:value="0.481704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6316" calcext:value-type="float">
            <text:p>0.53</text:p>
          </table:table-cell>
          <table:table-cell table:style-name="ce4" office:value-type="float" office:value="0.377717" calcext:value-type="float">
            <text:p>0.38</text:p>
          </table:table-cell>
          <table:table-cell table:style-name="ce4"/>
          <table:table-cell table:style-name="ce6"/>
          <table:table-cell table:style-name="ce4" table:formula="of:=[.A56]/[.$X$2]" office:value-type="float" office:value="0.221113137770043" calcext:value-type="float">
            <text:p>0.22</text:p>
          </table:table-cell>
          <table:table-cell table:style-name="ce4" table:formula="of:=[.K56]" office:value-type="float" office:value="0.443085" calcext:value-type="float">
            <text:p>0.44</text:p>
          </table:table-cell>
          <table:table-cell table:style-name="ce4" table:formula="of:=[.N56]" office:value-type="float" office:value="0.556915" calcext:value-type="float">
            <text:p>0.56</text:p>
          </table:table-cell>
          <table:table-cell table:style-name="ce6" table:number-columns-repeated="2"/>
          <table:table-cell table:style-name="ce6" table:formula="of:=[.V56]" office:value-type="float" office:value="0.443085" calcext:value-type="float">
            <text:p>0.44</text:p>
          </table:table-cell>
          <table:table-cell table:style-name="ce6" table:formula="of:=[.Q56]" office:value-type="float" office:value="0.526316" calcext:value-type="float">
            <text:p>0.53</text:p>
          </table:table-cell>
          <table:table-cell table:style-name="ce6"/>
          <table:table-cell table:style-name="ce6" table:formula="of:=[.L56]" office:value-type="float" office:value="0.518296" calcext:value-type="float">
            <text:p>0.52</text:p>
          </table:table-cell>
          <table:table-cell table:style-name="ce6" table:formula="of:=[.R56]" office:value-type="float" office:value="0.37771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69.354" calcext:value-type="float">
            <text:p>269.3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61.31" calcext:value-type="float">
            <text:p>2,861.31</text:p>
          </table:table-cell>
          <table:table-cell table:style-name="ce4" office:value-type="float" office:value="5475.5" calcext:value-type="float">
            <text:p>5,475.5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26.69" calcext:value-type="float">
            <text:p>3,526.69</text:p>
          </table:table-cell>
          <table:table-cell table:style-name="ce4" office:value-type="float" office:value="5148.5" calcext:value-type="float">
            <text:p>5,148.5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47919" calcext:value-type="float">
            <text:p>0.45</text:p>
          </table:table-cell>
          <table:table-cell table:style-name="ce4" office:value-type="float" office:value="0.515389" calcext:value-type="float">
            <text:p>0.52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52081" calcext:value-type="float">
            <text:p>0.55</text:p>
          </table:table-cell>
          <table:table-cell table:style-name="ce4" office:value-type="float" office:value="0.484611" calcext:value-type="float">
            <text:p>0.48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7474" calcext:value-type="float">
            <text:p>0.57</text:p>
          </table:table-cell>
          <table:table-cell table:style-name="ce4" office:value-type="float" office:value="0.40188" calcext:value-type="float">
            <text:p>0.40</text:p>
          </table:table-cell>
          <table:table-cell table:style-name="ce4"/>
          <table:table-cell table:style-name="ce6"/>
          <table:table-cell table:style-name="ce4" table:formula="of:=[.A57]/[.$X$2]" office:value-type="float" office:value="0.225366890342877" calcext:value-type="float">
            <text:p>0.23</text:p>
          </table:table-cell>
          <table:table-cell table:style-name="ce4" table:formula="of:=[.K57]" office:value-type="float" office:value="0.447919" calcext:value-type="float">
            <text:p>0.45</text:p>
          </table:table-cell>
          <table:table-cell table:style-name="ce4" table:formula="of:=[.N57]" office:value-type="float" office:value="0.552081" calcext:value-type="float">
            <text:p>0.55</text:p>
          </table:table-cell>
          <table:table-cell table:style-name="ce6" table:number-columns-repeated="2"/>
          <table:table-cell table:style-name="ce6" table:formula="of:=[.V57]" office:value-type="float" office:value="0.447919" calcext:value-type="float">
            <text:p>0.45</text:p>
          </table:table-cell>
          <table:table-cell table:style-name="ce6" table:formula="of:=[.Q57]" office:value-type="float" office:value="0.567474" calcext:value-type="float">
            <text:p>0.57</text:p>
          </table:table-cell>
          <table:table-cell table:style-name="ce6"/>
          <table:table-cell table:style-name="ce6" table:formula="of:=[.L57]" office:value-type="float" office:value="0.515389" calcext:value-type="float">
            <text:p>0.52</text:p>
          </table:table-cell>
          <table:table-cell table:style-name="ce6" table:formula="of:=[.R57]" office:value-type="float" office:value="0.40188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274.618" calcext:value-type="float">
            <text:p>274.6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72.92" calcext:value-type="float">
            <text:p>2,872.92</text:p>
          </table:table-cell>
          <table:table-cell table:style-name="ce4" office:value-type="float" office:value="5463.88" calcext:value-type="float">
            <text:p>5,463.8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515.08" calcext:value-type="float">
            <text:p>3,515.08</text:p>
          </table:table-cell>
          <table:table-cell table:style-name="ce4" office:value-type="float" office:value="5160.12" calcext:value-type="float">
            <text:p>5,160.1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49738" calcext:value-type="float">
            <text:p>0.45</text:p>
          </table:table-cell>
          <table:table-cell table:style-name="ce4" office:value-type="float" office:value="0.514296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50262" calcext:value-type="float">
            <text:p>0.55</text:p>
          </table:table-cell>
          <table:table-cell table:style-name="ce4" office:value-type="float" office:value="0.485704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7298" calcext:value-type="float">
            <text:p>0.52</text:p>
          </table:table-cell>
          <table:table-cell table:style-name="ce4" office:value-type="float" office:value="0.378462" calcext:value-type="float">
            <text:p>0.38</text:p>
          </table:table-cell>
          <table:table-cell table:style-name="ce4"/>
          <table:table-cell table:style-name="ce6"/>
          <table:table-cell table:style-name="ce4" table:formula="of:=[.A58]/[.$X$2]" office:value-type="float" office:value="0.229771247845513" calcext:value-type="float">
            <text:p>0.23</text:p>
          </table:table-cell>
          <table:table-cell table:style-name="ce4" table:formula="of:=[.K58]" office:value-type="float" office:value="0.449738" calcext:value-type="float">
            <text:p>0.45</text:p>
          </table:table-cell>
          <table:table-cell table:style-name="ce4" table:formula="of:=[.N58]" office:value-type="float" office:value="0.550262" calcext:value-type="float">
            <text:p>0.55</text:p>
          </table:table-cell>
          <table:table-cell table:style-name="ce6" table:number-columns-repeated="2"/>
          <table:table-cell table:style-name="ce6" table:formula="of:=[.V58]" office:value-type="float" office:value="0.449738" calcext:value-type="float">
            <text:p>0.45</text:p>
          </table:table-cell>
          <table:table-cell table:style-name="ce6" table:formula="of:=[.Q58]" office:value-type="float" office:value="0.517298" calcext:value-type="float">
            <text:p>0.52</text:p>
          </table:table-cell>
          <table:table-cell table:style-name="ce6"/>
          <table:table-cell table:style-name="ce6" table:formula="of:=[.L58]" office:value-type="float" office:value="0.514296" calcext:value-type="float">
            <text:p>0.51</text:p>
          </table:table-cell>
          <table:table-cell table:style-name="ce6" table:formula="of:=[.R58]" office:value-type="float" office:value="0.37846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80.326" calcext:value-type="float">
            <text:p>280.3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890.82" calcext:value-type="float">
            <text:p>2,890.82</text:p>
          </table:table-cell>
          <table:table-cell table:style-name="ce4" office:value-type="float" office:value="5445.99" calcext:value-type="float">
            <text:p>5,445.9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97.18" calcext:value-type="float">
            <text:p>3,497.18</text:p>
          </table:table-cell>
          <table:table-cell table:style-name="ce4" office:value-type="float" office:value="5178.01" calcext:value-type="float">
            <text:p>5,178.0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52539" calcext:value-type="float">
            <text:p>0.45</text:p>
          </table:table-cell>
          <table:table-cell table:style-name="ce4" office:value-type="float" office:value="0.512612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47461" calcext:value-type="float">
            <text:p>0.55</text:p>
          </table:table-cell>
          <table:table-cell table:style-name="ce4" office:value-type="float" office:value="0.487388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8559" calcext:value-type="float">
            <text:p>0.54</text:p>
          </table:table-cell>
          <table:table-cell table:style-name="ce4" office:value-type="float" office:value="0.383562" calcext:value-type="float">
            <text:p>0.38</text:p>
          </table:table-cell>
          <table:table-cell table:style-name="ce4"/>
          <table:table-cell table:style-name="ce6"/>
          <table:table-cell table:style-name="ce4" table:formula="of:=[.A59]/[.$X$2]" office:value-type="float" office:value="0.234547097508325" calcext:value-type="float">
            <text:p>0.23</text:p>
          </table:table-cell>
          <table:table-cell table:style-name="ce4" table:formula="of:=[.K59]" office:value-type="float" office:value="0.452539" calcext:value-type="float">
            <text:p>0.45</text:p>
          </table:table-cell>
          <table:table-cell table:style-name="ce4" table:formula="of:=[.N59]" office:value-type="float" office:value="0.547461" calcext:value-type="float">
            <text:p>0.55</text:p>
          </table:table-cell>
          <table:table-cell table:style-name="ce6" table:number-columns-repeated="2"/>
          <table:table-cell table:style-name="ce6" table:formula="of:=[.V59]" office:value-type="float" office:value="0.452539" calcext:value-type="float">
            <text:p>0.45</text:p>
          </table:table-cell>
          <table:table-cell table:style-name="ce6" table:formula="of:=[.Q59]" office:value-type="float" office:value="0.538559" calcext:value-type="float">
            <text:p>0.54</text:p>
          </table:table-cell>
          <table:table-cell table:style-name="ce6"/>
          <table:table-cell table:style-name="ce6" table:formula="of:=[.L59]" office:value-type="float" office:value="0.512612" calcext:value-type="float">
            <text:p>0.51</text:p>
          </table:table-cell>
          <table:table-cell table:style-name="ce6" table:formula="of:=[.R59]" office:value-type="float" office:value="0.38356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287.011" calcext:value-type="float">
            <text:p>287.0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02.98" calcext:value-type="float">
            <text:p>2,902.98</text:p>
          </table:table-cell>
          <table:table-cell table:style-name="ce4" office:value-type="float" office:value="5433.82" calcext:value-type="float">
            <text:p>5,433.8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85.02" calcext:value-type="float">
            <text:p>3,485.02</text:p>
          </table:table-cell>
          <table:table-cell table:style-name="ce4" office:value-type="float" office:value="5190.18" calcext:value-type="float">
            <text:p>5,190.1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54443" calcext:value-type="float">
            <text:p>0.45</text:p>
          </table:table-cell>
          <table:table-cell table:style-name="ce4" office:value-type="float" office:value="0.511466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45557" calcext:value-type="float">
            <text:p>0.55</text:p>
          </table:table-cell>
          <table:table-cell table:style-name="ce4" office:value-type="float" office:value="0.488534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8072" calcext:value-type="float">
            <text:p>0.52</text:p>
          </table:table-cell>
          <table:table-cell table:style-name="ce4" office:value-type="float" office:value="0.393962" calcext:value-type="float">
            <text:p>0.39</text:p>
          </table:table-cell>
          <table:table-cell table:style-name="ce4"/>
          <table:table-cell table:style-name="ce6"/>
          <table:table-cell table:style-name="ce4" table:formula="of:=[.A60]/[.$X$2]" office:value-type="float" office:value="0.240140397262337" calcext:value-type="float">
            <text:p>0.24</text:p>
          </table:table-cell>
          <table:table-cell table:style-name="ce4" table:formula="of:=[.K60]" office:value-type="float" office:value="0.454443" calcext:value-type="float">
            <text:p>0.45</text:p>
          </table:table-cell>
          <table:table-cell table:style-name="ce4" table:formula="of:=[.N60]" office:value-type="float" office:value="0.545557" calcext:value-type="float">
            <text:p>0.55</text:p>
          </table:table-cell>
          <table:table-cell table:style-name="ce6" table:number-columns-repeated="2"/>
          <table:table-cell table:style-name="ce6" table:formula="of:=[.V60]" office:value-type="float" office:value="0.454443" calcext:value-type="float">
            <text:p>0.45</text:p>
          </table:table-cell>
          <table:table-cell table:style-name="ce6" table:formula="of:=[.Q60]" office:value-type="float" office:value="0.518072" calcext:value-type="float">
            <text:p>0.52</text:p>
          </table:table-cell>
          <table:table-cell table:style-name="ce6"/>
          <table:table-cell table:style-name="ce6" table:formula="of:=[.L60]" office:value-type="float" office:value="0.511466" calcext:value-type="float">
            <text:p>0.51</text:p>
          </table:table-cell>
          <table:table-cell table:style-name="ce6" table:formula="of:=[.R60]" office:value-type="float" office:value="0.39396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294.082" calcext:value-type="float">
            <text:p>294.0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22.65" calcext:value-type="float">
            <text:p>2,922.65</text:p>
          </table:table-cell>
          <table:table-cell table:style-name="ce4" office:value-type="float" office:value="5414.16" calcext:value-type="float">
            <text:p>5,414.1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65.35" calcext:value-type="float">
            <text:p>3,465.35</text:p>
          </table:table-cell>
          <table:table-cell table:style-name="ce4" office:value-type="float" office:value="5209.84" calcext:value-type="float">
            <text:p>5,209.8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57522" calcext:value-type="float">
            <text:p>0.46</text:p>
          </table:table-cell>
          <table:table-cell table:style-name="ce4" office:value-type="float" office:value="0.509616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42478" calcext:value-type="float">
            <text:p>0.54</text:p>
          </table:table-cell>
          <table:table-cell table:style-name="ce4" office:value-type="float" office:value="0.490384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2795" calcext:value-type="float">
            <text:p>0.55</text:p>
          </table:table-cell>
          <table:table-cell table:style-name="ce4" office:value-type="float" office:value="0.366714" calcext:value-type="float">
            <text:p>0.37</text:p>
          </table:table-cell>
          <table:table-cell table:style-name="ce4"/>
          <table:table-cell table:style-name="ce6"/>
          <table:table-cell table:style-name="ce4" table:formula="of:=[.A61]/[.$X$2]" office:value-type="float" office:value="0.246056660921367" calcext:value-type="float">
            <text:p>0.25</text:p>
          </table:table-cell>
          <table:table-cell table:style-name="ce4" table:formula="of:=[.K61]" office:value-type="float" office:value="0.457522" calcext:value-type="float">
            <text:p>0.46</text:p>
          </table:table-cell>
          <table:table-cell table:style-name="ce4" table:formula="of:=[.N61]" office:value-type="float" office:value="0.542478" calcext:value-type="float">
            <text:p>0.54</text:p>
          </table:table-cell>
          <table:table-cell table:style-name="ce6" table:number-columns-repeated="2"/>
          <table:table-cell table:style-name="ce6" table:formula="of:=[.V61]" office:value-type="float" office:value="0.457522" calcext:value-type="float">
            <text:p>0.46</text:p>
          </table:table-cell>
          <table:table-cell table:style-name="ce6" table:formula="of:=[.Q61]" office:value-type="float" office:value="0.552795" calcext:value-type="float">
            <text:p>0.55</text:p>
          </table:table-cell>
          <table:table-cell table:style-name="ce6"/>
          <table:table-cell table:style-name="ce6" table:formula="of:=[.L61]" office:value-type="float" office:value="0.509616" calcext:value-type="float">
            <text:p>0.51</text:p>
          </table:table-cell>
          <table:table-cell table:style-name="ce6" table:formula="of:=[.R61]" office:value-type="float" office:value="0.36671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299.891" calcext:value-type="float">
            <text:p>299.8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42.72" calcext:value-type="float">
            <text:p>2,942.72</text:p>
          </table:table-cell>
          <table:table-cell table:style-name="ce4" office:value-type="float" office:value="5394.09" calcext:value-type="float">
            <text:p>5,394.0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45.28" calcext:value-type="float">
            <text:p>3,445.28</text:p>
          </table:table-cell>
          <table:table-cell table:style-name="ce4" office:value-type="float" office:value="5229.91" calcext:value-type="float">
            <text:p>5,229.9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60663" calcext:value-type="float">
            <text:p>0.46</text:p>
          </table:table-cell>
          <table:table-cell table:style-name="ce4" office:value-type="float" office:value="0.507727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39337" calcext:value-type="float">
            <text:p>0.54</text:p>
          </table:table-cell>
          <table:table-cell table:style-name="ce4" office:value-type="float" office:value="0.492273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9792" calcext:value-type="float">
            <text:p>0.54</text:p>
          </table:table-cell>
          <table:table-cell table:style-name="ce4" office:value-type="float" office:value="0.375297" calcext:value-type="float">
            <text:p>0.38</text:p>
          </table:table-cell>
          <table:table-cell table:style-name="ce4"/>
          <table:table-cell table:style-name="ce6"/>
          <table:table-cell table:style-name="ce4" table:formula="of:=[.A62]/[.$X$2]" office:value-type="float" office:value="0.250917016683679" calcext:value-type="float">
            <text:p>0.25</text:p>
          </table:table-cell>
          <table:table-cell table:style-name="ce4" table:formula="of:=[.K62]" office:value-type="float" office:value="0.460663" calcext:value-type="float">
            <text:p>0.46</text:p>
          </table:table-cell>
          <table:table-cell table:style-name="ce4" table:formula="of:=[.N62]" office:value-type="float" office:value="0.539337" calcext:value-type="float">
            <text:p>0.54</text:p>
          </table:table-cell>
          <table:table-cell table:style-name="ce6" table:number-columns-repeated="2"/>
          <table:table-cell table:style-name="ce6" table:formula="of:=[.V62]" office:value-type="float" office:value="0.460663" calcext:value-type="float">
            <text:p>0.46</text:p>
          </table:table-cell>
          <table:table-cell table:style-name="ce6" table:formula="of:=[.Q62]" office:value-type="float" office:value="0.539792" calcext:value-type="float">
            <text:p>0.54</text:p>
          </table:table-cell>
          <table:table-cell table:style-name="ce6"/>
          <table:table-cell table:style-name="ce6" table:formula="of:=[.L62]" office:value-type="float" office:value="0.507727" calcext:value-type="float">
            <text:p>0.51</text:p>
          </table:table-cell>
          <table:table-cell table:style-name="ce6" table:formula="of:=[.R62]" office:value-type="float" office:value="0.37529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06.823" calcext:value-type="float">
            <text:p>306.8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42.67" calcext:value-type="float">
            <text:p>2,942.67</text:p>
          </table:table-cell>
          <table:table-cell table:style-name="ce4" office:value-type="float" office:value="5394.13" calcext:value-type="float">
            <text:p>5,394.1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45.33" calcext:value-type="float">
            <text:p>3,445.33</text:p>
          </table:table-cell>
          <table:table-cell table:style-name="ce4" office:value-type="float" office:value="5229.87" calcext:value-type="float">
            <text:p>5,229.8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60657" calcext:value-type="float">
            <text:p>0.46</text:p>
          </table:table-cell>
          <table:table-cell table:style-name="ce4" office:value-type="float" office:value="0.50773" calcext:value-type="float">
            <text:p>0.51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39343" calcext:value-type="float">
            <text:p>0.54</text:p>
          </table:table-cell>
          <table:table-cell table:style-name="ce4" office:value-type="float" office:value="0.49227" calcext:value-type="float">
            <text:p>0.49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1245" calcext:value-type="float">
            <text:p>0.54</text:p>
          </table:table-cell>
          <table:table-cell table:style-name="ce4" office:value-type="float" office:value="0.372825" calcext:value-type="float">
            <text:p>0.37</text:p>
          </table:table-cell>
          <table:table-cell table:style-name="ce4"/>
          <table:table-cell table:style-name="ce6"/>
          <table:table-cell table:style-name="ce4" table:formula="of:=[.A63]/[.$X$2]" office:value-type="float" office:value="0.256716979869141" calcext:value-type="float">
            <text:p>0.26</text:p>
          </table:table-cell>
          <table:table-cell table:style-name="ce4" table:formula="of:=[.K63]" office:value-type="float" office:value="0.460657" calcext:value-type="float">
            <text:p>0.46</text:p>
          </table:table-cell>
          <table:table-cell table:style-name="ce4" table:formula="of:=[.N63]" office:value-type="float" office:value="0.539343" calcext:value-type="float">
            <text:p>0.54</text:p>
          </table:table-cell>
          <table:table-cell table:style-name="ce6" table:number-columns-repeated="2"/>
          <table:table-cell table:style-name="ce6" table:formula="of:=[.V63]" office:value-type="float" office:value="0.460657" calcext:value-type="float">
            <text:p>0.46</text:p>
          </table:table-cell>
          <table:table-cell table:style-name="ce6" table:formula="of:=[.Q63]" office:value-type="float" office:value="0.541245" calcext:value-type="float">
            <text:p>0.54</text:p>
          </table:table-cell>
          <table:table-cell table:style-name="ce6"/>
          <table:table-cell table:style-name="ce6" table:formula="of:=[.L63]" office:value-type="float" office:value="0.50773" calcext:value-type="float">
            <text:p>0.51</text:p>
          </table:table-cell>
          <table:table-cell table:style-name="ce6" table:formula="of:=[.R63]" office:value-type="float" office:value="0.372825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312.754" calcext:value-type="float">
            <text:p>312.7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77.02" calcext:value-type="float">
            <text:p>2,977.02</text:p>
          </table:table-cell>
          <table:table-cell table:style-name="ce4" office:value-type="float" office:value="5359.78" calcext:value-type="float">
            <text:p>5,359.7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10.98" calcext:value-type="float">
            <text:p>3,410.98</text:p>
          </table:table-cell>
          <table:table-cell table:style-name="ce4" office:value-type="float" office:value="5264.22" calcext:value-type="float">
            <text:p>5,264.2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66033" calcext:value-type="float">
            <text:p>0.47</text:p>
          </table:table-cell>
          <table:table-cell table:style-name="ce4" office:value-type="float" office:value="0.504498" calcext:value-type="float">
            <text:p>0.5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33967" calcext:value-type="float">
            <text:p>0.53</text:p>
          </table:table-cell>
          <table:table-cell table:style-name="ce4" office:value-type="float" office:value="0.495502" calcext:value-type="float">
            <text:p>0.5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012" calcext:value-type="float">
            <text:p>0.53</text:p>
          </table:table-cell>
          <table:table-cell table:style-name="ce4" office:value-type="float" office:value="0.407674" calcext:value-type="float">
            <text:p>0.41</text:p>
          </table:table-cell>
          <table:table-cell table:style-name="ce4"/>
          <table:table-cell table:style-name="ce6"/>
          <table:table-cell table:style-name="ce4" table:formula="of:=[.A64]/[.$X$2]" office:value-type="float" office:value="0.261679412306096" calcext:value-type="float">
            <text:p>0.26</text:p>
          </table:table-cell>
          <table:table-cell table:style-name="ce4" table:formula="of:=[.K64]" office:value-type="float" office:value="0.466033" calcext:value-type="float">
            <text:p>0.47</text:p>
          </table:table-cell>
          <table:table-cell table:style-name="ce4" table:formula="of:=[.N64]" office:value-type="float" office:value="0.533967" calcext:value-type="float">
            <text:p>0.53</text:p>
          </table:table-cell>
          <table:table-cell table:style-name="ce6" table:number-columns-repeated="2"/>
          <table:table-cell table:style-name="ce6" table:formula="of:=[.V64]" office:value-type="float" office:value="0.466033" calcext:value-type="float">
            <text:p>0.47</text:p>
          </table:table-cell>
          <table:table-cell table:style-name="ce6" table:formula="of:=[.Q64]" office:value-type="float" office:value="0.53012" calcext:value-type="float">
            <text:p>0.53</text:p>
          </table:table-cell>
          <table:table-cell table:style-name="ce6"/>
          <table:table-cell table:style-name="ce6" table:formula="of:=[.L64]" office:value-type="float" office:value="0.504498" calcext:value-type="float">
            <text:p>0.50</text:p>
          </table:table-cell>
          <table:table-cell table:style-name="ce6" table:formula="of:=[.R64]" office:value-type="float" office:value="0.407674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318.575" calcext:value-type="float">
            <text:p>318.5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86.15" calcext:value-type="float">
            <text:p>2,986.15</text:p>
          </table:table-cell>
          <table:table-cell table:style-name="ce4" office:value-type="float" office:value="5350.65" calcext:value-type="float">
            <text:p>5,350.6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401.85" calcext:value-type="float">
            <text:p>3,401.85</text:p>
          </table:table-cell>
          <table:table-cell table:style-name="ce4" office:value-type="float" office:value="5273.35" calcext:value-type="float">
            <text:p>5,273.3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67463" calcext:value-type="float">
            <text:p>0.47</text:p>
          </table:table-cell>
          <table:table-cell table:style-name="ce4" office:value-type="float" office:value="0.503638" calcext:value-type="float">
            <text:p>0.5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32537" calcext:value-type="float">
            <text:p>0.53</text:p>
          </table:table-cell>
          <table:table-cell table:style-name="ce4" office:value-type="float" office:value="0.496362" calcext:value-type="float">
            <text:p>0.5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17024" calcext:value-type="float">
            <text:p>0.52</text:p>
          </table:table-cell>
          <table:table-cell table:style-name="ce4" office:value-type="float" office:value="0.389791" calcext:value-type="float">
            <text:p>0.39</text:p>
          </table:table-cell>
          <table:table-cell table:style-name="ce4"/>
          <table:table-cell table:style-name="ce6"/>
          <table:table-cell table:style-name="ce4" table:formula="of:=[.A65]/[.$X$2]" office:value-type="float" office:value="0.266549808397062" calcext:value-type="float">
            <text:p>0.27</text:p>
          </table:table-cell>
          <table:table-cell table:style-name="ce4" table:formula="of:=[.K65]" office:value-type="float" office:value="0.467463" calcext:value-type="float">
            <text:p>0.47</text:p>
          </table:table-cell>
          <table:table-cell table:style-name="ce4" table:formula="of:=[.N65]" office:value-type="float" office:value="0.532537" calcext:value-type="float">
            <text:p>0.53</text:p>
          </table:table-cell>
          <table:table-cell table:style-name="ce6" table:number-columns-repeated="2"/>
          <table:table-cell table:style-name="ce6" table:formula="of:=[.V65]" office:value-type="float" office:value="0.467463" calcext:value-type="float">
            <text:p>0.47</text:p>
          </table:table-cell>
          <table:table-cell table:style-name="ce6" table:formula="of:=[.Q65]" office:value-type="float" office:value="0.517024" calcext:value-type="float">
            <text:p>0.52</text:p>
          </table:table-cell>
          <table:table-cell table:style-name="ce6"/>
          <table:table-cell table:style-name="ce6" table:formula="of:=[.L65]" office:value-type="float" office:value="0.503638" calcext:value-type="float">
            <text:p>0.50</text:p>
          </table:table-cell>
          <table:table-cell table:style-name="ce6" table:formula="of:=[.R65]" office:value-type="float" office:value="0.389791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325.256" calcext:value-type="float">
            <text:p>325.2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2994.12" calcext:value-type="float">
            <text:p>2,994.12</text:p>
          </table:table-cell>
          <table:table-cell table:style-name="ce4" office:value-type="float" office:value="5342.68" calcext:value-type="float">
            <text:p>5,342.6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393.88" calcext:value-type="float">
            <text:p>3,393.88</text:p>
          </table:table-cell>
          <table:table-cell table:style-name="ce4" office:value-type="float" office:value="5281.32" calcext:value-type="float">
            <text:p>5,281.3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6871" calcext:value-type="float">
            <text:p>0.47</text:p>
          </table:table-cell>
          <table:table-cell table:style-name="ce4" office:value-type="float" office:value="0.502888" calcext:value-type="float">
            <text:p>0.5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3129" calcext:value-type="float">
            <text:p>0.53</text:p>
          </table:table-cell>
          <table:table-cell table:style-name="ce4" office:value-type="float" office:value="0.497112" calcext:value-type="float">
            <text:p>0.5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72368" calcext:value-type="float">
            <text:p>0.57</text:p>
          </table:table-cell>
          <table:table-cell table:style-name="ce4" office:value-type="float" office:value="0.382807" calcext:value-type="float">
            <text:p>0.38</text:p>
          </table:table-cell>
          <table:table-cell table:style-name="ce4"/>
          <table:table-cell table:style-name="ce6"/>
          <table:table-cell table:style-name="ce4" table:formula="of:=[.A66]/[.$X$2]" office:value-type="float" office:value="0.272139761374856" calcext:value-type="float">
            <text:p>0.27</text:p>
          </table:table-cell>
          <table:table-cell table:style-name="ce4" table:formula="of:=[.K66]" office:value-type="float" office:value="0.46871" calcext:value-type="float">
            <text:p>0.47</text:p>
          </table:table-cell>
          <table:table-cell table:style-name="ce4" table:formula="of:=[.N66]" office:value-type="float" office:value="0.53129" calcext:value-type="float">
            <text:p>0.53</text:p>
          </table:table-cell>
          <table:table-cell table:style-name="ce6" table:number-columns-repeated="2"/>
          <table:table-cell table:style-name="ce6" table:formula="of:=[.V66]" office:value-type="float" office:value="0.46871" calcext:value-type="float">
            <text:p>0.47</text:p>
          </table:table-cell>
          <table:table-cell table:style-name="ce6" table:formula="of:=[.Q66]" office:value-type="float" office:value="0.572368" calcext:value-type="float">
            <text:p>0.57</text:p>
          </table:table-cell>
          <table:table-cell table:style-name="ce6"/>
          <table:table-cell table:style-name="ce6" table:formula="of:=[.L66]" office:value-type="float" office:value="0.502888" calcext:value-type="float">
            <text:p>0.50</text:p>
          </table:table-cell>
          <table:table-cell table:style-name="ce6" table:formula="of:=[.R66]" office:value-type="float" office:value="0.38280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30.874" calcext:value-type="float">
            <text:p>330.8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016.71" calcext:value-type="float">
            <text:p>3,016.71</text:p>
          </table:table-cell>
          <table:table-cell table:style-name="ce4" office:value-type="float" office:value="5320.09" calcext:value-type="float">
            <text:p>5,320.09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371.29" calcext:value-type="float">
            <text:p>3,371.29</text:p>
          </table:table-cell>
          <table:table-cell table:style-name="ce4" office:value-type="float" office:value="5303.91" calcext:value-type="float">
            <text:p>5,303.91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72247" calcext:value-type="float">
            <text:p>0.47</text:p>
          </table:table-cell>
          <table:table-cell table:style-name="ce4" office:value-type="float" office:value="0.500761" calcext:value-type="float">
            <text:p>0.5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27753" calcext:value-type="float">
            <text:p>0.53</text:p>
          </table:table-cell>
          <table:table-cell table:style-name="ce4" office:value-type="float" office:value="0.499239" calcext:value-type="float">
            <text:p>0.5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0548" calcext:value-type="float">
            <text:p>0.52</text:p>
          </table:table-cell>
          <table:table-cell table:style-name="ce4" office:value-type="float" office:value="0.371542" calcext:value-type="float">
            <text:p>0.37</text:p>
          </table:table-cell>
          <table:table-cell table:style-name="ce4"/>
          <table:table-cell table:style-name="ce6"/>
          <table:table-cell table:style-name="ce4" table:formula="of:=[.A67]/[.$X$2]" office:value-type="float" office:value="0.276840308572767" calcext:value-type="float">
            <text:p>0.28</text:p>
          </table:table-cell>
          <table:table-cell table:style-name="ce4" table:formula="of:=[.K67]" office:value-type="float" office:value="0.472247" calcext:value-type="float">
            <text:p>0.47</text:p>
          </table:table-cell>
          <table:table-cell table:style-name="ce4" table:formula="of:=[.N67]" office:value-type="float" office:value="0.527753" calcext:value-type="float">
            <text:p>0.53</text:p>
          </table:table-cell>
          <table:table-cell table:style-name="ce6" table:number-columns-repeated="2"/>
          <table:table-cell table:style-name="ce6" table:formula="of:=[.V67]" office:value-type="float" office:value="0.472247" calcext:value-type="float">
            <text:p>0.47</text:p>
          </table:table-cell>
          <table:table-cell table:style-name="ce6" table:formula="of:=[.Q67]" office:value-type="float" office:value="0.520548" calcext:value-type="float">
            <text:p>0.52</text:p>
          </table:table-cell>
          <table:table-cell table:style-name="ce6"/>
          <table:table-cell table:style-name="ce6" table:formula="of:=[.L67]" office:value-type="float" office:value="0.500761" calcext:value-type="float">
            <text:p>0.50</text:p>
          </table:table-cell>
          <table:table-cell table:style-name="ce6" table:formula="of:=[.R67]" office:value-type="float" office:value="0.37154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336.339" calcext:value-type="float">
            <text:p>336.3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052.87" calcext:value-type="float">
            <text:p>3,052.87</text:p>
          </table:table-cell>
          <table:table-cell table:style-name="ce4" office:value-type="float" office:value="5283.94" calcext:value-type="float">
            <text:p>5,283.9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335.13" calcext:value-type="float">
            <text:p>3,335.13</text:p>
          </table:table-cell>
          <table:table-cell table:style-name="ce4" office:value-type="float" office:value="5340.06" calcext:value-type="float">
            <text:p>5,340.0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77907" calcext:value-type="float">
            <text:p>0.48</text:p>
          </table:table-cell>
          <table:table-cell table:style-name="ce4" office:value-type="float" office:value="0.497358" calcext:value-type="float">
            <text:p>0.50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22093" calcext:value-type="float">
            <text:p>0.52</text:p>
          </table:table-cell>
          <table:table-cell table:style-name="ce4" office:value-type="float" office:value="0.502642" calcext:value-type="float">
            <text:p>0.50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0296" calcext:value-type="float">
            <text:p>0.55</text:p>
          </table:table-cell>
          <table:table-cell table:style-name="ce4" office:value-type="float" office:value="0.385173" calcext:value-type="float">
            <text:p>0.39</text:p>
          </table:table-cell>
          <table:table-cell table:style-name="ce4"/>
          <table:table-cell table:style-name="ce6"/>
          <table:table-cell table:style-name="ce4" table:formula="of:=[.A68]/[.$X$2]" office:value-type="float" office:value="0.281412841580348" calcext:value-type="float">
            <text:p>0.28</text:p>
          </table:table-cell>
          <table:table-cell table:style-name="ce4" table:formula="of:=[.K68]" office:value-type="float" office:value="0.477907" calcext:value-type="float">
            <text:p>0.48</text:p>
          </table:table-cell>
          <table:table-cell table:style-name="ce4" table:formula="of:=[.N68]" office:value-type="float" office:value="0.522093" calcext:value-type="float">
            <text:p>0.52</text:p>
          </table:table-cell>
          <table:table-cell table:style-name="ce6" table:number-columns-repeated="2"/>
          <table:table-cell table:style-name="ce6" table:formula="of:=[.V68]" office:value-type="float" office:value="0.477907" calcext:value-type="float">
            <text:p>0.48</text:p>
          </table:table-cell>
          <table:table-cell table:style-name="ce6" table:formula="of:=[.Q68]" office:value-type="float" office:value="0.550296" calcext:value-type="float">
            <text:p>0.55</text:p>
          </table:table-cell>
          <table:table-cell table:style-name="ce6"/>
          <table:table-cell table:style-name="ce6" table:formula="of:=[.L68]" office:value-type="float" office:value="0.497358" calcext:value-type="float">
            <text:p>0.50</text:p>
          </table:table-cell>
          <table:table-cell table:style-name="ce6" table:formula="of:=[.R68]" office:value-type="float" office:value="0.385173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342.035" calcext:value-type="float">
            <text:p>342.0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086.66" calcext:value-type="float">
            <text:p>3,086.66</text:p>
          </table:table-cell>
          <table:table-cell table:style-name="ce4" office:value-type="float" office:value="5250.14" calcext:value-type="float">
            <text:p>5,250.1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301.34" calcext:value-type="float">
            <text:p>3,301.34</text:p>
          </table:table-cell>
          <table:table-cell table:style-name="ce4" office:value-type="float" office:value="5373.86" calcext:value-type="float">
            <text:p>5,373.8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83197" calcext:value-type="float">
            <text:p>0.48</text:p>
          </table:table-cell>
          <table:table-cell table:style-name="ce4" office:value-type="float" office:value="0.494177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16803" calcext:value-type="float">
            <text:p>0.52</text:p>
          </table:table-cell>
          <table:table-cell table:style-name="ce4" office:value-type="float" office:value="0.505823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75238" calcext:value-type="float">
            <text:p>0.58</text:p>
          </table:table-cell>
          <table:table-cell table:style-name="ce4" office:value-type="float" office:value="0.393352" calcext:value-type="float">
            <text:p>0.39</text:p>
          </table:table-cell>
          <table:table-cell table:style-name="ce4"/>
          <table:table-cell table:style-name="ce6"/>
          <table:table-cell table:style-name="ce4" table:formula="of:=[.A69]/[.$X$2]" office:value-type="float" office:value="0.286178650914507" calcext:value-type="float">
            <text:p>0.29</text:p>
          </table:table-cell>
          <table:table-cell table:style-name="ce4" table:formula="of:=[.K69]" office:value-type="float" office:value="0.483197" calcext:value-type="float">
            <text:p>0.48</text:p>
          </table:table-cell>
          <table:table-cell table:style-name="ce4" table:formula="of:=[.N69]" office:value-type="float" office:value="0.516803" calcext:value-type="float">
            <text:p>0.52</text:p>
          </table:table-cell>
          <table:table-cell table:style-name="ce6" table:number-columns-repeated="2"/>
          <table:table-cell table:style-name="ce6" table:formula="of:=[.V69]" office:value-type="float" office:value="0.483197" calcext:value-type="float">
            <text:p>0.48</text:p>
          </table:table-cell>
          <table:table-cell table:style-name="ce6" table:formula="of:=[.Q69]" office:value-type="float" office:value="0.575238" calcext:value-type="float">
            <text:p>0.58</text:p>
          </table:table-cell>
          <table:table-cell table:style-name="ce6"/>
          <table:table-cell table:style-name="ce6" table:formula="of:=[.L69]" office:value-type="float" office:value="0.494177" calcext:value-type="float">
            <text:p>0.49</text:p>
          </table:table-cell>
          <table:table-cell table:style-name="ce6" table:formula="of:=[.R69]" office:value-type="float" office:value="0.39335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348.025" calcext:value-type="float">
            <text:p>348.0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097.34" calcext:value-type="float">
            <text:p>3,097.34</text:p>
          </table:table-cell>
          <table:table-cell table:style-name="ce4" office:value-type="float" office:value="5239.46" calcext:value-type="float">
            <text:p>5,239.4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90.66" calcext:value-type="float">
            <text:p>3,290.66</text:p>
          </table:table-cell>
          <table:table-cell table:style-name="ce4" office:value-type="float" office:value="5384.54" calcext:value-type="float">
            <text:p>5,384.5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84869" calcext:value-type="float">
            <text:p>0.48</text:p>
          </table:table-cell>
          <table:table-cell table:style-name="ce4" office:value-type="float" office:value="0.493172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15131" calcext:value-type="float">
            <text:p>0.52</text:p>
          </table:table-cell>
          <table:table-cell table:style-name="ce4" office:value-type="float" office:value="0.506828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1798" calcext:value-type="float">
            <text:p>0.56</text:p>
          </table:table-cell>
          <table:table-cell table:style-name="ce4" office:value-type="float" office:value="0.367802" calcext:value-type="float">
            <text:p>0.37</text:p>
          </table:table-cell>
          <table:table-cell table:style-name="ce4"/>
          <table:table-cell table:style-name="ce6"/>
          <table:table-cell table:style-name="ce4" table:formula="of:=[.A70]/[.$X$2]" office:value-type="float" office:value="0.291190448300674" calcext:value-type="float">
            <text:p>0.29</text:p>
          </table:table-cell>
          <table:table-cell table:style-name="ce4" table:formula="of:=[.K70]" office:value-type="float" office:value="0.484869" calcext:value-type="float">
            <text:p>0.48</text:p>
          </table:table-cell>
          <table:table-cell table:style-name="ce4" table:formula="of:=[.N70]" office:value-type="float" office:value="0.515131" calcext:value-type="float">
            <text:p>0.52</text:p>
          </table:table-cell>
          <table:table-cell table:style-name="ce6" table:number-columns-repeated="2"/>
          <table:table-cell table:style-name="ce6" table:formula="of:=[.V70]" office:value-type="float" office:value="0.484869" calcext:value-type="float">
            <text:p>0.48</text:p>
          </table:table-cell>
          <table:table-cell table:style-name="ce6" table:formula="of:=[.Q70]" office:value-type="float" office:value="0.561798" calcext:value-type="float">
            <text:p>0.56</text:p>
          </table:table-cell>
          <table:table-cell table:style-name="ce6"/>
          <table:table-cell table:style-name="ce6" table:formula="of:=[.L70]" office:value-type="float" office:value="0.493172" calcext:value-type="float">
            <text:p>0.49</text:p>
          </table:table-cell>
          <table:table-cell table:style-name="ce6" table:formula="of:=[.R70]" office:value-type="float" office:value="0.36780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353.77" calcext:value-type="float">
            <text:p>353.7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09.37" calcext:value-type="float">
            <text:p>3,109.37</text:p>
          </table:table-cell>
          <table:table-cell table:style-name="ce4" office:value-type="float" office:value="5227.43" calcext:value-type="float">
            <text:p>5,227.4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78.63" calcext:value-type="float">
            <text:p>3,278.63</text:p>
          </table:table-cell>
          <table:table-cell table:style-name="ce4" office:value-type="float" office:value="5396.57" calcext:value-type="float">
            <text:p>5,396.5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86753" calcext:value-type="float">
            <text:p>0.49</text:p>
          </table:table-cell>
          <table:table-cell table:style-name="ce4" office:value-type="float" office:value="0.49204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13247" calcext:value-type="float">
            <text:p>0.51</text:p>
          </table:table-cell>
          <table:table-cell table:style-name="ce4" office:value-type="float" office:value="0.50796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8621" calcext:value-type="float">
            <text:p>0.56</text:p>
          </table:table-cell>
          <table:table-cell table:style-name="ce4" office:value-type="float" office:value="0.37884" calcext:value-type="float">
            <text:p>0.38</text:p>
          </table:table-cell>
          <table:table-cell table:style-name="ce4"/>
          <table:table-cell table:style-name="ce6"/>
          <table:table-cell table:style-name="ce4" table:formula="of:=[.A71]/[.$X$2]" office:value-type="float" office:value="0.295997255643501" calcext:value-type="float">
            <text:p>0.30</text:p>
          </table:table-cell>
          <table:table-cell table:style-name="ce4" table:formula="of:=[.K71]" office:value-type="float" office:value="0.486753" calcext:value-type="float">
            <text:p>0.49</text:p>
          </table:table-cell>
          <table:table-cell table:style-name="ce4" table:formula="of:=[.N71]" office:value-type="float" office:value="0.513247" calcext:value-type="float">
            <text:p>0.51</text:p>
          </table:table-cell>
          <table:table-cell table:style-name="ce6" table:number-columns-repeated="2"/>
          <table:table-cell table:style-name="ce6" table:formula="of:=[.V71]" office:value-type="float" office:value="0.486753" calcext:value-type="float">
            <text:p>0.49</text:p>
          </table:table-cell>
          <table:table-cell table:style-name="ce6" table:formula="of:=[.Q71]" office:value-type="float" office:value="0.558621" calcext:value-type="float">
            <text:p>0.56</text:p>
          </table:table-cell>
          <table:table-cell table:style-name="ce6"/>
          <table:table-cell table:style-name="ce6" table:formula="of:=[.L71]" office:value-type="float" office:value="0.49204" calcext:value-type="float">
            <text:p>0.49</text:p>
          </table:table-cell>
          <table:table-cell table:style-name="ce6" table:formula="of:=[.R71]" office:value-type="float" office:value="0.3788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59.974" calcext:value-type="float">
            <text:p>359.9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06.08" calcext:value-type="float">
            <text:p>3,106.08</text:p>
          </table:table-cell>
          <table:table-cell table:style-name="ce4" office:value-type="float" office:value="5230.73" calcext:value-type="float">
            <text:p>5,230.7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81.92" calcext:value-type="float">
            <text:p>3,281.92</text:p>
          </table:table-cell>
          <table:table-cell table:style-name="ce4" office:value-type="float" office:value="5393.27" calcext:value-type="float">
            <text:p>5,393.2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86236" calcext:value-type="float">
            <text:p>0.49</text:p>
          </table:table-cell>
          <table:table-cell table:style-name="ce4" office:value-type="float" office:value="0.49235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13764" calcext:value-type="float">
            <text:p>0.51</text:p>
          </table:table-cell>
          <table:table-cell table:style-name="ce4" office:value-type="float" office:value="0.50765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5113" calcext:value-type="float">
            <text:p>0.56</text:p>
          </table:table-cell>
          <table:table-cell table:style-name="ce4" office:value-type="float" office:value="0.365031" calcext:value-type="float">
            <text:p>0.37</text:p>
          </table:table-cell>
          <table:table-cell table:style-name="ce4"/>
          <table:table-cell table:style-name="ce6"/>
          <table:table-cell table:style-name="ce4" table:formula="of:=[.A72]/[.$X$2]" office:value-type="float" office:value="0.301188105557322" calcext:value-type="float">
            <text:p>0.30</text:p>
          </table:table-cell>
          <table:table-cell table:style-name="ce4" table:formula="of:=[.K72]" office:value-type="float" office:value="0.486236" calcext:value-type="float">
            <text:p>0.49</text:p>
          </table:table-cell>
          <table:table-cell table:style-name="ce4" table:formula="of:=[.N72]" office:value-type="float" office:value="0.513764" calcext:value-type="float">
            <text:p>0.51</text:p>
          </table:table-cell>
          <table:table-cell table:style-name="ce6" table:number-columns-repeated="2"/>
          <table:table-cell table:style-name="ce6" table:formula="of:=[.V72]" office:value-type="float" office:value="0.486236" calcext:value-type="float">
            <text:p>0.49</text:p>
          </table:table-cell>
          <table:table-cell table:style-name="ce6" table:formula="of:=[.Q72]" office:value-type="float" office:value="0.555113" calcext:value-type="float">
            <text:p>0.56</text:p>
          </table:table-cell>
          <table:table-cell table:style-name="ce6"/>
          <table:table-cell table:style-name="ce6" table:formula="of:=[.L72]" office:value-type="float" office:value="0.49235" calcext:value-type="float">
            <text:p>0.49</text:p>
          </table:table-cell>
          <table:table-cell table:style-name="ce6" table:formula="of:=[.R72]" office:value-type="float" office:value="0.365031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365.817" calcext:value-type="float">
            <text:p>365.8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11.54" calcext:value-type="float">
            <text:p>3,111.54</text:p>
          </table:table-cell>
          <table:table-cell table:style-name="ce4" office:value-type="float" office:value="5225.27" calcext:value-type="float">
            <text:p>5,225.2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76.46" calcext:value-type="float">
            <text:p>3,276.46</text:p>
          </table:table-cell>
          <table:table-cell table:style-name="ce4" office:value-type="float" office:value="5398.73" calcext:value-type="float">
            <text:p>5,398.7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87091" calcext:value-type="float">
            <text:p>0.49</text:p>
          </table:table-cell>
          <table:table-cell table:style-name="ce4" office:value-type="float" office:value="0.491836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12909" calcext:value-type="float">
            <text:p>0.51</text:p>
          </table:table-cell>
          <table:table-cell table:style-name="ce4" office:value-type="float" office:value="0.508164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77508" calcext:value-type="float">
            <text:p>0.58</text:p>
          </table:table-cell>
          <table:table-cell table:style-name="ce4" office:value-type="float" office:value="0.38024" calcext:value-type="float">
            <text:p>0.38</text:p>
          </table:table-cell>
          <table:table-cell table:style-name="ce4"/>
          <table:table-cell table:style-name="ce6"/>
          <table:table-cell table:style-name="ce4" table:formula="of:=[.A73]/[.$X$2]" office:value-type="float" office:value="0.306076908917485" calcext:value-type="float">
            <text:p>0.31</text:p>
          </table:table-cell>
          <table:table-cell table:style-name="ce4" table:formula="of:=[.K73]" office:value-type="float" office:value="0.487091" calcext:value-type="float">
            <text:p>0.49</text:p>
          </table:table-cell>
          <table:table-cell table:style-name="ce4" table:formula="of:=[.N73]" office:value-type="float" office:value="0.512909" calcext:value-type="float">
            <text:p>0.51</text:p>
          </table:table-cell>
          <table:table-cell table:style-name="ce6" table:number-columns-repeated="2"/>
          <table:table-cell table:style-name="ce6" table:formula="of:=[.V73]" office:value-type="float" office:value="0.487091" calcext:value-type="float">
            <text:p>0.49</text:p>
          </table:table-cell>
          <table:table-cell table:style-name="ce6" table:formula="of:=[.Q73]" office:value-type="float" office:value="0.577508" calcext:value-type="float">
            <text:p>0.58</text:p>
          </table:table-cell>
          <table:table-cell table:style-name="ce6"/>
          <table:table-cell table:style-name="ce6" table:formula="of:=[.L73]" office:value-type="float" office:value="0.491836" calcext:value-type="float">
            <text:p>0.49</text:p>
          </table:table-cell>
          <table:table-cell table:style-name="ce6" table:formula="of:=[.R73]" office:value-type="float" office:value="0.3802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71.853" calcext:value-type="float">
            <text:p>371.8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35.5" calcext:value-type="float">
            <text:p>3,135.50</text:p>
          </table:table-cell>
          <table:table-cell table:style-name="ce4" office:value-type="float" office:value="5201.3" calcext:value-type="float">
            <text:p>5,201.3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52.5" calcext:value-type="float">
            <text:p>3,252.50</text:p>
          </table:table-cell>
          <table:table-cell table:style-name="ce4" office:value-type="float" office:value="5422.7" calcext:value-type="float">
            <text:p>5,422.7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90843" calcext:value-type="float">
            <text:p>0.49</text:p>
          </table:table-cell>
          <table:table-cell table:style-name="ce4" office:value-type="float" office:value="0.48958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09157" calcext:value-type="float">
            <text:p>0.51</text:p>
          </table:table-cell>
          <table:table-cell table:style-name="ce4" office:value-type="float" office:value="0.51042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602941" calcext:value-type="float">
            <text:p>0.60</text:p>
          </table:table-cell>
          <table:table-cell table:style-name="ce4" office:value-type="float" office:value="0.375093" calcext:value-type="float">
            <text:p>0.38</text:p>
          </table:table-cell>
          <table:table-cell table:style-name="ce4"/>
          <table:table-cell table:style-name="ce6"/>
          <table:table-cell table:style-name="ce4" table:formula="of:=[.A74]/[.$X$2]" office:value-type="float" office:value="0.311127194230158" calcext:value-type="float">
            <text:p>0.31</text:p>
          </table:table-cell>
          <table:table-cell table:style-name="ce4" table:formula="of:=[.K74]" office:value-type="float" office:value="0.490843" calcext:value-type="float">
            <text:p>0.49</text:p>
          </table:table-cell>
          <table:table-cell table:style-name="ce4" table:formula="of:=[.N74]" office:value-type="float" office:value="0.509157" calcext:value-type="float">
            <text:p>0.51</text:p>
          </table:table-cell>
          <table:table-cell table:style-name="ce6" table:number-columns-repeated="2"/>
          <table:table-cell table:style-name="ce6" table:formula="of:=[.V74]" office:value-type="float" office:value="0.490843" calcext:value-type="float">
            <text:p>0.49</text:p>
          </table:table-cell>
          <table:table-cell table:style-name="ce6" table:formula="of:=[.Q74]" office:value-type="float" office:value="0.602941" calcext:value-type="float">
            <text:p>0.60</text:p>
          </table:table-cell>
          <table:table-cell table:style-name="ce6"/>
          <table:table-cell table:style-name="ce6" table:formula="of:=[.L74]" office:value-type="float" office:value="0.48958" calcext:value-type="float">
            <text:p>0.49</text:p>
          </table:table-cell>
          <table:table-cell table:style-name="ce6" table:formula="of:=[.R74]" office:value-type="float" office:value="0.375093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77.328" calcext:value-type="float">
            <text:p>377.3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65.37" calcext:value-type="float">
            <text:p>3,165.37</text:p>
          </table:table-cell>
          <table:table-cell table:style-name="ce4" office:value-type="float" office:value="5171.44" calcext:value-type="float">
            <text:p>5,171.4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22.63" calcext:value-type="float">
            <text:p>3,222.63</text:p>
          </table:table-cell>
          <table:table-cell table:style-name="ce4" office:value-type="float" office:value="5452.56" calcext:value-type="float">
            <text:p>5,452.5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95518" calcext:value-type="float">
            <text:p>0.50</text:p>
          </table:table-cell>
          <table:table-cell table:style-name="ce4" office:value-type="float" office:value="0.486769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04482" calcext:value-type="float">
            <text:p>0.50</text:p>
          </table:table-cell>
          <table:table-cell table:style-name="ce4" office:value-type="float" office:value="0.513231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5688" calcext:value-type="float">
            <text:p>0.57</text:p>
          </table:table-cell>
          <table:table-cell table:style-name="ce4" office:value-type="float" office:value="0.387042" calcext:value-type="float">
            <text:p>0.39</text:p>
          </table:table-cell>
          <table:table-cell table:style-name="ce4"/>
          <table:table-cell table:style-name="ce6"/>
          <table:table-cell table:style-name="ce4" table:formula="of:=[.A75]/[.$X$2]" office:value-type="float" office:value="0.315708094178283" calcext:value-type="float">
            <text:p>0.32</text:p>
          </table:table-cell>
          <table:table-cell table:style-name="ce4" table:formula="of:=[.K75]" office:value-type="float" office:value="0.495518" calcext:value-type="float">
            <text:p>0.50</text:p>
          </table:table-cell>
          <table:table-cell table:style-name="ce4" table:formula="of:=[.N75]" office:value-type="float" office:value="0.504482" calcext:value-type="float">
            <text:p>0.50</text:p>
          </table:table-cell>
          <table:table-cell table:style-name="ce6" table:number-columns-repeated="2"/>
          <table:table-cell table:style-name="ce6" table:formula="of:=[.V75]" office:value-type="float" office:value="0.495518" calcext:value-type="float">
            <text:p>0.50</text:p>
          </table:table-cell>
          <table:table-cell table:style-name="ce6" table:formula="of:=[.Q75]" office:value-type="float" office:value="0.565688" calcext:value-type="float">
            <text:p>0.57</text:p>
          </table:table-cell>
          <table:table-cell table:style-name="ce6"/>
          <table:table-cell table:style-name="ce6" table:formula="of:=[.L75]" office:value-type="float" office:value="0.486769" calcext:value-type="float">
            <text:p>0.49</text:p>
          </table:table-cell>
          <table:table-cell table:style-name="ce6" table:formula="of:=[.R75]" office:value-type="float" office:value="0.38704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383.1" calcext:value-type="float">
            <text:p>383.1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169.2" calcext:value-type="float">
            <text:p>3,169.20</text:p>
          </table:table-cell>
          <table:table-cell table:style-name="ce4" office:value-type="float" office:value="5167.6" calcext:value-type="float">
            <text:p>5,167.6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218.8" calcext:value-type="float">
            <text:p>3,218.80</text:p>
          </table:table-cell>
          <table:table-cell table:style-name="ce4" office:value-type="float" office:value="5456.4" calcext:value-type="float">
            <text:p>5,456.4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496118" calcext:value-type="float">
            <text:p>0.50</text:p>
          </table:table-cell>
          <table:table-cell table:style-name="ce4" office:value-type="float" office:value="0.486408" calcext:value-type="float">
            <text:p>0.49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503882" calcext:value-type="float">
            <text:p>0.50</text:p>
          </table:table-cell>
          <table:table-cell table:style-name="ce4" office:value-type="float" office:value="0.513592" calcext:value-type="float">
            <text:p>0.51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1074" calcext:value-type="float">
            <text:p>0.56</text:p>
          </table:table-cell>
          <table:table-cell table:style-name="ce4" office:value-type="float" office:value="0.400778" calcext:value-type="float">
            <text:p>0.40</text:p>
          </table:table-cell>
          <table:table-cell table:style-name="ce4"/>
          <table:table-cell table:style-name="ce6"/>
          <table:table-cell table:style-name="ce4" table:formula="of:=[.A76]/[.$X$2]" office:value-type="float" office:value="0.32053749226058" calcext:value-type="float">
            <text:p>0.32</text:p>
          </table:table-cell>
          <table:table-cell table:style-name="ce4" table:formula="of:=[.K76]" office:value-type="float" office:value="0.496118" calcext:value-type="float">
            <text:p>0.50</text:p>
          </table:table-cell>
          <table:table-cell table:style-name="ce4" table:formula="of:=[.N76]" office:value-type="float" office:value="0.503882" calcext:value-type="float">
            <text:p>0.50</text:p>
          </table:table-cell>
          <table:table-cell table:style-name="ce6" table:number-columns-repeated="2"/>
          <table:table-cell table:style-name="ce6" table:formula="of:=[.V76]" office:value-type="float" office:value="0.496118" calcext:value-type="float">
            <text:p>0.50</text:p>
          </table:table-cell>
          <table:table-cell table:style-name="ce6" table:formula="of:=[.Q76]" office:value-type="float" office:value="0.561074" calcext:value-type="float">
            <text:p>0.56</text:p>
          </table:table-cell>
          <table:table-cell table:style-name="ce6"/>
          <table:table-cell table:style-name="ce6" table:formula="of:=[.L76]" office:value-type="float" office:value="0.486408" calcext:value-type="float">
            <text:p>0.49</text:p>
          </table:table-cell>
          <table:table-cell table:style-name="ce6" table:formula="of:=[.R76]" office:value-type="float" office:value="0.400778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388.851" calcext:value-type="float">
            <text:p>388.8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14.35" calcext:value-type="float">
            <text:p>3,214.35</text:p>
          </table:table-cell>
          <table:table-cell table:style-name="ce4" office:value-type="float" office:value="5122.46" calcext:value-type="float">
            <text:p>5,122.4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73.65" calcext:value-type="float">
            <text:p>3,173.65</text:p>
          </table:table-cell>
          <table:table-cell table:style-name="ce4" office:value-type="float" office:value="5501.54" calcext:value-type="float">
            <text:p>5,501.5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03185" calcext:value-type="float">
            <text:p>0.50</text:p>
          </table:table-cell>
          <table:table-cell table:style-name="ce4" office:value-type="float" office:value="0.482159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96815" calcext:value-type="float">
            <text:p>0.50</text:p>
          </table:table-cell>
          <table:table-cell table:style-name="ce4" office:value-type="float" office:value="0.517841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3878" calcext:value-type="float">
            <text:p>0.52</text:p>
          </table:table-cell>
          <table:table-cell table:style-name="ce4" office:value-type="float" office:value="0.382022" calcext:value-type="float">
            <text:p>0.38</text:p>
          </table:table-cell>
          <table:table-cell table:style-name="ce4"/>
          <table:table-cell table:style-name="ce6"/>
          <table:table-cell table:style-name="ce4" table:formula="of:=[.A77]/[.$X$2]" office:value-type="float" office:value="0.325349319767734" calcext:value-type="float">
            <text:p>0.33</text:p>
          </table:table-cell>
          <table:table-cell table:style-name="ce4" table:formula="of:=[.K77]" office:value-type="float" office:value="0.503185" calcext:value-type="float">
            <text:p>0.50</text:p>
          </table:table-cell>
          <table:table-cell table:style-name="ce4" table:formula="of:=[.N77]" office:value-type="float" office:value="0.496815" calcext:value-type="float">
            <text:p>0.50</text:p>
          </table:table-cell>
          <table:table-cell table:style-name="ce6" table:number-columns-repeated="2"/>
          <table:table-cell table:style-name="ce6" table:formula="of:=[.V77]" office:value-type="float" office:value="0.503185" calcext:value-type="float">
            <text:p>0.50</text:p>
          </table:table-cell>
          <table:table-cell table:style-name="ce6" table:formula="of:=[.Q77]" office:value-type="float" office:value="0.523878" calcext:value-type="float">
            <text:p>0.52</text:p>
          </table:table-cell>
          <table:table-cell table:style-name="ce6"/>
          <table:table-cell table:style-name="ce6" table:formula="of:=[.L77]" office:value-type="float" office:value="0.482159" calcext:value-type="float">
            <text:p>0.48</text:p>
          </table:table-cell>
          <table:table-cell table:style-name="ce6" table:formula="of:=[.R77]" office:value-type="float" office:value="0.38202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395.13" calcext:value-type="float">
            <text:p>395.1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42.21" calcext:value-type="float">
            <text:p>3,242.21</text:p>
          </table:table-cell>
          <table:table-cell table:style-name="ce4" office:value-type="float" office:value="5094.6" calcext:value-type="float">
            <text:p>5,094.6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45.79" calcext:value-type="float">
            <text:p>3,145.79</text:p>
          </table:table-cell>
          <table:table-cell table:style-name="ce4" office:value-type="float" office:value="5529.4" calcext:value-type="float">
            <text:p>5,529.4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07546" calcext:value-type="float">
            <text:p>0.51</text:p>
          </table:table-cell>
          <table:table-cell table:style-name="ce4" office:value-type="float" office:value="0.479537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92454" calcext:value-type="float">
            <text:p>0.49</text:p>
          </table:table-cell>
          <table:table-cell table:style-name="ce4" office:value-type="float" office:value="0.520463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406" calcext:value-type="float">
            <text:p>0.53</text:p>
          </table:table-cell>
          <table:table-cell table:style-name="ce4" office:value-type="float" office:value="0.394464" calcext:value-type="float">
            <text:p>0.39</text:p>
          </table:table-cell>
          <table:table-cell table:style-name="ce4"/>
          <table:table-cell table:style-name="ce6"/>
          <table:table-cell table:style-name="ce4" table:formula="of:=[.A78]/[.$X$2]" office:value-type="float" office:value="0.330602921735638" calcext:value-type="float">
            <text:p>0.33</text:p>
          </table:table-cell>
          <table:table-cell table:style-name="ce4" table:formula="of:=[.K78]" office:value-type="float" office:value="0.507546" calcext:value-type="float">
            <text:p>0.51</text:p>
          </table:table-cell>
          <table:table-cell table:style-name="ce4" table:formula="of:=[.N78]" office:value-type="float" office:value="0.492454" calcext:value-type="float">
            <text:p>0.49</text:p>
          </table:table-cell>
          <table:table-cell table:style-name="ce6" table:number-columns-repeated="2"/>
          <table:table-cell table:style-name="ce6" table:formula="of:=[.V78]" office:value-type="float" office:value="0.507546" calcext:value-type="float">
            <text:p>0.51</text:p>
          </table:table-cell>
          <table:table-cell table:style-name="ce6" table:formula="of:=[.Q78]" office:value-type="float" office:value="0.53406" calcext:value-type="float">
            <text:p>0.53</text:p>
          </table:table-cell>
          <table:table-cell table:style-name="ce6"/>
          <table:table-cell table:style-name="ce6" table:formula="of:=[.L78]" office:value-type="float" office:value="0.479537" calcext:value-type="float">
            <text:p>0.48</text:p>
          </table:table-cell>
          <table:table-cell table:style-name="ce6" table:formula="of:=[.R78]" office:value-type="float" office:value="0.39446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01.004" calcext:value-type="float">
            <text:p>401.0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37" calcext:value-type="float">
            <text:p>3,237.00</text:p>
          </table:table-cell>
          <table:table-cell table:style-name="ce4" office:value-type="float" office:value="5099.8" calcext:value-type="float">
            <text:p>5,099.8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51" calcext:value-type="float">
            <text:p>3,151.00</text:p>
          </table:table-cell>
          <table:table-cell table:style-name="ce4" office:value-type="float" office:value="5524.2" calcext:value-type="float">
            <text:p>5,524.2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06732" calcext:value-type="float">
            <text:p>0.51</text:p>
          </table:table-cell>
          <table:table-cell table:style-name="ce4" office:value-type="float" office:value="0.480026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93268" calcext:value-type="float">
            <text:p>0.49</text:p>
          </table:table-cell>
          <table:table-cell table:style-name="ce4" office:value-type="float" office:value="0.519974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9193" calcext:value-type="float">
            <text:p>0.53</text:p>
          </table:table-cell>
          <table:table-cell table:style-name="ce4" office:value-type="float" office:value="0.36673" calcext:value-type="float">
            <text:p>0.37</text:p>
          </table:table-cell>
          <table:table-cell table:style-name="ce4"/>
          <table:table-cell table:style-name="ce6"/>
          <table:table-cell table:style-name="ce4" table:formula="of:=[.A79]/[.$X$2]" office:value-type="float" office:value="0.335517662611489" calcext:value-type="float">
            <text:p>0.34</text:p>
          </table:table-cell>
          <table:table-cell table:style-name="ce4" table:formula="of:=[.K79]" office:value-type="float" office:value="0.506732" calcext:value-type="float">
            <text:p>0.51</text:p>
          </table:table-cell>
          <table:table-cell table:style-name="ce4" table:formula="of:=[.N79]" office:value-type="float" office:value="0.493268" calcext:value-type="float">
            <text:p>0.49</text:p>
          </table:table-cell>
          <table:table-cell table:style-name="ce6" table:number-columns-repeated="2"/>
          <table:table-cell table:style-name="ce6" table:formula="of:=[.V79]" office:value-type="float" office:value="0.506732" calcext:value-type="float">
            <text:p>0.51</text:p>
          </table:table-cell>
          <table:table-cell table:style-name="ce6" table:formula="of:=[.Q79]" office:value-type="float" office:value="0.529193" calcext:value-type="float">
            <text:p>0.53</text:p>
          </table:table-cell>
          <table:table-cell table:style-name="ce6"/>
          <table:table-cell table:style-name="ce6" table:formula="of:=[.L79]" office:value-type="float" office:value="0.480026" calcext:value-type="float">
            <text:p>0.48</text:p>
          </table:table-cell>
          <table:table-cell table:style-name="ce6" table:formula="of:=[.R79]" office:value-type="float" office:value="0.36673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407.674" calcext:value-type="float">
            <text:p>407.6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56.78" calcext:value-type="float">
            <text:p>3,256.78</text:p>
          </table:table-cell>
          <table:table-cell table:style-name="ce4" office:value-type="float" office:value="5080.02" calcext:value-type="float">
            <text:p>5,080.0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31.22" calcext:value-type="float">
            <text:p>3,131.22</text:p>
          </table:table-cell>
          <table:table-cell table:style-name="ce4" office:value-type="float" office:value="5543.98" calcext:value-type="float">
            <text:p>5,543.9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09828" calcext:value-type="float">
            <text:p>0.51</text:p>
          </table:table-cell>
          <table:table-cell table:style-name="ce4" office:value-type="float" office:value="0.478165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90172" calcext:value-type="float">
            <text:p>0.49</text:p>
          </table:table-cell>
          <table:table-cell table:style-name="ce4" office:value-type="float" office:value="0.521835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132" calcext:value-type="float">
            <text:p>0.55</text:p>
          </table:table-cell>
          <table:table-cell table:style-name="ce4" office:value-type="float" office:value="0.38499" calcext:value-type="float">
            <text:p>0.38</text:p>
          </table:table-cell>
          <table:table-cell table:style-name="ce4"/>
          <table:table-cell table:style-name="ce6"/>
          <table:table-cell table:style-name="ce4" table:formula="of:=[.A80]/[.$X$2]" office:value-type="float" office:value="0.341098411954685" calcext:value-type="float">
            <text:p>0.34</text:p>
          </table:table-cell>
          <table:table-cell table:style-name="ce4" table:formula="of:=[.K80]" office:value-type="float" office:value="0.509828" calcext:value-type="float">
            <text:p>0.51</text:p>
          </table:table-cell>
          <table:table-cell table:style-name="ce4" table:formula="of:=[.N80]" office:value-type="float" office:value="0.490172" calcext:value-type="float">
            <text:p>0.49</text:p>
          </table:table-cell>
          <table:table-cell table:style-name="ce6" table:number-columns-repeated="2"/>
          <table:table-cell table:style-name="ce6" table:formula="of:=[.V80]" office:value-type="float" office:value="0.509828" calcext:value-type="float">
            <text:p>0.51</text:p>
          </table:table-cell>
          <table:table-cell table:style-name="ce6" table:formula="of:=[.Q80]" office:value-type="float" office:value="0.55132" calcext:value-type="float">
            <text:p>0.55</text:p>
          </table:table-cell>
          <table:table-cell table:style-name="ce6"/>
          <table:table-cell table:style-name="ce6" table:formula="of:=[.L80]" office:value-type="float" office:value="0.478165" calcext:value-type="float">
            <text:p>0.48</text:p>
          </table:table-cell>
          <table:table-cell table:style-name="ce6" table:formula="of:=[.R80]" office:value-type="float" office:value="0.3849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13.138" calcext:value-type="float">
            <text:p>413.1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84.32" calcext:value-type="float">
            <text:p>3,284.32</text:p>
          </table:table-cell>
          <table:table-cell table:style-name="ce4" office:value-type="float" office:value="5052.48" calcext:value-type="float">
            <text:p>5,052.4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03.68" calcext:value-type="float">
            <text:p>3,103.68</text:p>
          </table:table-cell>
          <table:table-cell table:style-name="ce4" office:value-type="float" office:value="5571.52" calcext:value-type="float">
            <text:p>5,571.5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414" calcext:value-type="float">
            <text:p>0.51</text:p>
          </table:table-cell>
          <table:table-cell table:style-name="ce4" office:value-type="float" office:value="0.475572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586" calcext:value-type="float">
            <text:p>0.49</text:p>
          </table:table-cell>
          <table:table-cell table:style-name="ce4" office:value-type="float" office:value="0.524428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8875" calcext:value-type="float">
            <text:p>0.56</text:p>
          </table:table-cell>
          <table:table-cell table:style-name="ce4" office:value-type="float" office:value="0.380097" calcext:value-type="float">
            <text:p>0.38</text:p>
          </table:table-cell>
          <table:table-cell table:style-name="ce4"/>
          <table:table-cell table:style-name="ce6"/>
          <table:table-cell table:style-name="ce4" table:formula="of:=[.A81]/[.$X$2]" office:value-type="float" office:value="0.345670108268211" calcext:value-type="float">
            <text:p>0.35</text:p>
          </table:table-cell>
          <table:table-cell table:style-name="ce4" table:formula="of:=[.K81]" office:value-type="float" office:value="0.51414" calcext:value-type="float">
            <text:p>0.51</text:p>
          </table:table-cell>
          <table:table-cell table:style-name="ce4" table:formula="of:=[.N81]" office:value-type="float" office:value="0.48586" calcext:value-type="float">
            <text:p>0.49</text:p>
          </table:table-cell>
          <table:table-cell table:style-name="ce6" table:number-columns-repeated="2"/>
          <table:table-cell table:style-name="ce6" table:formula="of:=[.V81]" office:value-type="float" office:value="0.51414" calcext:value-type="float">
            <text:p>0.51</text:p>
          </table:table-cell>
          <table:table-cell table:style-name="ce6" table:formula="of:=[.Q81]" office:value-type="float" office:value="0.558875" calcext:value-type="float">
            <text:p>0.56</text:p>
          </table:table-cell>
          <table:table-cell table:style-name="ce6"/>
          <table:table-cell table:style-name="ce6" table:formula="of:=[.L81]" office:value-type="float" office:value="0.475572" calcext:value-type="float">
            <text:p>0.48</text:p>
          </table:table-cell>
          <table:table-cell table:style-name="ce6" table:formula="of:=[.R81]" office:value-type="float" office:value="0.38009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19.933" calcext:value-type="float">
            <text:p>419.9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86.97" calcext:value-type="float">
            <text:p>3,286.97</text:p>
          </table:table-cell>
          <table:table-cell table:style-name="ce4" office:value-type="float" office:value="5049.83" calcext:value-type="float">
            <text:p>5,049.8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01.03" calcext:value-type="float">
            <text:p>3,101.03</text:p>
          </table:table-cell>
          <table:table-cell table:style-name="ce4" office:value-type="float" office:value="5574.17" calcext:value-type="float">
            <text:p>5,574.1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4554" calcext:value-type="float">
            <text:p>0.51</text:p>
          </table:table-cell>
          <table:table-cell table:style-name="ce4" office:value-type="float" office:value="0.475323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5446" calcext:value-type="float">
            <text:p>0.49</text:p>
          </table:table-cell>
          <table:table-cell table:style-name="ce4" office:value-type="float" office:value="0.524677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8244" calcext:value-type="float">
            <text:p>0.53</text:p>
          </table:table-cell>
          <table:table-cell table:style-name="ce4" office:value-type="float" office:value="0.38806" calcext:value-type="float">
            <text:p>0.39</text:p>
          </table:table-cell>
          <table:table-cell table:style-name="ce4"/>
          <table:table-cell table:style-name="ce6"/>
          <table:table-cell table:style-name="ce4" table:formula="of:=[.A82]/[.$X$2]" office:value-type="float" office:value="0.351355444368212" calcext:value-type="float">
            <text:p>0.35</text:p>
          </table:table-cell>
          <table:table-cell table:style-name="ce4" table:formula="of:=[.K82]" office:value-type="float" office:value="0.514554" calcext:value-type="float">
            <text:p>0.51</text:p>
          </table:table-cell>
          <table:table-cell table:style-name="ce4" table:formula="of:=[.N82]" office:value-type="float" office:value="0.485446" calcext:value-type="float">
            <text:p>0.49</text:p>
          </table:table-cell>
          <table:table-cell table:style-name="ce6" table:number-columns-repeated="2"/>
          <table:table-cell table:style-name="ce6" table:formula="of:=[.V82]" office:value-type="float" office:value="0.514554" calcext:value-type="float">
            <text:p>0.51</text:p>
          </table:table-cell>
          <table:table-cell table:style-name="ce6" table:formula="of:=[.Q82]" office:value-type="float" office:value="0.528244" calcext:value-type="float">
            <text:p>0.53</text:p>
          </table:table-cell>
          <table:table-cell table:style-name="ce6"/>
          <table:table-cell table:style-name="ce6" table:formula="of:=[.L82]" office:value-type="float" office:value="0.475323" calcext:value-type="float">
            <text:p>0.48</text:p>
          </table:table-cell>
          <table:table-cell table:style-name="ce6" table:formula="of:=[.R82]" office:value-type="float" office:value="0.38806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25.901" calcext:value-type="float">
            <text:p>425.9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95.42" calcext:value-type="float">
            <text:p>3,295.42</text:p>
          </table:table-cell>
          <table:table-cell table:style-name="ce4" office:value-type="float" office:value="5041.38" calcext:value-type="float">
            <text:p>5,041.3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92.58" calcext:value-type="float">
            <text:p>3,092.58</text:p>
          </table:table-cell>
          <table:table-cell table:style-name="ce4" office:value-type="float" office:value="5582.62" calcext:value-type="float">
            <text:p>5,582.6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5877" calcext:value-type="float">
            <text:p>0.52</text:p>
          </table:table-cell>
          <table:table-cell table:style-name="ce4" office:value-type="float" office:value="0.474527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4123" calcext:value-type="float">
            <text:p>0.48</text:p>
          </table:table-cell>
          <table:table-cell table:style-name="ce4" office:value-type="float" office:value="0.525473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4474" calcext:value-type="float">
            <text:p>0.54</text:p>
          </table:table-cell>
          <table:table-cell table:style-name="ce4" office:value-type="float" office:value="0.388646" calcext:value-type="float">
            <text:p>0.39</text:p>
          </table:table-cell>
          <table:table-cell table:style-name="ce4"/>
          <table:table-cell table:style-name="ce6"/>
          <table:table-cell table:style-name="ce4" table:formula="of:=[.A83]/[.$X$2]" office:value-type="float" office:value="0.356348834485182" calcext:value-type="float">
            <text:p>0.36</text:p>
          </table:table-cell>
          <table:table-cell table:style-name="ce4" table:formula="of:=[.K83]" office:value-type="float" office:value="0.515877" calcext:value-type="float">
            <text:p>0.52</text:p>
          </table:table-cell>
          <table:table-cell table:style-name="ce4" table:formula="of:=[.N83]" office:value-type="float" office:value="0.484123" calcext:value-type="float">
            <text:p>0.48</text:p>
          </table:table-cell>
          <table:table-cell table:style-name="ce6" table:number-columns-repeated="2"/>
          <table:table-cell table:style-name="ce6" table:formula="of:=[.V83]" office:value-type="float" office:value="0.515877" calcext:value-type="float">
            <text:p>0.52</text:p>
          </table:table-cell>
          <table:table-cell table:style-name="ce6" table:formula="of:=[.Q83]" office:value-type="float" office:value="0.544474" calcext:value-type="float">
            <text:p>0.54</text:p>
          </table:table-cell>
          <table:table-cell table:style-name="ce6"/>
          <table:table-cell table:style-name="ce6" table:formula="of:=[.L83]" office:value-type="float" office:value="0.474527" calcext:value-type="float">
            <text:p>0.47</text:p>
          </table:table-cell>
          <table:table-cell table:style-name="ce6" table:formula="of:=[.R83]" office:value-type="float" office:value="0.388646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31.446" calcext:value-type="float">
            <text:p>431.4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83.46" calcext:value-type="float">
            <text:p>3,283.46</text:p>
          </table:table-cell>
          <table:table-cell table:style-name="ce4" office:value-type="float" office:value="5053.34" calcext:value-type="float">
            <text:p>5,053.3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104.54" calcext:value-type="float">
            <text:p>3,104.54</text:p>
          </table:table-cell>
          <table:table-cell table:style-name="ce4" office:value-type="float" office:value="5570.66" calcext:value-type="float">
            <text:p>5,570.6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4005" calcext:value-type="float">
            <text:p>0.51</text:p>
          </table:table-cell>
          <table:table-cell table:style-name="ce4" office:value-type="float" office:value="0.475653" calcext:value-type="float">
            <text:p>0.48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5995" calcext:value-type="float">
            <text:p>0.49</text:p>
          </table:table-cell>
          <table:table-cell table:style-name="ce4" office:value-type="float" office:value="0.524347" calcext:value-type="float">
            <text:p>0.52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6092" calcext:value-type="float">
            <text:p>0.53</text:p>
          </table:table-cell>
          <table:table-cell table:style-name="ce4" office:value-type="float" office:value="0.396181" calcext:value-type="float">
            <text:p>0.40</text:p>
          </table:table-cell>
          <table:table-cell table:style-name="ce4"/>
          <table:table-cell table:style-name="ce6"/>
          <table:table-cell table:style-name="ce4" table:formula="of:=[.A84]/[.$X$2]" office:value-type="float" office:value="0.360988303017119" calcext:value-type="float">
            <text:p>0.36</text:p>
          </table:table-cell>
          <table:table-cell table:style-name="ce4" table:formula="of:=[.K84]" office:value-type="float" office:value="0.514005" calcext:value-type="float">
            <text:p>0.51</text:p>
          </table:table-cell>
          <table:table-cell table:style-name="ce4" table:formula="of:=[.N84]" office:value-type="float" office:value="0.485995" calcext:value-type="float">
            <text:p>0.49</text:p>
          </table:table-cell>
          <table:table-cell table:style-name="ce6" table:number-columns-repeated="2"/>
          <table:table-cell table:style-name="ce6" table:formula="of:=[.V84]" office:value-type="float" office:value="0.514005" calcext:value-type="float">
            <text:p>0.51</text:p>
          </table:table-cell>
          <table:table-cell table:style-name="ce6" table:formula="of:=[.Q84]" office:value-type="float" office:value="0.526092" calcext:value-type="float">
            <text:p>0.53</text:p>
          </table:table-cell>
          <table:table-cell table:style-name="ce6"/>
          <table:table-cell table:style-name="ce6" table:formula="of:=[.L84]" office:value-type="float" office:value="0.475653" calcext:value-type="float">
            <text:p>0.48</text:p>
          </table:table-cell>
          <table:table-cell table:style-name="ce6" table:formula="of:=[.R84]" office:value-type="float" office:value="0.396181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437.068" calcext:value-type="float">
            <text:p>437.0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297.37" calcext:value-type="float">
            <text:p>3,297.37</text:p>
          </table:table-cell>
          <table:table-cell table:style-name="ce4" office:value-type="float" office:value="5039.43" calcext:value-type="float">
            <text:p>5,039.4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90.63" calcext:value-type="float">
            <text:p>3,090.63</text:p>
          </table:table-cell>
          <table:table-cell table:style-name="ce4" office:value-type="float" office:value="5584.57" calcext:value-type="float">
            <text:p>5,584.5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6182" calcext:value-type="float">
            <text:p>0.52</text:p>
          </table:table-cell>
          <table:table-cell table:style-name="ce4" office:value-type="float" office:value="0.474344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3818" calcext:value-type="float">
            <text:p>0.48</text:p>
          </table:table-cell>
          <table:table-cell table:style-name="ce4" office:value-type="float" office:value="0.525656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4429" calcext:value-type="float">
            <text:p>0.54</text:p>
          </table:table-cell>
          <table:table-cell table:style-name="ce4" office:value-type="float" office:value="0.389125" calcext:value-type="float">
            <text:p>0.39</text:p>
          </table:table-cell>
          <table:table-cell table:style-name="ce4"/>
          <table:table-cell table:style-name="ce6"/>
          <table:table-cell table:style-name="ce4" table:formula="of:=[.A85]/[.$X$2]" office:value-type="float" office:value="0.365692196991248" calcext:value-type="float">
            <text:p>0.37</text:p>
          </table:table-cell>
          <table:table-cell table:style-name="ce4" table:formula="of:=[.K85]" office:value-type="float" office:value="0.516182" calcext:value-type="float">
            <text:p>0.52</text:p>
          </table:table-cell>
          <table:table-cell table:style-name="ce4" table:formula="of:=[.N85]" office:value-type="float" office:value="0.483818" calcext:value-type="float">
            <text:p>0.48</text:p>
          </table:table-cell>
          <table:table-cell table:style-name="ce6" table:number-columns-repeated="2"/>
          <table:table-cell table:style-name="ce6" table:formula="of:=[.V85]" office:value-type="float" office:value="0.516182" calcext:value-type="float">
            <text:p>0.52</text:p>
          </table:table-cell>
          <table:table-cell table:style-name="ce6" table:formula="of:=[.Q85]" office:value-type="float" office:value="0.544429" calcext:value-type="float">
            <text:p>0.54</text:p>
          </table:table-cell>
          <table:table-cell table:style-name="ce6"/>
          <table:table-cell table:style-name="ce6" table:formula="of:=[.L85]" office:value-type="float" office:value="0.474344" calcext:value-type="float">
            <text:p>0.47</text:p>
          </table:table-cell>
          <table:table-cell table:style-name="ce6" table:formula="of:=[.R85]" office:value-type="float" office:value="0.389125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42.712" calcext:value-type="float">
            <text:p>442.71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16.16" calcext:value-type="float">
            <text:p>3,316.16</text:p>
          </table:table-cell>
          <table:table-cell table:style-name="ce4" office:value-type="float" office:value="5020.65" calcext:value-type="float">
            <text:p>5,020.6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71.84" calcext:value-type="float">
            <text:p>3,071.84</text:p>
          </table:table-cell>
          <table:table-cell table:style-name="ce4" office:value-type="float" office:value="5603.35" calcext:value-type="float">
            <text:p>5,603.3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19123" calcext:value-type="float">
            <text:p>0.52</text:p>
          </table:table-cell>
          <table:table-cell table:style-name="ce4" office:value-type="float" office:value="0.472576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80877" calcext:value-type="float">
            <text:p>0.48</text:p>
          </table:table-cell>
          <table:table-cell table:style-name="ce4" office:value-type="float" office:value="0.527424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4706" calcext:value-type="float">
            <text:p>0.56</text:p>
          </table:table-cell>
          <table:table-cell table:style-name="ce4" office:value-type="float" office:value="0.375517" calcext:value-type="float">
            <text:p>0.38</text:p>
          </table:table-cell>
          <table:table-cell table:style-name="ce4"/>
          <table:table-cell table:style-name="ce6"/>
          <table:table-cell table:style-name="ce4" table:formula="of:=[.A86]/[.$X$2]" office:value-type="float" office:value="0.370414498234576" calcext:value-type="float">
            <text:p>0.37</text:p>
          </table:table-cell>
          <table:table-cell table:style-name="ce4" table:formula="of:=[.K86]" office:value-type="float" office:value="0.519123" calcext:value-type="float">
            <text:p>0.52</text:p>
          </table:table-cell>
          <table:table-cell table:style-name="ce4" table:formula="of:=[.N86]" office:value-type="float" office:value="0.480877" calcext:value-type="float">
            <text:p>0.48</text:p>
          </table:table-cell>
          <table:table-cell table:style-name="ce6" table:number-columns-repeated="2"/>
          <table:table-cell table:style-name="ce6" table:formula="of:=[.V86]" office:value-type="float" office:value="0.519123" calcext:value-type="float">
            <text:p>0.52</text:p>
          </table:table-cell>
          <table:table-cell table:style-name="ce6" table:formula="of:=[.Q86]" office:value-type="float" office:value="0.564706" calcext:value-type="float">
            <text:p>0.56</text:p>
          </table:table-cell>
          <table:table-cell table:style-name="ce6"/>
          <table:table-cell table:style-name="ce6" table:formula="of:=[.L86]" office:value-type="float" office:value="0.472576" calcext:value-type="float">
            <text:p>0.47</text:p>
          </table:table-cell>
          <table:table-cell table:style-name="ce6" table:formula="of:=[.R86]" office:value-type="float" office:value="0.37551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48.558" calcext:value-type="float">
            <text:p>448.5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49.79" calcext:value-type="float">
            <text:p>3,349.79</text:p>
          </table:table-cell>
          <table:table-cell table:style-name="ce4" office:value-type="float" office:value="4987.01" calcext:value-type="float">
            <text:p>4,987.0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38.21" calcext:value-type="float">
            <text:p>3,038.21</text:p>
          </table:table-cell>
          <table:table-cell table:style-name="ce4" office:value-type="float" office:value="5636.99" calcext:value-type="float">
            <text:p>5,636.9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4389" calcext:value-type="float">
            <text:p>0.52</text:p>
          </table:table-cell>
          <table:table-cell table:style-name="ce4" office:value-type="float" office:value="0.46941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5611" calcext:value-type="float">
            <text:p>0.48</text:p>
          </table:table-cell>
          <table:table-cell table:style-name="ce4" office:value-type="float" office:value="0.53059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1002" calcext:value-type="float">
            <text:p>0.53</text:p>
          </table:table-cell>
          <table:table-cell table:style-name="ce4" office:value-type="float" office:value="0.391482" calcext:value-type="float">
            <text:p>0.39</text:p>
          </table:table-cell>
          <table:table-cell table:style-name="ce4"/>
          <table:table-cell table:style-name="ce6"/>
          <table:table-cell table:style-name="ce4" table:formula="of:=[.A87]/[.$X$2]" office:value-type="float" office:value="0.375305811676902" calcext:value-type="float">
            <text:p>0.38</text:p>
          </table:table-cell>
          <table:table-cell table:style-name="ce4" table:formula="of:=[.K87]" office:value-type="float" office:value="0.524389" calcext:value-type="float">
            <text:p>0.52</text:p>
          </table:table-cell>
          <table:table-cell table:style-name="ce4" table:formula="of:=[.N87]" office:value-type="float" office:value="0.475611" calcext:value-type="float">
            <text:p>0.48</text:p>
          </table:table-cell>
          <table:table-cell table:style-name="ce6" table:number-columns-repeated="2"/>
          <table:table-cell table:style-name="ce6" table:formula="of:=[.V87]" office:value-type="float" office:value="0.524389" calcext:value-type="float">
            <text:p>0.52</text:p>
          </table:table-cell>
          <table:table-cell table:style-name="ce6" table:formula="of:=[.Q87]" office:value-type="float" office:value="0.531002" calcext:value-type="float">
            <text:p>0.53</text:p>
          </table:table-cell>
          <table:table-cell table:style-name="ce6"/>
          <table:table-cell table:style-name="ce6" table:formula="of:=[.L87]" office:value-type="float" office:value="0.46941" calcext:value-type="float">
            <text:p>0.47</text:p>
          </table:table-cell>
          <table:table-cell table:style-name="ce6" table:formula="of:=[.R87]" office:value-type="float" office:value="0.39148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54.979" calcext:value-type="float">
            <text:p>454.9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67.93" calcext:value-type="float">
            <text:p>3,367.93</text:p>
          </table:table-cell>
          <table:table-cell table:style-name="ce4" office:value-type="float" office:value="4968.87" calcext:value-type="float">
            <text:p>4,968.8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20.07" calcext:value-type="float">
            <text:p>3,020.07</text:p>
          </table:table-cell>
          <table:table-cell table:style-name="ce4" office:value-type="float" office:value="5655.13" calcext:value-type="float">
            <text:p>5,655.1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7228" calcext:value-type="float">
            <text:p>0.53</text:p>
          </table:table-cell>
          <table:table-cell table:style-name="ce4" office:value-type="float" office:value="0.467703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2772" calcext:value-type="float">
            <text:p>0.47</text:p>
          </table:table-cell>
          <table:table-cell table:style-name="ce4" office:value-type="float" office:value="0.532297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8966" calcext:value-type="float">
            <text:p>0.57</text:p>
          </table:table-cell>
          <table:table-cell table:style-name="ce4" office:value-type="float" office:value="0.373402" calcext:value-type="float">
            <text:p>0.37</text:p>
          </table:table-cell>
          <table:table-cell table:style-name="ce4"/>
          <table:table-cell table:style-name="ce6"/>
          <table:table-cell table:style-name="ce4" table:formula="of:=[.A88]/[.$X$2]" office:value-type="float" office:value="0.380678224200539" calcext:value-type="float">
            <text:p>0.38</text:p>
          </table:table-cell>
          <table:table-cell table:style-name="ce4" table:formula="of:=[.K88]" office:value-type="float" office:value="0.527228" calcext:value-type="float">
            <text:p>0.53</text:p>
          </table:table-cell>
          <table:table-cell table:style-name="ce4" table:formula="of:=[.N88]" office:value-type="float" office:value="0.472772" calcext:value-type="float">
            <text:p>0.47</text:p>
          </table:table-cell>
          <table:table-cell table:style-name="ce6" table:number-columns-repeated="2"/>
          <table:table-cell table:style-name="ce6" table:formula="of:=[.V88]" office:value-type="float" office:value="0.527228" calcext:value-type="float">
            <text:p>0.53</text:p>
          </table:table-cell>
          <table:table-cell table:style-name="ce6" table:formula="of:=[.Q88]" office:value-type="float" office:value="0.568966" calcext:value-type="float">
            <text:p>0.57</text:p>
          </table:table-cell>
          <table:table-cell table:style-name="ce6"/>
          <table:table-cell table:style-name="ce6" table:formula="of:=[.L88]" office:value-type="float" office:value="0.467703" calcext:value-type="float">
            <text:p>0.47</text:p>
          </table:table-cell>
          <table:table-cell table:style-name="ce6" table:formula="of:=[.R88]" office:value-type="float" office:value="0.37340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460.975" calcext:value-type="float">
            <text:p>460.9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79.64" calcext:value-type="float">
            <text:p>3,379.64</text:p>
          </table:table-cell>
          <table:table-cell table:style-name="ce4" office:value-type="float" office:value="4957.16" calcext:value-type="float">
            <text:p>4,957.1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08.36" calcext:value-type="float">
            <text:p>3,008.36</text:p>
          </table:table-cell>
          <table:table-cell table:style-name="ce4" office:value-type="float" office:value="5666.84" calcext:value-type="float">
            <text:p>5,666.8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9061" calcext:value-type="float">
            <text:p>0.53</text:p>
          </table:table-cell>
          <table:table-cell table:style-name="ce4" office:value-type="float" office:value="0.4666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0939" calcext:value-type="float">
            <text:p>0.47</text:p>
          </table:table-cell>
          <table:table-cell table:style-name="ce4" office:value-type="float" office:value="0.5334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9541" calcext:value-type="float">
            <text:p>0.56</text:p>
          </table:table-cell>
          <table:table-cell table:style-name="ce4" office:value-type="float" office:value="0.381724" calcext:value-type="float">
            <text:p>0.38</text:p>
          </table:table-cell>
          <table:table-cell table:style-name="ce4"/>
          <table:table-cell table:style-name="ce6"/>
          <table:table-cell table:style-name="ce4" table:formula="of:=[.A89]/[.$X$2]" office:value-type="float" office:value="0.385695041751033" calcext:value-type="float">
            <text:p>0.39</text:p>
          </table:table-cell>
          <table:table-cell table:style-name="ce4" table:formula="of:=[.K89]" office:value-type="float" office:value="0.529061" calcext:value-type="float">
            <text:p>0.53</text:p>
          </table:table-cell>
          <table:table-cell table:style-name="ce4" table:formula="of:=[.N89]" office:value-type="float" office:value="0.470939" calcext:value-type="float">
            <text:p>0.47</text:p>
          </table:table-cell>
          <table:table-cell table:style-name="ce6" table:number-columns-repeated="2"/>
          <table:table-cell table:style-name="ce6" table:formula="of:=[.V89]" office:value-type="float" office:value="0.529061" calcext:value-type="float">
            <text:p>0.53</text:p>
          </table:table-cell>
          <table:table-cell table:style-name="ce6" table:formula="of:=[.Q89]" office:value-type="float" office:value="0.559541" calcext:value-type="float">
            <text:p>0.56</text:p>
          </table:table-cell>
          <table:table-cell table:style-name="ce6"/>
          <table:table-cell table:style-name="ce6" table:formula="of:=[.L89]" office:value-type="float" office:value="0.4666" calcext:value-type="float">
            <text:p>0.47</text:p>
          </table:table-cell>
          <table:table-cell table:style-name="ce6" table:formula="of:=[.R89]" office:value-type="float" office:value="0.38172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66.642" calcext:value-type="float">
            <text:p>466.6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72.15" calcext:value-type="float">
            <text:p>3,372.15</text:p>
          </table:table-cell>
          <table:table-cell table:style-name="ce4" office:value-type="float" office:value="4964.65" calcext:value-type="float">
            <text:p>4,964.6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15.85" calcext:value-type="float">
            <text:p>3,015.85</text:p>
          </table:table-cell>
          <table:table-cell table:style-name="ce4" office:value-type="float" office:value="5659.35" calcext:value-type="float">
            <text:p>5,659.3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7888" calcext:value-type="float">
            <text:p>0.53</text:p>
          </table:table-cell>
          <table:table-cell table:style-name="ce4" office:value-type="float" office:value="0.467306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2112" calcext:value-type="float">
            <text:p>0.47</text:p>
          </table:table-cell>
          <table:table-cell table:style-name="ce4" office:value-type="float" office:value="0.532694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2936" calcext:value-type="float">
            <text:p>0.54</text:p>
          </table:table-cell>
          <table:table-cell table:style-name="ce4" office:value-type="float" office:value="0.382805" calcext:value-type="float">
            <text:p>0.38</text:p>
          </table:table-cell>
          <table:table-cell table:style-name="ce4"/>
          <table:table-cell table:style-name="ce6"/>
          <table:table-cell table:style-name="ce4" table:formula="of:=[.A90]/[.$X$2]" office:value-type="float" office:value="0.390436586957613" calcext:value-type="float">
            <text:p>0.39</text:p>
          </table:table-cell>
          <table:table-cell table:style-name="ce4" table:formula="of:=[.K90]" office:value-type="float" office:value="0.527888" calcext:value-type="float">
            <text:p>0.53</text:p>
          </table:table-cell>
          <table:table-cell table:style-name="ce4" table:formula="of:=[.N90]" office:value-type="float" office:value="0.472112" calcext:value-type="float">
            <text:p>0.47</text:p>
          </table:table-cell>
          <table:table-cell table:style-name="ce6" table:number-columns-repeated="2"/>
          <table:table-cell table:style-name="ce6" table:formula="of:=[.V90]" office:value-type="float" office:value="0.527888" calcext:value-type="float">
            <text:p>0.53</text:p>
          </table:table-cell>
          <table:table-cell table:style-name="ce6" table:formula="of:=[.Q90]" office:value-type="float" office:value="0.542936" calcext:value-type="float">
            <text:p>0.54</text:p>
          </table:table-cell>
          <table:table-cell table:style-name="ce6"/>
          <table:table-cell table:style-name="ce6" table:formula="of:=[.L90]" office:value-type="float" office:value="0.467306" calcext:value-type="float">
            <text:p>0.47</text:p>
          </table:table-cell>
          <table:table-cell table:style-name="ce6" table:formula="of:=[.R90]" office:value-type="float" office:value="0.38280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72.472" calcext:value-type="float">
            <text:p>472.47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62.57" calcext:value-type="float">
            <text:p>3,362.57</text:p>
          </table:table-cell>
          <table:table-cell table:style-name="ce4" office:value-type="float" office:value="4974.23" calcext:value-type="float">
            <text:p>4,974.23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25.43" calcext:value-type="float">
            <text:p>3,025.43</text:p>
          </table:table-cell>
          <table:table-cell table:style-name="ce4" office:value-type="float" office:value="5649.77" calcext:value-type="float">
            <text:p>5,649.77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6389" calcext:value-type="float">
            <text:p>0.53</text:p>
          </table:table-cell>
          <table:table-cell table:style-name="ce4" office:value-type="float" office:value="0.468207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3611" calcext:value-type="float">
            <text:p>0.47</text:p>
          </table:table-cell>
          <table:table-cell table:style-name="ce4" office:value-type="float" office:value="0.531793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2193" calcext:value-type="float">
            <text:p>0.52</text:p>
          </table:table-cell>
          <table:table-cell table:style-name="ce4" office:value-type="float" office:value="0.389458" calcext:value-type="float">
            <text:p>0.39</text:p>
          </table:table-cell>
          <table:table-cell table:style-name="ce4"/>
          <table:table-cell table:style-name="ce6"/>
          <table:table-cell table:style-name="ce4" table:formula="of:=[.A91]/[.$X$2]" office:value-type="float" office:value="0.395314513295069" calcext:value-type="float">
            <text:p>0.40</text:p>
          </table:table-cell>
          <table:table-cell table:style-name="ce4" table:formula="of:=[.K91]" office:value-type="float" office:value="0.526389" calcext:value-type="float">
            <text:p>0.53</text:p>
          </table:table-cell>
          <table:table-cell table:style-name="ce4" table:formula="of:=[.N91]" office:value-type="float" office:value="0.473611" calcext:value-type="float">
            <text:p>0.47</text:p>
          </table:table-cell>
          <table:table-cell table:style-name="ce6" table:number-columns-repeated="2"/>
          <table:table-cell table:style-name="ce6" table:formula="of:=[.V91]" office:value-type="float" office:value="0.526389" calcext:value-type="float">
            <text:p>0.53</text:p>
          </table:table-cell>
          <table:table-cell table:style-name="ce6" table:formula="of:=[.Q91]" office:value-type="float" office:value="0.522193" calcext:value-type="float">
            <text:p>0.52</text:p>
          </table:table-cell>
          <table:table-cell table:style-name="ce6"/>
          <table:table-cell table:style-name="ce6" table:formula="of:=[.L91]" office:value-type="float" office:value="0.468207" calcext:value-type="float">
            <text:p>0.47</text:p>
          </table:table-cell>
          <table:table-cell table:style-name="ce6" table:formula="of:=[.R91]" office:value-type="float" office:value="0.38945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78.132" calcext:value-type="float">
            <text:p>478.13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58.58" calcext:value-type="float">
            <text:p>3,358.58</text:p>
          </table:table-cell>
          <table:table-cell table:style-name="ce4" office:value-type="float" office:value="4978.22" calcext:value-type="float">
            <text:p>4,978.22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29.42" calcext:value-type="float">
            <text:p>3,029.42</text:p>
          </table:table-cell>
          <table:table-cell table:style-name="ce4" office:value-type="float" office:value="5645.78" calcext:value-type="float">
            <text:p>5,645.78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5764" calcext:value-type="float">
            <text:p>0.53</text:p>
          </table:table-cell>
          <table:table-cell table:style-name="ce4" office:value-type="float" office:value="0.468583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4236" calcext:value-type="float">
            <text:p>0.47</text:p>
          </table:table-cell>
          <table:table-cell table:style-name="ce4" office:value-type="float" office:value="0.531417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9444" calcext:value-type="float">
            <text:p>0.57</text:p>
          </table:table-cell>
          <table:table-cell table:style-name="ce4" office:value-type="float" office:value="0.379085" calcext:value-type="float">
            <text:p>0.38</text:p>
          </table:table-cell>
          <table:table-cell table:style-name="ce4"/>
          <table:table-cell table:style-name="ce6"/>
          <table:table-cell table:style-name="ce4" table:formula="of:=[.A92]/[.$X$2]" office:value-type="float" office:value="0.400050201643267" calcext:value-type="float">
            <text:p>0.40</text:p>
          </table:table-cell>
          <table:table-cell table:style-name="ce4" table:formula="of:=[.K92]" office:value-type="float" office:value="0.525764" calcext:value-type="float">
            <text:p>0.53</text:p>
          </table:table-cell>
          <table:table-cell table:style-name="ce4" table:formula="of:=[.N92]" office:value-type="float" office:value="0.474236" calcext:value-type="float">
            <text:p>0.47</text:p>
          </table:table-cell>
          <table:table-cell table:style-name="ce6" table:number-columns-repeated="2"/>
          <table:table-cell table:style-name="ce6" table:formula="of:=[.V92]" office:value-type="float" office:value="0.525764" calcext:value-type="float">
            <text:p>0.53</text:p>
          </table:table-cell>
          <table:table-cell table:style-name="ce6" table:formula="of:=[.Q92]" office:value-type="float" office:value="0.569444" calcext:value-type="float">
            <text:p>0.57</text:p>
          </table:table-cell>
          <table:table-cell table:style-name="ce6"/>
          <table:table-cell table:style-name="ce6" table:formula="of:=[.L92]" office:value-type="float" office:value="0.468583" calcext:value-type="float">
            <text:p>0.47</text:p>
          </table:table-cell>
          <table:table-cell table:style-name="ce6" table:formula="of:=[.R92]" office:value-type="float" office:value="0.37908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483.481" calcext:value-type="float">
            <text:p>483.48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60.25" calcext:value-type="float">
            <text:p>3,360.25</text:p>
          </table:table-cell>
          <table:table-cell table:style-name="ce4" office:value-type="float" office:value="4976.55" calcext:value-type="float">
            <text:p>4,976.55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27.75" calcext:value-type="float">
            <text:p>3,027.75</text:p>
          </table:table-cell>
          <table:table-cell table:style-name="ce4" office:value-type="float" office:value="5647.45" calcext:value-type="float">
            <text:p>5,647.45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6026" calcext:value-type="float">
            <text:p>0.53</text:p>
          </table:table-cell>
          <table:table-cell table:style-name="ce4" office:value-type="float" office:value="0.468425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3974" calcext:value-type="float">
            <text:p>0.47</text:p>
          </table:table-cell>
          <table:table-cell table:style-name="ce4" office:value-type="float" office:value="0.531575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6512" calcext:value-type="float">
            <text:p>0.55</text:p>
          </table:table-cell>
          <table:table-cell table:style-name="ce4" office:value-type="float" office:value="0.390964" calcext:value-type="float">
            <text:p>0.39</text:p>
          </table:table-cell>
          <table:table-cell table:style-name="ce4"/>
          <table:table-cell table:style-name="ce6"/>
          <table:table-cell table:style-name="ce4" table:formula="of:=[.A93]/[.$X$2]" office:value-type="float" office:value="0.404525678140531" calcext:value-type="float">
            <text:p>0.40</text:p>
          </table:table-cell>
          <table:table-cell table:style-name="ce4" table:formula="of:=[.K93]" office:value-type="float" office:value="0.526026" calcext:value-type="float">
            <text:p>0.53</text:p>
          </table:table-cell>
          <table:table-cell table:style-name="ce4" table:formula="of:=[.N93]" office:value-type="float" office:value="0.473974" calcext:value-type="float">
            <text:p>0.47</text:p>
          </table:table-cell>
          <table:table-cell table:style-name="ce6" table:number-columns-repeated="2"/>
          <table:table-cell table:style-name="ce6" table:formula="of:=[.V93]" office:value-type="float" office:value="0.526026" calcext:value-type="float">
            <text:p>0.53</text:p>
          </table:table-cell>
          <table:table-cell table:style-name="ce6" table:formula="of:=[.Q93]" office:value-type="float" office:value="0.546512" calcext:value-type="float">
            <text:p>0.55</text:p>
          </table:table-cell>
          <table:table-cell table:style-name="ce6"/>
          <table:table-cell table:style-name="ce6" table:formula="of:=[.L93]" office:value-type="float" office:value="0.468425" calcext:value-type="float">
            <text:p>0.47</text:p>
          </table:table-cell>
          <table:table-cell table:style-name="ce6" table:formula="of:=[.R93]" office:value-type="float" office:value="0.39096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488.552" calcext:value-type="float">
            <text:p>488.5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96.42" calcext:value-type="float">
            <text:p>3,396.42</text:p>
          </table:table-cell>
          <table:table-cell table:style-name="ce4" office:value-type="float" office:value="4940.38" calcext:value-type="float">
            <text:p>4,940.3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91.58" calcext:value-type="float">
            <text:p>2,991.58</text:p>
          </table:table-cell>
          <table:table-cell table:style-name="ce4" office:value-type="float" office:value="5683.62" calcext:value-type="float">
            <text:p>5,683.6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1688" calcext:value-type="float">
            <text:p>0.53</text:p>
          </table:table-cell>
          <table:table-cell table:style-name="ce4" office:value-type="float" office:value="0.465021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8312" calcext:value-type="float">
            <text:p>0.47</text:p>
          </table:table-cell>
          <table:table-cell table:style-name="ce4" office:value-type="float" office:value="0.534979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31646" calcext:value-type="float">
            <text:p>0.53</text:p>
          </table:table-cell>
          <table:table-cell table:style-name="ce4" office:value-type="float" office:value="0.369212" calcext:value-type="float">
            <text:p>0.37</text:p>
          </table:table-cell>
          <table:table-cell table:style-name="ce4"/>
          <table:table-cell table:style-name="ce6"/>
          <table:table-cell table:style-name="ce4" table:formula="of:=[.A94]/[.$X$2]" office:value-type="float" office:value="0.408768553690657" calcext:value-type="float">
            <text:p>0.41</text:p>
          </table:table-cell>
          <table:table-cell table:style-name="ce4" table:formula="of:=[.K94]" office:value-type="float" office:value="0.531688" calcext:value-type="float">
            <text:p>0.53</text:p>
          </table:table-cell>
          <table:table-cell table:style-name="ce4" table:formula="of:=[.N94]" office:value-type="float" office:value="0.468312" calcext:value-type="float">
            <text:p>0.47</text:p>
          </table:table-cell>
          <table:table-cell table:style-name="ce6" table:number-columns-repeated="2"/>
          <table:table-cell table:style-name="ce6" table:formula="of:=[.V94]" office:value-type="float" office:value="0.531688" calcext:value-type="float">
            <text:p>0.53</text:p>
          </table:table-cell>
          <table:table-cell table:style-name="ce6" table:formula="of:=[.Q94]" office:value-type="float" office:value="0.531646" calcext:value-type="float">
            <text:p>0.53</text:p>
          </table:table-cell>
          <table:table-cell table:style-name="ce6"/>
          <table:table-cell table:style-name="ce6" table:formula="of:=[.L94]" office:value-type="float" office:value="0.465021" calcext:value-type="float">
            <text:p>0.47</text:p>
          </table:table-cell>
          <table:table-cell table:style-name="ce6" table:formula="of:=[.R94]" office:value-type="float" office:value="0.36921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494.163" calcext:value-type="float">
            <text:p>494.1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408.06" calcext:value-type="float">
            <text:p>3,408.06</text:p>
          </table:table-cell>
          <table:table-cell table:style-name="ce4" office:value-type="float" office:value="4928.74" calcext:value-type="float">
            <text:p>4,928.7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79.94" calcext:value-type="float">
            <text:p>2,979.94</text:p>
          </table:table-cell>
          <table:table-cell table:style-name="ce4" office:value-type="float" office:value="5695.26" calcext:value-type="float">
            <text:p>5,695.2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351" calcext:value-type="float">
            <text:p>0.53</text:p>
          </table:table-cell>
          <table:table-cell table:style-name="ce4" office:value-type="float" office:value="0.463925" calcext:value-type="float">
            <text:p>0.4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649" calcext:value-type="float">
            <text:p>0.47</text:p>
          </table:table-cell>
          <table:table-cell table:style-name="ce4" office:value-type="float" office:value="0.536075" calcext:value-type="float">
            <text:p>0.5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0484" calcext:value-type="float">
            <text:p>0.54</text:p>
          </table:table-cell>
          <table:table-cell table:style-name="ce4" office:value-type="float" office:value="0.376128" calcext:value-type="float">
            <text:p>0.38</text:p>
          </table:table-cell>
          <table:table-cell table:style-name="ce4"/>
          <table:table-cell table:style-name="ce6"/>
          <table:table-cell table:style-name="ce4" table:formula="of:=[.A95]/[.$X$2]" office:value-type="float" office:value="0.413463244030188" calcext:value-type="float">
            <text:p>0.41</text:p>
          </table:table-cell>
          <table:table-cell table:style-name="ce4" table:formula="of:=[.K95]" office:value-type="float" office:value="0.53351" calcext:value-type="float">
            <text:p>0.53</text:p>
          </table:table-cell>
          <table:table-cell table:style-name="ce4" table:formula="of:=[.N95]" office:value-type="float" office:value="0.46649" calcext:value-type="float">
            <text:p>0.47</text:p>
          </table:table-cell>
          <table:table-cell table:style-name="ce6" table:number-columns-repeated="2"/>
          <table:table-cell table:style-name="ce6" table:formula="of:=[.V95]" office:value-type="float" office:value="0.53351" calcext:value-type="float">
            <text:p>0.53</text:p>
          </table:table-cell>
          <table:table-cell table:style-name="ce6" table:formula="of:=[.Q95]" office:value-type="float" office:value="0.540484" calcext:value-type="float">
            <text:p>0.54</text:p>
          </table:table-cell>
          <table:table-cell table:style-name="ce6"/>
          <table:table-cell table:style-name="ce6" table:formula="of:=[.L95]" office:value-type="float" office:value="0.463925" calcext:value-type="float">
            <text:p>0.46</text:p>
          </table:table-cell>
          <table:table-cell table:style-name="ce6" table:formula="of:=[.R95]" office:value-type="float" office:value="0.37612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500.002" calcext:value-type="float">
            <text:p>500.00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92.93" calcext:value-type="float">
            <text:p>3,392.93</text:p>
          </table:table-cell>
          <table:table-cell table:style-name="ce4" office:value-type="float" office:value="4943.87" calcext:value-type="float">
            <text:p>4,943.87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95.07" calcext:value-type="float">
            <text:p>2,995.07</text:p>
          </table:table-cell>
          <table:table-cell table:style-name="ce4" office:value-type="float" office:value="5680.13" calcext:value-type="float">
            <text:p>5,680.13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1141" calcext:value-type="float">
            <text:p>0.53</text:p>
          </table:table-cell>
          <table:table-cell table:style-name="ce4" office:value-type="float" office:value="0.465349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8859" calcext:value-type="float">
            <text:p>0.47</text:p>
          </table:table-cell>
          <table:table-cell table:style-name="ce4" office:value-type="float" office:value="0.534651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43417" calcext:value-type="float">
            <text:p>0.54</text:p>
          </table:table-cell>
          <table:table-cell table:style-name="ce4" office:value-type="float" office:value="0.397759" calcext:value-type="float">
            <text:p>0.40</text:p>
          </table:table-cell>
          <table:table-cell table:style-name="ce4"/>
          <table:table-cell table:style-name="ce6"/>
          <table:table-cell table:style-name="ce4" table:formula="of:=[.A96]/[.$X$2]" office:value-type="float" office:value="0.418348700614133" calcext:value-type="float">
            <text:p>0.42</text:p>
          </table:table-cell>
          <table:table-cell table:style-name="ce4" table:formula="of:=[.K96]" office:value-type="float" office:value="0.531141" calcext:value-type="float">
            <text:p>0.53</text:p>
          </table:table-cell>
          <table:table-cell table:style-name="ce4" table:formula="of:=[.N96]" office:value-type="float" office:value="0.468859" calcext:value-type="float">
            <text:p>0.47</text:p>
          </table:table-cell>
          <table:table-cell table:style-name="ce6" table:number-columns-repeated="2"/>
          <table:table-cell table:style-name="ce6" table:formula="of:=[.V96]" office:value-type="float" office:value="0.531141" calcext:value-type="float">
            <text:p>0.53</text:p>
          </table:table-cell>
          <table:table-cell table:style-name="ce6" table:formula="of:=[.Q96]" office:value-type="float" office:value="0.543417" calcext:value-type="float">
            <text:p>0.54</text:p>
          </table:table-cell>
          <table:table-cell table:style-name="ce6"/>
          <table:table-cell table:style-name="ce6" table:formula="of:=[.L96]" office:value-type="float" office:value="0.465349" calcext:value-type="float">
            <text:p>0.47</text:p>
          </table:table-cell>
          <table:table-cell table:style-name="ce6" table:formula="of:=[.R96]" office:value-type="float" office:value="0.397759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505.242" calcext:value-type="float">
            <text:p>505.24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71.77" calcext:value-type="float">
            <text:p>3,371.77</text:p>
          </table:table-cell>
          <table:table-cell table:style-name="ce4" office:value-type="float" office:value="4965.04" calcext:value-type="float">
            <text:p>4,965.04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3016.23" calcext:value-type="float">
            <text:p>3,016.23</text:p>
          </table:table-cell>
          <table:table-cell table:style-name="ce4" office:value-type="float" office:value="5658.96" calcext:value-type="float">
            <text:p>5,658.96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27828" calcext:value-type="float">
            <text:p>0.53</text:p>
          </table:table-cell>
          <table:table-cell table:style-name="ce4" office:value-type="float" office:value="0.467342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72172" calcext:value-type="float">
            <text:p>0.47</text:p>
          </table:table-cell>
          <table:table-cell table:style-name="ce4" office:value-type="float" office:value="0.532658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2381" calcext:value-type="float">
            <text:p>0.52</text:p>
          </table:table-cell>
          <table:table-cell table:style-name="ce4" office:value-type="float" office:value="0.402266" calcext:value-type="float">
            <text:p>0.40</text:p>
          </table:table-cell>
          <table:table-cell table:style-name="ce4"/>
          <table:table-cell table:style-name="ce6"/>
          <table:table-cell table:style-name="ce4" table:formula="of:=[.A97]/[.$X$2]" office:value-type="float" office:value="0.422732977459462" calcext:value-type="float">
            <text:p>0.42</text:p>
          </table:table-cell>
          <table:table-cell table:style-name="ce4" table:formula="of:=[.K97]" office:value-type="float" office:value="0.527828" calcext:value-type="float">
            <text:p>0.53</text:p>
          </table:table-cell>
          <table:table-cell table:style-name="ce4" table:formula="of:=[.N97]" office:value-type="float" office:value="0.472172" calcext:value-type="float">
            <text:p>0.47</text:p>
          </table:table-cell>
          <table:table-cell table:style-name="ce6" table:number-columns-repeated="2"/>
          <table:table-cell table:style-name="ce6" table:formula="of:=[.V97]" office:value-type="float" office:value="0.527828" calcext:value-type="float">
            <text:p>0.53</text:p>
          </table:table-cell>
          <table:table-cell table:style-name="ce6" table:formula="of:=[.Q97]" office:value-type="float" office:value="0.52381" calcext:value-type="float">
            <text:p>0.52</text:p>
          </table:table-cell>
          <table:table-cell table:style-name="ce6"/>
          <table:table-cell table:style-name="ce6" table:formula="of:=[.L97]" office:value-type="float" office:value="0.467342" calcext:value-type="float">
            <text:p>0.47</text:p>
          </table:table-cell>
          <table:table-cell table:style-name="ce6" table:formula="of:=[.R97]" office:value-type="float" office:value="0.402266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511.29" calcext:value-type="float">
            <text:p>511.29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388.15" calcext:value-type="float">
            <text:p>3,388.15</text:p>
          </table:table-cell>
          <table:table-cell table:style-name="ce4" office:value-type="float" office:value="4948.66" calcext:value-type="float">
            <text:p>4,948.66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99.85" calcext:value-type="float">
            <text:p>2,999.85</text:p>
          </table:table-cell>
          <table:table-cell table:style-name="ce4" office:value-type="float" office:value="5675.34" calcext:value-type="float">
            <text:p>5,675.34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0392" calcext:value-type="float">
            <text:p>0.53</text:p>
          </table:table-cell>
          <table:table-cell table:style-name="ce4" office:value-type="float" office:value="0.4658" calcext:value-type="float">
            <text:p>0.47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9608" calcext:value-type="float">
            <text:p>0.47</text:p>
          </table:table-cell>
          <table:table-cell table:style-name="ce4" office:value-type="float" office:value="0.5342" calcext:value-type="float">
            <text:p>0.53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9322" calcext:value-type="float">
            <text:p>0.56</text:p>
          </table:table-cell>
          <table:table-cell table:style-name="ce4" office:value-type="float" office:value="0.386441" calcext:value-type="float">
            <text:p>0.39</text:p>
          </table:table-cell>
          <table:table-cell table:style-name="ce4"/>
          <table:table-cell table:style-name="ce6"/>
          <table:table-cell table:style-name="ce4" table:formula="of:=[.A98]/[.$X$2]" office:value-type="float" office:value="0.427793303100788" calcext:value-type="float">
            <text:p>0.43</text:p>
          </table:table-cell>
          <table:table-cell table:style-name="ce4" table:formula="of:=[.K98]" office:value-type="float" office:value="0.530392" calcext:value-type="float">
            <text:p>0.53</text:p>
          </table:table-cell>
          <table:table-cell table:style-name="ce4" table:formula="of:=[.N98]" office:value-type="float" office:value="0.469608" calcext:value-type="float">
            <text:p>0.47</text:p>
          </table:table-cell>
          <table:table-cell table:style-name="ce6" table:number-columns-repeated="2"/>
          <table:table-cell table:style-name="ce6" table:formula="of:=[.V98]" office:value-type="float" office:value="0.530392" calcext:value-type="float">
            <text:p>0.53</text:p>
          </table:table-cell>
          <table:table-cell table:style-name="ce6" table:formula="of:=[.Q98]" office:value-type="float" office:value="0.559322" calcext:value-type="float">
            <text:p>0.56</text:p>
          </table:table-cell>
          <table:table-cell table:style-name="ce6"/>
          <table:table-cell table:style-name="ce6" table:formula="of:=[.L98]" office:value-type="float" office:value="0.4658" calcext:value-type="float">
            <text:p>0.47</text:p>
          </table:table-cell>
          <table:table-cell table:style-name="ce6" table:formula="of:=[.R98]" office:value-type="float" office:value="0.386441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17.146" calcext:value-type="float">
            <text:p>517.15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428.72" calcext:value-type="float">
            <text:p>3,428.72</text:p>
          </table:table-cell>
          <table:table-cell table:style-name="ce4" office:value-type="float" office:value="4908.08" calcext:value-type="float">
            <text:p>4,908.08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59.28" calcext:value-type="float">
            <text:p>2,959.28</text:p>
          </table:table-cell>
          <table:table-cell table:style-name="ce4" office:value-type="float" office:value="5715.92" calcext:value-type="float">
            <text:p>5,715.92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6744" calcext:value-type="float">
            <text:p>0.54</text:p>
          </table:table-cell>
          <table:table-cell table:style-name="ce4" office:value-type="float" office:value="0.461981" calcext:value-type="float">
            <text:p>0.4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3256" calcext:value-type="float">
            <text:p>0.46</text:p>
          </table:table-cell>
          <table:table-cell table:style-name="ce4" office:value-type="float" office:value="0.538019" calcext:value-type="float">
            <text:p>0.5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9572" calcext:value-type="float">
            <text:p>0.56</text:p>
          </table:table-cell>
          <table:table-cell table:style-name="ce4" office:value-type="float" office:value="0.386346" calcext:value-type="float">
            <text:p>0.39</text:p>
          </table:table-cell>
          <table:table-cell table:style-name="ce4"/>
          <table:table-cell table:style-name="ce6"/>
          <table:table-cell table:style-name="ce4" table:formula="of:=[.A99]/[.$X$2]" office:value-type="float" office:value="0.432692983483659" calcext:value-type="float">
            <text:p>0.43</text:p>
          </table:table-cell>
          <table:table-cell table:style-name="ce4" table:formula="of:=[.K99]" office:value-type="float" office:value="0.536744" calcext:value-type="float">
            <text:p>0.54</text:p>
          </table:table-cell>
          <table:table-cell table:style-name="ce4" table:formula="of:=[.N99]" office:value-type="float" office:value="0.463256" calcext:value-type="float">
            <text:p>0.46</text:p>
          </table:table-cell>
          <table:table-cell table:style-name="ce6" table:number-columns-repeated="2"/>
          <table:table-cell table:style-name="ce6" table:formula="of:=[.V99]" office:value-type="float" office:value="0.536744" calcext:value-type="float">
            <text:p>0.54</text:p>
          </table:table-cell>
          <table:table-cell table:style-name="ce6" table:formula="of:=[.Q99]" office:value-type="float" office:value="0.559572" calcext:value-type="float">
            <text:p>0.56</text:p>
          </table:table-cell>
          <table:table-cell table:style-name="ce6"/>
          <table:table-cell table:style-name="ce6" table:formula="of:=[.L99]" office:value-type="float" office:value="0.461981" calcext:value-type="float">
            <text:p>0.46</text:p>
          </table:table-cell>
          <table:table-cell table:style-name="ce6" table:formula="of:=[.R99]" office:value-type="float" office:value="0.386346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22.724" calcext:value-type="float">
            <text:p>522.72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444.09" calcext:value-type="float">
            <text:p>3,444.09</text:p>
          </table:table-cell>
          <table:table-cell table:style-name="ce4" office:value-type="float" office:value="4892.71" calcext:value-type="float">
            <text:p>4,892.71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43.91" calcext:value-type="float">
            <text:p>2,943.91</text:p>
          </table:table-cell>
          <table:table-cell table:style-name="ce4" office:value-type="float" office:value="5731.29" calcext:value-type="float">
            <text:p>5,731.29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915" calcext:value-type="float">
            <text:p>0.54</text:p>
          </table:table-cell>
          <table:table-cell table:style-name="ce4" office:value-type="float" office:value="0.460534" calcext:value-type="float">
            <text:p>0.4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085" calcext:value-type="float">
            <text:p>0.46</text:p>
          </table:table-cell>
          <table:table-cell table:style-name="ce4" office:value-type="float" office:value="0.539466" calcext:value-type="float">
            <text:p>0.5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55354" calcext:value-type="float">
            <text:p>0.56</text:p>
          </table:table-cell>
          <table:table-cell table:style-name="ce4" office:value-type="float" office:value="0.374368" calcext:value-type="float">
            <text:p>0.37</text:p>
          </table:table-cell>
          <table:table-cell table:style-name="ce4"/>
          <table:table-cell table:style-name="ce6"/>
          <table:table-cell table:style-name="ce4" table:formula="of:=[.A100]/[.$X$2]" office:value-type="float" office:value="0.437360062919393" calcext:value-type="float">
            <text:p>0.44</text:p>
          </table:table-cell>
          <table:table-cell table:style-name="ce4" table:formula="of:=[.K100]" office:value-type="float" office:value="0.53915" calcext:value-type="float">
            <text:p>0.54</text:p>
          </table:table-cell>
          <table:table-cell table:style-name="ce4" table:formula="of:=[.N100]" office:value-type="float" office:value="0.46085" calcext:value-type="float">
            <text:p>0.46</text:p>
          </table:table-cell>
          <table:table-cell table:style-name="ce6" table:number-columns-repeated="2"/>
          <table:table-cell table:style-name="ce6" table:formula="of:=[.V100]" office:value-type="float" office:value="0.53915" calcext:value-type="float">
            <text:p>0.54</text:p>
          </table:table-cell>
          <table:table-cell table:style-name="ce6" table:formula="of:=[.Q100]" office:value-type="float" office:value="0.555354" calcext:value-type="float">
            <text:p>0.56</text:p>
          </table:table-cell>
          <table:table-cell table:style-name="ce6"/>
          <table:table-cell table:style-name="ce6" table:formula="of:=[.L100]" office:value-type="float" office:value="0.460534" calcext:value-type="float">
            <text:p>0.46</text:p>
          </table:table-cell>
          <table:table-cell table:style-name="ce6" table:formula="of:=[.R100]" office:value-type="float" office:value="0.374368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528.26" calcext:value-type="float">
            <text:p>528.26</text:p>
          </table:table-cell>
          <table:table-cell table:style-name="ce4" office:value-type="float" office:value="10624" calcext:value-type="float">
            <text:p>10,624.00</text:p>
          </table:table-cell>
          <table:table-cell table:style-name="ce4" office:value-type="float" office:value="6388" calcext:value-type="float">
            <text:p>6,388.00</text:p>
          </table:table-cell>
          <table:table-cell table:style-name="ce4" office:value-type="float" office:value="17012" calcext:value-type="float">
            <text:p>17,012.00</text:p>
          </table:table-cell>
          <table:table-cell table:style-name="ce4" office:value-type="float" office:value="3443" calcext:value-type="float">
            <text:p>3,443.00</text:p>
          </table:table-cell>
          <table:table-cell table:style-name="ce4" office:value-type="float" office:value="4893.8" calcext:value-type="float">
            <text:p>4,893.80</text:p>
          </table:table-cell>
          <table:table-cell table:style-name="ce4" office:value-type="float" office:value="8336.8" calcext:value-type="float">
            <text:p>8,336.80</text:p>
          </table:table-cell>
          <table:table-cell table:style-name="ce4" office:value-type="float" office:value="2945" calcext:value-type="float">
            <text:p>2,945.00</text:p>
          </table:table-cell>
          <table:table-cell table:style-name="ce4" office:value-type="float" office:value="5730.2" calcext:value-type="float">
            <text:p>5,730.20</text:p>
          </table:table-cell>
          <table:table-cell table:style-name="ce4" office:value-type="float" office:value="8675.2" calcext:value-type="float">
            <text:p>8,675.20</text:p>
          </table:table-cell>
          <table:table-cell table:style-name="ce4" office:value-type="float" office:value="0.538979" calcext:value-type="float">
            <text:p>0.54</text:p>
          </table:table-cell>
          <table:table-cell table:style-name="ce4" office:value-type="float" office:value="0.460637" calcext:value-type="float">
            <text:p>0.46</text:p>
          </table:table-cell>
          <table:table-cell table:style-name="ce4" office:value-type="float" office:value="0.490054" calcext:value-type="float">
            <text:p>0.49</text:p>
          </table:table-cell>
          <table:table-cell table:style-name="ce4" office:value-type="float" office:value="0.461021" calcext:value-type="float">
            <text:p>0.46</text:p>
          </table:table-cell>
          <table:table-cell table:style-name="ce4" office:value-type="float" office:value="0.539363" calcext:value-type="float">
            <text:p>0.54</text:p>
          </table:table-cell>
          <table:table-cell table:style-name="ce4" office:value-type="float" office:value="0.509946" calcext:value-type="float">
            <text:p>0.51</text:p>
          </table:table-cell>
          <table:table-cell table:style-name="ce4" office:value-type="float" office:value="0.561224" calcext:value-type="float">
            <text:p>0.56</text:p>
          </table:table-cell>
          <table:table-cell table:style-name="ce4" office:value-type="float" office:value="0.394715" calcext:value-type="float">
            <text:p>0.39</text:p>
          </table:table-cell>
          <table:table-cell table:style-name="ce4"/>
          <table:table-cell table:style-name="ce6"/>
          <table:table-cell table:style-name="ce4" table:formula="of:=[.A101]/[.$X$2]" office:value-type="float" office:value="0.441992001204839" calcext:value-type="float">
            <text:p>0.44</text:p>
          </table:table-cell>
          <table:table-cell table:style-name="ce4" table:formula="of:=[.K101]" office:value-type="float" office:value="0.538979" calcext:value-type="float">
            <text:p>0.54</text:p>
          </table:table-cell>
          <table:table-cell table:style-name="ce4" table:formula="of:=[.N101]" office:value-type="float" office:value="0.461021" calcext:value-type="float">
            <text:p>0.46</text:p>
          </table:table-cell>
          <table:table-cell table:style-name="ce6" table:number-columns-repeated="2"/>
          <table:table-cell table:style-name="ce6" table:formula="of:=[.V101]" office:value-type="float" office:value="0.538979" calcext:value-type="float">
            <text:p>0.54</text:p>
          </table:table-cell>
          <table:table-cell table:style-name="ce6" table:formula="of:=[.Q101]" office:value-type="float" office:value="0.561224" calcext:value-type="float">
            <text:p>0.56</text:p>
          </table:table-cell>
          <table:table-cell table:style-name="ce6"/>
          <table:table-cell table:style-name="ce6" table:formula="of:=[.L101]" office:value-type="float" office:value="0.460637" calcext:value-type="float">
            <text:p>0.46</text:p>
          </table:table-cell>
          <table:table-cell table:style-name="ce6" table:formula="of:=[.R101]" office:value-type="float" office:value="0.394715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33.332" calcext:value-type="float">
            <text:p>533.3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456.53" calcext:value-type="float">
            <text:p>3,456.53</text:p>
          </table:table-cell>
          <table:table-cell table:style-name="ce6" office:value-type="float" office:value="4880.28" calcext:value-type="float">
            <text:p>4,880.2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931.47" calcext:value-type="float">
            <text:p>2,931.47</text:p>
          </table:table-cell>
          <table:table-cell table:style-name="ce6" office:value-type="float" office:value="5743.72" calcext:value-type="float">
            <text:p>5,743.7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41097" calcext:value-type="float">
            <text:p>0.54</text:p>
          </table:table-cell>
          <table:table-cell table:style-name="ce6" office:value-type="float" office:value="0.459363" calcext:value-type="float">
            <text:p>0.46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58903" calcext:value-type="float">
            <text:p>0.46</text:p>
          </table:table-cell>
          <table:table-cell table:style-name="ce6" office:value-type="float" office:value="0.540637" calcext:value-type="float">
            <text:p>0.54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9865" calcext:value-type="float">
            <text:p>0.55</text:p>
          </table:table-cell>
          <table:table-cell table:style-name="ce6" office:value-type="float" office:value="0.389918" calcext:value-type="float">
            <text:p>0.39</text:p>
          </table:table-cell>
          <table:table-cell table:style-name="ce6" table:number-columns-repeated="2"/>
          <table:table-cell table:style-name="ce4" table:formula="of:=[.A102]/[.$X$2]" office:value-type="float" office:value="0.44623571344902" calcext:value-type="float">
            <text:p>0.45</text:p>
          </table:table-cell>
          <table:table-cell table:style-name="ce4" table:formula="of:=[.K102]" office:value-type="float" office:value="0.541097" calcext:value-type="float">
            <text:p>0.54</text:p>
          </table:table-cell>
          <table:table-cell table:style-name="ce4" table:formula="of:=[.N102]" office:value-type="float" office:value="0.458903" calcext:value-type="float">
            <text:p>0.46</text:p>
          </table:table-cell>
          <table:table-cell table:style-name="ce6" table:number-columns-repeated="2"/>
          <table:table-cell table:style-name="ce6" table:formula="of:=[.V102]" office:value-type="float" office:value="0.541097" calcext:value-type="float">
            <text:p>0.54</text:p>
          </table:table-cell>
          <table:table-cell table:style-name="ce6" table:formula="of:=[.Q102]" office:value-type="float" office:value="0.549865" calcext:value-type="float">
            <text:p>0.55</text:p>
          </table:table-cell>
          <table:table-cell table:style-name="ce6"/>
          <table:table-cell table:style-name="ce6" table:formula="of:=[.L102]" office:value-type="float" office:value="0.459363" calcext:value-type="float">
            <text:p>0.46</text:p>
          </table:table-cell>
          <table:table-cell table:style-name="ce6" table:formula="of:=[.R102]" office:value-type="float" office:value="0.38991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39.584" calcext:value-type="float">
            <text:p>539.5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475.52" calcext:value-type="float">
            <text:p>3,475.52</text:p>
          </table:table-cell>
          <table:table-cell table:style-name="ce6" office:value-type="float" office:value="4861.29" calcext:value-type="float">
            <text:p>4,861.2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912.48" calcext:value-type="float">
            <text:p>2,912.48</text:p>
          </table:table-cell>
          <table:table-cell table:style-name="ce6" office:value-type="float" office:value="5762.71" calcext:value-type="float">
            <text:p>5,762.7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4407" calcext:value-type="float">
            <text:p>0.54</text:p>
          </table:table-cell>
          <table:table-cell table:style-name="ce6" office:value-type="float" office:value="0.457576" calcext:value-type="float">
            <text:p>0.46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5593" calcext:value-type="float">
            <text:p>0.46</text:p>
          </table:table-cell>
          <table:table-cell table:style-name="ce6" office:value-type="float" office:value="0.542424" calcext:value-type="float">
            <text:p>0.54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9055" calcext:value-type="float">
            <text:p>0.56</text:p>
          </table:table-cell>
          <table:table-cell table:style-name="ce6" office:value-type="float" office:value="0.374753" calcext:value-type="float">
            <text:p>0.37</text:p>
          </table:table-cell>
          <table:table-cell table:style-name="ce6" table:number-columns-repeated="2"/>
          <table:table-cell table:style-name="ce4" table:formula="of:=[.A103]/[.$X$2]" office:value-type="float" office:value="0.451466724677454" calcext:value-type="float">
            <text:p>0.45</text:p>
          </table:table-cell>
          <table:table-cell table:style-name="ce4" table:formula="of:=[.K103]" office:value-type="float" office:value="0.54407" calcext:value-type="float">
            <text:p>0.54</text:p>
          </table:table-cell>
          <table:table-cell table:style-name="ce4" table:formula="of:=[.N103]" office:value-type="float" office:value="0.45593" calcext:value-type="float">
            <text:p>0.46</text:p>
          </table:table-cell>
          <table:table-cell table:style-name="ce6" table:number-columns-repeated="2"/>
          <table:table-cell table:style-name="ce6" table:formula="of:=[.V103]" office:value-type="float" office:value="0.54407" calcext:value-type="float">
            <text:p>0.54</text:p>
          </table:table-cell>
          <table:table-cell table:style-name="ce6" table:formula="of:=[.Q103]" office:value-type="float" office:value="0.559055" calcext:value-type="float">
            <text:p>0.56</text:p>
          </table:table-cell>
          <table:table-cell table:style-name="ce6"/>
          <table:table-cell table:style-name="ce6" table:formula="of:=[.L103]" office:value-type="float" office:value="0.457576" calcext:value-type="float">
            <text:p>0.46</text:p>
          </table:table-cell>
          <table:table-cell table:style-name="ce6" table:formula="of:=[.R103]" office:value-type="float" office:value="0.374753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545.651" calcext:value-type="float">
            <text:p>545.6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490.08" calcext:value-type="float">
            <text:p>3,490.08</text:p>
          </table:table-cell>
          <table:table-cell table:style-name="ce6" office:value-type="float" office:value="4846.72" calcext:value-type="float">
            <text:p>4,846.7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97.92" calcext:value-type="float">
            <text:p>2,897.92</text:p>
          </table:table-cell>
          <table:table-cell table:style-name="ce6" office:value-type="float" office:value="5777.28" calcext:value-type="float">
            <text:p>5,777.2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4635" calcext:value-type="float">
            <text:p>0.55</text:p>
          </table:table-cell>
          <table:table-cell table:style-name="ce6" office:value-type="float" office:value="0.456205" calcext:value-type="float">
            <text:p>0.46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5365" calcext:value-type="float">
            <text:p>0.45</text:p>
          </table:table-cell>
          <table:table-cell table:style-name="ce6" office:value-type="float" office:value="0.543795" calcext:value-type="float">
            <text:p>0.54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7731" calcext:value-type="float">
            <text:p>0.55</text:p>
          </table:table-cell>
          <table:table-cell table:style-name="ce6" office:value-type="float" office:value="0.388175" calcext:value-type="float">
            <text:p>0.39</text:p>
          </table:table-cell>
          <table:table-cell table:style-name="ce6" table:number-columns-repeated="2"/>
          <table:table-cell table:style-name="ce4" table:formula="of:=[.A104]/[.$X$2]" office:value-type="float" office:value="0.456542947505815" calcext:value-type="float">
            <text:p>0.46</text:p>
          </table:table-cell>
          <table:table-cell table:style-name="ce4" table:formula="of:=[.K104]" office:value-type="float" office:value="0.54635" calcext:value-type="float">
            <text:p>0.55</text:p>
          </table:table-cell>
          <table:table-cell table:style-name="ce4" table:formula="of:=[.N104]" office:value-type="float" office:value="0.45365" calcext:value-type="float">
            <text:p>0.45</text:p>
          </table:table-cell>
          <table:table-cell table:style-name="ce6" table:number-columns-repeated="2"/>
          <table:table-cell table:style-name="ce6" table:formula="of:=[.V104]" office:value-type="float" office:value="0.54635" calcext:value-type="float">
            <text:p>0.55</text:p>
          </table:table-cell>
          <table:table-cell table:style-name="ce6" table:formula="of:=[.Q104]" office:value-type="float" office:value="0.547731" calcext:value-type="float">
            <text:p>0.55</text:p>
          </table:table-cell>
          <table:table-cell table:style-name="ce6"/>
          <table:table-cell table:style-name="ce6" table:formula="of:=[.L104]" office:value-type="float" office:value="0.456205" calcext:value-type="float">
            <text:p>0.46</text:p>
          </table:table-cell>
          <table:table-cell table:style-name="ce6" table:formula="of:=[.R104]" office:value-type="float" office:value="0.388175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52.363" calcext:value-type="float">
            <text:p>552.3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23.13" calcext:value-type="float">
            <text:p>3,523.13</text:p>
          </table:table-cell>
          <table:table-cell table:style-name="ce6" office:value-type="float" office:value="4813.67" calcext:value-type="float">
            <text:p>4,813.6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64.87" calcext:value-type="float">
            <text:p>2,864.87</text:p>
          </table:table-cell>
          <table:table-cell table:style-name="ce6" office:value-type="float" office:value="5810.33" calcext:value-type="float">
            <text:p>5,810.3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1523" calcext:value-type="float">
            <text:p>0.55</text:p>
          </table:table-cell>
          <table:table-cell table:style-name="ce6" office:value-type="float" office:value="0.453094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8477" calcext:value-type="float">
            <text:p>0.45</text:p>
          </table:table-cell>
          <table:table-cell table:style-name="ce6" office:value-type="float" office:value="0.546906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78097" calcext:value-type="float">
            <text:p>0.58</text:p>
          </table:table-cell>
          <table:table-cell table:style-name="ce6" office:value-type="float" office:value="0.39715" calcext:value-type="float">
            <text:p>0.40</text:p>
          </table:table-cell>
          <table:table-cell table:style-name="ce6" table:number-columns-repeated="2"/>
          <table:table-cell table:style-name="ce4" table:formula="of:=[.A105]/[.$X$2]" office:value-type="float" office:value="0.462158837999297" calcext:value-type="float">
            <text:p>0.46</text:p>
          </table:table-cell>
          <table:table-cell table:style-name="ce4" table:formula="of:=[.K105]" office:value-type="float" office:value="0.551523" calcext:value-type="float">
            <text:p>0.55</text:p>
          </table:table-cell>
          <table:table-cell table:style-name="ce4" table:formula="of:=[.N105]" office:value-type="float" office:value="0.448477" calcext:value-type="float">
            <text:p>0.45</text:p>
          </table:table-cell>
          <table:table-cell table:style-name="ce6" table:number-columns-repeated="2"/>
          <table:table-cell table:style-name="ce6" table:formula="of:=[.V105]" office:value-type="float" office:value="0.551523" calcext:value-type="float">
            <text:p>0.55</text:p>
          </table:table-cell>
          <table:table-cell table:style-name="ce6" table:formula="of:=[.Q105]" office:value-type="float" office:value="0.578097" calcext:value-type="float">
            <text:p>0.58</text:p>
          </table:table-cell>
          <table:table-cell table:style-name="ce6"/>
          <table:table-cell table:style-name="ce6" table:formula="of:=[.L105]" office:value-type="float" office:value="0.453094" calcext:value-type="float">
            <text:p>0.45</text:p>
          </table:table-cell>
          <table:table-cell table:style-name="ce6" table:formula="of:=[.R105]" office:value-type="float" office:value="0.39715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558.805" calcext:value-type="float">
            <text:p>558.8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22.49" calcext:value-type="float">
            <text:p>3,522.49</text:p>
          </table:table-cell>
          <table:table-cell table:style-name="ce6" office:value-type="float" office:value="4814.31" calcext:value-type="float">
            <text:p>4,814.3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65.51" calcext:value-type="float">
            <text:p>2,865.51</text:p>
          </table:table-cell>
          <table:table-cell table:style-name="ce6" office:value-type="float" office:value="5809.69" calcext:value-type="float">
            <text:p>5,809.6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1423" calcext:value-type="float">
            <text:p>0.55</text:p>
          </table:table-cell>
          <table:table-cell table:style-name="ce6" office:value-type="float" office:value="0.453154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8577" calcext:value-type="float">
            <text:p>0.45</text:p>
          </table:table-cell>
          <table:table-cell table:style-name="ce6" office:value-type="float" office:value="0.546846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5961" calcext:value-type="float">
            <text:p>0.55</text:p>
          </table:table-cell>
          <table:table-cell table:style-name="ce6" office:value-type="float" office:value="0.407978" calcext:value-type="float">
            <text:p>0.41</text:p>
          </table:table-cell>
          <table:table-cell table:style-name="ce6" table:number-columns-repeated="2"/>
          <table:table-cell table:style-name="ce4" table:formula="of:=[.A106]/[.$X$2]" office:value-type="float" office:value="0.467548821098077" calcext:value-type="float">
            <text:p>0.47</text:p>
          </table:table-cell>
          <table:table-cell table:style-name="ce4" table:formula="of:=[.K106]" office:value-type="float" office:value="0.551423" calcext:value-type="float">
            <text:p>0.55</text:p>
          </table:table-cell>
          <table:table-cell table:style-name="ce4" table:formula="of:=[.N106]" office:value-type="float" office:value="0.448577" calcext:value-type="float">
            <text:p>0.45</text:p>
          </table:table-cell>
          <table:table-cell table:style-name="ce6" table:number-columns-repeated="2"/>
          <table:table-cell table:style-name="ce6" table:formula="of:=[.V106]" office:value-type="float" office:value="0.551423" calcext:value-type="float">
            <text:p>0.55</text:p>
          </table:table-cell>
          <table:table-cell table:style-name="ce6" table:formula="of:=[.Q106]" office:value-type="float" office:value="0.545961" calcext:value-type="float">
            <text:p>0.55</text:p>
          </table:table-cell>
          <table:table-cell table:style-name="ce6"/>
          <table:table-cell table:style-name="ce6" table:formula="of:=[.L106]" office:value-type="float" office:value="0.453154" calcext:value-type="float">
            <text:p>0.45</text:p>
          </table:table-cell>
          <table:table-cell table:style-name="ce6" table:formula="of:=[.R106]" office:value-type="float" office:value="0.407978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563.753" calcext:value-type="float">
            <text:p>563.7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31.74" calcext:value-type="float">
            <text:p>3,531.74</text:p>
          </table:table-cell>
          <table:table-cell table:style-name="ce6" office:value-type="float" office:value="4805.07" calcext:value-type="float">
            <text:p>4,805.0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56.26" calcext:value-type="float">
            <text:p>2,856.26</text:p>
          </table:table-cell>
          <table:table-cell table:style-name="ce6" office:value-type="float" office:value="5818.93" calcext:value-type="float">
            <text:p>5,818.9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287" calcext:value-type="float">
            <text:p>0.55</text:p>
          </table:table-cell>
          <table:table-cell table:style-name="ce6" office:value-type="float" office:value="0.452284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713" calcext:value-type="float">
            <text:p>0.45</text:p>
          </table:table-cell>
          <table:table-cell table:style-name="ce6" office:value-type="float" office:value="0.547716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1084" calcext:value-type="float">
            <text:p>0.55</text:p>
          </table:table-cell>
          <table:table-cell table:style-name="ce6" office:value-type="float" office:value="0.384562" calcext:value-type="float">
            <text:p>0.38</text:p>
          </table:table-cell>
          <table:table-cell table:style-name="ce6" table:number-columns-repeated="2"/>
          <table:table-cell table:style-name="ce4" table:formula="of:=[.A107]/[.$X$2]" office:value-type="float" office:value="0.471688783279506" calcext:value-type="float">
            <text:p>0.47</text:p>
          </table:table-cell>
          <table:table-cell table:style-name="ce4" table:formula="of:=[.K107]" office:value-type="float" office:value="0.55287" calcext:value-type="float">
            <text:p>0.55</text:p>
          </table:table-cell>
          <table:table-cell table:style-name="ce4" table:formula="of:=[.N107]" office:value-type="float" office:value="0.44713" calcext:value-type="float">
            <text:p>0.45</text:p>
          </table:table-cell>
          <table:table-cell table:style-name="ce6" table:number-columns-repeated="2"/>
          <table:table-cell table:style-name="ce6" table:formula="of:=[.V107]" office:value-type="float" office:value="0.55287" calcext:value-type="float">
            <text:p>0.55</text:p>
          </table:table-cell>
          <table:table-cell table:style-name="ce6" table:formula="of:=[.Q107]" office:value-type="float" office:value="0.551084" calcext:value-type="float">
            <text:p>0.55</text:p>
          </table:table-cell>
          <table:table-cell table:style-name="ce6"/>
          <table:table-cell table:style-name="ce6" table:formula="of:=[.L107]" office:value-type="float" office:value="0.452284" calcext:value-type="float">
            <text:p>0.45</text:p>
          </table:table-cell>
          <table:table-cell table:style-name="ce6" table:formula="of:=[.R107]" office:value-type="float" office:value="0.38456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569.429" calcext:value-type="float">
            <text:p>569.4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37.32" calcext:value-type="float">
            <text:p>3,537.32</text:p>
          </table:table-cell>
          <table:table-cell table:style-name="ce6" office:value-type="float" office:value="4799.48" calcext:value-type="float">
            <text:p>4,799.4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50.68" calcext:value-type="float">
            <text:p>2,850.68</text:p>
          </table:table-cell>
          <table:table-cell table:style-name="ce6" office:value-type="float" office:value="5824.52" calcext:value-type="float">
            <text:p>5,824.5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3745" calcext:value-type="float">
            <text:p>0.55</text:p>
          </table:table-cell>
          <table:table-cell table:style-name="ce6" office:value-type="float" office:value="0.451759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6255" calcext:value-type="float">
            <text:p>0.45</text:p>
          </table:table-cell>
          <table:table-cell table:style-name="ce6" office:value-type="float" office:value="0.548241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6667" calcext:value-type="float">
            <text:p>0.55</text:p>
          </table:table-cell>
          <table:table-cell table:style-name="ce6" office:value-type="float" office:value="0.396537" calcext:value-type="float">
            <text:p>0.40</text:p>
          </table:table-cell>
          <table:table-cell table:style-name="ce6" table:number-columns-repeated="2"/>
          <table:table-cell table:style-name="ce4" table:formula="of:=[.A108]/[.$X$2]" office:value-type="float" office:value="0.476437858732576" calcext:value-type="float">
            <text:p>0.48</text:p>
          </table:table-cell>
          <table:table-cell table:style-name="ce4" table:formula="of:=[.K108]" office:value-type="float" office:value="0.553745" calcext:value-type="float">
            <text:p>0.55</text:p>
          </table:table-cell>
          <table:table-cell table:style-name="ce4" table:formula="of:=[.N108]" office:value-type="float" office:value="0.446255" calcext:value-type="float">
            <text:p>0.45</text:p>
          </table:table-cell>
          <table:table-cell table:style-name="ce6" table:number-columns-repeated="2"/>
          <table:table-cell table:style-name="ce6" table:formula="of:=[.V108]" office:value-type="float" office:value="0.553745" calcext:value-type="float">
            <text:p>0.55</text:p>
          </table:table-cell>
          <table:table-cell table:style-name="ce6" table:formula="of:=[.Q108]" office:value-type="float" office:value="0.546667" calcext:value-type="float">
            <text:p>0.55</text:p>
          </table:table-cell>
          <table:table-cell table:style-name="ce6"/>
          <table:table-cell table:style-name="ce6" table:formula="of:=[.L108]" office:value-type="float" office:value="0.451759" calcext:value-type="float">
            <text:p>0.45</text:p>
          </table:table-cell>
          <table:table-cell table:style-name="ce6" table:formula="of:=[.R108]" office:value-type="float" office:value="0.396537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576.505" calcext:value-type="float">
            <text:p>576.5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27.01" calcext:value-type="float">
            <text:p>3,527.01</text:p>
          </table:table-cell>
          <table:table-cell table:style-name="ce6" office:value-type="float" office:value="4809.79" calcext:value-type="float">
            <text:p>4,809.7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60.99" calcext:value-type="float">
            <text:p>2,860.99</text:p>
          </table:table-cell>
          <table:table-cell table:style-name="ce6" office:value-type="float" office:value="5814.21" calcext:value-type="float">
            <text:p>5,814.2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213" calcext:value-type="float">
            <text:p>0.55</text:p>
          </table:table-cell>
          <table:table-cell table:style-name="ce6" office:value-type="float" office:value="0.452729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787" calcext:value-type="float">
            <text:p>0.45</text:p>
          </table:table-cell>
          <table:table-cell table:style-name="ce6" office:value-type="float" office:value="0.547271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5721" calcext:value-type="float">
            <text:p>0.56</text:p>
          </table:table-cell>
          <table:table-cell table:style-name="ce6" office:value-type="float" office:value="0.376344" calcext:value-type="float">
            <text:p>0.38</text:p>
          </table:table-cell>
          <table:table-cell table:style-name="ce6" table:number-columns-repeated="2"/>
          <table:table-cell table:style-name="ce4" table:formula="of:=[.A109]/[.$X$2]" office:value-type="float" office:value="0.482358305861879" calcext:value-type="float">
            <text:p>0.48</text:p>
          </table:table-cell>
          <table:table-cell table:style-name="ce4" table:formula="of:=[.K109]" office:value-type="float" office:value="0.55213" calcext:value-type="float">
            <text:p>0.55</text:p>
          </table:table-cell>
          <table:table-cell table:style-name="ce4" table:formula="of:=[.N109]" office:value-type="float" office:value="0.44787" calcext:value-type="float">
            <text:p>0.45</text:p>
          </table:table-cell>
          <table:table-cell table:style-name="ce6" table:number-columns-repeated="2"/>
          <table:table-cell table:style-name="ce6" table:formula="of:=[.V109]" office:value-type="float" office:value="0.55213" calcext:value-type="float">
            <text:p>0.55</text:p>
          </table:table-cell>
          <table:table-cell table:style-name="ce6" table:formula="of:=[.Q109]" office:value-type="float" office:value="0.555721" calcext:value-type="float">
            <text:p>0.56</text:p>
          </table:table-cell>
          <table:table-cell table:style-name="ce6"/>
          <table:table-cell table:style-name="ce6" table:formula="of:=[.L109]" office:value-type="float" office:value="0.452729" calcext:value-type="float">
            <text:p>0.45</text:p>
          </table:table-cell>
          <table:table-cell table:style-name="ce6" table:formula="of:=[.R109]" office:value-type="float" office:value="0.37634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583.696" calcext:value-type="float">
            <text:p>583.7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13.94" calcext:value-type="float">
            <text:p>3,513.94</text:p>
          </table:table-cell>
          <table:table-cell table:style-name="ce6" office:value-type="float" office:value="4822.87" calcext:value-type="float">
            <text:p>4,822.8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74.06" calcext:value-type="float">
            <text:p>2,874.06</text:p>
          </table:table-cell>
          <table:table-cell table:style-name="ce6" office:value-type="float" office:value="5801.13" calcext:value-type="float">
            <text:p>5,801.1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0084" calcext:value-type="float">
            <text:p>0.55</text:p>
          </table:table-cell>
          <table:table-cell table:style-name="ce6" office:value-type="float" office:value="0.45396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9916" calcext:value-type="float">
            <text:p>0.45</text:p>
          </table:table-cell>
          <table:table-cell table:style-name="ce6" office:value-type="float" office:value="0.54604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8462" calcext:value-type="float">
            <text:p>0.54</text:p>
          </table:table-cell>
          <table:table-cell table:style-name="ce6" office:value-type="float" office:value="0.371482" calcext:value-type="float">
            <text:p>0.37</text:p>
          </table:table-cell>
          <table:table-cell table:style-name="ce6" table:number-columns-repeated="2"/>
          <table:table-cell table:style-name="ce4" table:formula="of:=[.A110]/[.$X$2]" office:value-type="float" office:value="0.488374972807443" calcext:value-type="float">
            <text:p>0.49</text:p>
          </table:table-cell>
          <table:table-cell table:style-name="ce4" table:formula="of:=[.K110]" office:value-type="float" office:value="0.550084" calcext:value-type="float">
            <text:p>0.55</text:p>
          </table:table-cell>
          <table:table-cell table:style-name="ce4" table:formula="of:=[.N110]" office:value-type="float" office:value="0.449916" calcext:value-type="float">
            <text:p>0.45</text:p>
          </table:table-cell>
          <table:table-cell table:style-name="ce6" table:number-columns-repeated="2"/>
          <table:table-cell table:style-name="ce6" table:formula="of:=[.V110]" office:value-type="float" office:value="0.550084" calcext:value-type="float">
            <text:p>0.55</text:p>
          </table:table-cell>
          <table:table-cell table:style-name="ce6" table:formula="of:=[.Q110]" office:value-type="float" office:value="0.538462" calcext:value-type="float">
            <text:p>0.54</text:p>
          </table:table-cell>
          <table:table-cell table:style-name="ce6"/>
          <table:table-cell table:style-name="ce6" table:formula="of:=[.L110]" office:value-type="float" office:value="0.45396" calcext:value-type="float">
            <text:p>0.45</text:p>
          </table:table-cell>
          <table:table-cell table:style-name="ce6" table:formula="of:=[.R110]" office:value-type="float" office:value="0.37148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589.36" calcext:value-type="float">
            <text:p>589.3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05.12" calcext:value-type="float">
            <text:p>3,505.12</text:p>
          </table:table-cell>
          <table:table-cell table:style-name="ce6" office:value-type="float" office:value="4831.68" calcext:value-type="float">
            <text:p>4,831.6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82.88" calcext:value-type="float">
            <text:p>2,882.88</text:p>
          </table:table-cell>
          <table:table-cell table:style-name="ce6" office:value-type="float" office:value="5792.32" calcext:value-type="float">
            <text:p>5,792.3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48704" calcext:value-type="float">
            <text:p>0.55</text:p>
          </table:table-cell>
          <table:table-cell table:style-name="ce6" office:value-type="float" office:value="0.454789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51296" calcext:value-type="float">
            <text:p>0.45</text:p>
          </table:table-cell>
          <table:table-cell table:style-name="ce6" office:value-type="float" office:value="0.545211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2381" calcext:value-type="float">
            <text:p>0.55</text:p>
          </table:table-cell>
          <table:table-cell table:style-name="ce6" office:value-type="float" office:value="0.391579" calcext:value-type="float">
            <text:p>0.39</text:p>
          </table:table-cell>
          <table:table-cell table:style-name="ce6" table:number-columns-repeated="2"/>
          <table:table-cell table:style-name="ce4" table:formula="of:=[.A111]/[.$X$2]" office:value-type="float" office:value="0.49311400793186" calcext:value-type="float">
            <text:p>0.49</text:p>
          </table:table-cell>
          <table:table-cell table:style-name="ce4" table:formula="of:=[.K111]" office:value-type="float" office:value="0.548704" calcext:value-type="float">
            <text:p>0.55</text:p>
          </table:table-cell>
          <table:table-cell table:style-name="ce4" table:formula="of:=[.N111]" office:value-type="float" office:value="0.451296" calcext:value-type="float">
            <text:p>0.45</text:p>
          </table:table-cell>
          <table:table-cell table:style-name="ce6" table:number-columns-repeated="2"/>
          <table:table-cell table:style-name="ce6" table:formula="of:=[.V111]" office:value-type="float" office:value="0.548704" calcext:value-type="float">
            <text:p>0.55</text:p>
          </table:table-cell>
          <table:table-cell table:style-name="ce6" table:formula="of:=[.Q111]" office:value-type="float" office:value="0.552381" calcext:value-type="float">
            <text:p>0.55</text:p>
          </table:table-cell>
          <table:table-cell table:style-name="ce6"/>
          <table:table-cell table:style-name="ce6" table:formula="of:=[.L111]" office:value-type="float" office:value="0.454789" calcext:value-type="float">
            <text:p>0.45</text:p>
          </table:table-cell>
          <table:table-cell table:style-name="ce6" table:formula="of:=[.R111]" office:value-type="float" office:value="0.391579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595.511" calcext:value-type="float">
            <text:p>595.5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486.62" calcext:value-type="float">
            <text:p>3,486.62</text:p>
          </table:table-cell>
          <table:table-cell table:style-name="ce6" office:value-type="float" office:value="4850.19" calcext:value-type="float">
            <text:p>4,850.1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901.38" calcext:value-type="float">
            <text:p>2,901.38</text:p>
          </table:table-cell>
          <table:table-cell table:style-name="ce6" office:value-type="float" office:value="5773.81" calcext:value-type="float">
            <text:p>5,773.8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45807" calcext:value-type="float">
            <text:p>0.55</text:p>
          </table:table-cell>
          <table:table-cell table:style-name="ce6" office:value-type="float" office:value="0.456531" calcext:value-type="float">
            <text:p>0.46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54193" calcext:value-type="float">
            <text:p>0.45</text:p>
          </table:table-cell>
          <table:table-cell table:style-name="ce6" office:value-type="float" office:value="0.543469" calcext:value-type="float">
            <text:p>0.54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8497" calcext:value-type="float">
            <text:p>0.53</text:p>
          </table:table-cell>
          <table:table-cell table:style-name="ce6" office:value-type="float" office:value="0.391382" calcext:value-type="float">
            <text:p>0.39</text:p>
          </table:table-cell>
          <table:table-cell table:style-name="ce6" table:number-columns-repeated="2"/>
          <table:table-cell table:style-name="ce4" table:formula="of:=[.A112]/[.$X$2]" office:value-type="float" office:value="0.498260513060794" calcext:value-type="float">
            <text:p>0.50</text:p>
          </table:table-cell>
          <table:table-cell table:style-name="ce4" table:formula="of:=[.K112]" office:value-type="float" office:value="0.545807" calcext:value-type="float">
            <text:p>0.55</text:p>
          </table:table-cell>
          <table:table-cell table:style-name="ce4" table:formula="of:=[.N112]" office:value-type="float" office:value="0.454193" calcext:value-type="float">
            <text:p>0.45</text:p>
          </table:table-cell>
          <table:table-cell table:style-name="ce6" table:number-columns-repeated="2"/>
          <table:table-cell table:style-name="ce6" table:formula="of:=[.V112]" office:value-type="float" office:value="0.545807" calcext:value-type="float">
            <text:p>0.55</text:p>
          </table:table-cell>
          <table:table-cell table:style-name="ce6" table:formula="of:=[.Q112]" office:value-type="float" office:value="0.528497" calcext:value-type="float">
            <text:p>0.53</text:p>
          </table:table-cell>
          <table:table-cell table:style-name="ce6"/>
          <table:table-cell table:style-name="ce6" table:formula="of:=[.L112]" office:value-type="float" office:value="0.456531" calcext:value-type="float">
            <text:p>0.46</text:p>
          </table:table-cell>
          <table:table-cell table:style-name="ce6" table:formula="of:=[.R112]" office:value-type="float" office:value="0.39138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01.128" calcext:value-type="float">
            <text:p>601.1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60.91" calcext:value-type="float">
            <text:p>3,560.91</text:p>
          </table:table-cell>
          <table:table-cell table:style-name="ce6" office:value-type="float" office:value="4775.89" calcext:value-type="float">
            <text:p>4,775.8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27.09" calcext:value-type="float">
            <text:p>2,827.09</text:p>
          </table:table-cell>
          <table:table-cell table:style-name="ce6" office:value-type="float" office:value="5848.11" calcext:value-type="float">
            <text:p>5,848.1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7438" calcext:value-type="float">
            <text:p>0.56</text:p>
          </table:table-cell>
          <table:table-cell table:style-name="ce6" office:value-type="float" office:value="0.449538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2562" calcext:value-type="float">
            <text:p>0.44</text:p>
          </table:table-cell>
          <table:table-cell table:style-name="ce6" office:value-type="float" office:value="0.550462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9319" calcext:value-type="float">
            <text:p>0.53</text:p>
          </table:table-cell>
          <table:table-cell table:style-name="ce6" office:value-type="float" office:value="0.371844" calcext:value-type="float">
            <text:p>0.37</text:p>
          </table:table-cell>
          <table:table-cell table:style-name="ce6" table:number-columns-repeated="2"/>
          <table:table-cell table:style-name="ce4" table:formula="of:=[.A113]/[.$X$2]" office:value-type="float" office:value="0.502960223564651" calcext:value-type="float">
            <text:p>0.50</text:p>
          </table:table-cell>
          <table:table-cell table:style-name="ce4" table:formula="of:=[.K113]" office:value-type="float" office:value="0.557438" calcext:value-type="float">
            <text:p>0.56</text:p>
          </table:table-cell>
          <table:table-cell table:style-name="ce4" table:formula="of:=[.N113]" office:value-type="float" office:value="0.442562" calcext:value-type="float">
            <text:p>0.44</text:p>
          </table:table-cell>
          <table:table-cell table:style-name="ce6" table:number-columns-repeated="2"/>
          <table:table-cell table:style-name="ce6" table:formula="of:=[.V113]" office:value-type="float" office:value="0.557438" calcext:value-type="float">
            <text:p>0.56</text:p>
          </table:table-cell>
          <table:table-cell table:style-name="ce6" table:formula="of:=[.Q113]" office:value-type="float" office:value="0.529319" calcext:value-type="float">
            <text:p>0.53</text:p>
          </table:table-cell>
          <table:table-cell table:style-name="ce6"/>
          <table:table-cell table:style-name="ce6" table:formula="of:=[.L113]" office:value-type="float" office:value="0.449538" calcext:value-type="float">
            <text:p>0.45</text:p>
          </table:table-cell>
          <table:table-cell table:style-name="ce6" table:formula="of:=[.R113]" office:value-type="float" office:value="0.37184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606.668" calcext:value-type="float">
            <text:p>606.6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77.32" calcext:value-type="float">
            <text:p>3,577.32</text:p>
          </table:table-cell>
          <table:table-cell table:style-name="ce6" office:value-type="float" office:value="4759.48" calcext:value-type="float">
            <text:p>4,759.4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10.68" calcext:value-type="float">
            <text:p>2,810.68</text:p>
          </table:table-cell>
          <table:table-cell table:style-name="ce6" office:value-type="float" office:value="5864.52" calcext:value-type="float">
            <text:p>5,864.5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0006" calcext:value-type="float">
            <text:p>0.56</text:p>
          </table:table-cell>
          <table:table-cell table:style-name="ce6" office:value-type="float" office:value="0.447993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9994" calcext:value-type="float">
            <text:p>0.44</text:p>
          </table:table-cell>
          <table:table-cell table:style-name="ce6" office:value-type="float" office:value="0.552007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7368" calcext:value-type="float">
            <text:p>0.55</text:p>
          </table:table-cell>
          <table:table-cell table:style-name="ce6" office:value-type="float" office:value="0.387154" calcext:value-type="float">
            <text:p>0.39</text:p>
          </table:table-cell>
          <table:table-cell table:style-name="ce6" table:number-columns-repeated="2"/>
          <table:table-cell table:style-name="ce4" table:formula="of:=[.A114]/[.$X$2]" office:value-type="float" office:value="0.507595508626316" calcext:value-type="float">
            <text:p>0.51</text:p>
          </table:table-cell>
          <table:table-cell table:style-name="ce4" table:formula="of:=[.K114]" office:value-type="float" office:value="0.560006" calcext:value-type="float">
            <text:p>0.56</text:p>
          </table:table-cell>
          <table:table-cell table:style-name="ce4" table:formula="of:=[.N114]" office:value-type="float" office:value="0.439994" calcext:value-type="float">
            <text:p>0.44</text:p>
          </table:table-cell>
          <table:table-cell table:style-name="ce6" table:number-columns-repeated="2"/>
          <table:table-cell table:style-name="ce6" table:formula="of:=[.V114]" office:value-type="float" office:value="0.560006" calcext:value-type="float">
            <text:p>0.56</text:p>
          </table:table-cell>
          <table:table-cell table:style-name="ce6" table:formula="of:=[.Q114]" office:value-type="float" office:value="0.547368" calcext:value-type="float">
            <text:p>0.55</text:p>
          </table:table-cell>
          <table:table-cell table:style-name="ce6"/>
          <table:table-cell table:style-name="ce6" table:formula="of:=[.L114]" office:value-type="float" office:value="0.447993" calcext:value-type="float">
            <text:p>0.45</text:p>
          </table:table-cell>
          <table:table-cell table:style-name="ce6" table:formula="of:=[.R114]" office:value-type="float" office:value="0.38715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12.125" calcext:value-type="float">
            <text:p>612.1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62.68" calcext:value-type="float">
            <text:p>3,562.68</text:p>
          </table:table-cell>
          <table:table-cell table:style-name="ce6" office:value-type="float" office:value="4774.13" calcext:value-type="float">
            <text:p>4,774.13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25.32" calcext:value-type="float">
            <text:p>2,825.32</text:p>
          </table:table-cell>
          <table:table-cell table:style-name="ce6" office:value-type="float" office:value="5849.87" calcext:value-type="float">
            <text:p>5,849.87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7714" calcext:value-type="float">
            <text:p>0.56</text:p>
          </table:table-cell>
          <table:table-cell table:style-name="ce6" office:value-type="float" office:value="0.449372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2286" calcext:value-type="float">
            <text:p>0.44</text:p>
          </table:table-cell>
          <table:table-cell table:style-name="ce6" office:value-type="float" office:value="0.550628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72254" calcext:value-type="float">
            <text:p>0.57</text:p>
          </table:table-cell>
          <table:table-cell table:style-name="ce6" office:value-type="float" office:value="0.418278" calcext:value-type="float">
            <text:p>0.42</text:p>
          </table:table-cell>
          <table:table-cell table:style-name="ce6" table:number-columns-repeated="2"/>
          <table:table-cell table:style-name="ce4" table:formula="of:=[.A115]/[.$X$2]" office:value-type="float" office:value="0.512161348081461" calcext:value-type="float">
            <text:p>0.51</text:p>
          </table:table-cell>
          <table:table-cell table:style-name="ce4" table:formula="of:=[.K115]" office:value-type="float" office:value="0.557714" calcext:value-type="float">
            <text:p>0.56</text:p>
          </table:table-cell>
          <table:table-cell table:style-name="ce4" table:formula="of:=[.N115]" office:value-type="float" office:value="0.442286" calcext:value-type="float">
            <text:p>0.44</text:p>
          </table:table-cell>
          <table:table-cell table:style-name="ce6" table:number-columns-repeated="2"/>
          <table:table-cell table:style-name="ce6" table:formula="of:=[.V115]" office:value-type="float" office:value="0.557714" calcext:value-type="float">
            <text:p>0.56</text:p>
          </table:table-cell>
          <table:table-cell table:style-name="ce6" table:formula="of:=[.Q115]" office:value-type="float" office:value="0.572254" calcext:value-type="float">
            <text:p>0.57</text:p>
          </table:table-cell>
          <table:table-cell table:style-name="ce6"/>
          <table:table-cell table:style-name="ce6" table:formula="of:=[.L115]" office:value-type="float" office:value="0.449372" calcext:value-type="float">
            <text:p>0.45</text:p>
          </table:table-cell>
          <table:table-cell table:style-name="ce6" table:formula="of:=[.R115]" office:value-type="float" office:value="0.418278" calcext:value-type="float">
            <text:p>0.42</text:p>
          </table:table-cell>
          <table:table-cell table:number-columns-repeated="16354"/>
        </table:table-row>
        <table:table-row table:style-name="ro2">
          <table:table-cell table:style-name="ce4" office:value-type="float" office:value="619.092" calcext:value-type="float">
            <text:p>619.0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56.14" calcext:value-type="float">
            <text:p>3,556.14</text:p>
          </table:table-cell>
          <table:table-cell table:style-name="ce6" office:value-type="float" office:value="4780.67" calcext:value-type="float">
            <text:p>4,780.6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31.86" calcext:value-type="float">
            <text:p>2,831.86</text:p>
          </table:table-cell>
          <table:table-cell table:style-name="ce6" office:value-type="float" office:value="5843.33" calcext:value-type="float">
            <text:p>5,843.3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669" calcext:value-type="float">
            <text:p>0.56</text:p>
          </table:table-cell>
          <table:table-cell table:style-name="ce6" office:value-type="float" office:value="0.449988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331" calcext:value-type="float">
            <text:p>0.44</text:p>
          </table:table-cell>
          <table:table-cell table:style-name="ce6" office:value-type="float" office:value="0.550012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9611" calcext:value-type="float">
            <text:p>0.56</text:p>
          </table:table-cell>
          <table:table-cell table:style-name="ce6" office:value-type="float" office:value="0.390328" calcext:value-type="float">
            <text:p>0.39</text:p>
          </table:table-cell>
          <table:table-cell table:style-name="ce6" table:number-columns-repeated="2"/>
          <table:table-cell table:style-name="ce4" table:formula="of:=[.A116]/[.$X$2]" office:value-type="float" office:value="0.517990595558828" calcext:value-type="float">
            <text:p>0.52</text:p>
          </table:table-cell>
          <table:table-cell table:style-name="ce4" table:formula="of:=[.K116]" office:value-type="float" office:value="0.55669" calcext:value-type="float">
            <text:p>0.56</text:p>
          </table:table-cell>
          <table:table-cell table:style-name="ce4" table:formula="of:=[.N116]" office:value-type="float" office:value="0.44331" calcext:value-type="float">
            <text:p>0.44</text:p>
          </table:table-cell>
          <table:table-cell table:style-name="ce6" table:number-columns-repeated="2"/>
          <table:table-cell table:style-name="ce6" table:formula="of:=[.V116]" office:value-type="float" office:value="0.55669" calcext:value-type="float">
            <text:p>0.56</text:p>
          </table:table-cell>
          <table:table-cell table:style-name="ce6" table:formula="of:=[.Q116]" office:value-type="float" office:value="0.559611" calcext:value-type="float">
            <text:p>0.56</text:p>
          </table:table-cell>
          <table:table-cell table:style-name="ce6"/>
          <table:table-cell table:style-name="ce6" table:formula="of:=[.L116]" office:value-type="float" office:value="0.449988" calcext:value-type="float">
            <text:p>0.45</text:p>
          </table:table-cell>
          <table:table-cell table:style-name="ce6" table:formula="of:=[.R116]" office:value-type="float" office:value="0.39032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25.655" calcext:value-type="float">
            <text:p>625.6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54.99" calcext:value-type="float">
            <text:p>3,554.99</text:p>
          </table:table-cell>
          <table:table-cell table:style-name="ce6" office:value-type="float" office:value="4781.82" calcext:value-type="float">
            <text:p>4,781.8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33.01" calcext:value-type="float">
            <text:p>2,833.01</text:p>
          </table:table-cell>
          <table:table-cell table:style-name="ce6" office:value-type="float" office:value="5842.18" calcext:value-type="float">
            <text:p>5,842.1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651" calcext:value-type="float">
            <text:p>0.56</text:p>
          </table:table-cell>
          <table:table-cell table:style-name="ce6" office:value-type="float" office:value="0.450096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349" calcext:value-type="float">
            <text:p>0.44</text:p>
          </table:table-cell>
          <table:table-cell table:style-name="ce6" office:value-type="float" office:value="0.549904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8961" calcext:value-type="float">
            <text:p>0.54</text:p>
          </table:table-cell>
          <table:table-cell table:style-name="ce6" office:value-type="float" office:value="0.376278" calcext:value-type="float">
            <text:p>0.38</text:p>
          </table:table-cell>
          <table:table-cell table:style-name="ce6" table:number-columns-repeated="2"/>
          <table:table-cell table:style-name="ce4" table:formula="of:=[.A117]/[.$X$2]" office:value-type="float" office:value="0.523481818638197" calcext:value-type="float">
            <text:p>0.52</text:p>
          </table:table-cell>
          <table:table-cell table:style-name="ce4" table:formula="of:=[.K117]" office:value-type="float" office:value="0.55651" calcext:value-type="float">
            <text:p>0.56</text:p>
          </table:table-cell>
          <table:table-cell table:style-name="ce4" table:formula="of:=[.N117]" office:value-type="float" office:value="0.44349" calcext:value-type="float">
            <text:p>0.44</text:p>
          </table:table-cell>
          <table:table-cell table:style-name="ce6" table:number-columns-repeated="2"/>
          <table:table-cell table:style-name="ce6" table:formula="of:=[.V117]" office:value-type="float" office:value="0.55651" calcext:value-type="float">
            <text:p>0.56</text:p>
          </table:table-cell>
          <table:table-cell table:style-name="ce6" table:formula="of:=[.Q117]" office:value-type="float" office:value="0.538961" calcext:value-type="float">
            <text:p>0.54</text:p>
          </table:table-cell>
          <table:table-cell table:style-name="ce6"/>
          <table:table-cell table:style-name="ce6" table:formula="of:=[.L117]" office:value-type="float" office:value="0.450096" calcext:value-type="float">
            <text:p>0.45</text:p>
          </table:table-cell>
          <table:table-cell table:style-name="ce6" table:formula="of:=[.R117]" office:value-type="float" office:value="0.37627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632.726" calcext:value-type="float">
            <text:p>632.7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90.86" calcext:value-type="float">
            <text:p>3,590.86</text:p>
          </table:table-cell>
          <table:table-cell table:style-name="ce6" office:value-type="float" office:value="4745.94" calcext:value-type="float">
            <text:p>4,745.9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97.14" calcext:value-type="float">
            <text:p>2,797.14</text:p>
          </table:table-cell>
          <table:table-cell table:style-name="ce6" office:value-type="float" office:value="5878.06" calcext:value-type="float">
            <text:p>5,878.0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2126" calcext:value-type="float">
            <text:p>0.56</text:p>
          </table:table-cell>
          <table:table-cell table:style-name="ce6" office:value-type="float" office:value="0.446719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7874" calcext:value-type="float">
            <text:p>0.44</text:p>
          </table:table-cell>
          <table:table-cell table:style-name="ce6" office:value-type="float" office:value="0.553281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4877" calcext:value-type="float">
            <text:p>0.51</text:p>
          </table:table-cell>
          <table:table-cell table:style-name="ce6" office:value-type="float" office:value="0.388302" calcext:value-type="float">
            <text:p>0.39</text:p>
          </table:table-cell>
          <table:table-cell table:style-name="ce6" table:number-columns-repeated="2"/>
          <table:table-cell table:style-name="ce4" table:formula="of:=[.A118]/[.$X$2]" office:value-type="float" office:value="0.529398082297227" calcext:value-type="float">
            <text:p>0.53</text:p>
          </table:table-cell>
          <table:table-cell table:style-name="ce4" table:formula="of:=[.K118]" office:value-type="float" office:value="0.562126" calcext:value-type="float">
            <text:p>0.56</text:p>
          </table:table-cell>
          <table:table-cell table:style-name="ce4" table:formula="of:=[.N118]" office:value-type="float" office:value="0.437874" calcext:value-type="float">
            <text:p>0.44</text:p>
          </table:table-cell>
          <table:table-cell table:style-name="ce6" table:number-columns-repeated="2"/>
          <table:table-cell table:style-name="ce6" table:formula="of:=[.V118]" office:value-type="float" office:value="0.562126" calcext:value-type="float">
            <text:p>0.56</text:p>
          </table:table-cell>
          <table:table-cell table:style-name="ce6" table:formula="of:=[.Q118]" office:value-type="float" office:value="0.514877" calcext:value-type="float">
            <text:p>0.51</text:p>
          </table:table-cell>
          <table:table-cell table:style-name="ce6"/>
          <table:table-cell table:style-name="ce6" table:formula="of:=[.L118]" office:value-type="float" office:value="0.446719" calcext:value-type="float">
            <text:p>0.45</text:p>
          </table:table-cell>
          <table:table-cell table:style-name="ce6" table:formula="of:=[.R118]" office:value-type="float" office:value="0.38830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38.904" calcext:value-type="float">
            <text:p>638.9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75.6" calcext:value-type="float">
            <text:p>3,575.60</text:p>
          </table:table-cell>
          <table:table-cell table:style-name="ce6" office:value-type="float" office:value="4761.2" calcext:value-type="float">
            <text:p>4,761.2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12.4" calcext:value-type="float">
            <text:p>2,812.40</text:p>
          </table:table-cell>
          <table:table-cell table:style-name="ce6" office:value-type="float" office:value="5862.8" calcext:value-type="float">
            <text:p>5,862.8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9737" calcext:value-type="float">
            <text:p>0.56</text:p>
          </table:table-cell>
          <table:table-cell table:style-name="ce6" office:value-type="float" office:value="0.448155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0263" calcext:value-type="float">
            <text:p>0.44</text:p>
          </table:table-cell>
          <table:table-cell table:style-name="ce6" office:value-type="float" office:value="0.551845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3707" calcext:value-type="float">
            <text:p>0.55</text:p>
          </table:table-cell>
          <table:table-cell table:style-name="ce6" office:value-type="float" office:value="0.389977" calcext:value-type="float">
            <text:p>0.39</text:p>
          </table:table-cell>
          <table:table-cell table:style-name="ce6" table:number-columns-repeated="2"/>
          <table:table-cell table:style-name="ce4" table:formula="of:=[.A119]/[.$X$2]" office:value-type="float" office:value="0.534567178165632" calcext:value-type="float">
            <text:p>0.53</text:p>
          </table:table-cell>
          <table:table-cell table:style-name="ce4" table:formula="of:=[.K119]" office:value-type="float" office:value="0.559737" calcext:value-type="float">
            <text:p>0.56</text:p>
          </table:table-cell>
          <table:table-cell table:style-name="ce4" table:formula="of:=[.N119]" office:value-type="float" office:value="0.440263" calcext:value-type="float">
            <text:p>0.44</text:p>
          </table:table-cell>
          <table:table-cell table:style-name="ce6" table:number-columns-repeated="2"/>
          <table:table-cell table:style-name="ce6" table:formula="of:=[.V119]" office:value-type="float" office:value="0.559737" calcext:value-type="float">
            <text:p>0.56</text:p>
          </table:table-cell>
          <table:table-cell table:style-name="ce6" table:formula="of:=[.Q119]" office:value-type="float" office:value="0.553707" calcext:value-type="float">
            <text:p>0.55</text:p>
          </table:table-cell>
          <table:table-cell table:style-name="ce6"/>
          <table:table-cell table:style-name="ce6" table:formula="of:=[.L119]" office:value-type="float" office:value="0.448155" calcext:value-type="float">
            <text:p>0.45</text:p>
          </table:table-cell>
          <table:table-cell table:style-name="ce6" table:formula="of:=[.R119]" office:value-type="float" office:value="0.389977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44.334" calcext:value-type="float">
            <text:p>644.3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97.1" calcext:value-type="float">
            <text:p>3,597.10</text:p>
          </table:table-cell>
          <table:table-cell table:style-name="ce6" office:value-type="float" office:value="4739.7" calcext:value-type="float">
            <text:p>4,739.7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90.9" calcext:value-type="float">
            <text:p>2,790.90</text:p>
          </table:table-cell>
          <table:table-cell table:style-name="ce6" office:value-type="float" office:value="5884.3" calcext:value-type="float">
            <text:p>5,884.3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3103" calcext:value-type="float">
            <text:p>0.56</text:p>
          </table:table-cell>
          <table:table-cell table:style-name="ce6" office:value-type="float" office:value="0.446132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6897" calcext:value-type="float">
            <text:p>0.44</text:p>
          </table:table-cell>
          <table:table-cell table:style-name="ce6" office:value-type="float" office:value="0.553868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1607" calcext:value-type="float">
            <text:p>0.55</text:p>
          </table:table-cell>
          <table:table-cell table:style-name="ce6" office:value-type="float" office:value="0.396056" calcext:value-type="float">
            <text:p>0.40</text:p>
          </table:table-cell>
          <table:table-cell table:style-name="ce6" table:number-columns-repeated="2"/>
          <table:table-cell table:style-name="ce4" table:formula="of:=[.A120]/[.$X$2]" office:value-type="float" office:value="0.539110426881307" calcext:value-type="float">
            <text:p>0.54</text:p>
          </table:table-cell>
          <table:table-cell table:style-name="ce4" table:formula="of:=[.K120]" office:value-type="float" office:value="0.563103" calcext:value-type="float">
            <text:p>0.56</text:p>
          </table:table-cell>
          <table:table-cell table:style-name="ce4" table:formula="of:=[.N120]" office:value-type="float" office:value="0.436897" calcext:value-type="float">
            <text:p>0.44</text:p>
          </table:table-cell>
          <table:table-cell table:style-name="ce6" table:number-columns-repeated="2"/>
          <table:table-cell table:style-name="ce6" table:formula="of:=[.V120]" office:value-type="float" office:value="0.563103" calcext:value-type="float">
            <text:p>0.56</text:p>
          </table:table-cell>
          <table:table-cell table:style-name="ce6" table:formula="of:=[.Q120]" office:value-type="float" office:value="0.551607" calcext:value-type="float">
            <text:p>0.55</text:p>
          </table:table-cell>
          <table:table-cell table:style-name="ce6"/>
          <table:table-cell table:style-name="ce6" table:formula="of:=[.L120]" office:value-type="float" office:value="0.446132" calcext:value-type="float">
            <text:p>0.45</text:p>
          </table:table-cell>
          <table:table-cell table:style-name="ce6" table:formula="of:=[.R120]" office:value-type="float" office:value="0.396056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650.127" calcext:value-type="float">
            <text:p>650.1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3.92" calcext:value-type="float">
            <text:p>3,613.92</text:p>
          </table:table-cell>
          <table:table-cell table:style-name="ce6" office:value-type="float" office:value="4722.88" calcext:value-type="float">
            <text:p>4,722.8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4.08" calcext:value-type="float">
            <text:p>2,774.08</text:p>
          </table:table-cell>
          <table:table-cell table:style-name="ce6" office:value-type="float" office:value="5901.12" calcext:value-type="float">
            <text:p>5,901.1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5737" calcext:value-type="float">
            <text:p>0.57</text:p>
          </table:table-cell>
          <table:table-cell table:style-name="ce6" office:value-type="float" office:value="0.444548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4263" calcext:value-type="float">
            <text:p>0.43</text:p>
          </table:table-cell>
          <table:table-cell table:style-name="ce6" office:value-type="float" office:value="0.555452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8421" calcext:value-type="float">
            <text:p>0.57</text:p>
          </table:table-cell>
          <table:table-cell table:style-name="ce6" office:value-type="float" office:value="0.386525" calcext:value-type="float">
            <text:p>0.39</text:p>
          </table:table-cell>
          <table:table-cell table:style-name="ce6" table:number-columns-repeated="2"/>
          <table:table-cell table:style-name="ce4" table:formula="of:=[.A121]/[.$X$2]" office:value-type="float" office:value="0.543957395538747" calcext:value-type="float">
            <text:p>0.54</text:p>
          </table:table-cell>
          <table:table-cell table:style-name="ce4" table:formula="of:=[.K121]" office:value-type="float" office:value="0.565737" calcext:value-type="float">
            <text:p>0.57</text:p>
          </table:table-cell>
          <table:table-cell table:style-name="ce4" table:formula="of:=[.N121]" office:value-type="float" office:value="0.434263" calcext:value-type="float">
            <text:p>0.43</text:p>
          </table:table-cell>
          <table:table-cell table:style-name="ce6" table:number-columns-repeated="2"/>
          <table:table-cell table:style-name="ce6" table:formula="of:=[.V121]" office:value-type="float" office:value="0.565737" calcext:value-type="float">
            <text:p>0.57</text:p>
          </table:table-cell>
          <table:table-cell table:style-name="ce6" table:formula="of:=[.Q121]" office:value-type="float" office:value="0.568421" calcext:value-type="float">
            <text:p>0.57</text:p>
          </table:table-cell>
          <table:table-cell table:style-name="ce6"/>
          <table:table-cell table:style-name="ce6" table:formula="of:=[.L121]" office:value-type="float" office:value="0.444548" calcext:value-type="float">
            <text:p>0.44</text:p>
          </table:table-cell>
          <table:table-cell table:style-name="ce6" table:formula="of:=[.R121]" office:value-type="float" office:value="0.386525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55.412" calcext:value-type="float">
            <text:p>655.4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07.52" calcext:value-type="float">
            <text:p>3,607.52</text:p>
          </table:table-cell>
          <table:table-cell table:style-name="ce6" office:value-type="float" office:value="4729.29" calcext:value-type="float">
            <text:p>4,729.2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80.48" calcext:value-type="float">
            <text:p>2,780.48</text:p>
          </table:table-cell>
          <table:table-cell table:style-name="ce6" office:value-type="float" office:value="5894.71" calcext:value-type="float">
            <text:p>5,894.7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4733" calcext:value-type="float">
            <text:p>0.56</text:p>
          </table:table-cell>
          <table:table-cell table:style-name="ce6" office:value-type="float" office:value="0.445151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5267" calcext:value-type="float">
            <text:p>0.44</text:p>
          </table:table-cell>
          <table:table-cell table:style-name="ce6" office:value-type="float" office:value="0.554849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87738" calcext:value-type="float">
            <text:p>0.59</text:p>
          </table:table-cell>
          <table:table-cell table:style-name="ce6" office:value-type="float" office:value="0.386588" calcext:value-type="float">
            <text:p>0.39</text:p>
          </table:table-cell>
          <table:table-cell table:style-name="ce6" table:number-columns-repeated="2"/>
          <table:table-cell table:style-name="ce4" table:formula="of:=[.A122]/[.$X$2]" office:value-type="float" office:value="0.548379323616526" calcext:value-type="float">
            <text:p>0.55</text:p>
          </table:table-cell>
          <table:table-cell table:style-name="ce4" table:formula="of:=[.K122]" office:value-type="float" office:value="0.564733" calcext:value-type="float">
            <text:p>0.56</text:p>
          </table:table-cell>
          <table:table-cell table:style-name="ce4" table:formula="of:=[.N122]" office:value-type="float" office:value="0.435267" calcext:value-type="float">
            <text:p>0.44</text:p>
          </table:table-cell>
          <table:table-cell table:style-name="ce6" table:number-columns-repeated="2"/>
          <table:table-cell table:style-name="ce6" table:formula="of:=[.V122]" office:value-type="float" office:value="0.564733" calcext:value-type="float">
            <text:p>0.56</text:p>
          </table:table-cell>
          <table:table-cell table:style-name="ce6" table:formula="of:=[.Q122]" office:value-type="float" office:value="0.587738" calcext:value-type="float">
            <text:p>0.59</text:p>
          </table:table-cell>
          <table:table-cell table:style-name="ce6"/>
          <table:table-cell table:style-name="ce6" table:formula="of:=[.L122]" office:value-type="float" office:value="0.445151" calcext:value-type="float">
            <text:p>0.45</text:p>
          </table:table-cell>
          <table:table-cell table:style-name="ce6" table:formula="of:=[.R122]" office:value-type="float" office:value="0.38658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61.617" calcext:value-type="float">
            <text:p>661.6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09.54" calcext:value-type="float">
            <text:p>3,609.54</text:p>
          </table:table-cell>
          <table:table-cell table:style-name="ce6" office:value-type="float" office:value="4727.26" calcext:value-type="float">
            <text:p>4,727.2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8.46" calcext:value-type="float">
            <text:p>2,778.46</text:p>
          </table:table-cell>
          <table:table-cell table:style-name="ce6" office:value-type="float" office:value="5896.74" calcext:value-type="float">
            <text:p>5,896.7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505" calcext:value-type="float">
            <text:p>0.57</text:p>
          </table:table-cell>
          <table:table-cell table:style-name="ce6" office:value-type="float" office:value="0.444961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495" calcext:value-type="float">
            <text:p>0.43</text:p>
          </table:table-cell>
          <table:table-cell table:style-name="ce6" office:value-type="float" office:value="0.555039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2006" calcext:value-type="float">
            <text:p>0.53</text:p>
          </table:table-cell>
          <table:table-cell table:style-name="ce6" office:value-type="float" office:value="0.360313" calcext:value-type="float">
            <text:p>0.36</text:p>
          </table:table-cell>
          <table:table-cell table:style-name="ce6" table:number-columns-repeated="2"/>
          <table:table-cell table:style-name="ce4" table:formula="of:=[.A123]/[.$X$2]" office:value-type="float" office:value="0.553571010224401" calcext:value-type="float">
            <text:p>0.55</text:p>
          </table:table-cell>
          <table:table-cell table:style-name="ce4" table:formula="of:=[.K123]" office:value-type="float" office:value="0.56505" calcext:value-type="float">
            <text:p>0.57</text:p>
          </table:table-cell>
          <table:table-cell table:style-name="ce4" table:formula="of:=[.N123]" office:value-type="float" office:value="0.43495" calcext:value-type="float">
            <text:p>0.43</text:p>
          </table:table-cell>
          <table:table-cell table:style-name="ce6" table:number-columns-repeated="2"/>
          <table:table-cell table:style-name="ce6" table:formula="of:=[.V123]" office:value-type="float" office:value="0.56505" calcext:value-type="float">
            <text:p>0.57</text:p>
          </table:table-cell>
          <table:table-cell table:style-name="ce6" table:formula="of:=[.Q123]" office:value-type="float" office:value="0.532006" calcext:value-type="float">
            <text:p>0.53</text:p>
          </table:table-cell>
          <table:table-cell table:style-name="ce6"/>
          <table:table-cell table:style-name="ce6" table:formula="of:=[.L123]" office:value-type="float" office:value="0.444961" calcext:value-type="float">
            <text:p>0.44</text:p>
          </table:table-cell>
          <table:table-cell table:style-name="ce6" table:formula="of:=[.R123]" office:value-type="float" office:value="0.360313" calcext:value-type="float">
            <text:p>0.36</text:p>
          </table:table-cell>
          <table:table-cell table:number-columns-repeated="16354"/>
        </table:table-row>
        <table:table-row table:style-name="ro2">
          <table:table-cell table:style-name="ce4" office:value-type="float" office:value="667.72" calcext:value-type="float">
            <text:p>667.7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7" calcext:value-type="float">
            <text:p>3,617.00</text:p>
          </table:table-cell>
          <table:table-cell table:style-name="ce6" office:value-type="float" office:value="4719.81" calcext:value-type="float">
            <text:p>4,719.8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1" calcext:value-type="float">
            <text:p>2,771.00</text:p>
          </table:table-cell>
          <table:table-cell table:style-name="ce6" office:value-type="float" office:value="5904.19" calcext:value-type="float">
            <text:p>5,904.1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6217" calcext:value-type="float">
            <text:p>0.57</text:p>
          </table:table-cell>
          <table:table-cell table:style-name="ce6" office:value-type="float" office:value="0.444259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3783" calcext:value-type="float">
            <text:p>0.43</text:p>
          </table:table-cell>
          <table:table-cell table:style-name="ce6" office:value-type="float" office:value="0.555741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8862" calcext:value-type="float">
            <text:p>0.57</text:p>
          </table:table-cell>
          <table:table-cell table:style-name="ce6" office:value-type="float" office:value="0.376671" calcext:value-type="float">
            <text:p>0.38</text:p>
          </table:table-cell>
          <table:table-cell table:style-name="ce6" table:number-columns-repeated="2"/>
          <table:table-cell table:style-name="ce4" table:formula="of:=[.A124]/[.$X$2]" office:value-type="float" office:value="0.558677354038722" calcext:value-type="float">
            <text:p>0.56</text:p>
          </table:table-cell>
          <table:table-cell table:style-name="ce4" table:formula="of:=[.K124]" office:value-type="float" office:value="0.566217" calcext:value-type="float">
            <text:p>0.57</text:p>
          </table:table-cell>
          <table:table-cell table:style-name="ce4" table:formula="of:=[.N124]" office:value-type="float" office:value="0.433783" calcext:value-type="float">
            <text:p>0.43</text:p>
          </table:table-cell>
          <table:table-cell table:style-name="ce6" table:number-columns-repeated="2"/>
          <table:table-cell table:style-name="ce6" table:formula="of:=[.V124]" office:value-type="float" office:value="0.566217" calcext:value-type="float">
            <text:p>0.57</text:p>
          </table:table-cell>
          <table:table-cell table:style-name="ce6" table:formula="of:=[.Q124]" office:value-type="float" office:value="0.568862" calcext:value-type="float">
            <text:p>0.57</text:p>
          </table:table-cell>
          <table:table-cell table:style-name="ce6"/>
          <table:table-cell table:style-name="ce6" table:formula="of:=[.L124]" office:value-type="float" office:value="0.444259" calcext:value-type="float">
            <text:p>0.44</text:p>
          </table:table-cell>
          <table:table-cell table:style-name="ce6" table:formula="of:=[.R124]" office:value-type="float" office:value="0.37667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673.411" calcext:value-type="float">
            <text:p>673.4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0.13" calcext:value-type="float">
            <text:p>3,610.13</text:p>
          </table:table-cell>
          <table:table-cell table:style-name="ce6" office:value-type="float" office:value="4726.68" calcext:value-type="float">
            <text:p>4,726.6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7.87" calcext:value-type="float">
            <text:p>2,777.87</text:p>
          </table:table-cell>
          <table:table-cell table:style-name="ce6" office:value-type="float" office:value="5897.32" calcext:value-type="float">
            <text:p>5,897.3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5142" calcext:value-type="float">
            <text:p>0.57</text:p>
          </table:table-cell>
          <table:table-cell table:style-name="ce6" office:value-type="float" office:value="0.444905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4858" calcext:value-type="float">
            <text:p>0.43</text:p>
          </table:table-cell>
          <table:table-cell table:style-name="ce6" office:value-type="float" office:value="0.555095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83106" calcext:value-type="float">
            <text:p>0.58</text:p>
          </table:table-cell>
          <table:table-cell table:style-name="ce6" office:value-type="float" office:value="0.385116" calcext:value-type="float">
            <text:p>0.39</text:p>
          </table:table-cell>
          <table:table-cell table:style-name="ce6" table:number-columns-repeated="2"/>
          <table:table-cell table:style-name="ce4" table:formula="of:=[.A125]/[.$X$2]" office:value-type="float" office:value="0.563438979902609" calcext:value-type="float">
            <text:p>0.56</text:p>
          </table:table-cell>
          <table:table-cell table:style-name="ce4" table:formula="of:=[.K125]" office:value-type="float" office:value="0.565142" calcext:value-type="float">
            <text:p>0.57</text:p>
          </table:table-cell>
          <table:table-cell table:style-name="ce4" table:formula="of:=[.N125]" office:value-type="float" office:value="0.434858" calcext:value-type="float">
            <text:p>0.43</text:p>
          </table:table-cell>
          <table:table-cell table:style-name="ce6" table:number-columns-repeated="2"/>
          <table:table-cell table:style-name="ce6" table:formula="of:=[.V125]" office:value-type="float" office:value="0.565142" calcext:value-type="float">
            <text:p>0.57</text:p>
          </table:table-cell>
          <table:table-cell table:style-name="ce6" table:formula="of:=[.Q125]" office:value-type="float" office:value="0.583106" calcext:value-type="float">
            <text:p>0.58</text:p>
          </table:table-cell>
          <table:table-cell table:style-name="ce6"/>
          <table:table-cell table:style-name="ce6" table:formula="of:=[.L125]" office:value-type="float" office:value="0.444905" calcext:value-type="float">
            <text:p>0.44</text:p>
          </table:table-cell>
          <table:table-cell table:style-name="ce6" table:formula="of:=[.R125]" office:value-type="float" office:value="0.385116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78.674" calcext:value-type="float">
            <text:p>678.6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3.8" calcext:value-type="float">
            <text:p>3,613.80</text:p>
          </table:table-cell>
          <table:table-cell table:style-name="ce6" office:value-type="float" office:value="4723" calcext:value-type="float">
            <text:p>4,723.0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4.2" calcext:value-type="float">
            <text:p>2,774.20</text:p>
          </table:table-cell>
          <table:table-cell table:style-name="ce6" office:value-type="float" office:value="5901" calcext:value-type="float">
            <text:p>5,901.0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5718" calcext:value-type="float">
            <text:p>0.57</text:p>
          </table:table-cell>
          <table:table-cell table:style-name="ce6" office:value-type="float" office:value="0.444559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4282" calcext:value-type="float">
            <text:p>0.43</text:p>
          </table:table-cell>
          <table:table-cell table:style-name="ce6" office:value-type="float" office:value="0.555441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9296" calcext:value-type="float">
            <text:p>0.55</text:p>
          </table:table-cell>
          <table:table-cell table:style-name="ce6" office:value-type="float" office:value="0.387097" calcext:value-type="float">
            <text:p>0.39</text:p>
          </table:table-cell>
          <table:table-cell table:style-name="ce6" table:number-columns-repeated="2"/>
          <table:table-cell table:style-name="ce4" table:formula="of:=[.A126]/[.$X$2]" office:value-type="float" office:value="0.56784250071119" calcext:value-type="float">
            <text:p>0.57</text:p>
          </table:table-cell>
          <table:table-cell table:style-name="ce4" table:formula="of:=[.K126]" office:value-type="float" office:value="0.565718" calcext:value-type="float">
            <text:p>0.57</text:p>
          </table:table-cell>
          <table:table-cell table:style-name="ce4" table:formula="of:=[.N126]" office:value-type="float" office:value="0.434282" calcext:value-type="float">
            <text:p>0.43</text:p>
          </table:table-cell>
          <table:table-cell table:style-name="ce6" table:number-columns-repeated="2"/>
          <table:table-cell table:style-name="ce6" table:formula="of:=[.V126]" office:value-type="float" office:value="0.565718" calcext:value-type="float">
            <text:p>0.57</text:p>
          </table:table-cell>
          <table:table-cell table:style-name="ce6" table:formula="of:=[.Q126]" office:value-type="float" office:value="0.549296" calcext:value-type="float">
            <text:p>0.55</text:p>
          </table:table-cell>
          <table:table-cell table:style-name="ce6"/>
          <table:table-cell table:style-name="ce6" table:formula="of:=[.L126]" office:value-type="float" office:value="0.444559" calcext:value-type="float">
            <text:p>0.44</text:p>
          </table:table-cell>
          <table:table-cell table:style-name="ce6" table:formula="of:=[.R126]" office:value-type="float" office:value="0.387097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684.507" calcext:value-type="float">
            <text:p>684.5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05.33" calcext:value-type="float">
            <text:p>3,605.33</text:p>
          </table:table-cell>
          <table:table-cell table:style-name="ce6" office:value-type="float" office:value="4731.47" calcext:value-type="float">
            <text:p>4,731.4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82.67" calcext:value-type="float">
            <text:p>2,782.67</text:p>
          </table:table-cell>
          <table:table-cell table:style-name="ce6" office:value-type="float" office:value="5892.53" calcext:value-type="float">
            <text:p>5,892.5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4392" calcext:value-type="float">
            <text:p>0.56</text:p>
          </table:table-cell>
          <table:table-cell table:style-name="ce6" office:value-type="float" office:value="0.445357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5608" calcext:value-type="float">
            <text:p>0.44</text:p>
          </table:table-cell>
          <table:table-cell table:style-name="ce6" office:value-type="float" office:value="0.554643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87302" calcext:value-type="float">
            <text:p>0.59</text:p>
          </table:table-cell>
          <table:table-cell table:style-name="ce6" office:value-type="float" office:value="0.403121" calcext:value-type="float">
            <text:p>0.40</text:p>
          </table:table-cell>
          <table:table-cell table:style-name="ce6" table:number-columns-repeated="2"/>
          <table:table-cell table:style-name="ce4" table:formula="of:=[.A127]/[.$X$2]" office:value-type="float" office:value="0.572722937130809" calcext:value-type="float">
            <text:p>0.57</text:p>
          </table:table-cell>
          <table:table-cell table:style-name="ce4" table:formula="of:=[.K127]" office:value-type="float" office:value="0.564392" calcext:value-type="float">
            <text:p>0.56</text:p>
          </table:table-cell>
          <table:table-cell table:style-name="ce4" table:formula="of:=[.N127]" office:value-type="float" office:value="0.435608" calcext:value-type="float">
            <text:p>0.44</text:p>
          </table:table-cell>
          <table:table-cell table:style-name="ce6" table:number-columns-repeated="2"/>
          <table:table-cell table:style-name="ce6" table:formula="of:=[.V127]" office:value-type="float" office:value="0.564392" calcext:value-type="float">
            <text:p>0.56</text:p>
          </table:table-cell>
          <table:table-cell table:style-name="ce6" table:formula="of:=[.Q127]" office:value-type="float" office:value="0.587302" calcext:value-type="float">
            <text:p>0.59</text:p>
          </table:table-cell>
          <table:table-cell table:style-name="ce6"/>
          <table:table-cell table:style-name="ce6" table:formula="of:=[.L127]" office:value-type="float" office:value="0.445357" calcext:value-type="float">
            <text:p>0.45</text:p>
          </table:table-cell>
          <table:table-cell table:style-name="ce6" table:formula="of:=[.R127]" office:value-type="float" office:value="0.403121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689.93" calcext:value-type="float">
            <text:p>689.9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03.71" calcext:value-type="float">
            <text:p>3,603.71</text:p>
          </table:table-cell>
          <table:table-cell table:style-name="ce6" office:value-type="float" office:value="4733.1" calcext:value-type="float">
            <text:p>4,733.1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84.29" calcext:value-type="float">
            <text:p>2,784.29</text:p>
          </table:table-cell>
          <table:table-cell table:style-name="ce6" office:value-type="float" office:value="5890.9" calcext:value-type="float">
            <text:p>5,890.9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4137" calcext:value-type="float">
            <text:p>0.56</text:p>
          </table:table-cell>
          <table:table-cell table:style-name="ce6" office:value-type="float" office:value="0.44551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5863" calcext:value-type="float">
            <text:p>0.44</text:p>
          </table:table-cell>
          <table:table-cell table:style-name="ce6" office:value-type="float" office:value="0.55449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3191" calcext:value-type="float">
            <text:p>0.55</text:p>
          </table:table-cell>
          <table:table-cell table:style-name="ce6" office:value-type="float" office:value="0.383302" calcext:value-type="float">
            <text:p>0.38</text:p>
          </table:table-cell>
          <table:table-cell table:style-name="ce6" table:number-columns-repeated="2"/>
          <table:table-cell table:style-name="ce4" table:formula="of:=[.A128]/[.$X$2]" office:value-type="float" office:value="0.577260328988102" calcext:value-type="float">
            <text:p>0.58</text:p>
          </table:table-cell>
          <table:table-cell table:style-name="ce4" table:formula="of:=[.K128]" office:value-type="float" office:value="0.564137" calcext:value-type="float">
            <text:p>0.56</text:p>
          </table:table-cell>
          <table:table-cell table:style-name="ce4" table:formula="of:=[.N128]" office:value-type="float" office:value="0.435863" calcext:value-type="float">
            <text:p>0.44</text:p>
          </table:table-cell>
          <table:table-cell table:style-name="ce6" table:number-columns-repeated="2"/>
          <table:table-cell table:style-name="ce6" table:formula="of:=[.V128]" office:value-type="float" office:value="0.564137" calcext:value-type="float">
            <text:p>0.56</text:p>
          </table:table-cell>
          <table:table-cell table:style-name="ce6" table:formula="of:=[.Q128]" office:value-type="float" office:value="0.553191" calcext:value-type="float">
            <text:p>0.55</text:p>
          </table:table-cell>
          <table:table-cell table:style-name="ce6"/>
          <table:table-cell table:style-name="ce6" table:formula="of:=[.L128]" office:value-type="float" office:value="0.44551" calcext:value-type="float">
            <text:p>0.45</text:p>
          </table:table-cell>
          <table:table-cell table:style-name="ce6" table:formula="of:=[.R128]" office:value-type="float" office:value="0.38330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697.21" calcext:value-type="float">
            <text:p>697.2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0.41" calcext:value-type="float">
            <text:p>3,610.41</text:p>
          </table:table-cell>
          <table:table-cell table:style-name="ce6" office:value-type="float" office:value="4726.39" calcext:value-type="float">
            <text:p>4,726.3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77.59" calcext:value-type="float">
            <text:p>2,777.59</text:p>
          </table:table-cell>
          <table:table-cell table:style-name="ce6" office:value-type="float" office:value="5897.61" calcext:value-type="float">
            <text:p>5,897.6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5187" calcext:value-type="float">
            <text:p>0.57</text:p>
          </table:table-cell>
          <table:table-cell table:style-name="ce6" office:value-type="float" office:value="0.444879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4813" calcext:value-type="float">
            <text:p>0.43</text:p>
          </table:table-cell>
          <table:table-cell table:style-name="ce6" office:value-type="float" office:value="0.555121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83658" calcext:value-type="float">
            <text:p>0.58</text:p>
          </table:table-cell>
          <table:table-cell table:style-name="ce6" office:value-type="float" office:value="0.415246" calcext:value-type="float">
            <text:p>0.42</text:p>
          </table:table-cell>
          <table:table-cell table:style-name="ce6" table:number-columns-repeated="2"/>
          <table:table-cell table:style-name="ce4" table:formula="of:=[.A129]/[.$X$2]" office:value-type="float" office:value="0.583351461704513" calcext:value-type="float">
            <text:p>0.58</text:p>
          </table:table-cell>
          <table:table-cell table:style-name="ce4" table:formula="of:=[.K129]" office:value-type="float" office:value="0.565187" calcext:value-type="float">
            <text:p>0.57</text:p>
          </table:table-cell>
          <table:table-cell table:style-name="ce4" table:formula="of:=[.N129]" office:value-type="float" office:value="0.434813" calcext:value-type="float">
            <text:p>0.43</text:p>
          </table:table-cell>
          <table:table-cell table:style-name="ce6" table:number-columns-repeated="2"/>
          <table:table-cell table:style-name="ce6" table:formula="of:=[.V129]" office:value-type="float" office:value="0.565187" calcext:value-type="float">
            <text:p>0.57</text:p>
          </table:table-cell>
          <table:table-cell table:style-name="ce6" table:formula="of:=[.Q129]" office:value-type="float" office:value="0.583658" calcext:value-type="float">
            <text:p>0.58</text:p>
          </table:table-cell>
          <table:table-cell table:style-name="ce6"/>
          <table:table-cell table:style-name="ce6" table:formula="of:=[.L129]" office:value-type="float" office:value="0.444879" calcext:value-type="float">
            <text:p>0.44</text:p>
          </table:table-cell>
          <table:table-cell table:style-name="ce6" table:formula="of:=[.R129]" office:value-type="float" office:value="0.415246" calcext:value-type="float">
            <text:p>0.42</text:p>
          </table:table-cell>
          <table:table-cell table:number-columns-repeated="16354"/>
        </table:table-row>
        <table:table-row table:style-name="ro2">
          <table:table-cell table:style-name="ce4" office:value-type="float" office:value="703.36" calcext:value-type="float">
            <text:p>703.3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97.32" calcext:value-type="float">
            <text:p>3,597.32</text:p>
          </table:table-cell>
          <table:table-cell table:style-name="ce6" office:value-type="float" office:value="4739.48" calcext:value-type="float">
            <text:p>4,739.4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90.68" calcext:value-type="float">
            <text:p>2,790.68</text:p>
          </table:table-cell>
          <table:table-cell table:style-name="ce6" office:value-type="float" office:value="5884.52" calcext:value-type="float">
            <text:p>5,884.5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3137" calcext:value-type="float">
            <text:p>0.56</text:p>
          </table:table-cell>
          <table:table-cell table:style-name="ce6" office:value-type="float" office:value="0.446111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6863" calcext:value-type="float">
            <text:p>0.44</text:p>
          </table:table-cell>
          <table:table-cell table:style-name="ce6" office:value-type="float" office:value="0.553889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94203" calcext:value-type="float">
            <text:p>0.59</text:p>
          </table:table-cell>
          <table:table-cell table:style-name="ce6" office:value-type="float" office:value="0.37794" calcext:value-type="float">
            <text:p>0.38</text:p>
          </table:table-cell>
          <table:table-cell table:style-name="ce6" table:number-columns-repeated="2"/>
          <table:table-cell table:style-name="ce4" table:formula="of:=[.A130]/[.$X$2]" office:value-type="float" office:value="0.588497130139393" calcext:value-type="float">
            <text:p>0.59</text:p>
          </table:table-cell>
          <table:table-cell table:style-name="ce4" table:formula="of:=[.K130]" office:value-type="float" office:value="0.563137" calcext:value-type="float">
            <text:p>0.56</text:p>
          </table:table-cell>
          <table:table-cell table:style-name="ce4" table:formula="of:=[.N130]" office:value-type="float" office:value="0.436863" calcext:value-type="float">
            <text:p>0.44</text:p>
          </table:table-cell>
          <table:table-cell table:style-name="ce6" table:number-columns-repeated="2"/>
          <table:table-cell table:style-name="ce6" table:formula="of:=[.V130]" office:value-type="float" office:value="0.563137" calcext:value-type="float">
            <text:p>0.56</text:p>
          </table:table-cell>
          <table:table-cell table:style-name="ce6" table:formula="of:=[.Q130]" office:value-type="float" office:value="0.594203" calcext:value-type="float">
            <text:p>0.59</text:p>
          </table:table-cell>
          <table:table-cell table:style-name="ce6"/>
          <table:table-cell table:style-name="ce6" table:formula="of:=[.L130]" office:value-type="float" office:value="0.446111" calcext:value-type="float">
            <text:p>0.45</text:p>
          </table:table-cell>
          <table:table-cell table:style-name="ce6" table:formula="of:=[.R130]" office:value-type="float" office:value="0.3779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09.904" calcext:value-type="float">
            <text:p>709.9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03.42" calcext:value-type="float">
            <text:p>3,603.42</text:p>
          </table:table-cell>
          <table:table-cell table:style-name="ce6" office:value-type="float" office:value="4733.38" calcext:value-type="float">
            <text:p>4,733.3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84.58" calcext:value-type="float">
            <text:p>2,784.58</text:p>
          </table:table-cell>
          <table:table-cell table:style-name="ce6" office:value-type="float" office:value="5890.62" calcext:value-type="float">
            <text:p>5,890.6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4092" calcext:value-type="float">
            <text:p>0.56</text:p>
          </table:table-cell>
          <table:table-cell table:style-name="ce6" office:value-type="float" office:value="0.445537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5908" calcext:value-type="float">
            <text:p>0.44</text:p>
          </table:table-cell>
          <table:table-cell table:style-name="ce6" office:value-type="float" office:value="0.554463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78616" calcext:value-type="float">
            <text:p>0.58</text:p>
          </table:table-cell>
          <table:table-cell table:style-name="ce6" office:value-type="float" office:value="0.386441" calcext:value-type="float">
            <text:p>0.39</text:p>
          </table:table-cell>
          <table:table-cell table:style-name="ce6" table:number-columns-repeated="2"/>
          <table:table-cell table:style-name="ce4" table:formula="of:=[.A131]/[.$X$2]" office:value-type="float" office:value="0.593972456031727" calcext:value-type="float">
            <text:p>0.59</text:p>
          </table:table-cell>
          <table:table-cell table:style-name="ce4" table:formula="of:=[.K131]" office:value-type="float" office:value="0.564092" calcext:value-type="float">
            <text:p>0.56</text:p>
          </table:table-cell>
          <table:table-cell table:style-name="ce4" table:formula="of:=[.N131]" office:value-type="float" office:value="0.435908" calcext:value-type="float">
            <text:p>0.44</text:p>
          </table:table-cell>
          <table:table-cell table:style-name="ce6" table:number-columns-repeated="2"/>
          <table:table-cell table:style-name="ce6" table:formula="of:=[.V131]" office:value-type="float" office:value="0.564092" calcext:value-type="float">
            <text:p>0.56</text:p>
          </table:table-cell>
          <table:table-cell table:style-name="ce6" table:formula="of:=[.Q131]" office:value-type="float" office:value="0.578616" calcext:value-type="float">
            <text:p>0.58</text:p>
          </table:table-cell>
          <table:table-cell table:style-name="ce6"/>
          <table:table-cell table:style-name="ce6" table:formula="of:=[.L131]" office:value-type="float" office:value="0.445537" calcext:value-type="float">
            <text:p>0.45</text:p>
          </table:table-cell>
          <table:table-cell table:style-name="ce6" table:formula="of:=[.R131]" office:value-type="float" office:value="0.386441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716.381" calcext:value-type="float">
            <text:p>716.3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99.86" calcext:value-type="float">
            <text:p>3,599.86</text:p>
          </table:table-cell>
          <table:table-cell table:style-name="ce6" office:value-type="float" office:value="4736.94" calcext:value-type="float">
            <text:p>4,736.9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88.14" calcext:value-type="float">
            <text:p>2,788.14</text:p>
          </table:table-cell>
          <table:table-cell table:style-name="ce6" office:value-type="float" office:value="5887.06" calcext:value-type="float">
            <text:p>5,887.0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3534" calcext:value-type="float">
            <text:p>0.56</text:p>
          </table:table-cell>
          <table:table-cell table:style-name="ce6" office:value-type="float" office:value="0.445872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6466" calcext:value-type="float">
            <text:p>0.44</text:p>
          </table:table-cell>
          <table:table-cell table:style-name="ce6" office:value-type="float" office:value="0.554128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8395" calcext:value-type="float">
            <text:p>0.53</text:p>
          </table:table-cell>
          <table:table-cell table:style-name="ce6" office:value-type="float" office:value="0.396166" calcext:value-type="float">
            <text:p>0.40</text:p>
          </table:table-cell>
          <table:table-cell table:style-name="ce6" table:number-columns-repeated="2"/>
          <table:table-cell table:style-name="ce4" table:formula="of:=[.A132]/[.$X$2]" office:value-type="float" office:value="0.599391723422413" calcext:value-type="float">
            <text:p>0.60</text:p>
          </table:table-cell>
          <table:table-cell table:style-name="ce4" table:formula="of:=[.K132]" office:value-type="float" office:value="0.563534" calcext:value-type="float">
            <text:p>0.56</text:p>
          </table:table-cell>
          <table:table-cell table:style-name="ce4" table:formula="of:=[.N132]" office:value-type="float" office:value="0.436466" calcext:value-type="float">
            <text:p>0.44</text:p>
          </table:table-cell>
          <table:table-cell table:style-name="ce6" table:number-columns-repeated="2"/>
          <table:table-cell table:style-name="ce6" table:formula="of:=[.V132]" office:value-type="float" office:value="0.563534" calcext:value-type="float">
            <text:p>0.56</text:p>
          </table:table-cell>
          <table:table-cell table:style-name="ce6" table:formula="of:=[.Q132]" office:value-type="float" office:value="0.528395" calcext:value-type="float">
            <text:p>0.53</text:p>
          </table:table-cell>
          <table:table-cell table:style-name="ce6"/>
          <table:table-cell table:style-name="ce6" table:formula="of:=[.L132]" office:value-type="float" office:value="0.445872" calcext:value-type="float">
            <text:p>0.45</text:p>
          </table:table-cell>
          <table:table-cell table:style-name="ce6" table:formula="of:=[.R132]" office:value-type="float" office:value="0.396166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723.217" calcext:value-type="float">
            <text:p>723.2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79.3" calcext:value-type="float">
            <text:p>3,579.30</text:p>
          </table:table-cell>
          <table:table-cell table:style-name="ce6" office:value-type="float" office:value="4757.51" calcext:value-type="float">
            <text:p>4,757.5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08.7" calcext:value-type="float">
            <text:p>2,808.70</text:p>
          </table:table-cell>
          <table:table-cell table:style-name="ce6" office:value-type="float" office:value="5866.49" calcext:value-type="float">
            <text:p>5,866.4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0316" calcext:value-type="float">
            <text:p>0.56</text:p>
          </table:table-cell>
          <table:table-cell table:style-name="ce6" office:value-type="float" office:value="0.447807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9684" calcext:value-type="float">
            <text:p>0.44</text:p>
          </table:table-cell>
          <table:table-cell table:style-name="ce6" office:value-type="float" office:value="0.552193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2923" calcext:value-type="float">
            <text:p>0.55</text:p>
          </table:table-cell>
          <table:table-cell table:style-name="ce6" office:value-type="float" office:value="0.381311" calcext:value-type="float">
            <text:p>0.38</text:p>
          </table:table-cell>
          <table:table-cell table:style-name="ce6" table:number-columns-repeated="2"/>
          <table:table-cell table:style-name="ce4" table:formula="of:=[.A133]/[.$X$2]" office:value-type="float" office:value="0.605111363978648" calcext:value-type="float">
            <text:p>0.61</text:p>
          </table:table-cell>
          <table:table-cell table:style-name="ce4" table:formula="of:=[.K133]" office:value-type="float" office:value="0.560316" calcext:value-type="float">
            <text:p>0.56</text:p>
          </table:table-cell>
          <table:table-cell table:style-name="ce4" table:formula="of:=[.N133]" office:value-type="float" office:value="0.439684" calcext:value-type="float">
            <text:p>0.44</text:p>
          </table:table-cell>
          <table:table-cell table:style-name="ce6" table:number-columns-repeated="2"/>
          <table:table-cell table:style-name="ce6" table:formula="of:=[.V133]" office:value-type="float" office:value="0.560316" calcext:value-type="float">
            <text:p>0.56</text:p>
          </table:table-cell>
          <table:table-cell table:style-name="ce6" table:formula="of:=[.Q133]" office:value-type="float" office:value="0.552923" calcext:value-type="float">
            <text:p>0.55</text:p>
          </table:table-cell>
          <table:table-cell table:style-name="ce6"/>
          <table:table-cell table:style-name="ce6" table:formula="of:=[.L133]" office:value-type="float" office:value="0.447807" calcext:value-type="float">
            <text:p>0.45</text:p>
          </table:table-cell>
          <table:table-cell table:style-name="ce6" table:formula="of:=[.R133]" office:value-type="float" office:value="0.38131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30.127" calcext:value-type="float">
            <text:p>730.1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72.79" calcext:value-type="float">
            <text:p>3,572.79</text:p>
          </table:table-cell>
          <table:table-cell table:style-name="ce6" office:value-type="float" office:value="4764.01" calcext:value-type="float">
            <text:p>4,764.0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15.21" calcext:value-type="float">
            <text:p>2,815.21</text:p>
          </table:table-cell>
          <table:table-cell table:style-name="ce6" office:value-type="float" office:value="5859.99" calcext:value-type="float">
            <text:p>5,859.9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9298" calcext:value-type="float">
            <text:p>0.56</text:p>
          </table:table-cell>
          <table:table-cell table:style-name="ce6" office:value-type="float" office:value="0.44842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0702" calcext:value-type="float">
            <text:p>0.44</text:p>
          </table:table-cell>
          <table:table-cell table:style-name="ce6" office:value-type="float" office:value="0.55158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3429" calcext:value-type="float">
            <text:p>0.52</text:p>
          </table:table-cell>
          <table:table-cell table:style-name="ce6" office:value-type="float" office:value="0.381877" calcext:value-type="float">
            <text:p>0.38</text:p>
          </table:table-cell>
          <table:table-cell table:style-name="ce6" table:number-columns-repeated="2"/>
          <table:table-cell table:style-name="ce4" table:formula="of:=[.A134]/[.$X$2]" office:value-type="float" office:value="0.610892919894911" calcext:value-type="float">
            <text:p>0.61</text:p>
          </table:table-cell>
          <table:table-cell table:style-name="ce4" table:formula="of:=[.K134]" office:value-type="float" office:value="0.559298" calcext:value-type="float">
            <text:p>0.56</text:p>
          </table:table-cell>
          <table:table-cell table:style-name="ce4" table:formula="of:=[.N134]" office:value-type="float" office:value="0.440702" calcext:value-type="float">
            <text:p>0.44</text:p>
          </table:table-cell>
          <table:table-cell table:style-name="ce6" table:number-columns-repeated="2"/>
          <table:table-cell table:style-name="ce6" table:formula="of:=[.V134]" office:value-type="float" office:value="0.559298" calcext:value-type="float">
            <text:p>0.56</text:p>
          </table:table-cell>
          <table:table-cell table:style-name="ce6" table:formula="of:=[.Q134]" office:value-type="float" office:value="0.523429" calcext:value-type="float">
            <text:p>0.52</text:p>
          </table:table-cell>
          <table:table-cell table:style-name="ce6"/>
          <table:table-cell table:style-name="ce6" table:formula="of:=[.L134]" office:value-type="float" office:value="0.44842" calcext:value-type="float">
            <text:p>0.45</text:p>
          </table:table-cell>
          <table:table-cell table:style-name="ce6" table:formula="of:=[.R134]" office:value-type="float" office:value="0.38187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37.456" calcext:value-type="float">
            <text:p>737.4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62.39" calcext:value-type="float">
            <text:p>3,562.39</text:p>
          </table:table-cell>
          <table:table-cell table:style-name="ce6" office:value-type="float" office:value="4774.42" calcext:value-type="float">
            <text:p>4,774.4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25.61" calcext:value-type="float">
            <text:p>2,825.61</text:p>
          </table:table-cell>
          <table:table-cell table:style-name="ce6" office:value-type="float" office:value="5849.58" calcext:value-type="float">
            <text:p>5,849.5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57668" calcext:value-type="float">
            <text:p>0.56</text:p>
          </table:table-cell>
          <table:table-cell table:style-name="ce6" office:value-type="float" office:value="0.449399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42332" calcext:value-type="float">
            <text:p>0.44</text:p>
          </table:table-cell>
          <table:table-cell table:style-name="ce6" office:value-type="float" office:value="0.550601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8745" calcext:value-type="float">
            <text:p>0.54</text:p>
          </table:table-cell>
          <table:table-cell table:style-name="ce6" office:value-type="float" office:value="0.388302" calcext:value-type="float">
            <text:p>0.39</text:p>
          </table:table-cell>
          <table:table-cell table:style-name="ce6" table:number-columns-repeated="2"/>
          <table:table-cell table:style-name="ce4" table:formula="of:=[.A135]/[.$X$2]" office:value-type="float" office:value="0.61702505061999" calcext:value-type="float">
            <text:p>0.62</text:p>
          </table:table-cell>
          <table:table-cell table:style-name="ce4" table:formula="of:=[.K135]" office:value-type="float" office:value="0.557668" calcext:value-type="float">
            <text:p>0.56</text:p>
          </table:table-cell>
          <table:table-cell table:style-name="ce4" table:formula="of:=[.N135]" office:value-type="float" office:value="0.442332" calcext:value-type="float">
            <text:p>0.44</text:p>
          </table:table-cell>
          <table:table-cell table:style-name="ce6" table:number-columns-repeated="2"/>
          <table:table-cell table:style-name="ce6" table:formula="of:=[.V135]" office:value-type="float" office:value="0.557668" calcext:value-type="float">
            <text:p>0.56</text:p>
          </table:table-cell>
          <table:table-cell table:style-name="ce6" table:formula="of:=[.Q135]" office:value-type="float" office:value="0.538745" calcext:value-type="float">
            <text:p>0.54</text:p>
          </table:table-cell>
          <table:table-cell table:style-name="ce6"/>
          <table:table-cell table:style-name="ce6" table:formula="of:=[.L135]" office:value-type="float" office:value="0.449399" calcext:value-type="float">
            <text:p>0.45</text:p>
          </table:table-cell>
          <table:table-cell table:style-name="ce6" table:formula="of:=[.R135]" office:value-type="float" office:value="0.388302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744.113" calcext:value-type="float">
            <text:p>744.1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583.05" calcext:value-type="float">
            <text:p>3,583.05</text:p>
          </table:table-cell>
          <table:table-cell table:style-name="ce6" office:value-type="float" office:value="4753.76" calcext:value-type="float">
            <text:p>4,753.7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804.95" calcext:value-type="float">
            <text:p>2,804.95</text:p>
          </table:table-cell>
          <table:table-cell table:style-name="ce6" office:value-type="float" office:value="5870.24" calcext:value-type="float">
            <text:p>5,870.2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0903" calcext:value-type="float">
            <text:p>0.56</text:p>
          </table:table-cell>
          <table:table-cell table:style-name="ce6" office:value-type="float" office:value="0.447454" calcext:value-type="float">
            <text:p>0.45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9097" calcext:value-type="float">
            <text:p>0.44</text:p>
          </table:table-cell>
          <table:table-cell table:style-name="ce6" office:value-type="float" office:value="0.552546" calcext:value-type="float">
            <text:p>0.55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0414" calcext:value-type="float">
            <text:p>0.53</text:p>
          </table:table-cell>
          <table:table-cell table:style-name="ce6" office:value-type="float" office:value="0.369833" calcext:value-type="float">
            <text:p>0.37</text:p>
          </table:table-cell>
          <table:table-cell table:style-name="ce6" table:number-columns-repeated="2"/>
          <table:table-cell table:style-name="ce4" table:formula="of:=[.A136]/[.$X$2]" office:value-type="float" office:value="0.622594922940478" calcext:value-type="float">
            <text:p>0.62</text:p>
          </table:table-cell>
          <table:table-cell table:style-name="ce4" table:formula="of:=[.K136]" office:value-type="float" office:value="0.560903" calcext:value-type="float">
            <text:p>0.56</text:p>
          </table:table-cell>
          <table:table-cell table:style-name="ce4" table:formula="of:=[.N136]" office:value-type="float" office:value="0.439097" calcext:value-type="float">
            <text:p>0.44</text:p>
          </table:table-cell>
          <table:table-cell table:style-name="ce6" table:number-columns-repeated="2"/>
          <table:table-cell table:style-name="ce6" table:formula="of:=[.V136]" office:value-type="float" office:value="0.560903" calcext:value-type="float">
            <text:p>0.56</text:p>
          </table:table-cell>
          <table:table-cell table:style-name="ce6" table:formula="of:=[.Q136]" office:value-type="float" office:value="0.530414" calcext:value-type="float">
            <text:p>0.53</text:p>
          </table:table-cell>
          <table:table-cell table:style-name="ce6"/>
          <table:table-cell table:style-name="ce6" table:formula="of:=[.L136]" office:value-type="float" office:value="0.447454" calcext:value-type="float">
            <text:p>0.45</text:p>
          </table:table-cell>
          <table:table-cell table:style-name="ce6" table:formula="of:=[.R136]" office:value-type="float" office:value="0.369833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750.69" calcext:value-type="float">
            <text:p>750.6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21.9" calcext:value-type="float">
            <text:p>3,621.90</text:p>
          </table:table-cell>
          <table:table-cell table:style-name="ce6" office:value-type="float" office:value="4714.91" calcext:value-type="float">
            <text:p>4,714.9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66.1" calcext:value-type="float">
            <text:p>2,766.10</text:p>
          </table:table-cell>
          <table:table-cell table:style-name="ce6" office:value-type="float" office:value="5909.09" calcext:value-type="float">
            <text:p>5,909.0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6984" calcext:value-type="float">
            <text:p>0.57</text:p>
          </table:table-cell>
          <table:table-cell table:style-name="ce6" office:value-type="float" office:value="0.443798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3016" calcext:value-type="float">
            <text:p>0.43</text:p>
          </table:table-cell>
          <table:table-cell table:style-name="ce6" office:value-type="float" office:value="0.556202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0455" calcext:value-type="float">
            <text:p>0.56</text:p>
          </table:table-cell>
          <table:table-cell table:style-name="ce6" office:value-type="float" office:value="0.396857" calcext:value-type="float">
            <text:p>0.40</text:p>
          </table:table-cell>
          <table:table-cell table:style-name="ce6" table:number-columns-repeated="2"/>
          <table:table-cell table:style-name="ce4" table:formula="of:=[.A137]/[.$X$2]" office:value-type="float" office:value="0.628097859736609" calcext:value-type="float">
            <text:p>0.63</text:p>
          </table:table-cell>
          <table:table-cell table:style-name="ce4" table:formula="of:=[.K137]" office:value-type="float" office:value="0.566984" calcext:value-type="float">
            <text:p>0.57</text:p>
          </table:table-cell>
          <table:table-cell table:style-name="ce4" table:formula="of:=[.N137]" office:value-type="float" office:value="0.433016" calcext:value-type="float">
            <text:p>0.43</text:p>
          </table:table-cell>
          <table:table-cell table:style-name="ce6" table:number-columns-repeated="2"/>
          <table:table-cell table:style-name="ce6" table:formula="of:=[.V137]" office:value-type="float" office:value="0.566984" calcext:value-type="float">
            <text:p>0.57</text:p>
          </table:table-cell>
          <table:table-cell table:style-name="ce6" table:formula="of:=[.Q137]" office:value-type="float" office:value="0.560455" calcext:value-type="float">
            <text:p>0.56</text:p>
          </table:table-cell>
          <table:table-cell table:style-name="ce6"/>
          <table:table-cell table:style-name="ce6" table:formula="of:=[.L137]" office:value-type="float" office:value="0.443798" calcext:value-type="float">
            <text:p>0.44</text:p>
          </table:table-cell>
          <table:table-cell table:style-name="ce6" table:formula="of:=[.R137]" office:value-type="float" office:value="0.396857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757.617" calcext:value-type="float">
            <text:p>757.6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18.17" calcext:value-type="float">
            <text:p>3,618.17</text:p>
          </table:table-cell>
          <table:table-cell table:style-name="ce6" office:value-type="float" office:value="4718.63" calcext:value-type="float">
            <text:p>4,718.63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69.83" calcext:value-type="float">
            <text:p>2,769.83</text:p>
          </table:table-cell>
          <table:table-cell table:style-name="ce6" office:value-type="float" office:value="5905.37" calcext:value-type="float">
            <text:p>5,905.37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66401" calcext:value-type="float">
            <text:p>0.57</text:p>
          </table:table-cell>
          <table:table-cell table:style-name="ce6" office:value-type="float" office:value="0.444148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33599" calcext:value-type="float">
            <text:p>0.43</text:p>
          </table:table-cell>
          <table:table-cell table:style-name="ce6" office:value-type="float" office:value="0.555852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4217" calcext:value-type="float">
            <text:p>0.55</text:p>
          </table:table-cell>
          <table:table-cell table:style-name="ce6" office:value-type="float" office:value="0.384615" calcext:value-type="float">
            <text:p>0.38</text:p>
          </table:table-cell>
          <table:table-cell table:style-name="ce6" table:number-columns-repeated="2"/>
          <table:table-cell table:style-name="ce4" table:formula="of:=[.A138]/[.$X$2]" office:value-type="float" office:value="0.633893639451798" calcext:value-type="float">
            <text:p>0.63</text:p>
          </table:table-cell>
          <table:table-cell table:style-name="ce4" table:formula="of:=[.K138]" office:value-type="float" office:value="0.566401" calcext:value-type="float">
            <text:p>0.57</text:p>
          </table:table-cell>
          <table:table-cell table:style-name="ce4" table:formula="of:=[.N138]" office:value-type="float" office:value="0.433599" calcext:value-type="float">
            <text:p>0.43</text:p>
          </table:table-cell>
          <table:table-cell table:style-name="ce6" table:number-columns-repeated="2"/>
          <table:table-cell table:style-name="ce6" table:formula="of:=[.V138]" office:value-type="float" office:value="0.566401" calcext:value-type="float">
            <text:p>0.57</text:p>
          </table:table-cell>
          <table:table-cell table:style-name="ce6" table:formula="of:=[.Q138]" office:value-type="float" office:value="0.554217" calcext:value-type="float">
            <text:p>0.55</text:p>
          </table:table-cell>
          <table:table-cell table:style-name="ce6"/>
          <table:table-cell table:style-name="ce6" table:formula="of:=[.L138]" office:value-type="float" office:value="0.444148" calcext:value-type="float">
            <text:p>0.44</text:p>
          </table:table-cell>
          <table:table-cell table:style-name="ce6" table:formula="of:=[.R138]" office:value-type="float" office:value="0.38461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64.258" calcext:value-type="float">
            <text:p>764.2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41.41" calcext:value-type="float">
            <text:p>3,641.41</text:p>
          </table:table-cell>
          <table:table-cell table:style-name="ce6" office:value-type="float" office:value="4695.4" calcext:value-type="float">
            <text:p>4,695.4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46.59" calcext:value-type="float">
            <text:p>2,746.59</text:p>
          </table:table-cell>
          <table:table-cell table:style-name="ce6" office:value-type="float" office:value="5928.6" calcext:value-type="float">
            <text:p>5,928.6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0038" calcext:value-type="float">
            <text:p>0.57</text:p>
          </table:table-cell>
          <table:table-cell table:style-name="ce6" office:value-type="float" office:value="0.441961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9962" calcext:value-type="float">
            <text:p>0.43</text:p>
          </table:table-cell>
          <table:table-cell table:style-name="ce6" office:value-type="float" office:value="0.558039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2712" calcext:value-type="float">
            <text:p>0.56</text:p>
          </table:table-cell>
          <table:table-cell table:style-name="ce6" office:value-type="float" office:value="0.374568" calcext:value-type="float">
            <text:p>0.37</text:p>
          </table:table-cell>
          <table:table-cell table:style-name="ce6" table:number-columns-repeated="2"/>
          <table:table-cell table:style-name="ce4" table:formula="of:=[.A139]/[.$X$2]" office:value-type="float" office:value="0.639450124667414" calcext:value-type="float">
            <text:p>0.64</text:p>
          </table:table-cell>
          <table:table-cell table:style-name="ce4" table:formula="of:=[.K139]" office:value-type="float" office:value="0.570038" calcext:value-type="float">
            <text:p>0.57</text:p>
          </table:table-cell>
          <table:table-cell table:style-name="ce4" table:formula="of:=[.N139]" office:value-type="float" office:value="0.429962" calcext:value-type="float">
            <text:p>0.43</text:p>
          </table:table-cell>
          <table:table-cell table:style-name="ce6" table:number-columns-repeated="2"/>
          <table:table-cell table:style-name="ce6" table:formula="of:=[.V139]" office:value-type="float" office:value="0.570038" calcext:value-type="float">
            <text:p>0.57</text:p>
          </table:table-cell>
          <table:table-cell table:style-name="ce6" table:formula="of:=[.Q139]" office:value-type="float" office:value="0.562712" calcext:value-type="float">
            <text:p>0.56</text:p>
          </table:table-cell>
          <table:table-cell table:style-name="ce6"/>
          <table:table-cell table:style-name="ce6" table:formula="of:=[.L139]" office:value-type="float" office:value="0.441961" calcext:value-type="float">
            <text:p>0.44</text:p>
          </table:table-cell>
          <table:table-cell table:style-name="ce6" table:formula="of:=[.R139]" office:value-type="float" office:value="0.374568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771.008" calcext:value-type="float">
            <text:p>771.0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6.35" calcext:value-type="float">
            <text:p>3,666.35</text:p>
          </table:table-cell>
          <table:table-cell table:style-name="ce6" office:value-type="float" office:value="4670.45" calcext:value-type="float">
            <text:p>4,670.4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1.65" calcext:value-type="float">
            <text:p>2,721.65</text:p>
          </table:table-cell>
          <table:table-cell table:style-name="ce6" office:value-type="float" office:value="5953.55" calcext:value-type="float">
            <text:p>5,953.5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3944" calcext:value-type="float">
            <text:p>0.57</text:p>
          </table:table-cell>
          <table:table-cell table:style-name="ce6" office:value-type="float" office:value="0.439613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6056" calcext:value-type="float">
            <text:p>0.43</text:p>
          </table:table-cell>
          <table:table-cell table:style-name="ce6" office:value-type="float" office:value="0.560387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1987" calcext:value-type="float">
            <text:p>0.53</text:p>
          </table:table-cell>
          <table:table-cell table:style-name="ce6" office:value-type="float" office:value="0.36953" calcext:value-type="float">
            <text:p>0.37</text:p>
          </table:table-cell>
          <table:table-cell table:style-name="ce6" table:number-columns-repeated="2"/>
          <table:table-cell table:style-name="ce4" table:formula="of:=[.A140]/[.$X$2]" office:value-type="float" office:value="0.645097809534965" calcext:value-type="float">
            <text:p>0.65</text:p>
          </table:table-cell>
          <table:table-cell table:style-name="ce4" table:formula="of:=[.K140]" office:value-type="float" office:value="0.573944" calcext:value-type="float">
            <text:p>0.57</text:p>
          </table:table-cell>
          <table:table-cell table:style-name="ce4" table:formula="of:=[.N140]" office:value-type="float" office:value="0.426056" calcext:value-type="float">
            <text:p>0.43</text:p>
          </table:table-cell>
          <table:table-cell table:style-name="ce6" table:number-columns-repeated="2"/>
          <table:table-cell table:style-name="ce6" table:formula="of:=[.V140]" office:value-type="float" office:value="0.573944" calcext:value-type="float">
            <text:p>0.57</text:p>
          </table:table-cell>
          <table:table-cell table:style-name="ce6" table:formula="of:=[.Q140]" office:value-type="float" office:value="0.531987" calcext:value-type="float">
            <text:p>0.53</text:p>
          </table:table-cell>
          <table:table-cell table:style-name="ce6"/>
          <table:table-cell table:style-name="ce6" table:formula="of:=[.L140]" office:value-type="float" office:value="0.439613" calcext:value-type="float">
            <text:p>0.44</text:p>
          </table:table-cell>
          <table:table-cell table:style-name="ce6" table:formula="of:=[.R140]" office:value-type="float" office:value="0.36953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777.216" calcext:value-type="float">
            <text:p>777.2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8.12" calcext:value-type="float">
            <text:p>3,668.12</text:p>
          </table:table-cell>
          <table:table-cell table:style-name="ce6" office:value-type="float" office:value="4668.69" calcext:value-type="float">
            <text:p>4,668.6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19.88" calcext:value-type="float">
            <text:p>2,719.88</text:p>
          </table:table-cell>
          <table:table-cell table:style-name="ce6" office:value-type="float" office:value="5955.31" calcext:value-type="float">
            <text:p>5,955.3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422" calcext:value-type="float">
            <text:p>0.57</text:p>
          </table:table-cell>
          <table:table-cell table:style-name="ce6" office:value-type="float" office:value="0.439447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578" calcext:value-type="float">
            <text:p>0.43</text:p>
          </table:table-cell>
          <table:table-cell table:style-name="ce6" office:value-type="float" office:value="0.560553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4005" calcext:value-type="float">
            <text:p>0.53</text:p>
          </table:table-cell>
          <table:table-cell table:style-name="ce6" office:value-type="float" office:value="0.376471" calcext:value-type="float">
            <text:p>0.38</text:p>
          </table:table-cell>
          <table:table-cell table:style-name="ce6" table:number-columns-repeated="2"/>
          <table:table-cell table:style-name="ce4" table:formula="of:=[.A141]/[.$X$2]" office:value-type="float" office:value="0.650292006225004" calcext:value-type="float">
            <text:p>0.65</text:p>
          </table:table-cell>
          <table:table-cell table:style-name="ce4" table:formula="of:=[.K141]" office:value-type="float" office:value="0.57422" calcext:value-type="float">
            <text:p>0.57</text:p>
          </table:table-cell>
          <table:table-cell table:style-name="ce4" table:formula="of:=[.N141]" office:value-type="float" office:value="0.42578" calcext:value-type="float">
            <text:p>0.43</text:p>
          </table:table-cell>
          <table:table-cell table:style-name="ce6" table:number-columns-repeated="2"/>
          <table:table-cell table:style-name="ce6" table:formula="of:=[.V141]" office:value-type="float" office:value="0.57422" calcext:value-type="float">
            <text:p>0.57</text:p>
          </table:table-cell>
          <table:table-cell table:style-name="ce6" table:formula="of:=[.Q141]" office:value-type="float" office:value="0.534005" calcext:value-type="float">
            <text:p>0.53</text:p>
          </table:table-cell>
          <table:table-cell table:style-name="ce6"/>
          <table:table-cell table:style-name="ce6" table:formula="of:=[.L141]" office:value-type="float" office:value="0.439447" calcext:value-type="float">
            <text:p>0.44</text:p>
          </table:table-cell>
          <table:table-cell table:style-name="ce6" table:formula="of:=[.R141]" office:value-type="float" office:value="0.37647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83.725" calcext:value-type="float">
            <text:p>783.7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0.96" calcext:value-type="float">
            <text:p>3,660.96</text:p>
          </table:table-cell>
          <table:table-cell table:style-name="ce6" office:value-type="float" office:value="4675.84" calcext:value-type="float">
            <text:p>4,675.8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7.04" calcext:value-type="float">
            <text:p>2,727.04</text:p>
          </table:table-cell>
          <table:table-cell table:style-name="ce6" office:value-type="float" office:value="5948.16" calcext:value-type="float">
            <text:p>5,948.1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31" calcext:value-type="float">
            <text:p>0.57</text:p>
          </table:table-cell>
          <table:table-cell table:style-name="ce6" office:value-type="float" office:value="0.440121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69" calcext:value-type="float">
            <text:p>0.43</text:p>
          </table:table-cell>
          <table:table-cell table:style-name="ce6" office:value-type="float" office:value="0.559879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3274" calcext:value-type="float">
            <text:p>0.51</text:p>
          </table:table-cell>
          <table:table-cell table:style-name="ce6" office:value-type="float" office:value="0.380189" calcext:value-type="float">
            <text:p>0.38</text:p>
          </table:table-cell>
          <table:table-cell table:style-name="ce6" table:number-columns-repeated="2"/>
          <table:table-cell table:style-name="ce4" table:formula="of:=[.A142]/[.$X$2]" office:value-type="float" office:value="0.655738047825432" calcext:value-type="float">
            <text:p>0.66</text:p>
          </table:table-cell>
          <table:table-cell table:style-name="ce4" table:formula="of:=[.K142]" office:value-type="float" office:value="0.5731" calcext:value-type="float">
            <text:p>0.57</text:p>
          </table:table-cell>
          <table:table-cell table:style-name="ce4" table:formula="of:=[.N142]" office:value-type="float" office:value="0.4269" calcext:value-type="float">
            <text:p>0.43</text:p>
          </table:table-cell>
          <table:table-cell table:style-name="ce6" table:number-columns-repeated="2"/>
          <table:table-cell table:style-name="ce6" table:formula="of:=[.V142]" office:value-type="float" office:value="0.5731" calcext:value-type="float">
            <text:p>0.57</text:p>
          </table:table-cell>
          <table:table-cell table:style-name="ce6" table:formula="of:=[.Q142]" office:value-type="float" office:value="0.513274" calcext:value-type="float">
            <text:p>0.51</text:p>
          </table:table-cell>
          <table:table-cell table:style-name="ce6"/>
          <table:table-cell table:style-name="ce6" table:formula="of:=[.L142]" office:value-type="float" office:value="0.440121" calcext:value-type="float">
            <text:p>0.44</text:p>
          </table:table-cell>
          <table:table-cell table:style-name="ce6" table:formula="of:=[.R142]" office:value-type="float" office:value="0.38018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91.172" calcext:value-type="float">
            <text:p>791.1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59.58" calcext:value-type="float">
            <text:p>3,659.58</text:p>
          </table:table-cell>
          <table:table-cell table:style-name="ce6" office:value-type="float" office:value="4677.22" calcext:value-type="float">
            <text:p>4,677.2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8.42" calcext:value-type="float">
            <text:p>2,728.42</text:p>
          </table:table-cell>
          <table:table-cell table:style-name="ce6" office:value-type="float" office:value="5946.78" calcext:value-type="float">
            <text:p>5,946.7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2884" calcext:value-type="float">
            <text:p>0.57</text:p>
          </table:table-cell>
          <table:table-cell table:style-name="ce6" office:value-type="float" office:value="0.440251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7116" calcext:value-type="float">
            <text:p>0.43</text:p>
          </table:table-cell>
          <table:table-cell table:style-name="ce6" office:value-type="float" office:value="0.559749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72391" calcext:value-type="float">
            <text:p>0.57</text:p>
          </table:table-cell>
          <table:table-cell table:style-name="ce6" office:value-type="float" office:value="0.379137" calcext:value-type="float">
            <text:p>0.38</text:p>
          </table:table-cell>
          <table:table-cell table:style-name="ce6" table:number-columns-repeated="2"/>
          <table:table-cell table:style-name="ce4" table:formula="of:=[.A143]/[.$X$2]" office:value-type="float" office:value="0.661968908448937" calcext:value-type="float">
            <text:p>0.66</text:p>
          </table:table-cell>
          <table:table-cell table:style-name="ce4" table:formula="of:=[.K143]" office:value-type="float" office:value="0.572884" calcext:value-type="float">
            <text:p>0.57</text:p>
          </table:table-cell>
          <table:table-cell table:style-name="ce4" table:formula="of:=[.N143]" office:value-type="float" office:value="0.427116" calcext:value-type="float">
            <text:p>0.43</text:p>
          </table:table-cell>
          <table:table-cell table:style-name="ce6" table:number-columns-repeated="2"/>
          <table:table-cell table:style-name="ce6" table:formula="of:=[.V143]" office:value-type="float" office:value="0.572884" calcext:value-type="float">
            <text:p>0.57</text:p>
          </table:table-cell>
          <table:table-cell table:style-name="ce6" table:formula="of:=[.Q143]" office:value-type="float" office:value="0.572391" calcext:value-type="float">
            <text:p>0.57</text:p>
          </table:table-cell>
          <table:table-cell table:style-name="ce6"/>
          <table:table-cell table:style-name="ce6" table:formula="of:=[.L143]" office:value-type="float" office:value="0.440251" calcext:value-type="float">
            <text:p>0.44</text:p>
          </table:table-cell>
          <table:table-cell table:style-name="ce6" table:formula="of:=[.R143]" office:value-type="float" office:value="0.37913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797.727" calcext:value-type="float">
            <text:p>797.7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53.42" calcext:value-type="float">
            <text:p>3,653.42</text:p>
          </table:table-cell>
          <table:table-cell table:style-name="ce6" office:value-type="float" office:value="4683.38" calcext:value-type="float">
            <text:p>4,683.3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34.58" calcext:value-type="float">
            <text:p>2,734.58</text:p>
          </table:table-cell>
          <table:table-cell table:style-name="ce6" office:value-type="float" office:value="5940.62" calcext:value-type="float">
            <text:p>5,940.6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1919" calcext:value-type="float">
            <text:p>0.57</text:p>
          </table:table-cell>
          <table:table-cell table:style-name="ce6" office:value-type="float" office:value="0.44083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8081" calcext:value-type="float">
            <text:p>0.43</text:p>
          </table:table-cell>
          <table:table-cell table:style-name="ce6" office:value-type="float" office:value="0.55917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2249" calcext:value-type="float">
            <text:p>0.56</text:p>
          </table:table-cell>
          <table:table-cell table:style-name="ce6" office:value-type="float" office:value="0.380634" calcext:value-type="float">
            <text:p>0.38</text:p>
          </table:table-cell>
          <table:table-cell table:style-name="ce6" table:number-columns-repeated="2"/>
          <table:table-cell table:style-name="ce4" table:formula="of:=[.A144]/[.$X$2]" office:value-type="float" office:value="0.66745343797587" calcext:value-type="float">
            <text:p>0.67</text:p>
          </table:table-cell>
          <table:table-cell table:style-name="ce4" table:formula="of:=[.K144]" office:value-type="float" office:value="0.571919" calcext:value-type="float">
            <text:p>0.57</text:p>
          </table:table-cell>
          <table:table-cell table:style-name="ce4" table:formula="of:=[.N144]" office:value-type="float" office:value="0.428081" calcext:value-type="float">
            <text:p>0.43</text:p>
          </table:table-cell>
          <table:table-cell table:style-name="ce6" table:number-columns-repeated="2"/>
          <table:table-cell table:style-name="ce6" table:formula="of:=[.V144]" office:value-type="float" office:value="0.571919" calcext:value-type="float">
            <text:p>0.57</text:p>
          </table:table-cell>
          <table:table-cell table:style-name="ce6" table:formula="of:=[.Q144]" office:value-type="float" office:value="0.562249" calcext:value-type="float">
            <text:p>0.56</text:p>
          </table:table-cell>
          <table:table-cell table:style-name="ce6"/>
          <table:table-cell table:style-name="ce6" table:formula="of:=[.L144]" office:value-type="float" office:value="0.44083" calcext:value-type="float">
            <text:p>0.44</text:p>
          </table:table-cell>
          <table:table-cell table:style-name="ce6" table:formula="of:=[.R144]" office:value-type="float" office:value="0.38063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03.073" calcext:value-type="float">
            <text:p>803.0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7.56" calcext:value-type="float">
            <text:p>3,667.56</text:p>
          </table:table-cell>
          <table:table-cell table:style-name="ce6" office:value-type="float" office:value="4669.25" calcext:value-type="float">
            <text:p>4,669.2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0.44" calcext:value-type="float">
            <text:p>2,720.44</text:p>
          </table:table-cell>
          <table:table-cell table:style-name="ce6" office:value-type="float" office:value="5954.75" calcext:value-type="float">
            <text:p>5,954.7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4132" calcext:value-type="float">
            <text:p>0.57</text:p>
          </table:table-cell>
          <table:table-cell table:style-name="ce6" office:value-type="float" office:value="0.4395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5868" calcext:value-type="float">
            <text:p>0.43</text:p>
          </table:table-cell>
          <table:table-cell table:style-name="ce6" office:value-type="float" office:value="0.5605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4994" calcext:value-type="float">
            <text:p>0.54</text:p>
          </table:table-cell>
          <table:table-cell table:style-name="ce6" office:value-type="float" office:value="0.380038" calcext:value-type="float">
            <text:p>0.38</text:p>
          </table:table-cell>
          <table:table-cell table:style-name="ce6" table:number-columns-repeated="2"/>
          <table:table-cell table:style-name="ce4" table:formula="of:=[.A145]/[.$X$2]" office:value-type="float" office:value="0.67192640439097" calcext:value-type="float">
            <text:p>0.67</text:p>
          </table:table-cell>
          <table:table-cell table:style-name="ce4" table:formula="of:=[.K145]" office:value-type="float" office:value="0.574132" calcext:value-type="float">
            <text:p>0.57</text:p>
          </table:table-cell>
          <table:table-cell table:style-name="ce4" table:formula="of:=[.N145]" office:value-type="float" office:value="0.425868" calcext:value-type="float">
            <text:p>0.43</text:p>
          </table:table-cell>
          <table:table-cell table:style-name="ce6" table:number-columns-repeated="2"/>
          <table:table-cell table:style-name="ce6" table:formula="of:=[.V145]" office:value-type="float" office:value="0.574132" calcext:value-type="float">
            <text:p>0.57</text:p>
          </table:table-cell>
          <table:table-cell table:style-name="ce6" table:formula="of:=[.Q145]" office:value-type="float" office:value="0.544994" calcext:value-type="float">
            <text:p>0.54</text:p>
          </table:table-cell>
          <table:table-cell table:style-name="ce6"/>
          <table:table-cell table:style-name="ce6" table:formula="of:=[.L145]" office:value-type="float" office:value="0.4395" calcext:value-type="float">
            <text:p>0.44</text:p>
          </table:table-cell>
          <table:table-cell table:style-name="ce6" table:formula="of:=[.R145]" office:value-type="float" office:value="0.38003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09.671" calcext:value-type="float">
            <text:p>809.6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6.68" calcext:value-type="float">
            <text:p>3,666.68</text:p>
          </table:table-cell>
          <table:table-cell table:style-name="ce6" office:value-type="float" office:value="4670.12" calcext:value-type="float">
            <text:p>4,670.1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1.32" calcext:value-type="float">
            <text:p>2,721.32</text:p>
          </table:table-cell>
          <table:table-cell table:style-name="ce6" office:value-type="float" office:value="5953.88" calcext:value-type="float">
            <text:p>5,953.8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3995" calcext:value-type="float">
            <text:p>0.57</text:p>
          </table:table-cell>
          <table:table-cell table:style-name="ce6" office:value-type="float" office:value="0.439582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6005" calcext:value-type="float">
            <text:p>0.43</text:p>
          </table:table-cell>
          <table:table-cell table:style-name="ce6" office:value-type="float" office:value="0.560418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2609" calcext:value-type="float">
            <text:p>0.53</text:p>
          </table:table-cell>
          <table:table-cell table:style-name="ce6" office:value-type="float" office:value="0.393027" calcext:value-type="float">
            <text:p>0.39</text:p>
          </table:table-cell>
          <table:table-cell table:style-name="ce6" table:number-columns-repeated="2"/>
          <table:table-cell table:style-name="ce4" table:formula="of:=[.A146]/[.$X$2]" office:value-type="float" office:value="0.677446911762245" calcext:value-type="float">
            <text:p>0.68</text:p>
          </table:table-cell>
          <table:table-cell table:style-name="ce4" table:formula="of:=[.K146]" office:value-type="float" office:value="0.573995" calcext:value-type="float">
            <text:p>0.57</text:p>
          </table:table-cell>
          <table:table-cell table:style-name="ce4" table:formula="of:=[.N146]" office:value-type="float" office:value="0.426005" calcext:value-type="float">
            <text:p>0.43</text:p>
          </table:table-cell>
          <table:table-cell table:style-name="ce6" table:number-columns-repeated="2"/>
          <table:table-cell table:style-name="ce6" table:formula="of:=[.V146]" office:value-type="float" office:value="0.573995" calcext:value-type="float">
            <text:p>0.57</text:p>
          </table:table-cell>
          <table:table-cell table:style-name="ce6" table:formula="of:=[.Q146]" office:value-type="float" office:value="0.532609" calcext:value-type="float">
            <text:p>0.53</text:p>
          </table:table-cell>
          <table:table-cell table:style-name="ce6"/>
          <table:table-cell table:style-name="ce6" table:formula="of:=[.L146]" office:value-type="float" office:value="0.439582" calcext:value-type="float">
            <text:p>0.44</text:p>
          </table:table-cell>
          <table:table-cell table:style-name="ce6" table:formula="of:=[.R146]" office:value-type="float" office:value="0.393027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816.477" calcext:value-type="float">
            <text:p>816.4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66.03" calcext:value-type="float">
            <text:p>3,666.03</text:p>
          </table:table-cell>
          <table:table-cell table:style-name="ce6" office:value-type="float" office:value="4670.78" calcext:value-type="float">
            <text:p>4,670.7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21.97" calcext:value-type="float">
            <text:p>2,721.97</text:p>
          </table:table-cell>
          <table:table-cell table:style-name="ce6" office:value-type="float" office:value="5953.22" calcext:value-type="float">
            <text:p>5,953.2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3893" calcext:value-type="float">
            <text:p>0.57</text:p>
          </table:table-cell>
          <table:table-cell table:style-name="ce6" office:value-type="float" office:value="0.439644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6107" calcext:value-type="float">
            <text:p>0.43</text:p>
          </table:table-cell>
          <table:table-cell table:style-name="ce6" office:value-type="float" office:value="0.560356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7047" calcext:value-type="float">
            <text:p>0.56</text:p>
          </table:table-cell>
          <table:table-cell table:style-name="ce6" office:value-type="float" office:value="0.368286" calcext:value-type="float">
            <text:p>0.37</text:p>
          </table:table-cell>
          <table:table-cell table:style-name="ce6" table:number-columns-repeated="2"/>
          <table:table-cell table:style-name="ce4" table:formula="of:=[.A147]/[.$X$2]" office:value-type="float" office:value="0.683141451496846" calcext:value-type="float">
            <text:p>0.68</text:p>
          </table:table-cell>
          <table:table-cell table:style-name="ce4" table:formula="of:=[.K147]" office:value-type="float" office:value="0.573893" calcext:value-type="float">
            <text:p>0.57</text:p>
          </table:table-cell>
          <table:table-cell table:style-name="ce4" table:formula="of:=[.N147]" office:value-type="float" office:value="0.426107" calcext:value-type="float">
            <text:p>0.43</text:p>
          </table:table-cell>
          <table:table-cell table:style-name="ce6" table:number-columns-repeated="2"/>
          <table:table-cell table:style-name="ce6" table:formula="of:=[.V147]" office:value-type="float" office:value="0.573893" calcext:value-type="float">
            <text:p>0.57</text:p>
          </table:table-cell>
          <table:table-cell table:style-name="ce6" table:formula="of:=[.Q147]" office:value-type="float" office:value="0.557047" calcext:value-type="float">
            <text:p>0.56</text:p>
          </table:table-cell>
          <table:table-cell table:style-name="ce6"/>
          <table:table-cell table:style-name="ce6" table:formula="of:=[.L147]" office:value-type="float" office:value="0.439644" calcext:value-type="float">
            <text:p>0.44</text:p>
          </table:table-cell>
          <table:table-cell table:style-name="ce6" table:formula="of:=[.R147]" office:value-type="float" office:value="0.368286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824.54" calcext:value-type="float">
            <text:p>824.5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71.07" calcext:value-type="float">
            <text:p>3,671.07</text:p>
          </table:table-cell>
          <table:table-cell table:style-name="ce6" office:value-type="float" office:value="4665.73" calcext:value-type="float">
            <text:p>4,665.73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716.93" calcext:value-type="float">
            <text:p>2,716.93</text:p>
          </table:table-cell>
          <table:table-cell table:style-name="ce6" office:value-type="float" office:value="5958.27" calcext:value-type="float">
            <text:p>5,958.27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4683" calcext:value-type="float">
            <text:p>0.57</text:p>
          </table:table-cell>
          <table:table-cell table:style-name="ce6" office:value-type="float" office:value="0.439169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5317" calcext:value-type="float">
            <text:p>0.43</text:p>
          </table:table-cell>
          <table:table-cell table:style-name="ce6" office:value-type="float" office:value="0.560831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2529" calcext:value-type="float">
            <text:p>0.55</text:p>
          </table:table-cell>
          <table:table-cell table:style-name="ce6" office:value-type="float" office:value="0.380236" calcext:value-type="float">
            <text:p>0.38</text:p>
          </table:table-cell>
          <table:table-cell table:style-name="ce6" table:number-columns-repeated="2"/>
          <table:table-cell table:style-name="ce4" table:formula="of:=[.A148]/[.$X$2]" office:value-type="float" office:value="0.689887715657892" calcext:value-type="float">
            <text:p>0.69</text:p>
          </table:table-cell>
          <table:table-cell table:style-name="ce4" table:formula="of:=[.K148]" office:value-type="float" office:value="0.574683" calcext:value-type="float">
            <text:p>0.57</text:p>
          </table:table-cell>
          <table:table-cell table:style-name="ce4" table:formula="of:=[.N148]" office:value-type="float" office:value="0.425317" calcext:value-type="float">
            <text:p>0.43</text:p>
          </table:table-cell>
          <table:table-cell table:style-name="ce6" table:number-columns-repeated="2"/>
          <table:table-cell table:style-name="ce6" table:formula="of:=[.V148]" office:value-type="float" office:value="0.574683" calcext:value-type="float">
            <text:p>0.57</text:p>
          </table:table-cell>
          <table:table-cell table:style-name="ce6" table:formula="of:=[.Q148]" office:value-type="float" office:value="0.552529" calcext:value-type="float">
            <text:p>0.55</text:p>
          </table:table-cell>
          <table:table-cell table:style-name="ce6"/>
          <table:table-cell table:style-name="ce6" table:formula="of:=[.L148]" office:value-type="float" office:value="0.439169" calcext:value-type="float">
            <text:p>0.44</text:p>
          </table:table-cell>
          <table:table-cell table:style-name="ce6" table:formula="of:=[.R148]" office:value-type="float" office:value="0.380236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32.099" calcext:value-type="float">
            <text:p>832.1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688.41" calcext:value-type="float">
            <text:p>3,688.41</text:p>
          </table:table-cell>
          <table:table-cell table:style-name="ce6" office:value-type="float" office:value="4648.4" calcext:value-type="float">
            <text:p>4,648.4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99.59" calcext:value-type="float">
            <text:p>2,699.59</text:p>
          </table:table-cell>
          <table:table-cell table:style-name="ce6" office:value-type="float" office:value="5975.6" calcext:value-type="float">
            <text:p>5,975.6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7396" calcext:value-type="float">
            <text:p>0.58</text:p>
          </table:table-cell>
          <table:table-cell table:style-name="ce6" office:value-type="float" office:value="0.437537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2604" calcext:value-type="float">
            <text:p>0.42</text:p>
          </table:table-cell>
          <table:table-cell table:style-name="ce6" office:value-type="float" office:value="0.562463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2111" calcext:value-type="float">
            <text:p>0.52</text:p>
          </table:table-cell>
          <table:table-cell table:style-name="ce6" office:value-type="float" office:value="0.378007" calcext:value-type="float">
            <text:p>0.38</text:p>
          </table:table-cell>
          <table:table-cell table:style-name="ce6" table:number-columns-repeated="2"/>
          <table:table-cell table:style-name="ce4" table:formula="of:=[.A149]/[.$X$2]" office:value-type="float" office:value="0.696212286015496" calcext:value-type="float">
            <text:p>0.70</text:p>
          </table:table-cell>
          <table:table-cell table:style-name="ce4" table:formula="of:=[.K149]" office:value-type="float" office:value="0.577396" calcext:value-type="float">
            <text:p>0.58</text:p>
          </table:table-cell>
          <table:table-cell table:style-name="ce4" table:formula="of:=[.N149]" office:value-type="float" office:value="0.422604" calcext:value-type="float">
            <text:p>0.42</text:p>
          </table:table-cell>
          <table:table-cell table:style-name="ce6" table:number-columns-repeated="2"/>
          <table:table-cell table:style-name="ce6" table:formula="of:=[.V149]" office:value-type="float" office:value="0.577396" calcext:value-type="float">
            <text:p>0.58</text:p>
          </table:table-cell>
          <table:table-cell table:style-name="ce6" table:formula="of:=[.Q149]" office:value-type="float" office:value="0.522111" calcext:value-type="float">
            <text:p>0.52</text:p>
          </table:table-cell>
          <table:table-cell table:style-name="ce6"/>
          <table:table-cell table:style-name="ce6" table:formula="of:=[.L149]" office:value-type="float" office:value="0.437537" calcext:value-type="float">
            <text:p>0.44</text:p>
          </table:table-cell>
          <table:table-cell table:style-name="ce6" table:formula="of:=[.R149]" office:value-type="float" office:value="0.378007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40.723" calcext:value-type="float">
            <text:p>840.7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00.09" calcext:value-type="float">
            <text:p>3,700.09</text:p>
          </table:table-cell>
          <table:table-cell table:style-name="ce6" office:value-type="float" office:value="4636.72" calcext:value-type="float">
            <text:p>4,636.7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87.91" calcext:value-type="float">
            <text:p>2,687.91</text:p>
          </table:table-cell>
          <table:table-cell table:style-name="ce6" office:value-type="float" office:value="5987.28" calcext:value-type="float">
            <text:p>5,987.2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79224" calcext:value-type="float">
            <text:p>0.58</text:p>
          </table:table-cell>
          <table:table-cell table:style-name="ce6" office:value-type="float" office:value="0.436438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20776" calcext:value-type="float">
            <text:p>0.42</text:p>
          </table:table-cell>
          <table:table-cell table:style-name="ce6" office:value-type="float" office:value="0.563562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206" calcext:value-type="float">
            <text:p>0.53</text:p>
          </table:table-cell>
          <table:table-cell table:style-name="ce6" office:value-type="float" office:value="0.383701" calcext:value-type="float">
            <text:p>0.38</text:p>
          </table:table-cell>
          <table:table-cell table:style-name="ce6" table:number-columns-repeated="2"/>
          <table:table-cell table:style-name="ce4" table:formula="of:=[.A150]/[.$X$2]" office:value-type="float" office:value="0.70342793554109" calcext:value-type="float">
            <text:p>0.70</text:p>
          </table:table-cell>
          <table:table-cell table:style-name="ce4" table:formula="of:=[.K150]" office:value-type="float" office:value="0.579224" calcext:value-type="float">
            <text:p>0.58</text:p>
          </table:table-cell>
          <table:table-cell table:style-name="ce4" table:formula="of:=[.N150]" office:value-type="float" office:value="0.420776" calcext:value-type="float">
            <text:p>0.42</text:p>
          </table:table-cell>
          <table:table-cell table:style-name="ce6" table:number-columns-repeated="2"/>
          <table:table-cell table:style-name="ce6" table:formula="of:=[.V150]" office:value-type="float" office:value="0.579224" calcext:value-type="float">
            <text:p>0.58</text:p>
          </table:table-cell>
          <table:table-cell table:style-name="ce6" table:formula="of:=[.Q150]" office:value-type="float" office:value="0.53206" calcext:value-type="float">
            <text:p>0.53</text:p>
          </table:table-cell>
          <table:table-cell table:style-name="ce6"/>
          <table:table-cell table:style-name="ce6" table:formula="of:=[.L150]" office:value-type="float" office:value="0.436438" calcext:value-type="float">
            <text:p>0.44</text:p>
          </table:table-cell>
          <table:table-cell table:style-name="ce6" table:formula="of:=[.R150]" office:value-type="float" office:value="0.38370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47.361" calcext:value-type="float">
            <text:p>847.3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05.95" calcext:value-type="float">
            <text:p>3,705.95</text:p>
          </table:table-cell>
          <table:table-cell table:style-name="ce6" office:value-type="float" office:value="4630.85" calcext:value-type="float">
            <text:p>4,630.8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82.05" calcext:value-type="float">
            <text:p>2,682.05</text:p>
          </table:table-cell>
          <table:table-cell table:style-name="ce6" office:value-type="float" office:value="5993.15" calcext:value-type="float">
            <text:p>5,993.1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0142" calcext:value-type="float">
            <text:p>0.58</text:p>
          </table:table-cell>
          <table:table-cell table:style-name="ce6" office:value-type="float" office:value="0.435886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9858" calcext:value-type="float">
            <text:p>0.42</text:p>
          </table:table-cell>
          <table:table-cell table:style-name="ce6" office:value-type="float" office:value="0.564114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1033" calcext:value-type="float">
            <text:p>0.54</text:p>
          </table:table-cell>
          <table:table-cell table:style-name="ce6" office:value-type="float" office:value="0.37859" calcext:value-type="float">
            <text:p>0.38</text:p>
          </table:table-cell>
          <table:table-cell table:style-name="ce6" table:number-columns-repeated="2"/>
          <table:table-cell table:style-name="ce4" table:formula="of:=[.A151]/[.$X$2]" office:value-type="float" office:value="0.708981910674543" calcext:value-type="float">
            <text:p>0.71</text:p>
          </table:table-cell>
          <table:table-cell table:style-name="ce4" table:formula="of:=[.K151]" office:value-type="float" office:value="0.580142" calcext:value-type="float">
            <text:p>0.58</text:p>
          </table:table-cell>
          <table:table-cell table:style-name="ce4" table:formula="of:=[.N151]" office:value-type="float" office:value="0.419858" calcext:value-type="float">
            <text:p>0.42</text:p>
          </table:table-cell>
          <table:table-cell table:style-name="ce6" table:number-columns-repeated="2"/>
          <table:table-cell table:style-name="ce6" table:formula="of:=[.V151]" office:value-type="float" office:value="0.580142" calcext:value-type="float">
            <text:p>0.58</text:p>
          </table:table-cell>
          <table:table-cell table:style-name="ce6" table:formula="of:=[.Q151]" office:value-type="float" office:value="0.541033" calcext:value-type="float">
            <text:p>0.54</text:p>
          </table:table-cell>
          <table:table-cell table:style-name="ce6"/>
          <table:table-cell table:style-name="ce6" table:formula="of:=[.L151]" office:value-type="float" office:value="0.435886" calcext:value-type="float">
            <text:p>0.44</text:p>
          </table:table-cell>
          <table:table-cell table:style-name="ce6" table:formula="of:=[.R151]" office:value-type="float" office:value="0.3785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54.597" calcext:value-type="float">
            <text:p>854.6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10.4" calcext:value-type="float">
            <text:p>3,710.40</text:p>
          </table:table-cell>
          <table:table-cell table:style-name="ce6" office:value-type="float" office:value="4626.4" calcext:value-type="float">
            <text:p>4,626.4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77.6" calcext:value-type="float">
            <text:p>2,677.60</text:p>
          </table:table-cell>
          <table:table-cell table:style-name="ce6" office:value-type="float" office:value="5997.6" calcext:value-type="float">
            <text:p>5,997.6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0839" calcext:value-type="float">
            <text:p>0.58</text:p>
          </table:table-cell>
          <table:table-cell table:style-name="ce6" office:value-type="float" office:value="0.435467" calcext:value-type="float">
            <text:p>0.44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9161" calcext:value-type="float">
            <text:p>0.42</text:p>
          </table:table-cell>
          <table:table-cell table:style-name="ce6" office:value-type="float" office:value="0.564533" calcext:value-type="float">
            <text:p>0.56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7789" calcext:value-type="float">
            <text:p>0.56</text:p>
          </table:table-cell>
          <table:table-cell table:style-name="ce6" office:value-type="float" office:value="0.374589" calcext:value-type="float">
            <text:p>0.37</text:p>
          </table:table-cell>
          <table:table-cell table:style-name="ce6" table:number-columns-repeated="2"/>
          <table:table-cell table:style-name="ce4" table:formula="of:=[.A152]/[.$X$2]" office:value-type="float" office:value="0.715036228852558" calcext:value-type="float">
            <text:p>0.72</text:p>
          </table:table-cell>
          <table:table-cell table:style-name="ce4" table:formula="of:=[.K152]" office:value-type="float" office:value="0.580839" calcext:value-type="float">
            <text:p>0.58</text:p>
          </table:table-cell>
          <table:table-cell table:style-name="ce4" table:formula="of:=[.N152]" office:value-type="float" office:value="0.419161" calcext:value-type="float">
            <text:p>0.42</text:p>
          </table:table-cell>
          <table:table-cell table:style-name="ce6" table:number-columns-repeated="2"/>
          <table:table-cell table:style-name="ce6" table:formula="of:=[.V152]" office:value-type="float" office:value="0.580839" calcext:value-type="float">
            <text:p>0.58</text:p>
          </table:table-cell>
          <table:table-cell table:style-name="ce6" table:formula="of:=[.Q152]" office:value-type="float" office:value="0.557789" calcext:value-type="float">
            <text:p>0.56</text:p>
          </table:table-cell>
          <table:table-cell table:style-name="ce6"/>
          <table:table-cell table:style-name="ce6" table:formula="of:=[.L152]" office:value-type="float" office:value="0.435467" calcext:value-type="float">
            <text:p>0.44</text:p>
          </table:table-cell>
          <table:table-cell table:style-name="ce6" table:formula="of:=[.R152]" office:value-type="float" office:value="0.374589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861.311" calcext:value-type="float">
            <text:p>861.3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26.55" calcext:value-type="float">
            <text:p>3,726.55</text:p>
          </table:table-cell>
          <table:table-cell table:style-name="ce6" office:value-type="float" office:value="4610.25" calcext:value-type="float">
            <text:p>4,610.2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61.45" calcext:value-type="float">
            <text:p>2,661.45</text:p>
          </table:table-cell>
          <table:table-cell table:style-name="ce6" office:value-type="float" office:value="6013.75" calcext:value-type="float">
            <text:p>6,013.7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3368" calcext:value-type="float">
            <text:p>0.58</text:p>
          </table:table-cell>
          <table:table-cell table:style-name="ce6" office:value-type="float" office:value="0.433947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6632" calcext:value-type="float">
            <text:p>0.42</text:p>
          </table:table-cell>
          <table:table-cell table:style-name="ce6" office:value-type="float" office:value="0.566053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1084" calcext:value-type="float">
            <text:p>0.55</text:p>
          </table:table-cell>
          <table:table-cell table:style-name="ce6" office:value-type="float" office:value="0.37766" calcext:value-type="float">
            <text:p>0.38</text:p>
          </table:table-cell>
          <table:table-cell table:style-name="ce6" table:number-columns-repeated="2"/>
          <table:table-cell table:style-name="ce4" table:formula="of:=[.A153]/[.$X$2]" office:value-type="float" office:value="0.720653792734149" calcext:value-type="float">
            <text:p>0.72</text:p>
          </table:table-cell>
          <table:table-cell table:style-name="ce4" table:formula="of:=[.K153]" office:value-type="float" office:value="0.583368" calcext:value-type="float">
            <text:p>0.58</text:p>
          </table:table-cell>
          <table:table-cell table:style-name="ce4" table:formula="of:=[.N153]" office:value-type="float" office:value="0.416632" calcext:value-type="float">
            <text:p>0.42</text:p>
          </table:table-cell>
          <table:table-cell table:style-name="ce6" table:number-columns-repeated="2"/>
          <table:table-cell table:style-name="ce6" table:formula="of:=[.V153]" office:value-type="float" office:value="0.583368" calcext:value-type="float">
            <text:p>0.58</text:p>
          </table:table-cell>
          <table:table-cell table:style-name="ce6" table:formula="of:=[.Q153]" office:value-type="float" office:value="0.551084" calcext:value-type="float">
            <text:p>0.55</text:p>
          </table:table-cell>
          <table:table-cell table:style-name="ce6"/>
          <table:table-cell table:style-name="ce6" table:formula="of:=[.L153]" office:value-type="float" office:value="0.433947" calcext:value-type="float">
            <text:p>0.43</text:p>
          </table:table-cell>
          <table:table-cell table:style-name="ce6" table:formula="of:=[.R153]" office:value-type="float" office:value="0.37766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67.312" calcext:value-type="float">
            <text:p>867.3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33.73" calcext:value-type="float">
            <text:p>3,733.73</text:p>
          </table:table-cell>
          <table:table-cell table:style-name="ce6" office:value-type="float" office:value="4603.08" calcext:value-type="float">
            <text:p>4,603.0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54.27" calcext:value-type="float">
            <text:p>2,654.27</text:p>
          </table:table-cell>
          <table:table-cell table:style-name="ce6" office:value-type="float" office:value="6020.92" calcext:value-type="float">
            <text:p>6,020.9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4491" calcext:value-type="float">
            <text:p>0.58</text:p>
          </table:table-cell>
          <table:table-cell table:style-name="ce6" office:value-type="float" office:value="0.433271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5509" calcext:value-type="float">
            <text:p>0.42</text:p>
          </table:table-cell>
          <table:table-cell table:style-name="ce6" office:value-type="float" office:value="0.566729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0511" calcext:value-type="float">
            <text:p>0.51</text:p>
          </table:table-cell>
          <table:table-cell table:style-name="ce6" office:value-type="float" office:value="0.383764" calcext:value-type="float">
            <text:p>0.38</text:p>
          </table:table-cell>
          <table:table-cell table:style-name="ce6" table:number-columns-repeated="2"/>
          <table:table-cell table:style-name="ce4" table:formula="of:=[.A154]/[.$X$2]" office:value-type="float" office:value="0.725674793754916" calcext:value-type="float">
            <text:p>0.73</text:p>
          </table:table-cell>
          <table:table-cell table:style-name="ce4" table:formula="of:=[.K154]" office:value-type="float" office:value="0.584491" calcext:value-type="float">
            <text:p>0.58</text:p>
          </table:table-cell>
          <table:table-cell table:style-name="ce4" table:formula="of:=[.N154]" office:value-type="float" office:value="0.415509" calcext:value-type="float">
            <text:p>0.42</text:p>
          </table:table-cell>
          <table:table-cell table:style-name="ce6" table:number-columns-repeated="2"/>
          <table:table-cell table:style-name="ce6" table:formula="of:=[.V154]" office:value-type="float" office:value="0.584491" calcext:value-type="float">
            <text:p>0.58</text:p>
          </table:table-cell>
          <table:table-cell table:style-name="ce6" table:formula="of:=[.Q154]" office:value-type="float" office:value="0.510511" calcext:value-type="float">
            <text:p>0.51</text:p>
          </table:table-cell>
          <table:table-cell table:style-name="ce6"/>
          <table:table-cell table:style-name="ce6" table:formula="of:=[.L154]" office:value-type="float" office:value="0.433271" calcext:value-type="float">
            <text:p>0.43</text:p>
          </table:table-cell>
          <table:table-cell table:style-name="ce6" table:formula="of:=[.R154]" office:value-type="float" office:value="0.38376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874.275" calcext:value-type="float">
            <text:p>874.2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33.79" calcext:value-type="float">
            <text:p>3,733.79</text:p>
          </table:table-cell>
          <table:table-cell table:style-name="ce6" office:value-type="float" office:value="4603.01" calcext:value-type="float">
            <text:p>4,603.0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54.21" calcext:value-type="float">
            <text:p>2,654.21</text:p>
          </table:table-cell>
          <table:table-cell table:style-name="ce6" office:value-type="float" office:value="6020.99" calcext:value-type="float">
            <text:p>6,020.9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4501" calcext:value-type="float">
            <text:p>0.58</text:p>
          </table:table-cell>
          <table:table-cell table:style-name="ce6" office:value-type="float" office:value="0.433265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5499" calcext:value-type="float">
            <text:p>0.42</text:p>
          </table:table-cell>
          <table:table-cell table:style-name="ce6" office:value-type="float" office:value="0.566735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70108" calcext:value-type="float">
            <text:p>0.57</text:p>
          </table:table-cell>
          <table:table-cell table:style-name="ce6" office:value-type="float" office:value="0.367885" calcext:value-type="float">
            <text:p>0.37</text:p>
          </table:table-cell>
          <table:table-cell table:style-name="ce6" table:number-columns-repeated="2"/>
          <table:table-cell table:style-name="ce4" table:formula="of:=[.A155]/[.$X$2]" office:value-type="float" office:value="0.731500694456065" calcext:value-type="float">
            <text:p>0.73</text:p>
          </table:table-cell>
          <table:table-cell table:style-name="ce4" table:formula="of:=[.K155]" office:value-type="float" office:value="0.584501" calcext:value-type="float">
            <text:p>0.58</text:p>
          </table:table-cell>
          <table:table-cell table:style-name="ce4" table:formula="of:=[.N155]" office:value-type="float" office:value="0.415499" calcext:value-type="float">
            <text:p>0.42</text:p>
          </table:table-cell>
          <table:table-cell table:style-name="ce6" table:number-columns-repeated="2"/>
          <table:table-cell table:style-name="ce6" table:formula="of:=[.V155]" office:value-type="float" office:value="0.584501" calcext:value-type="float">
            <text:p>0.58</text:p>
          </table:table-cell>
          <table:table-cell table:style-name="ce6" table:formula="of:=[.Q155]" office:value-type="float" office:value="0.570108" calcext:value-type="float">
            <text:p>0.57</text:p>
          </table:table-cell>
          <table:table-cell table:style-name="ce6"/>
          <table:table-cell table:style-name="ce6" table:formula="of:=[.L155]" office:value-type="float" office:value="0.433265" calcext:value-type="float">
            <text:p>0.43</text:p>
          </table:table-cell>
          <table:table-cell table:style-name="ce6" table:formula="of:=[.R155]" office:value-type="float" office:value="0.367885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881.232" calcext:value-type="float">
            <text:p>881.2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44.54" calcext:value-type="float">
            <text:p>3,744.54</text:p>
          </table:table-cell>
          <table:table-cell table:style-name="ce6" office:value-type="float" office:value="4592.27" calcext:value-type="float">
            <text:p>4,592.2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43.46" calcext:value-type="float">
            <text:p>2,643.46</text:p>
          </table:table-cell>
          <table:table-cell table:style-name="ce6" office:value-type="float" office:value="6031.73" calcext:value-type="float">
            <text:p>6,031.7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6183" calcext:value-type="float">
            <text:p>0.59</text:p>
          </table:table-cell>
          <table:table-cell table:style-name="ce6" office:value-type="float" office:value="0.432254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3817" calcext:value-type="float">
            <text:p>0.41</text:p>
          </table:table-cell>
          <table:table-cell table:style-name="ce6" office:value-type="float" office:value="0.567746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5455" calcext:value-type="float">
            <text:p>0.55</text:p>
          </table:table-cell>
          <table:table-cell table:style-name="ce6" office:value-type="float" office:value="0.370154" calcext:value-type="float">
            <text:p>0.37</text:p>
          </table:table-cell>
          <table:table-cell table:style-name="ce6" table:number-columns-repeated="2"/>
          <table:table-cell table:style-name="ce4" table:formula="of:=[.A156]/[.$X$2]" office:value-type="float" office:value="0.737321574992888" calcext:value-type="float">
            <text:p>0.74</text:p>
          </table:table-cell>
          <table:table-cell table:style-name="ce4" table:formula="of:=[.K156]" office:value-type="float" office:value="0.586183" calcext:value-type="float">
            <text:p>0.59</text:p>
          </table:table-cell>
          <table:table-cell table:style-name="ce4" table:formula="of:=[.N156]" office:value-type="float" office:value="0.413817" calcext:value-type="float">
            <text:p>0.41</text:p>
          </table:table-cell>
          <table:table-cell table:style-name="ce6" table:number-columns-repeated="2"/>
          <table:table-cell table:style-name="ce6" table:formula="of:=[.V156]" office:value-type="float" office:value="0.586183" calcext:value-type="float">
            <text:p>0.59</text:p>
          </table:table-cell>
          <table:table-cell table:style-name="ce6" table:formula="of:=[.Q156]" office:value-type="float" office:value="0.545455" calcext:value-type="float">
            <text:p>0.55</text:p>
          </table:table-cell>
          <table:table-cell table:style-name="ce6"/>
          <table:table-cell table:style-name="ce6" table:formula="of:=[.L156]" office:value-type="float" office:value="0.432254" calcext:value-type="float">
            <text:p>0.43</text:p>
          </table:table-cell>
          <table:table-cell table:style-name="ce6" table:formula="of:=[.R156]" office:value-type="float" office:value="0.37015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887.717" calcext:value-type="float">
            <text:p>887.7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73.8" calcext:value-type="float">
            <text:p>3,773.80</text:p>
          </table:table-cell>
          <table:table-cell table:style-name="ce6" office:value-type="float" office:value="4563" calcext:value-type="float">
            <text:p>4,563.0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14.2" calcext:value-type="float">
            <text:p>2,614.20</text:p>
          </table:table-cell>
          <table:table-cell table:style-name="ce6" office:value-type="float" office:value="6061" calcext:value-type="float">
            <text:p>6,061.0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0764" calcext:value-type="float">
            <text:p>0.59</text:p>
          </table:table-cell>
          <table:table-cell table:style-name="ce6" office:value-type="float" office:value="0.4295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9236" calcext:value-type="float">
            <text:p>0.41</text:p>
          </table:table-cell>
          <table:table-cell table:style-name="ce6" office:value-type="float" office:value="0.5705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8843" calcext:value-type="float">
            <text:p>0.54</text:p>
          </table:table-cell>
          <table:table-cell table:style-name="ce6" office:value-type="float" office:value="0.369099" calcext:value-type="float">
            <text:p>0.37</text:p>
          </table:table-cell>
          <table:table-cell table:style-name="ce6" table:number-columns-repeated="2"/>
          <table:table-cell table:style-name="ce4" table:formula="of:=[.A157]/[.$X$2]" office:value-type="float" office:value="0.74274753593601" calcext:value-type="float">
            <text:p>0.74</text:p>
          </table:table-cell>
          <table:table-cell table:style-name="ce4" table:formula="of:=[.K157]" office:value-type="float" office:value="0.590764" calcext:value-type="float">
            <text:p>0.59</text:p>
          </table:table-cell>
          <table:table-cell table:style-name="ce4" table:formula="of:=[.N157]" office:value-type="float" office:value="0.409236" calcext:value-type="float">
            <text:p>0.41</text:p>
          </table:table-cell>
          <table:table-cell table:style-name="ce6" table:number-columns-repeated="2"/>
          <table:table-cell table:style-name="ce6" table:formula="of:=[.V157]" office:value-type="float" office:value="0.590764" calcext:value-type="float">
            <text:p>0.59</text:p>
          </table:table-cell>
          <table:table-cell table:style-name="ce6" table:formula="of:=[.Q157]" office:value-type="float" office:value="0.538843" calcext:value-type="float">
            <text:p>0.54</text:p>
          </table:table-cell>
          <table:table-cell table:style-name="ce6"/>
          <table:table-cell table:style-name="ce6" table:formula="of:=[.L157]" office:value-type="float" office:value="0.4295" calcext:value-type="float">
            <text:p>0.43</text:p>
          </table:table-cell>
          <table:table-cell table:style-name="ce6" table:formula="of:=[.R157]" office:value-type="float" office:value="0.369099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894.882" calcext:value-type="float">
            <text:p>894.8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72.14" calcext:value-type="float">
            <text:p>3,772.14</text:p>
          </table:table-cell>
          <table:table-cell table:style-name="ce6" office:value-type="float" office:value="4564.66" calcext:value-type="float">
            <text:p>4,564.6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15.86" calcext:value-type="float">
            <text:p>2,615.86</text:p>
          </table:table-cell>
          <table:table-cell table:style-name="ce6" office:value-type="float" office:value="6059.34" calcext:value-type="float">
            <text:p>6,059.3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0504" calcext:value-type="float">
            <text:p>0.59</text:p>
          </table:table-cell>
          <table:table-cell table:style-name="ce6" office:value-type="float" office:value="0.429656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9496" calcext:value-type="float">
            <text:p>0.41</text:p>
          </table:table-cell>
          <table:table-cell table:style-name="ce6" office:value-type="float" office:value="0.570344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3077" calcext:value-type="float">
            <text:p>0.52</text:p>
          </table:table-cell>
          <table:table-cell table:style-name="ce6" office:value-type="float" office:value="0.372732" calcext:value-type="float">
            <text:p>0.37</text:p>
          </table:table-cell>
          <table:table-cell table:style-name="ce6" table:number-columns-repeated="2"/>
          <table:table-cell table:style-name="ce4" table:formula="of:=[.A158]/[.$X$2]" office:value-type="float" office:value="0.748742448836159" calcext:value-type="float">
            <text:p>0.75</text:p>
          </table:table-cell>
          <table:table-cell table:style-name="ce4" table:formula="of:=[.K158]" office:value-type="float" office:value="0.590504" calcext:value-type="float">
            <text:p>0.59</text:p>
          </table:table-cell>
          <table:table-cell table:style-name="ce4" table:formula="of:=[.N158]" office:value-type="float" office:value="0.409496" calcext:value-type="float">
            <text:p>0.41</text:p>
          </table:table-cell>
          <table:table-cell table:style-name="ce6" table:number-columns-repeated="2"/>
          <table:table-cell table:style-name="ce6" table:formula="of:=[.V158]" office:value-type="float" office:value="0.590504" calcext:value-type="float">
            <text:p>0.59</text:p>
          </table:table-cell>
          <table:table-cell table:style-name="ce6" table:formula="of:=[.Q158]" office:value-type="float" office:value="0.523077" calcext:value-type="float">
            <text:p>0.52</text:p>
          </table:table-cell>
          <table:table-cell table:style-name="ce6"/>
          <table:table-cell table:style-name="ce6" table:formula="of:=[.L158]" office:value-type="float" office:value="0.429656" calcext:value-type="float">
            <text:p>0.43</text:p>
          </table:table-cell>
          <table:table-cell table:style-name="ce6" table:formula="of:=[.R158]" office:value-type="float" office:value="0.37273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902.837" calcext:value-type="float">
            <text:p>902.8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56.25" calcext:value-type="float">
            <text:p>3,756.25</text:p>
          </table:table-cell>
          <table:table-cell table:style-name="ce6" office:value-type="float" office:value="4580.55" calcext:value-type="float">
            <text:p>4,580.5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31.75" calcext:value-type="float">
            <text:p>2,631.75</text:p>
          </table:table-cell>
          <table:table-cell table:style-name="ce6" office:value-type="float" office:value="6043.45" calcext:value-type="float">
            <text:p>6,043.4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8017" calcext:value-type="float">
            <text:p>0.59</text:p>
          </table:table-cell>
          <table:table-cell table:style-name="ce6" office:value-type="float" office:value="0.431151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1983" calcext:value-type="float">
            <text:p>0.41</text:p>
          </table:table-cell>
          <table:table-cell table:style-name="ce6" office:value-type="float" office:value="0.568849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0845" calcext:value-type="float">
            <text:p>0.54</text:p>
          </table:table-cell>
          <table:table-cell table:style-name="ce6" office:value-type="float" office:value="0.385281" calcext:value-type="float">
            <text:p>0.39</text:p>
          </table:table-cell>
          <table:table-cell table:style-name="ce6" table:number-columns-repeated="2"/>
          <table:table-cell table:style-name="ce4" table:formula="of:=[.A159]/[.$X$2]" office:value-type="float" office:value="0.755398350039325" calcext:value-type="float">
            <text:p>0.76</text:p>
          </table:table-cell>
          <table:table-cell table:style-name="ce4" table:formula="of:=[.K159]" office:value-type="float" office:value="0.588017" calcext:value-type="float">
            <text:p>0.59</text:p>
          </table:table-cell>
          <table:table-cell table:style-name="ce4" table:formula="of:=[.N159]" office:value-type="float" office:value="0.411983" calcext:value-type="float">
            <text:p>0.41</text:p>
          </table:table-cell>
          <table:table-cell table:style-name="ce6" table:number-columns-repeated="2"/>
          <table:table-cell table:style-name="ce6" table:formula="of:=[.V159]" office:value-type="float" office:value="0.588017" calcext:value-type="float">
            <text:p>0.59</text:p>
          </table:table-cell>
          <table:table-cell table:style-name="ce6" table:formula="of:=[.Q159]" office:value-type="float" office:value="0.540845" calcext:value-type="float">
            <text:p>0.54</text:p>
          </table:table-cell>
          <table:table-cell table:style-name="ce6"/>
          <table:table-cell table:style-name="ce6" table:formula="of:=[.L159]" office:value-type="float" office:value="0.431151" calcext:value-type="float">
            <text:p>0.43</text:p>
          </table:table-cell>
          <table:table-cell table:style-name="ce6" table:formula="of:=[.R159]" office:value-type="float" office:value="0.385281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09.629" calcext:value-type="float">
            <text:p>909.6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53.51" calcext:value-type="float">
            <text:p>3,753.51</text:p>
          </table:table-cell>
          <table:table-cell table:style-name="ce6" office:value-type="float" office:value="4583.3" calcext:value-type="float">
            <text:p>4,583.3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34.49" calcext:value-type="float">
            <text:p>2,634.49</text:p>
          </table:table-cell>
          <table:table-cell table:style-name="ce6" office:value-type="float" office:value="6040.7" calcext:value-type="float">
            <text:p>6,040.7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7587" calcext:value-type="float">
            <text:p>0.59</text:p>
          </table:table-cell>
          <table:table-cell table:style-name="ce6" office:value-type="float" office:value="0.43141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2413" calcext:value-type="float">
            <text:p>0.41</text:p>
          </table:table-cell>
          <table:table-cell table:style-name="ce6" office:value-type="float" office:value="0.56859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2125" calcext:value-type="float">
            <text:p>0.54</text:p>
          </table:table-cell>
          <table:table-cell table:style-name="ce6" office:value-type="float" office:value="0.386611" calcext:value-type="float">
            <text:p>0.39</text:p>
          </table:table-cell>
          <table:table-cell table:style-name="ce6" table:number-columns-repeated="2"/>
          <table:table-cell table:style-name="ce4" table:formula="of:=[.A160]/[.$X$2]" office:value-type="float" office:value="0.761081176057163" calcext:value-type="float">
            <text:p>0.76</text:p>
          </table:table-cell>
          <table:table-cell table:style-name="ce4" table:formula="of:=[.K160]" office:value-type="float" office:value="0.587587" calcext:value-type="float">
            <text:p>0.59</text:p>
          </table:table-cell>
          <table:table-cell table:style-name="ce4" table:formula="of:=[.N160]" office:value-type="float" office:value="0.412413" calcext:value-type="float">
            <text:p>0.41</text:p>
          </table:table-cell>
          <table:table-cell table:style-name="ce6" table:number-columns-repeated="2"/>
          <table:table-cell table:style-name="ce6" table:formula="of:=[.V160]" office:value-type="float" office:value="0.587587" calcext:value-type="float">
            <text:p>0.59</text:p>
          </table:table-cell>
          <table:table-cell table:style-name="ce6" table:formula="of:=[.Q160]" office:value-type="float" office:value="0.542125" calcext:value-type="float">
            <text:p>0.54</text:p>
          </table:table-cell>
          <table:table-cell table:style-name="ce6"/>
          <table:table-cell table:style-name="ce6" table:formula="of:=[.L160]" office:value-type="float" office:value="0.43141" calcext:value-type="float">
            <text:p>0.43</text:p>
          </table:table-cell>
          <table:table-cell table:style-name="ce6" table:formula="of:=[.R160]" office:value-type="float" office:value="0.386611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16.017" calcext:value-type="float">
            <text:p>916.0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58.63" calcext:value-type="float">
            <text:p>3,758.63</text:p>
          </table:table-cell>
          <table:table-cell table:style-name="ce6" office:value-type="float" office:value="4578.17" calcext:value-type="float">
            <text:p>4,578.1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29.37" calcext:value-type="float">
            <text:p>2,629.37</text:p>
          </table:table-cell>
          <table:table-cell table:style-name="ce6" office:value-type="float" office:value="6045.83" calcext:value-type="float">
            <text:p>6,045.8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839" calcext:value-type="float">
            <text:p>0.59</text:p>
          </table:table-cell>
          <table:table-cell table:style-name="ce6" office:value-type="float" office:value="0.430927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161" calcext:value-type="float">
            <text:p>0.41</text:p>
          </table:table-cell>
          <table:table-cell table:style-name="ce6" office:value-type="float" office:value="0.569073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748" calcext:value-type="float">
            <text:p>0.56</text:p>
          </table:table-cell>
          <table:table-cell table:style-name="ce6" office:value-type="float" office:value="0.369716" calcext:value-type="float">
            <text:p>0.37</text:p>
          </table:table-cell>
          <table:table-cell table:style-name="ce6" table:number-columns-repeated="2"/>
          <table:table-cell table:style-name="ce4" table:formula="of:=[.A161]/[.$X$2]" office:value-type="float" office:value="0.766425977677003" calcext:value-type="float">
            <text:p>0.77</text:p>
          </table:table-cell>
          <table:table-cell table:style-name="ce4" table:formula="of:=[.K161]" office:value-type="float" office:value="0.58839" calcext:value-type="float">
            <text:p>0.59</text:p>
          </table:table-cell>
          <table:table-cell table:style-name="ce4" table:formula="of:=[.N161]" office:value-type="float" office:value="0.41161" calcext:value-type="float">
            <text:p>0.41</text:p>
          </table:table-cell>
          <table:table-cell table:style-name="ce6" table:number-columns-repeated="2"/>
          <table:table-cell table:style-name="ce6" table:formula="of:=[.V161]" office:value-type="float" office:value="0.58839" calcext:value-type="float">
            <text:p>0.59</text:p>
          </table:table-cell>
          <table:table-cell table:style-name="ce6" table:formula="of:=[.Q161]" office:value-type="float" office:value="0.55748" calcext:value-type="float">
            <text:p>0.56</text:p>
          </table:table-cell>
          <table:table-cell table:style-name="ce6"/>
          <table:table-cell table:style-name="ce6" table:formula="of:=[.L161]" office:value-type="float" office:value="0.430927" calcext:value-type="float">
            <text:p>0.43</text:p>
          </table:table-cell>
          <table:table-cell table:style-name="ce6" table:formula="of:=[.R161]" office:value-type="float" office:value="0.369716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922.842" calcext:value-type="float">
            <text:p>922.8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52.75" calcext:value-type="float">
            <text:p>3,752.75</text:p>
          </table:table-cell>
          <table:table-cell table:style-name="ce6" office:value-type="float" office:value="4584.05" calcext:value-type="float">
            <text:p>4,584.0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35.25" calcext:value-type="float">
            <text:p>2,635.25</text:p>
          </table:table-cell>
          <table:table-cell table:style-name="ce6" office:value-type="float" office:value="6039.95" calcext:value-type="float">
            <text:p>6,039.9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87469" calcext:value-type="float">
            <text:p>0.59</text:p>
          </table:table-cell>
          <table:table-cell table:style-name="ce6" office:value-type="float" office:value="0.43148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12531" calcext:value-type="float">
            <text:p>0.41</text:p>
          </table:table-cell>
          <table:table-cell table:style-name="ce6" office:value-type="float" office:value="0.56852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7252" calcext:value-type="float">
            <text:p>0.56</text:p>
          </table:table-cell>
          <table:table-cell table:style-name="ce6" office:value-type="float" office:value="0.381089" calcext:value-type="float">
            <text:p>0.38</text:p>
          </table:table-cell>
          <table:table-cell table:style-name="ce6" table:number-columns-repeated="2"/>
          <table:table-cell table:style-name="ce4" table:formula="of:=[.A162]/[.$X$2]" office:value-type="float" office:value="0.772136414598638" calcext:value-type="float">
            <text:p>0.77</text:p>
          </table:table-cell>
          <table:table-cell table:style-name="ce4" table:formula="of:=[.K162]" office:value-type="float" office:value="0.587469" calcext:value-type="float">
            <text:p>0.59</text:p>
          </table:table-cell>
          <table:table-cell table:style-name="ce4" table:formula="of:=[.N162]" office:value-type="float" office:value="0.412531" calcext:value-type="float">
            <text:p>0.41</text:p>
          </table:table-cell>
          <table:table-cell table:style-name="ce6" table:number-columns-repeated="2"/>
          <table:table-cell table:style-name="ce6" table:formula="of:=[.V162]" office:value-type="float" office:value="0.587469" calcext:value-type="float">
            <text:p>0.59</text:p>
          </table:table-cell>
          <table:table-cell table:style-name="ce6" table:formula="of:=[.Q162]" office:value-type="float" office:value="0.557252" calcext:value-type="float">
            <text:p>0.56</text:p>
          </table:table-cell>
          <table:table-cell table:style-name="ce6"/>
          <table:table-cell table:style-name="ce6" table:formula="of:=[.L162]" office:value-type="float" office:value="0.43148" calcext:value-type="float">
            <text:p>0.43</text:p>
          </table:table-cell>
          <table:table-cell table:style-name="ce6" table:formula="of:=[.R162]" office:value-type="float" office:value="0.38108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29.622" calcext:value-type="float">
            <text:p>929.62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2.49" calcext:value-type="float">
            <text:p>3,792.49</text:p>
          </table:table-cell>
          <table:table-cell table:style-name="ce6" office:value-type="float" office:value="4544.31" calcext:value-type="float">
            <text:p>4,544.3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95.51" calcext:value-type="float">
            <text:p>2,595.51</text:p>
          </table:table-cell>
          <table:table-cell table:style-name="ce6" office:value-type="float" office:value="6079.69" calcext:value-type="float">
            <text:p>6,079.6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369" calcext:value-type="float">
            <text:p>0.59</text:p>
          </table:table-cell>
          <table:table-cell table:style-name="ce6" office:value-type="float" office:value="0.42774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631" calcext:value-type="float">
            <text:p>0.41</text:p>
          </table:table-cell>
          <table:table-cell table:style-name="ce6" office:value-type="float" office:value="0.57226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0544" calcext:value-type="float">
            <text:p>0.55</text:p>
          </table:table-cell>
          <table:table-cell table:style-name="ce6" office:value-type="float" office:value="0.377082" calcext:value-type="float">
            <text:p>0.38</text:p>
          </table:table-cell>
          <table:table-cell table:style-name="ce6" table:number-columns-repeated="2"/>
          <table:table-cell table:style-name="ce4" table:formula="of:=[.A163]/[.$X$2]" office:value-type="float" office:value="0.777809200287823" calcext:value-type="float">
            <text:p>0.78</text:p>
          </table:table-cell>
          <table:table-cell table:style-name="ce4" table:formula="of:=[.K163]" office:value-type="float" office:value="0.59369" calcext:value-type="float">
            <text:p>0.59</text:p>
          </table:table-cell>
          <table:table-cell table:style-name="ce4" table:formula="of:=[.N163]" office:value-type="float" office:value="0.40631" calcext:value-type="float">
            <text:p>0.41</text:p>
          </table:table-cell>
          <table:table-cell table:style-name="ce6" table:number-columns-repeated="2"/>
          <table:table-cell table:style-name="ce6" table:formula="of:=[.V163]" office:value-type="float" office:value="0.59369" calcext:value-type="float">
            <text:p>0.59</text:p>
          </table:table-cell>
          <table:table-cell table:style-name="ce6" table:formula="of:=[.Q163]" office:value-type="float" office:value="0.550544" calcext:value-type="float">
            <text:p>0.55</text:p>
          </table:table-cell>
          <table:table-cell table:style-name="ce6"/>
          <table:table-cell table:style-name="ce6" table:formula="of:=[.L163]" office:value-type="float" office:value="0.42774" calcext:value-type="float">
            <text:p>0.43</text:p>
          </table:table-cell>
          <table:table-cell table:style-name="ce6" table:formula="of:=[.R163]" office:value-type="float" office:value="0.37708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35.995" calcext:value-type="float">
            <text:p>936.0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9.93" calcext:value-type="float">
            <text:p>3,799.93</text:p>
          </table:table-cell>
          <table:table-cell table:style-name="ce6" office:value-type="float" office:value="4536.87" calcext:value-type="float">
            <text:p>4,536.8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88.07" calcext:value-type="float">
            <text:p>2,588.07</text:p>
          </table:table-cell>
          <table:table-cell table:style-name="ce6" office:value-type="float" office:value="6087.13" calcext:value-type="float">
            <text:p>6,087.1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4854" calcext:value-type="float">
            <text:p>0.59</text:p>
          </table:table-cell>
          <table:table-cell table:style-name="ce6" office:value-type="float" office:value="0.42704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5146" calcext:value-type="float">
            <text:p>0.41</text:p>
          </table:table-cell>
          <table:table-cell table:style-name="ce6" office:value-type="float" office:value="0.57296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3834" calcext:value-type="float">
            <text:p>0.51</text:p>
          </table:table-cell>
          <table:table-cell table:style-name="ce6" office:value-type="float" office:value="0.386939" calcext:value-type="float">
            <text:p>0.39</text:p>
          </table:table-cell>
          <table:table-cell table:style-name="ce6" table:number-columns-repeated="2"/>
          <table:table-cell table:style-name="ce4" table:formula="of:=[.A164]/[.$X$2]" office:value-type="float" office:value="0.783141451496846" calcext:value-type="float">
            <text:p>0.78</text:p>
          </table:table-cell>
          <table:table-cell table:style-name="ce4" table:formula="of:=[.K164]" office:value-type="float" office:value="0.594854" calcext:value-type="float">
            <text:p>0.59</text:p>
          </table:table-cell>
          <table:table-cell table:style-name="ce4" table:formula="of:=[.N164]" office:value-type="float" office:value="0.405146" calcext:value-type="float">
            <text:p>0.41</text:p>
          </table:table-cell>
          <table:table-cell table:style-name="ce6" table:number-columns-repeated="2"/>
          <table:table-cell table:style-name="ce6" table:formula="of:=[.V164]" office:value-type="float" office:value="0.594854" calcext:value-type="float">
            <text:p>0.59</text:p>
          </table:table-cell>
          <table:table-cell table:style-name="ce6" table:formula="of:=[.Q164]" office:value-type="float" office:value="0.513834" calcext:value-type="float">
            <text:p>0.51</text:p>
          </table:table-cell>
          <table:table-cell table:style-name="ce6"/>
          <table:table-cell table:style-name="ce6" table:formula="of:=[.L164]" office:value-type="float" office:value="0.42704" calcext:value-type="float">
            <text:p>0.43</text:p>
          </table:table-cell>
          <table:table-cell table:style-name="ce6" table:formula="of:=[.R164]" office:value-type="float" office:value="0.386939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43.302" calcext:value-type="float">
            <text:p>943.3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01.93" calcext:value-type="float">
            <text:p>3,801.93</text:p>
          </table:table-cell>
          <table:table-cell table:style-name="ce6" office:value-type="float" office:value="4534.87" calcext:value-type="float">
            <text:p>4,534.8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86.07" calcext:value-type="float">
            <text:p>2,586.07</text:p>
          </table:table-cell>
          <table:table-cell table:style-name="ce6" office:value-type="float" office:value="6089.13" calcext:value-type="float">
            <text:p>6,089.1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5168" calcext:value-type="float">
            <text:p>0.60</text:p>
          </table:table-cell>
          <table:table-cell table:style-name="ce6" office:value-type="float" office:value="0.426852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4832" calcext:value-type="float">
            <text:p>0.40</text:p>
          </table:table-cell>
          <table:table-cell table:style-name="ce6" office:value-type="float" office:value="0.573148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6275" calcext:value-type="float">
            <text:p>0.55</text:p>
          </table:table-cell>
          <table:table-cell table:style-name="ce6" office:value-type="float" office:value="0.383518" calcext:value-type="float">
            <text:p>0.38</text:p>
          </table:table-cell>
          <table:table-cell table:style-name="ce6" table:number-columns-repeated="2"/>
          <table:table-cell table:style-name="ce4" table:formula="of:=[.A165]/[.$X$2]" office:value-type="float" office:value="0.789255174952727" calcext:value-type="float">
            <text:p>0.79</text:p>
          </table:table-cell>
          <table:table-cell table:style-name="ce4" table:formula="of:=[.K165]" office:value-type="float" office:value="0.595168" calcext:value-type="float">
            <text:p>0.60</text:p>
          </table:table-cell>
          <table:table-cell table:style-name="ce4" table:formula="of:=[.N165]" office:value-type="float" office:value="0.404832" calcext:value-type="float">
            <text:p>0.40</text:p>
          </table:table-cell>
          <table:table-cell table:style-name="ce6" table:number-columns-repeated="2"/>
          <table:table-cell table:style-name="ce6" table:formula="of:=[.V165]" office:value-type="float" office:value="0.595168" calcext:value-type="float">
            <text:p>0.60</text:p>
          </table:table-cell>
          <table:table-cell table:style-name="ce6" table:formula="of:=[.Q165]" office:value-type="float" office:value="0.546275" calcext:value-type="float">
            <text:p>0.55</text:p>
          </table:table-cell>
          <table:table-cell table:style-name="ce6"/>
          <table:table-cell table:style-name="ce6" table:formula="of:=[.L165]" office:value-type="float" office:value="0.426852" calcext:value-type="float">
            <text:p>0.43</text:p>
          </table:table-cell>
          <table:table-cell table:style-name="ce6" table:formula="of:=[.R165]" office:value-type="float" office:value="0.38351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51.062" calcext:value-type="float">
            <text:p>951.0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09.02" calcext:value-type="float">
            <text:p>3,809.02</text:p>
          </table:table-cell>
          <table:table-cell table:style-name="ce6" office:value-type="float" office:value="4527.78" calcext:value-type="float">
            <text:p>4,527.7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78.98" calcext:value-type="float">
            <text:p>2,578.98</text:p>
          </table:table-cell>
          <table:table-cell table:style-name="ce6" office:value-type="float" office:value="6096.22" calcext:value-type="float">
            <text:p>6,096.2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6277" calcext:value-type="float">
            <text:p>0.60</text:p>
          </table:table-cell>
          <table:table-cell table:style-name="ce6" office:value-type="float" office:value="0.426185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3723" calcext:value-type="float">
            <text:p>0.40</text:p>
          </table:table-cell>
          <table:table-cell table:style-name="ce6" office:value-type="float" office:value="0.573815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7423" calcext:value-type="float">
            <text:p>0.54</text:p>
          </table:table-cell>
          <table:table-cell table:style-name="ce6" office:value-type="float" office:value="0.380165" calcext:value-type="float">
            <text:p>0.38</text:p>
          </table:table-cell>
          <table:table-cell table:style-name="ce6" table:number-columns-repeated="2"/>
          <table:table-cell table:style-name="ce4" table:formula="of:=[.A166]/[.$X$2]" office:value-type="float" office:value="0.795747920815275" calcext:value-type="float">
            <text:p>0.80</text:p>
          </table:table-cell>
          <table:table-cell table:style-name="ce4" table:formula="of:=[.K166]" office:value-type="float" office:value="0.596277" calcext:value-type="float">
            <text:p>0.60</text:p>
          </table:table-cell>
          <table:table-cell table:style-name="ce4" table:formula="of:=[.N166]" office:value-type="float" office:value="0.403723" calcext:value-type="float">
            <text:p>0.40</text:p>
          </table:table-cell>
          <table:table-cell table:style-name="ce6" table:number-columns-repeated="2"/>
          <table:table-cell table:style-name="ce6" table:formula="of:=[.V166]" office:value-type="float" office:value="0.596277" calcext:value-type="float">
            <text:p>0.60</text:p>
          </table:table-cell>
          <table:table-cell table:style-name="ce6" table:formula="of:=[.Q166]" office:value-type="float" office:value="0.537423" calcext:value-type="float">
            <text:p>0.54</text:p>
          </table:table-cell>
          <table:table-cell table:style-name="ce6"/>
          <table:table-cell table:style-name="ce6" table:formula="of:=[.L166]" office:value-type="float" office:value="0.426185" calcext:value-type="float">
            <text:p>0.43</text:p>
          </table:table-cell>
          <table:table-cell table:style-name="ce6" table:formula="of:=[.R166]" office:value-type="float" office:value="0.38016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58.445" calcext:value-type="float">
            <text:p>958.4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16.47" calcext:value-type="float">
            <text:p>3,816.47</text:p>
          </table:table-cell>
          <table:table-cell table:style-name="ce6" office:value-type="float" office:value="4520.33" calcext:value-type="float">
            <text:p>4,520.33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71.53" calcext:value-type="float">
            <text:p>2,571.53</text:p>
          </table:table-cell>
          <table:table-cell table:style-name="ce6" office:value-type="float" office:value="6103.67" calcext:value-type="float">
            <text:p>6,103.67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7443" calcext:value-type="float">
            <text:p>0.60</text:p>
          </table:table-cell>
          <table:table-cell table:style-name="ce6" office:value-type="float" office:value="0.425483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2557" calcext:value-type="float">
            <text:p>0.40</text:p>
          </table:table-cell>
          <table:table-cell table:style-name="ce6" office:value-type="float" office:value="0.574517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7576" calcext:value-type="float">
            <text:p>0.56</text:p>
          </table:table-cell>
          <table:table-cell table:style-name="ce6" office:value-type="float" office:value="0.378866" calcext:value-type="float">
            <text:p>0.38</text:p>
          </table:table-cell>
          <table:table-cell table:style-name="ce6" table:number-columns-repeated="2"/>
          <table:table-cell table:style-name="ce4" table:formula="of:=[.A167]/[.$X$2]" office:value-type="float" office:value="0.801925233019294" calcext:value-type="float">
            <text:p>0.80</text:p>
          </table:table-cell>
          <table:table-cell table:style-name="ce4" table:formula="of:=[.K167]" office:value-type="float" office:value="0.597443" calcext:value-type="float">
            <text:p>0.60</text:p>
          </table:table-cell>
          <table:table-cell table:style-name="ce4" table:formula="of:=[.N167]" office:value-type="float" office:value="0.402557" calcext:value-type="float">
            <text:p>0.40</text:p>
          </table:table-cell>
          <table:table-cell table:style-name="ce6" table:number-columns-repeated="2"/>
          <table:table-cell table:style-name="ce6" table:formula="of:=[.V167]" office:value-type="float" office:value="0.597443" calcext:value-type="float">
            <text:p>0.60</text:p>
          </table:table-cell>
          <table:table-cell table:style-name="ce6" table:formula="of:=[.Q167]" office:value-type="float" office:value="0.557576" calcext:value-type="float">
            <text:p>0.56</text:p>
          </table:table-cell>
          <table:table-cell table:style-name="ce6"/>
          <table:table-cell table:style-name="ce6" table:formula="of:=[.L167]" office:value-type="float" office:value="0.425483" calcext:value-type="float">
            <text:p>0.43</text:p>
          </table:table-cell>
          <table:table-cell table:style-name="ce6" table:formula="of:=[.R167]" office:value-type="float" office:value="0.378866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64.91" calcext:value-type="float">
            <text:p>964.9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10.17" calcext:value-type="float">
            <text:p>3,810.17</text:p>
          </table:table-cell>
          <table:table-cell table:style-name="ce6" office:value-type="float" office:value="4526.63" calcext:value-type="float">
            <text:p>4,526.63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77.83" calcext:value-type="float">
            <text:p>2,577.83</text:p>
          </table:table-cell>
          <table:table-cell table:style-name="ce6" office:value-type="float" office:value="6097.37" calcext:value-type="float">
            <text:p>6,097.37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6457" calcext:value-type="float">
            <text:p>0.60</text:p>
          </table:table-cell>
          <table:table-cell table:style-name="ce6" office:value-type="float" office:value="0.426076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3543" calcext:value-type="float">
            <text:p>0.40</text:p>
          </table:table-cell>
          <table:table-cell table:style-name="ce6" office:value-type="float" office:value="0.573924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6741" calcext:value-type="float">
            <text:p>0.54</text:p>
          </table:table-cell>
          <table:table-cell table:style-name="ce6" office:value-type="float" office:value="0.394794" calcext:value-type="float">
            <text:p>0.39</text:p>
          </table:table-cell>
          <table:table-cell table:style-name="ce6" table:number-columns-repeated="2"/>
          <table:table-cell table:style-name="ce4" table:formula="of:=[.A168]/[.$X$2]" office:value-type="float" office:value="0.807334460081327" calcext:value-type="float">
            <text:p>0.81</text:p>
          </table:table-cell>
          <table:table-cell table:style-name="ce4" table:formula="of:=[.K168]" office:value-type="float" office:value="0.596457" calcext:value-type="float">
            <text:p>0.60</text:p>
          </table:table-cell>
          <table:table-cell table:style-name="ce4" table:formula="of:=[.N168]" office:value-type="float" office:value="0.403543" calcext:value-type="float">
            <text:p>0.40</text:p>
          </table:table-cell>
          <table:table-cell table:style-name="ce6" table:number-columns-repeated="2"/>
          <table:table-cell table:style-name="ce6" table:formula="of:=[.V168]" office:value-type="float" office:value="0.596457" calcext:value-type="float">
            <text:p>0.60</text:p>
          </table:table-cell>
          <table:table-cell table:style-name="ce6" table:formula="of:=[.Q168]" office:value-type="float" office:value="0.536741" calcext:value-type="float">
            <text:p>0.54</text:p>
          </table:table-cell>
          <table:table-cell table:style-name="ce6"/>
          <table:table-cell table:style-name="ce6" table:formula="of:=[.L168]" office:value-type="float" office:value="0.426076" calcext:value-type="float">
            <text:p>0.43</text:p>
          </table:table-cell>
          <table:table-cell table:style-name="ce6" table:formula="of:=[.R168]" office:value-type="float" office:value="0.39479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70.889" calcext:value-type="float">
            <text:p>970.8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18.35" calcext:value-type="float">
            <text:p>3,818.35</text:p>
          </table:table-cell>
          <table:table-cell table:style-name="ce6" office:value-type="float" office:value="4518.45" calcext:value-type="float">
            <text:p>4,518.4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69.65" calcext:value-type="float">
            <text:p>2,569.65</text:p>
          </table:table-cell>
          <table:table-cell table:style-name="ce6" office:value-type="float" office:value="6105.55" calcext:value-type="float">
            <text:p>6,105.5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7738" calcext:value-type="float">
            <text:p>0.60</text:p>
          </table:table-cell>
          <table:table-cell table:style-name="ce6" office:value-type="float" office:value="0.425306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2262" calcext:value-type="float">
            <text:p>0.40</text:p>
          </table:table-cell>
          <table:table-cell table:style-name="ce6" office:value-type="float" office:value="0.574694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82278" calcext:value-type="float">
            <text:p>0.58</text:p>
          </table:table-cell>
          <table:table-cell table:style-name="ce6" office:value-type="float" office:value="0.393013" calcext:value-type="float">
            <text:p>0.39</text:p>
          </table:table-cell>
          <table:table-cell table:style-name="ce6" table:number-columns-repeated="2"/>
          <table:table-cell table:style-name="ce4" table:formula="of:=[.A169]/[.$X$2]" office:value-type="float" office:value="0.812337053832896" calcext:value-type="float">
            <text:p>0.81</text:p>
          </table:table-cell>
          <table:table-cell table:style-name="ce4" table:formula="of:=[.K169]" office:value-type="float" office:value="0.597738" calcext:value-type="float">
            <text:p>0.60</text:p>
          </table:table-cell>
          <table:table-cell table:style-name="ce4" table:formula="of:=[.N169]" office:value-type="float" office:value="0.402262" calcext:value-type="float">
            <text:p>0.40</text:p>
          </table:table-cell>
          <table:table-cell table:style-name="ce6" table:number-columns-repeated="2"/>
          <table:table-cell table:style-name="ce6" table:formula="of:=[.V169]" office:value-type="float" office:value="0.597738" calcext:value-type="float">
            <text:p>0.60</text:p>
          </table:table-cell>
          <table:table-cell table:style-name="ce6" table:formula="of:=[.Q169]" office:value-type="float" office:value="0.582278" calcext:value-type="float">
            <text:p>0.58</text:p>
          </table:table-cell>
          <table:table-cell table:style-name="ce6"/>
          <table:table-cell table:style-name="ce6" table:formula="of:=[.L169]" office:value-type="float" office:value="0.425306" calcext:value-type="float">
            <text:p>0.43</text:p>
          </table:table-cell>
          <table:table-cell table:style-name="ce6" table:formula="of:=[.R169]" office:value-type="float" office:value="0.393013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76.951" calcext:value-type="float">
            <text:p>976.9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23.43" calcext:value-type="float">
            <text:p>3,823.43</text:p>
          </table:table-cell>
          <table:table-cell table:style-name="ce6" office:value-type="float" office:value="4513.37" calcext:value-type="float">
            <text:p>4,513.3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64.57" calcext:value-type="float">
            <text:p>2,564.57</text:p>
          </table:table-cell>
          <table:table-cell table:style-name="ce6" office:value-type="float" office:value="6110.63" calcext:value-type="float">
            <text:p>6,110.6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8533" calcext:value-type="float">
            <text:p>0.60</text:p>
          </table:table-cell>
          <table:table-cell table:style-name="ce6" office:value-type="float" office:value="0.42482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1467" calcext:value-type="float">
            <text:p>0.40</text:p>
          </table:table-cell>
          <table:table-cell table:style-name="ce6" office:value-type="float" office:value="0.57517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91382" calcext:value-type="float">
            <text:p>0.59</text:p>
          </table:table-cell>
          <table:table-cell table:style-name="ce6" office:value-type="float" office:value="0.391185" calcext:value-type="float">
            <text:p>0.39</text:p>
          </table:table-cell>
          <table:table-cell table:style-name="ce6" table:number-columns-repeated="2"/>
          <table:table-cell table:style-name="ce4" table:formula="of:=[.A170]/[.$X$2]" office:value-type="float" office:value="0.817409093190984" calcext:value-type="float">
            <text:p>0.82</text:p>
          </table:table-cell>
          <table:table-cell table:style-name="ce4" table:formula="of:=[.K170]" office:value-type="float" office:value="0.598533" calcext:value-type="float">
            <text:p>0.60</text:p>
          </table:table-cell>
          <table:table-cell table:style-name="ce4" table:formula="of:=[.N170]" office:value-type="float" office:value="0.401467" calcext:value-type="float">
            <text:p>0.40</text:p>
          </table:table-cell>
          <table:table-cell table:style-name="ce6" table:number-columns-repeated="2"/>
          <table:table-cell table:style-name="ce6" table:formula="of:=[.V170]" office:value-type="float" office:value="0.598533" calcext:value-type="float">
            <text:p>0.60</text:p>
          </table:table-cell>
          <table:table-cell table:style-name="ce6" table:formula="of:=[.Q170]" office:value-type="float" office:value="0.591382" calcext:value-type="float">
            <text:p>0.59</text:p>
          </table:table-cell>
          <table:table-cell table:style-name="ce6"/>
          <table:table-cell table:style-name="ce6" table:formula="of:=[.L170]" office:value-type="float" office:value="0.424828" calcext:value-type="float">
            <text:p>0.42</text:p>
          </table:table-cell>
          <table:table-cell table:style-name="ce6" table:formula="of:=[.R170]" office:value-type="float" office:value="0.391185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983.408" calcext:value-type="float">
            <text:p>983.4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40.75" calcext:value-type="float">
            <text:p>3,840.75</text:p>
          </table:table-cell>
          <table:table-cell table:style-name="ce6" office:value-type="float" office:value="4496.05" calcext:value-type="float">
            <text:p>4,496.0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47.25" calcext:value-type="float">
            <text:p>2,547.25</text:p>
          </table:table-cell>
          <table:table-cell table:style-name="ce6" office:value-type="float" office:value="6127.95" calcext:value-type="float">
            <text:p>6,127.9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1245" calcext:value-type="float">
            <text:p>0.60</text:p>
          </table:table-cell>
          <table:table-cell table:style-name="ce6" office:value-type="float" office:value="0.423197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8755" calcext:value-type="float">
            <text:p>0.40</text:p>
          </table:table-cell>
          <table:table-cell table:style-name="ce6" office:value-type="float" office:value="0.576803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755" calcext:value-type="float">
            <text:p>0.55</text:p>
          </table:table-cell>
          <table:table-cell table:style-name="ce6" office:value-type="float" office:value="0.383838" calcext:value-type="float">
            <text:p>0.38</text:p>
          </table:table-cell>
          <table:table-cell table:style-name="ce6" table:number-columns-repeated="2"/>
          <table:table-cell table:style-name="ce4" table:formula="of:=[.A171]/[.$X$2]" office:value-type="float" office:value="0.822811626700581" calcext:value-type="float">
            <text:p>0.82</text:p>
          </table:table-cell>
          <table:table-cell table:style-name="ce4" table:formula="of:=[.K171]" office:value-type="float" office:value="0.601245" calcext:value-type="float">
            <text:p>0.60</text:p>
          </table:table-cell>
          <table:table-cell table:style-name="ce4" table:formula="of:=[.N171]" office:value-type="float" office:value="0.398755" calcext:value-type="float">
            <text:p>0.40</text:p>
          </table:table-cell>
          <table:table-cell table:style-name="ce6" table:number-columns-repeated="2"/>
          <table:table-cell table:style-name="ce6" table:formula="of:=[.V171]" office:value-type="float" office:value="0.601245" calcext:value-type="float">
            <text:p>0.60</text:p>
          </table:table-cell>
          <table:table-cell table:style-name="ce6" table:formula="of:=[.Q171]" office:value-type="float" office:value="0.54755" calcext:value-type="float">
            <text:p>0.55</text:p>
          </table:table-cell>
          <table:table-cell table:style-name="ce6"/>
          <table:table-cell table:style-name="ce6" table:formula="of:=[.L171]" office:value-type="float" office:value="0.423197" calcext:value-type="float">
            <text:p>0.42</text:p>
          </table:table-cell>
          <table:table-cell table:style-name="ce6" table:formula="of:=[.R171]" office:value-type="float" office:value="0.38383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991.09" calcext:value-type="float">
            <text:p>991.0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13.44" calcext:value-type="float">
            <text:p>3,813.44</text:p>
          </table:table-cell>
          <table:table-cell table:style-name="ce6" office:value-type="float" office:value="4523.37" calcext:value-type="float">
            <text:p>4,523.3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74.56" calcext:value-type="float">
            <text:p>2,574.56</text:p>
          </table:table-cell>
          <table:table-cell table:style-name="ce6" office:value-type="float" office:value="6100.63" calcext:value-type="float">
            <text:p>6,100.6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6969" calcext:value-type="float">
            <text:p>0.60</text:p>
          </table:table-cell>
          <table:table-cell table:style-name="ce6" office:value-type="float" office:value="0.425769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3031" calcext:value-type="float">
            <text:p>0.40</text:p>
          </table:table-cell>
          <table:table-cell table:style-name="ce6" office:value-type="float" office:value="0.574231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7262" calcext:value-type="float">
            <text:p>0.54</text:p>
          </table:table-cell>
          <table:table-cell table:style-name="ce6" office:value-type="float" office:value="0.372024" calcext:value-type="float">
            <text:p>0.37</text:p>
          </table:table-cell>
          <table:table-cell table:style-name="ce6" table:number-columns-repeated="2"/>
          <table:table-cell table:style-name="ce4" table:formula="of:=[.A172]/[.$X$2]" office:value-type="float" office:value="0.829239110426881" calcext:value-type="float">
            <text:p>0.83</text:p>
          </table:table-cell>
          <table:table-cell table:style-name="ce4" table:formula="of:=[.K172]" office:value-type="float" office:value="0.596969" calcext:value-type="float">
            <text:p>0.60</text:p>
          </table:table-cell>
          <table:table-cell table:style-name="ce4" table:formula="of:=[.N172]" office:value-type="float" office:value="0.403031" calcext:value-type="float">
            <text:p>0.40</text:p>
          </table:table-cell>
          <table:table-cell table:style-name="ce6" table:number-columns-repeated="2"/>
          <table:table-cell table:style-name="ce6" table:formula="of:=[.V172]" office:value-type="float" office:value="0.596969" calcext:value-type="float">
            <text:p>0.60</text:p>
          </table:table-cell>
          <table:table-cell table:style-name="ce6" table:formula="of:=[.Q172]" office:value-type="float" office:value="0.537262" calcext:value-type="float">
            <text:p>0.54</text:p>
          </table:table-cell>
          <table:table-cell table:style-name="ce6"/>
          <table:table-cell table:style-name="ce6" table:formula="of:=[.L172]" office:value-type="float" office:value="0.425769" calcext:value-type="float">
            <text:p>0.43</text:p>
          </table:table-cell>
          <table:table-cell table:style-name="ce6" table:formula="of:=[.R172]" office:value-type="float" office:value="0.37202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998.432" calcext:value-type="float">
            <text:p>998.4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1.51" calcext:value-type="float">
            <text:p>3,791.51</text:p>
          </table:table-cell>
          <table:table-cell table:style-name="ce6" office:value-type="float" office:value="4545.3" calcext:value-type="float">
            <text:p>4,545.3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96.49" calcext:value-type="float">
            <text:p>2,596.49</text:p>
          </table:table-cell>
          <table:table-cell table:style-name="ce6" office:value-type="float" office:value="6078.7" calcext:value-type="float">
            <text:p>6,078.7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3536" calcext:value-type="float">
            <text:p>0.59</text:p>
          </table:table-cell>
          <table:table-cell table:style-name="ce6" office:value-type="float" office:value="0.427833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6464" calcext:value-type="float">
            <text:p>0.41</text:p>
          </table:table-cell>
          <table:table-cell table:style-name="ce6" office:value-type="float" office:value="0.572167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7413" calcext:value-type="float">
            <text:p>0.52</text:p>
          </table:table-cell>
          <table:table-cell table:style-name="ce6" office:value-type="float" office:value="0.389689" calcext:value-type="float">
            <text:p>0.39</text:p>
          </table:table-cell>
          <table:table-cell table:style-name="ce6" table:number-columns-repeated="2"/>
          <table:table-cell table:style-name="ce4" table:formula="of:=[.A173]/[.$X$2]" office:value-type="float" office:value="0.835382118174668" calcext:value-type="float">
            <text:p>0.84</text:p>
          </table:table-cell>
          <table:table-cell table:style-name="ce4" table:formula="of:=[.K173]" office:value-type="float" office:value="0.593536" calcext:value-type="float">
            <text:p>0.59</text:p>
          </table:table-cell>
          <table:table-cell table:style-name="ce4" table:formula="of:=[.N173]" office:value-type="float" office:value="0.406464" calcext:value-type="float">
            <text:p>0.41</text:p>
          </table:table-cell>
          <table:table-cell table:style-name="ce6" table:number-columns-repeated="2"/>
          <table:table-cell table:style-name="ce6" table:formula="of:=[.V173]" office:value-type="float" office:value="0.593536" calcext:value-type="float">
            <text:p>0.59</text:p>
          </table:table-cell>
          <table:table-cell table:style-name="ce6" table:formula="of:=[.Q173]" office:value-type="float" office:value="0.517413" calcext:value-type="float">
            <text:p>0.52</text:p>
          </table:table-cell>
          <table:table-cell table:style-name="ce6"/>
          <table:table-cell table:style-name="ce6" table:formula="of:=[.L173]" office:value-type="float" office:value="0.427833" calcext:value-type="float">
            <text:p>0.43</text:p>
          </table:table-cell>
          <table:table-cell table:style-name="ce6" table:formula="of:=[.R173]" office:value-type="float" office:value="0.389689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005.68" calcext:value-type="float">
            <text:p>1,005.6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86.86" calcext:value-type="float">
            <text:p>3,786.86</text:p>
          </table:table-cell>
          <table:table-cell table:style-name="ce6" office:value-type="float" office:value="4549.95" calcext:value-type="float">
            <text:p>4,549.9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01.14" calcext:value-type="float">
            <text:p>2,601.14</text:p>
          </table:table-cell>
          <table:table-cell table:style-name="ce6" office:value-type="float" office:value="6074.05" calcext:value-type="float">
            <text:p>6,074.0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2808" calcext:value-type="float">
            <text:p>0.59</text:p>
          </table:table-cell>
          <table:table-cell table:style-name="ce6" office:value-type="float" office:value="0.428271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7192" calcext:value-type="float">
            <text:p>0.41</text:p>
          </table:table-cell>
          <table:table-cell table:style-name="ce6" office:value-type="float" office:value="0.571729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9575" calcext:value-type="float">
            <text:p>0.55</text:p>
          </table:table-cell>
          <table:table-cell table:style-name="ce6" office:value-type="float" office:value="0.379085" calcext:value-type="float">
            <text:p>0.38</text:p>
          </table:table-cell>
          <table:table-cell table:style-name="ce6" table:number-columns-repeated="2"/>
          <table:table-cell table:style-name="ce4" table:formula="of:=[.A174]/[.$X$2]" office:value-type="float" office:value="0.841446476681337" calcext:value-type="float">
            <text:p>0.84</text:p>
          </table:table-cell>
          <table:table-cell table:style-name="ce4" table:formula="of:=[.K174]" office:value-type="float" office:value="0.592808" calcext:value-type="float">
            <text:p>0.59</text:p>
          </table:table-cell>
          <table:table-cell table:style-name="ce4" table:formula="of:=[.N174]" office:value-type="float" office:value="0.407192" calcext:value-type="float">
            <text:p>0.41</text:p>
          </table:table-cell>
          <table:table-cell table:style-name="ce6" table:number-columns-repeated="2"/>
          <table:table-cell table:style-name="ce6" table:formula="of:=[.V174]" office:value-type="float" office:value="0.592808" calcext:value-type="float">
            <text:p>0.59</text:p>
          </table:table-cell>
          <table:table-cell table:style-name="ce6" table:formula="of:=[.Q174]" office:value-type="float" office:value="0.549575" calcext:value-type="float">
            <text:p>0.55</text:p>
          </table:table-cell>
          <table:table-cell table:style-name="ce6"/>
          <table:table-cell table:style-name="ce6" table:formula="of:=[.L174]" office:value-type="float" office:value="0.428271" calcext:value-type="float">
            <text:p>0.43</text:p>
          </table:table-cell>
          <table:table-cell table:style-name="ce6" table:formula="of:=[.R174]" office:value-type="float" office:value="0.379085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12.33" calcext:value-type="float">
            <text:p>1,012.3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7.19" calcext:value-type="float">
            <text:p>3,797.19</text:p>
          </table:table-cell>
          <table:table-cell table:style-name="ce6" office:value-type="float" office:value="4539.61" calcext:value-type="float">
            <text:p>4,539.6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90.81" calcext:value-type="float">
            <text:p>2,590.81</text:p>
          </table:table-cell>
          <table:table-cell table:style-name="ce6" office:value-type="float" office:value="6084.39" calcext:value-type="float">
            <text:p>6,084.3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4426" calcext:value-type="float">
            <text:p>0.59</text:p>
          </table:table-cell>
          <table:table-cell table:style-name="ce6" office:value-type="float" office:value="0.427297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5574" calcext:value-type="float">
            <text:p>0.41</text:p>
          </table:table-cell>
          <table:table-cell table:style-name="ce6" office:value-type="float" office:value="0.572703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5912" calcext:value-type="float">
            <text:p>0.55</text:p>
          </table:table-cell>
          <table:table-cell table:style-name="ce6" office:value-type="float" office:value="0.379714" calcext:value-type="float">
            <text:p>0.38</text:p>
          </table:table-cell>
          <table:table-cell table:style-name="ce6" table:number-columns-repeated="2"/>
          <table:table-cell table:style-name="ce4" table:formula="of:=[.A175]/[.$X$2]" office:value-type="float" office:value="0.847010492143443" calcext:value-type="float">
            <text:p>0.85</text:p>
          </table:table-cell>
          <table:table-cell table:style-name="ce4" table:formula="of:=[.K175]" office:value-type="float" office:value="0.594426" calcext:value-type="float">
            <text:p>0.59</text:p>
          </table:table-cell>
          <table:table-cell table:style-name="ce4" table:formula="of:=[.N175]" office:value-type="float" office:value="0.405574" calcext:value-type="float">
            <text:p>0.41</text:p>
          </table:table-cell>
          <table:table-cell table:style-name="ce6" table:number-columns-repeated="2"/>
          <table:table-cell table:style-name="ce6" table:formula="of:=[.V175]" office:value-type="float" office:value="0.594426" calcext:value-type="float">
            <text:p>0.59</text:p>
          </table:table-cell>
          <table:table-cell table:style-name="ce6" table:formula="of:=[.Q175]" office:value-type="float" office:value="0.545912" calcext:value-type="float">
            <text:p>0.55</text:p>
          </table:table-cell>
          <table:table-cell table:style-name="ce6"/>
          <table:table-cell table:style-name="ce6" table:formula="of:=[.L175]" office:value-type="float" office:value="0.427297" calcext:value-type="float">
            <text:p>0.43</text:p>
          </table:table-cell>
          <table:table-cell table:style-name="ce6" table:formula="of:=[.R175]" office:value-type="float" office:value="0.379714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19.14" calcext:value-type="float">
            <text:p>1,019.1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0.31" calcext:value-type="float">
            <text:p>3,790.31</text:p>
          </table:table-cell>
          <table:table-cell table:style-name="ce6" office:value-type="float" office:value="4546.49" calcext:value-type="float">
            <text:p>4,546.4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97.69" calcext:value-type="float">
            <text:p>2,597.69</text:p>
          </table:table-cell>
          <table:table-cell table:style-name="ce6" office:value-type="float" office:value="6077.51" calcext:value-type="float">
            <text:p>6,077.5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3348" calcext:value-type="float">
            <text:p>0.59</text:p>
          </table:table-cell>
          <table:table-cell table:style-name="ce6" office:value-type="float" office:value="0.427946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6652" calcext:value-type="float">
            <text:p>0.41</text:p>
          </table:table-cell>
          <table:table-cell table:style-name="ce6" office:value-type="float" office:value="0.572054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4551" calcext:value-type="float">
            <text:p>0.56</text:p>
          </table:table-cell>
          <table:table-cell table:style-name="ce6" office:value-type="float" office:value="0.368557" calcext:value-type="float">
            <text:p>0.37</text:p>
          </table:table-cell>
          <table:table-cell table:style-name="ce6" table:number-columns-repeated="2"/>
          <table:table-cell table:style-name="ce4" table:formula="of:=[.A176]/[.$X$2]" office:value-type="float" office:value="0.852708378654261" calcext:value-type="float">
            <text:p>0.85</text:p>
          </table:table-cell>
          <table:table-cell table:style-name="ce4" table:formula="of:=[.K176]" office:value-type="float" office:value="0.593348" calcext:value-type="float">
            <text:p>0.59</text:p>
          </table:table-cell>
          <table:table-cell table:style-name="ce4" table:formula="of:=[.N176]" office:value-type="float" office:value="0.406652" calcext:value-type="float">
            <text:p>0.41</text:p>
          </table:table-cell>
          <table:table-cell table:style-name="ce6" table:number-columns-repeated="2"/>
          <table:table-cell table:style-name="ce6" table:formula="of:=[.V176]" office:value-type="float" office:value="0.593348" calcext:value-type="float">
            <text:p>0.59</text:p>
          </table:table-cell>
          <table:table-cell table:style-name="ce6" table:formula="of:=[.Q176]" office:value-type="float" office:value="0.564551" calcext:value-type="float">
            <text:p>0.56</text:p>
          </table:table-cell>
          <table:table-cell table:style-name="ce6"/>
          <table:table-cell table:style-name="ce6" table:formula="of:=[.L176]" office:value-type="float" office:value="0.427946" calcext:value-type="float">
            <text:p>0.43</text:p>
          </table:table-cell>
          <table:table-cell table:style-name="ce6" table:formula="of:=[.R176]" office:value-type="float" office:value="0.368557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027.41" calcext:value-type="float">
            <text:p>1,027.4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69.31" calcext:value-type="float">
            <text:p>3,769.31</text:p>
          </table:table-cell>
          <table:table-cell table:style-name="ce6" office:value-type="float" office:value="4567.5" calcext:value-type="float">
            <text:p>4,567.5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18.69" calcext:value-type="float">
            <text:p>2,618.69</text:p>
          </table:table-cell>
          <table:table-cell table:style-name="ce6" office:value-type="float" office:value="6056.5" calcext:value-type="float">
            <text:p>6,056.5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006" calcext:value-type="float">
            <text:p>0.59</text:p>
          </table:table-cell>
          <table:table-cell table:style-name="ce6" office:value-type="float" office:value="0.429922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994" calcext:value-type="float">
            <text:p>0.41</text:p>
          </table:table-cell>
          <table:table-cell table:style-name="ce6" office:value-type="float" office:value="0.570078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494" calcext:value-type="float">
            <text:p>0.53</text:p>
          </table:table-cell>
          <table:table-cell table:style-name="ce6" office:value-type="float" office:value="0.372347" calcext:value-type="float">
            <text:p>0.37</text:p>
          </table:table-cell>
          <table:table-cell table:style-name="ce6" table:number-columns-repeated="2"/>
          <table:table-cell table:style-name="ce4" table:formula="of:=[.A177]/[.$X$2]" office:value-type="float" office:value="0.85962783848458" calcext:value-type="float">
            <text:p>0.86</text:p>
          </table:table-cell>
          <table:table-cell table:style-name="ce4" table:formula="of:=[.K177]" office:value-type="float" office:value="0.59006" calcext:value-type="float">
            <text:p>0.59</text:p>
          </table:table-cell>
          <table:table-cell table:style-name="ce4" table:formula="of:=[.N177]" office:value-type="float" office:value="0.40994" calcext:value-type="float">
            <text:p>0.41</text:p>
          </table:table-cell>
          <table:table-cell table:style-name="ce6" table:number-columns-repeated="2"/>
          <table:table-cell table:style-name="ce6" table:formula="of:=[.V177]" office:value-type="float" office:value="0.59006" calcext:value-type="float">
            <text:p>0.59</text:p>
          </table:table-cell>
          <table:table-cell table:style-name="ce6" table:formula="of:=[.Q177]" office:value-type="float" office:value="0.53494" calcext:value-type="float">
            <text:p>0.53</text:p>
          </table:table-cell>
          <table:table-cell table:style-name="ce6"/>
          <table:table-cell table:style-name="ce6" table:formula="of:=[.L177]" office:value-type="float" office:value="0.429922" calcext:value-type="float">
            <text:p>0.43</text:p>
          </table:table-cell>
          <table:table-cell table:style-name="ce6" table:formula="of:=[.R177]" office:value-type="float" office:value="0.372347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034.86" calcext:value-type="float">
            <text:p>1,034.8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77.36" calcext:value-type="float">
            <text:p>3,777.36</text:p>
          </table:table-cell>
          <table:table-cell table:style-name="ce6" office:value-type="float" office:value="4559.44" calcext:value-type="float">
            <text:p>4,559.4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10.64" calcext:value-type="float">
            <text:p>2,610.64</text:p>
          </table:table-cell>
          <table:table-cell table:style-name="ce6" office:value-type="float" office:value="6064.56" calcext:value-type="float">
            <text:p>6,064.5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1321" calcext:value-type="float">
            <text:p>0.59</text:p>
          </table:table-cell>
          <table:table-cell table:style-name="ce6" office:value-type="float" office:value="0.429164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8679" calcext:value-type="float">
            <text:p>0.41</text:p>
          </table:table-cell>
          <table:table-cell table:style-name="ce6" office:value-type="float" office:value="0.570836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9906" calcext:value-type="float">
            <text:p>0.52</text:p>
          </table:table-cell>
          <table:table-cell table:style-name="ce6" office:value-type="float" office:value="0.375072" calcext:value-type="float">
            <text:p>0.38</text:p>
          </table:table-cell>
          <table:table-cell table:style-name="ce6" table:number-columns-repeated="2"/>
          <table:table-cell table:style-name="ce4" table:formula="of:=[.A178]/[.$X$2]" office:value-type="float" office:value="0.865861209190247" calcext:value-type="float">
            <text:p>0.87</text:p>
          </table:table-cell>
          <table:table-cell table:style-name="ce4" table:formula="of:=[.K178]" office:value-type="float" office:value="0.591321" calcext:value-type="float">
            <text:p>0.59</text:p>
          </table:table-cell>
          <table:table-cell table:style-name="ce4" table:formula="of:=[.N178]" office:value-type="float" office:value="0.408679" calcext:value-type="float">
            <text:p>0.41</text:p>
          </table:table-cell>
          <table:table-cell table:style-name="ce6" table:number-columns-repeated="2"/>
          <table:table-cell table:style-name="ce6" table:formula="of:=[.V178]" office:value-type="float" office:value="0.591321" calcext:value-type="float">
            <text:p>0.59</text:p>
          </table:table-cell>
          <table:table-cell table:style-name="ce6" table:formula="of:=[.Q178]" office:value-type="float" office:value="0.519906" calcext:value-type="float">
            <text:p>0.52</text:p>
          </table:table-cell>
          <table:table-cell table:style-name="ce6"/>
          <table:table-cell table:style-name="ce6" table:formula="of:=[.L178]" office:value-type="float" office:value="0.429164" calcext:value-type="float">
            <text:p>0.43</text:p>
          </table:table-cell>
          <table:table-cell table:style-name="ce6" table:formula="of:=[.R178]" office:value-type="float" office:value="0.37507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42.06" calcext:value-type="float">
            <text:p>1,042.0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81.16" calcext:value-type="float">
            <text:p>3,781.16</text:p>
          </table:table-cell>
          <table:table-cell table:style-name="ce6" office:value-type="float" office:value="4555.64" calcext:value-type="float">
            <text:p>4,555.6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06.84" calcext:value-type="float">
            <text:p>2,606.84</text:p>
          </table:table-cell>
          <table:table-cell table:style-name="ce6" office:value-type="float" office:value="6068.36" calcext:value-type="float">
            <text:p>6,068.3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1916" calcext:value-type="float">
            <text:p>0.59</text:p>
          </table:table-cell>
          <table:table-cell table:style-name="ce6" office:value-type="float" office:value="0.428807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8084" calcext:value-type="float">
            <text:p>0.41</text:p>
          </table:table-cell>
          <table:table-cell table:style-name="ce6" office:value-type="float" office:value="0.571193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021" calcext:value-type="float">
            <text:p>0.53</text:p>
          </table:table-cell>
          <table:table-cell table:style-name="ce6" office:value-type="float" office:value="0.408201" calcext:value-type="float">
            <text:p>0.41</text:p>
          </table:table-cell>
          <table:table-cell table:style-name="ce6" table:number-columns-repeated="2"/>
          <table:table-cell table:style-name="ce4" table:formula="of:=[.A179]/[.$X$2]" office:value-type="float" office:value="0.871885406382302" calcext:value-type="float">
            <text:p>0.87</text:p>
          </table:table-cell>
          <table:table-cell table:style-name="ce4" table:formula="of:=[.K179]" office:value-type="float" office:value="0.591916" calcext:value-type="float">
            <text:p>0.59</text:p>
          </table:table-cell>
          <table:table-cell table:style-name="ce4" table:formula="of:=[.N179]" office:value-type="float" office:value="0.408084" calcext:value-type="float">
            <text:p>0.41</text:p>
          </table:table-cell>
          <table:table-cell table:style-name="ce6" table:number-columns-repeated="2"/>
          <table:table-cell table:style-name="ce6" table:formula="of:=[.V179]" office:value-type="float" office:value="0.591916" calcext:value-type="float">
            <text:p>0.59</text:p>
          </table:table-cell>
          <table:table-cell table:style-name="ce6" table:formula="of:=[.Q179]" office:value-type="float" office:value="0.53021" calcext:value-type="float">
            <text:p>0.53</text:p>
          </table:table-cell>
          <table:table-cell table:style-name="ce6"/>
          <table:table-cell table:style-name="ce6" table:formula="of:=[.L179]" office:value-type="float" office:value="0.428807" calcext:value-type="float">
            <text:p>0.43</text:p>
          </table:table-cell>
          <table:table-cell table:style-name="ce6" table:formula="of:=[.R179]" office:value-type="float" office:value="0.408201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1049.85" calcext:value-type="float">
            <text:p>1,049.8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00.73" calcext:value-type="float">
            <text:p>3,800.73</text:p>
          </table:table-cell>
          <table:table-cell table:style-name="ce6" office:value-type="float" office:value="4536.07" calcext:value-type="float">
            <text:p>4,536.0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87.27" calcext:value-type="float">
            <text:p>2,587.27</text:p>
          </table:table-cell>
          <table:table-cell table:style-name="ce6" office:value-type="float" office:value="6087.93" calcext:value-type="float">
            <text:p>6,087.9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498" calcext:value-type="float">
            <text:p>0.59</text:p>
          </table:table-cell>
          <table:table-cell table:style-name="ce6" office:value-type="float" office:value="0.426965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502" calcext:value-type="float">
            <text:p>0.41</text:p>
          </table:table-cell>
          <table:table-cell table:style-name="ce6" office:value-type="float" office:value="0.573035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6439" calcext:value-type="float">
            <text:p>0.56</text:p>
          </table:table-cell>
          <table:table-cell table:style-name="ce6" office:value-type="float" office:value="0.391608" calcext:value-type="float">
            <text:p>0.39</text:p>
          </table:table-cell>
          <table:table-cell table:style-name="ce6" table:number-columns-repeated="2"/>
          <table:table-cell table:style-name="ce4" table:formula="of:=[.A180]/[.$X$2]" office:value-type="float" office:value="0.878403253066484" calcext:value-type="float">
            <text:p>0.88</text:p>
          </table:table-cell>
          <table:table-cell table:style-name="ce4" table:formula="of:=[.K180]" office:value-type="float" office:value="0.59498" calcext:value-type="float">
            <text:p>0.59</text:p>
          </table:table-cell>
          <table:table-cell table:style-name="ce4" table:formula="of:=[.N180]" office:value-type="float" office:value="0.40502" calcext:value-type="float">
            <text:p>0.41</text:p>
          </table:table-cell>
          <table:table-cell table:style-name="ce6" table:number-columns-repeated="2"/>
          <table:table-cell table:style-name="ce6" table:formula="of:=[.V180]" office:value-type="float" office:value="0.59498" calcext:value-type="float">
            <text:p>0.59</text:p>
          </table:table-cell>
          <table:table-cell table:style-name="ce6" table:formula="of:=[.Q180]" office:value-type="float" office:value="0.556439" calcext:value-type="float">
            <text:p>0.56</text:p>
          </table:table-cell>
          <table:table-cell table:style-name="ce6"/>
          <table:table-cell table:style-name="ce6" table:formula="of:=[.L180]" office:value-type="float" office:value="0.426965" calcext:value-type="float">
            <text:p>0.43</text:p>
          </table:table-cell>
          <table:table-cell table:style-name="ce6" table:formula="of:=[.R180]" office:value-type="float" office:value="0.391608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057.5" calcext:value-type="float">
            <text:p>1,057.5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87.44" calcext:value-type="float">
            <text:p>3,787.44</text:p>
          </table:table-cell>
          <table:table-cell table:style-name="ce6" office:value-type="float" office:value="4549.36" calcext:value-type="float">
            <text:p>4,549.3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00.56" calcext:value-type="float">
            <text:p>2,600.56</text:p>
          </table:table-cell>
          <table:table-cell table:style-name="ce6" office:value-type="float" office:value="6074.64" calcext:value-type="float">
            <text:p>6,074.6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29" calcext:value-type="float">
            <text:p>0.59</text:p>
          </table:table-cell>
          <table:table-cell table:style-name="ce6" office:value-type="float" office:value="0.428215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71" calcext:value-type="float">
            <text:p>0.41</text:p>
          </table:table-cell>
          <table:table-cell table:style-name="ce6" office:value-type="float" office:value="0.571785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8875" calcext:value-type="float">
            <text:p>0.56</text:p>
          </table:table-cell>
          <table:table-cell table:style-name="ce6" office:value-type="float" office:value="0.380952" calcext:value-type="float">
            <text:p>0.38</text:p>
          </table:table-cell>
          <table:table-cell table:style-name="ce6" table:number-columns-repeated="2"/>
          <table:table-cell table:style-name="ce4" table:formula="of:=[.A181]/[.$X$2]" office:value-type="float" office:value="0.884803962583042" calcext:value-type="float">
            <text:p>0.88</text:p>
          </table:table-cell>
          <table:table-cell table:style-name="ce4" table:formula="of:=[.K181]" office:value-type="float" office:value="0.5929" calcext:value-type="float">
            <text:p>0.59</text:p>
          </table:table-cell>
          <table:table-cell table:style-name="ce4" table:formula="of:=[.N181]" office:value-type="float" office:value="0.4071" calcext:value-type="float">
            <text:p>0.41</text:p>
          </table:table-cell>
          <table:table-cell table:style-name="ce6" table:number-columns-repeated="2"/>
          <table:table-cell table:style-name="ce6" table:formula="of:=[.V181]" office:value-type="float" office:value="0.5929" calcext:value-type="float">
            <text:p>0.59</text:p>
          </table:table-cell>
          <table:table-cell table:style-name="ce6" table:formula="of:=[.Q181]" office:value-type="float" office:value="0.558875" calcext:value-type="float">
            <text:p>0.56</text:p>
          </table:table-cell>
          <table:table-cell table:style-name="ce6"/>
          <table:table-cell table:style-name="ce6" table:formula="of:=[.L181]" office:value-type="float" office:value="0.428215" calcext:value-type="float">
            <text:p>0.43</text:p>
          </table:table-cell>
          <table:table-cell table:style-name="ce6" table:formula="of:=[.R181]" office:value-type="float" office:value="0.38095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64.51" calcext:value-type="float">
            <text:p>1,064.5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87.72" calcext:value-type="float">
            <text:p>3,787.72</text:p>
          </table:table-cell>
          <table:table-cell table:style-name="ce6" office:value-type="float" office:value="4549.09" calcext:value-type="float">
            <text:p>4,549.0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600.28" calcext:value-type="float">
            <text:p>2,600.28</text:p>
          </table:table-cell>
          <table:table-cell table:style-name="ce6" office:value-type="float" office:value="6074.91" calcext:value-type="float">
            <text:p>6,074.9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2943" calcext:value-type="float">
            <text:p>0.59</text:p>
          </table:table-cell>
          <table:table-cell table:style-name="ce6" office:value-type="float" office:value="0.42819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7057" calcext:value-type="float">
            <text:p>0.41</text:p>
          </table:table-cell>
          <table:table-cell table:style-name="ce6" office:value-type="float" office:value="0.57181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4535" calcext:value-type="float">
            <text:p>0.53</text:p>
          </table:table-cell>
          <table:table-cell table:style-name="ce6" office:value-type="float" office:value="0.380602" calcext:value-type="float">
            <text:p>0.38</text:p>
          </table:table-cell>
          <table:table-cell table:style-name="ce6" table:number-columns-repeated="2"/>
          <table:table-cell table:style-name="ce4" table:formula="of:=[.A182]/[.$X$2]" office:value-type="float" office:value="0.890669187904751" calcext:value-type="float">
            <text:p>0.89</text:p>
          </table:table-cell>
          <table:table-cell table:style-name="ce4" table:formula="of:=[.K182]" office:value-type="float" office:value="0.592943" calcext:value-type="float">
            <text:p>0.59</text:p>
          </table:table-cell>
          <table:table-cell table:style-name="ce4" table:formula="of:=[.N182]" office:value-type="float" office:value="0.407057" calcext:value-type="float">
            <text:p>0.41</text:p>
          </table:table-cell>
          <table:table-cell table:style-name="ce6" table:number-columns-repeated="2"/>
          <table:table-cell table:style-name="ce6" table:formula="of:=[.V182]" office:value-type="float" office:value="0.592943" calcext:value-type="float">
            <text:p>0.59</text:p>
          </table:table-cell>
          <table:table-cell table:style-name="ce6" table:formula="of:=[.Q182]" office:value-type="float" office:value="0.534535" calcext:value-type="float">
            <text:p>0.53</text:p>
          </table:table-cell>
          <table:table-cell table:style-name="ce6"/>
          <table:table-cell table:style-name="ce6" table:formula="of:=[.L182]" office:value-type="float" office:value="0.42819" calcext:value-type="float">
            <text:p>0.43</text:p>
          </table:table-cell>
          <table:table-cell table:style-name="ce6" table:formula="of:=[.R182]" office:value-type="float" office:value="0.380602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71.04" calcext:value-type="float">
            <text:p>1,071.0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790.3" calcext:value-type="float">
            <text:p>3,790.30</text:p>
          </table:table-cell>
          <table:table-cell table:style-name="ce6" office:value-type="float" office:value="4546.51" calcext:value-type="float">
            <text:p>4,546.51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97.7" calcext:value-type="float">
            <text:p>2,597.70</text:p>
          </table:table-cell>
          <table:table-cell table:style-name="ce6" office:value-type="float" office:value="6077.49" calcext:value-type="float">
            <text:p>6,077.49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3346" calcext:value-type="float">
            <text:p>0.59</text:p>
          </table:table-cell>
          <table:table-cell table:style-name="ce6" office:value-type="float" office:value="0.427947" calcext:value-type="float">
            <text:p>0.43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6654" calcext:value-type="float">
            <text:p>0.41</text:p>
          </table:table-cell>
          <table:table-cell table:style-name="ce6" office:value-type="float" office:value="0.572053" calcext:value-type="float">
            <text:p>0.57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64263" calcext:value-type="float">
            <text:p>0.56</text:p>
          </table:table-cell>
          <table:table-cell table:style-name="ce6" office:value-type="float" office:value="0.370776" calcext:value-type="float">
            <text:p>0.37</text:p>
          </table:table-cell>
          <table:table-cell table:style-name="ce6" table:number-columns-repeated="2"/>
          <table:table-cell table:style-name="ce4" table:formula="of:=[.A183]/[.$X$2]" office:value-type="float" office:value="0.896132800080323" calcext:value-type="float">
            <text:p>0.90</text:p>
          </table:table-cell>
          <table:table-cell table:style-name="ce4" table:formula="of:=[.K183]" office:value-type="float" office:value="0.593346" calcext:value-type="float">
            <text:p>0.59</text:p>
          </table:table-cell>
          <table:table-cell table:style-name="ce4" table:formula="of:=[.N183]" office:value-type="float" office:value="0.406654" calcext:value-type="float">
            <text:p>0.41</text:p>
          </table:table-cell>
          <table:table-cell table:style-name="ce6" table:number-columns-repeated="2"/>
          <table:table-cell table:style-name="ce6" table:formula="of:=[.V183]" office:value-type="float" office:value="0.593346" calcext:value-type="float">
            <text:p>0.59</text:p>
          </table:table-cell>
          <table:table-cell table:style-name="ce6" table:formula="of:=[.Q183]" office:value-type="float" office:value="0.564263" calcext:value-type="float">
            <text:p>0.56</text:p>
          </table:table-cell>
          <table:table-cell table:style-name="ce6"/>
          <table:table-cell table:style-name="ce6" table:formula="of:=[.L183]" office:value-type="float" office:value="0.427947" calcext:value-type="float">
            <text:p>0.43</text:p>
          </table:table-cell>
          <table:table-cell table:style-name="ce6" table:formula="of:=[.R183]" office:value-type="float" office:value="0.370776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077.64" calcext:value-type="float">
            <text:p>1,077.6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22.43" calcext:value-type="float">
            <text:p>3,822.43</text:p>
          </table:table-cell>
          <table:table-cell table:style-name="ce6" office:value-type="float" office:value="4514.37" calcext:value-type="float">
            <text:p>4,514.3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65.57" calcext:value-type="float">
            <text:p>2,565.57</text:p>
          </table:table-cell>
          <table:table-cell table:style-name="ce6" office:value-type="float" office:value="6109.63" calcext:value-type="float">
            <text:p>6,109.6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8377" calcext:value-type="float">
            <text:p>0.60</text:p>
          </table:table-cell>
          <table:table-cell table:style-name="ce6" office:value-type="float" office:value="0.424922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1623" calcext:value-type="float">
            <text:p>0.40</text:p>
          </table:table-cell>
          <table:table-cell table:style-name="ce6" office:value-type="float" office:value="0.575078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2936" calcext:value-type="float">
            <text:p>0.54</text:p>
          </table:table-cell>
          <table:table-cell table:style-name="ce6" office:value-type="float" office:value="0.408602" calcext:value-type="float">
            <text:p>0.41</text:p>
          </table:table-cell>
          <table:table-cell table:style-name="ce6" table:number-columns-repeated="2"/>
          <table:table-cell table:style-name="ce4" table:formula="of:=[.A184]/[.$X$2]" office:value-type="float" office:value="0.901654980839706" calcext:value-type="float">
            <text:p>0.90</text:p>
          </table:table-cell>
          <table:table-cell table:style-name="ce4" table:formula="of:=[.K184]" office:value-type="float" office:value="0.598377" calcext:value-type="float">
            <text:p>0.60</text:p>
          </table:table-cell>
          <table:table-cell table:style-name="ce4" table:formula="of:=[.N184]" office:value-type="float" office:value="0.401623" calcext:value-type="float">
            <text:p>0.40</text:p>
          </table:table-cell>
          <table:table-cell table:style-name="ce6" table:number-columns-repeated="2"/>
          <table:table-cell table:style-name="ce6" table:formula="of:=[.V184]" office:value-type="float" office:value="0.598377" calcext:value-type="float">
            <text:p>0.60</text:p>
          </table:table-cell>
          <table:table-cell table:style-name="ce6" table:formula="of:=[.Q184]" office:value-type="float" office:value="0.542936" calcext:value-type="float">
            <text:p>0.54</text:p>
          </table:table-cell>
          <table:table-cell table:style-name="ce6"/>
          <table:table-cell table:style-name="ce6" table:formula="of:=[.L184]" office:value-type="float" office:value="0.424922" calcext:value-type="float">
            <text:p>0.42</text:p>
          </table:table-cell>
          <table:table-cell table:style-name="ce6" table:formula="of:=[.R184]" office:value-type="float" office:value="0.408602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1084.59" calcext:value-type="float">
            <text:p>1,084.5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32.44" calcext:value-type="float">
            <text:p>3,832.44</text:p>
          </table:table-cell>
          <table:table-cell table:style-name="ce6" office:value-type="float" office:value="4504.37" calcext:value-type="float">
            <text:p>4,504.3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55.56" calcext:value-type="float">
            <text:p>2,555.56</text:p>
          </table:table-cell>
          <table:table-cell table:style-name="ce6" office:value-type="float" office:value="6119.63" calcext:value-type="float">
            <text:p>6,119.6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599943" calcext:value-type="float">
            <text:p>0.60</text:p>
          </table:table-cell>
          <table:table-cell table:style-name="ce6" office:value-type="float" office:value="0.4239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400057" calcext:value-type="float">
            <text:p>0.40</text:p>
          </table:table-cell>
          <table:table-cell table:style-name="ce6" office:value-type="float" office:value="0.5760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1777" calcext:value-type="float">
            <text:p>0.53</text:p>
          </table:table-cell>
          <table:table-cell table:style-name="ce6" office:value-type="float" office:value="0.384918" calcext:value-type="float">
            <text:p>0.38</text:p>
          </table:table-cell>
          <table:table-cell table:style-name="ce6" table:number-columns-repeated="2"/>
          <table:table-cell table:style-name="ce4" table:formula="of:=[.A185]/[.$X$2]" office:value-type="float" office:value="0.907470004518148" calcext:value-type="float">
            <text:p>0.91</text:p>
          </table:table-cell>
          <table:table-cell table:style-name="ce4" table:formula="of:=[.K185]" office:value-type="float" office:value="0.599943" calcext:value-type="float">
            <text:p>0.60</text:p>
          </table:table-cell>
          <table:table-cell table:style-name="ce4" table:formula="of:=[.N185]" office:value-type="float" office:value="0.400057" calcext:value-type="float">
            <text:p>0.40</text:p>
          </table:table-cell>
          <table:table-cell table:style-name="ce6" table:number-columns-repeated="2"/>
          <table:table-cell table:style-name="ce6" table:formula="of:=[.V185]" office:value-type="float" office:value="0.599943" calcext:value-type="float">
            <text:p>0.60</text:p>
          </table:table-cell>
          <table:table-cell table:style-name="ce6" table:formula="of:=[.Q185]" office:value-type="float" office:value="0.531777" calcext:value-type="float">
            <text:p>0.53</text:p>
          </table:table-cell>
          <table:table-cell table:style-name="ce6"/>
          <table:table-cell table:style-name="ce6" table:formula="of:=[.L185]" office:value-type="float" office:value="0.42398" calcext:value-type="float">
            <text:p>0.42</text:p>
          </table:table-cell>
          <table:table-cell table:style-name="ce6" table:formula="of:=[.R185]" office:value-type="float" office:value="0.384918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092.08" calcext:value-type="float">
            <text:p>1,092.0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3.11" calcext:value-type="float">
            <text:p>3,853.11</text:p>
          </table:table-cell>
          <table:table-cell table:style-name="ce6" office:value-type="float" office:value="4483.69" calcext:value-type="float">
            <text:p>4,483.6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34.89" calcext:value-type="float">
            <text:p>2,534.89</text:p>
          </table:table-cell>
          <table:table-cell table:style-name="ce6" office:value-type="float" office:value="6140.31" calcext:value-type="float">
            <text:p>6,140.3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318" calcext:value-type="float">
            <text:p>0.60</text:p>
          </table:table-cell>
          <table:table-cell table:style-name="ce6" office:value-type="float" office:value="0.422034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682" calcext:value-type="float">
            <text:p>0.40</text:p>
          </table:table-cell>
          <table:table-cell table:style-name="ce6" office:value-type="float" office:value="0.577966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5211" calcext:value-type="float">
            <text:p>0.54</text:p>
          </table:table-cell>
          <table:table-cell table:style-name="ce6" office:value-type="float" office:value="0.394516" calcext:value-type="float">
            <text:p>0.39</text:p>
          </table:table-cell>
          <table:table-cell table:style-name="ce6" table:number-columns-repeated="2"/>
          <table:table-cell table:style-name="ce4" table:formula="of:=[.A186]/[.$X$2]" office:value-type="float" office:value="0.913736842985994" calcext:value-type="float">
            <text:p>0.91</text:p>
          </table:table-cell>
          <table:table-cell table:style-name="ce4" table:formula="of:=[.K186]" office:value-type="float" office:value="0.60318" calcext:value-type="float">
            <text:p>0.60</text:p>
          </table:table-cell>
          <table:table-cell table:style-name="ce4" table:formula="of:=[.N186]" office:value-type="float" office:value="0.39682" calcext:value-type="float">
            <text:p>0.40</text:p>
          </table:table-cell>
          <table:table-cell table:style-name="ce6" table:number-columns-repeated="2"/>
          <table:table-cell table:style-name="ce6" table:formula="of:=[.V186]" office:value-type="float" office:value="0.60318" calcext:value-type="float">
            <text:p>0.60</text:p>
          </table:table-cell>
          <table:table-cell table:style-name="ce6" table:formula="of:=[.Q186]" office:value-type="float" office:value="0.535211" calcext:value-type="float">
            <text:p>0.54</text:p>
          </table:table-cell>
          <table:table-cell table:style-name="ce6"/>
          <table:table-cell table:style-name="ce6" table:formula="of:=[.L186]" office:value-type="float" office:value="0.422034" calcext:value-type="float">
            <text:p>0.42</text:p>
          </table:table-cell>
          <table:table-cell table:style-name="ce6" table:formula="of:=[.R186]" office:value-type="float" office:value="0.394516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098.95" calcext:value-type="float">
            <text:p>1,098.9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79.01" calcext:value-type="float">
            <text:p>3,879.01</text:p>
          </table:table-cell>
          <table:table-cell table:style-name="ce6" office:value-type="float" office:value="4457.79" calcext:value-type="float">
            <text:p>4,457.7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08.99" calcext:value-type="float">
            <text:p>2,508.99</text:p>
          </table:table-cell>
          <table:table-cell table:style-name="ce6" office:value-type="float" office:value="6166.21" calcext:value-type="float">
            <text:p>6,166.2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7234" calcext:value-type="float">
            <text:p>0.61</text:p>
          </table:table-cell>
          <table:table-cell table:style-name="ce6" office:value-type="float" office:value="0.419597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2766" calcext:value-type="float">
            <text:p>0.39</text:p>
          </table:table-cell>
          <table:table-cell table:style-name="ce6" office:value-type="float" office:value="0.580403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5519" calcext:value-type="float">
            <text:p>0.54</text:p>
          </table:table-cell>
          <table:table-cell table:style-name="ce6" office:value-type="float" office:value="0.3711" calcext:value-type="float">
            <text:p>0.37</text:p>
          </table:table-cell>
          <table:table-cell table:style-name="ce6" table:number-columns-repeated="2"/>
          <table:table-cell table:style-name="ce4" table:formula="of:=[.A187]/[.$X$2]" office:value-type="float" office:value="0.919484931140079" calcext:value-type="float">
            <text:p>0.92</text:p>
          </table:table-cell>
          <table:table-cell table:style-name="ce4" table:formula="of:=[.K187]" office:value-type="float" office:value="0.607234" calcext:value-type="float">
            <text:p>0.61</text:p>
          </table:table-cell>
          <table:table-cell table:style-name="ce4" table:formula="of:=[.N187]" office:value-type="float" office:value="0.392766" calcext:value-type="float">
            <text:p>0.39</text:p>
          </table:table-cell>
          <table:table-cell table:style-name="ce6" table:number-columns-repeated="2"/>
          <table:table-cell table:style-name="ce6" table:formula="of:=[.V187]" office:value-type="float" office:value="0.607234" calcext:value-type="float">
            <text:p>0.61</text:p>
          </table:table-cell>
          <table:table-cell table:style-name="ce6" table:formula="of:=[.Q187]" office:value-type="float" office:value="0.535519" calcext:value-type="float">
            <text:p>0.54</text:p>
          </table:table-cell>
          <table:table-cell table:style-name="ce6"/>
          <table:table-cell table:style-name="ce6" table:formula="of:=[.L187]" office:value-type="float" office:value="0.419597" calcext:value-type="float">
            <text:p>0.42</text:p>
          </table:table-cell>
          <table:table-cell table:style-name="ce6" table:formula="of:=[.R187]" office:value-type="float" office:value="0.3711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06.17" calcext:value-type="float">
            <text:p>1,106.1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5.76" calcext:value-type="float">
            <text:p>3,855.76</text:p>
          </table:table-cell>
          <table:table-cell table:style-name="ce6" office:value-type="float" office:value="4481.05" calcext:value-type="float">
            <text:p>4,481.0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32.24" calcext:value-type="float">
            <text:p>2,532.24</text:p>
          </table:table-cell>
          <table:table-cell table:style-name="ce6" office:value-type="float" office:value="6142.95" calcext:value-type="float">
            <text:p>6,142.9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3594" calcext:value-type="float">
            <text:p>0.60</text:p>
          </table:table-cell>
          <table:table-cell table:style-name="ce6" office:value-type="float" office:value="0.421785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6406" calcext:value-type="float">
            <text:p>0.40</text:p>
          </table:table-cell>
          <table:table-cell table:style-name="ce6" office:value-type="float" office:value="0.578215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8953" calcext:value-type="float">
            <text:p>0.54</text:p>
          </table:table-cell>
          <table:table-cell table:style-name="ce6" office:value-type="float" office:value="0.385469" calcext:value-type="float">
            <text:p>0.39</text:p>
          </table:table-cell>
          <table:table-cell table:style-name="ce6" table:number-columns-repeated="2"/>
          <table:table-cell table:style-name="ce4" table:formula="of:=[.A188]/[.$X$2]" office:value-type="float" office:value="0.925525862213223" calcext:value-type="float">
            <text:p>0.93</text:p>
          </table:table-cell>
          <table:table-cell table:style-name="ce4" table:formula="of:=[.K188]" office:value-type="float" office:value="0.603594" calcext:value-type="float">
            <text:p>0.60</text:p>
          </table:table-cell>
          <table:table-cell table:style-name="ce4" table:formula="of:=[.N188]" office:value-type="float" office:value="0.396406" calcext:value-type="float">
            <text:p>0.40</text:p>
          </table:table-cell>
          <table:table-cell table:style-name="ce6" table:number-columns-repeated="2"/>
          <table:table-cell table:style-name="ce6" table:formula="of:=[.V188]" office:value-type="float" office:value="0.603594" calcext:value-type="float">
            <text:p>0.60</text:p>
          </table:table-cell>
          <table:table-cell table:style-name="ce6" table:formula="of:=[.Q188]" office:value-type="float" office:value="0.538953" calcext:value-type="float">
            <text:p>0.54</text:p>
          </table:table-cell>
          <table:table-cell table:style-name="ce6"/>
          <table:table-cell table:style-name="ce6" table:formula="of:=[.L188]" office:value-type="float" office:value="0.421785" calcext:value-type="float">
            <text:p>0.42</text:p>
          </table:table-cell>
          <table:table-cell table:style-name="ce6" table:formula="of:=[.R188]" office:value-type="float" office:value="0.385469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113.35" calcext:value-type="float">
            <text:p>1,113.3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47.81" calcext:value-type="float">
            <text:p>3,847.81</text:p>
          </table:table-cell>
          <table:table-cell table:style-name="ce6" office:value-type="float" office:value="4488.99" calcext:value-type="float">
            <text:p>4,488.9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40.19" calcext:value-type="float">
            <text:p>2,540.19</text:p>
          </table:table-cell>
          <table:table-cell table:style-name="ce6" office:value-type="float" office:value="6135.01" calcext:value-type="float">
            <text:p>6,135.0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235" calcext:value-type="float">
            <text:p>0.60</text:p>
          </table:table-cell>
          <table:table-cell table:style-name="ce6" office:value-type="float" office:value="0.422533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765" calcext:value-type="float">
            <text:p>0.40</text:p>
          </table:table-cell>
          <table:table-cell table:style-name="ce6" office:value-type="float" office:value="0.577467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4504" calcext:value-type="float">
            <text:p>0.53</text:p>
          </table:table-cell>
          <table:table-cell table:style-name="ce6" office:value-type="float" office:value="0.36822" calcext:value-type="float">
            <text:p>0.37</text:p>
          </table:table-cell>
          <table:table-cell table:style-name="ce6" table:number-columns-repeated="2"/>
          <table:table-cell table:style-name="ce4" table:formula="of:=[.A189]/[.$X$2]" office:value-type="float" office:value="0.931533325524189" calcext:value-type="float">
            <text:p>0.93</text:p>
          </table:table-cell>
          <table:table-cell table:style-name="ce4" table:formula="of:=[.K189]" office:value-type="float" office:value="0.60235" calcext:value-type="float">
            <text:p>0.60</text:p>
          </table:table-cell>
          <table:table-cell table:style-name="ce4" table:formula="of:=[.N189]" office:value-type="float" office:value="0.39765" calcext:value-type="float">
            <text:p>0.40</text:p>
          </table:table-cell>
          <table:table-cell table:style-name="ce6" table:number-columns-repeated="2"/>
          <table:table-cell table:style-name="ce6" table:formula="of:=[.V189]" office:value-type="float" office:value="0.60235" calcext:value-type="float">
            <text:p>0.60</text:p>
          </table:table-cell>
          <table:table-cell table:style-name="ce6" table:formula="of:=[.Q189]" office:value-type="float" office:value="0.534504" calcext:value-type="float">
            <text:p>0.53</text:p>
          </table:table-cell>
          <table:table-cell table:style-name="ce6"/>
          <table:table-cell table:style-name="ce6" table:formula="of:=[.L189]" office:value-type="float" office:value="0.422533" calcext:value-type="float">
            <text:p>0.42</text:p>
          </table:table-cell>
          <table:table-cell table:style-name="ce6" table:formula="of:=[.R189]" office:value-type="float" office:value="0.36822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20.69" calcext:value-type="float">
            <text:p>1,120.6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9.9" calcext:value-type="float">
            <text:p>3,859.90</text:p>
          </table:table-cell>
          <table:table-cell table:style-name="ce6" office:value-type="float" office:value="4476.9" calcext:value-type="float">
            <text:p>4,476.90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28.1" calcext:value-type="float">
            <text:p>2,528.10</text:p>
          </table:table-cell>
          <table:table-cell table:style-name="ce6" office:value-type="float" office:value="6147.1" calcext:value-type="float">
            <text:p>6,147.10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4242" calcext:value-type="float">
            <text:p>0.60</text:p>
          </table:table-cell>
          <table:table-cell table:style-name="ce6" office:value-type="float" office:value="0.421395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5758" calcext:value-type="float">
            <text:p>0.40</text:p>
          </table:table-cell>
          <table:table-cell table:style-name="ce6" office:value-type="float" office:value="0.578605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3506" calcext:value-type="float">
            <text:p>0.55</text:p>
          </table:table-cell>
          <table:table-cell table:style-name="ce6" office:value-type="float" office:value="0.404819" calcext:value-type="float">
            <text:p>0.40</text:p>
          </table:table-cell>
          <table:table-cell table:style-name="ce6" table:number-columns-repeated="2"/>
          <table:table-cell table:style-name="ce4" table:formula="of:=[.A190]/[.$X$2]" office:value-type="float" office:value="0.937674659883867" calcext:value-type="float">
            <text:p>0.94</text:p>
          </table:table-cell>
          <table:table-cell table:style-name="ce4" table:formula="of:=[.K190]" office:value-type="float" office:value="0.604242" calcext:value-type="float">
            <text:p>0.60</text:p>
          </table:table-cell>
          <table:table-cell table:style-name="ce4" table:formula="of:=[.N190]" office:value-type="float" office:value="0.395758" calcext:value-type="float">
            <text:p>0.40</text:p>
          </table:table-cell>
          <table:table-cell table:style-name="ce6" table:number-columns-repeated="2"/>
          <table:table-cell table:style-name="ce6" table:formula="of:=[.V190]" office:value-type="float" office:value="0.604242" calcext:value-type="float">
            <text:p>0.60</text:p>
          </table:table-cell>
          <table:table-cell table:style-name="ce6" table:formula="of:=[.Q190]" office:value-type="float" office:value="0.553506" calcext:value-type="float">
            <text:p>0.55</text:p>
          </table:table-cell>
          <table:table-cell table:style-name="ce6"/>
          <table:table-cell table:style-name="ce6" table:formula="of:=[.L190]" office:value-type="float" office:value="0.421395" calcext:value-type="float">
            <text:p>0.42</text:p>
          </table:table-cell>
          <table:table-cell table:style-name="ce6" table:formula="of:=[.R190]" office:value-type="float" office:value="0.404819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1126.17" calcext:value-type="float">
            <text:p>1,126.1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3.81" calcext:value-type="float">
            <text:p>3,853.81</text:p>
          </table:table-cell>
          <table:table-cell table:style-name="ce6" office:value-type="float" office:value="4482.99" calcext:value-type="float">
            <text:p>4,482.9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34.19" calcext:value-type="float">
            <text:p>2,534.19</text:p>
          </table:table-cell>
          <table:table-cell table:style-name="ce6" office:value-type="float" office:value="6141.01" calcext:value-type="float">
            <text:p>6,141.0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3289" calcext:value-type="float">
            <text:p>0.60</text:p>
          </table:table-cell>
          <table:table-cell table:style-name="ce6" office:value-type="float" office:value="0.42196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6711" calcext:value-type="float">
            <text:p>0.40</text:p>
          </table:table-cell>
          <table:table-cell table:style-name="ce6" office:value-type="float" office:value="0.57803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1969" calcext:value-type="float">
            <text:p>0.53</text:p>
          </table:table-cell>
          <table:table-cell table:style-name="ce6" office:value-type="float" office:value="0.411379" calcext:value-type="float">
            <text:p>0.41</text:p>
          </table:table-cell>
          <table:table-cell table:style-name="ce6" table:number-columns-repeated="2"/>
          <table:table-cell table:style-name="ce4" table:formula="of:=[.A191]/[.$X$2]" office:value-type="float" office:value="0.942259743302264" calcext:value-type="float">
            <text:p>0.94</text:p>
          </table:table-cell>
          <table:table-cell table:style-name="ce4" table:formula="of:=[.K191]" office:value-type="float" office:value="0.603289" calcext:value-type="float">
            <text:p>0.60</text:p>
          </table:table-cell>
          <table:table-cell table:style-name="ce4" table:formula="of:=[.N191]" office:value-type="float" office:value="0.396711" calcext:value-type="float">
            <text:p>0.40</text:p>
          </table:table-cell>
          <table:table-cell table:style-name="ce6" table:number-columns-repeated="2"/>
          <table:table-cell table:style-name="ce6" table:formula="of:=[.V191]" office:value-type="float" office:value="0.603289" calcext:value-type="float">
            <text:p>0.60</text:p>
          </table:table-cell>
          <table:table-cell table:style-name="ce6" table:formula="of:=[.Q191]" office:value-type="float" office:value="0.531969" calcext:value-type="float">
            <text:p>0.53</text:p>
          </table:table-cell>
          <table:table-cell table:style-name="ce6"/>
          <table:table-cell table:style-name="ce6" table:formula="of:=[.L191]" office:value-type="float" office:value="0.421968" calcext:value-type="float">
            <text:p>0.42</text:p>
          </table:table-cell>
          <table:table-cell table:style-name="ce6" table:formula="of:=[.R191]" office:value-type="float" office:value="0.411379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1133.06" calcext:value-type="float">
            <text:p>1,133.06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63.14" calcext:value-type="float">
            <text:p>3,863.14</text:p>
          </table:table-cell>
          <table:table-cell table:style-name="ce6" office:value-type="float" office:value="4473.66" calcext:value-type="float">
            <text:p>4,473.6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24.86" calcext:value-type="float">
            <text:p>2,524.86</text:p>
          </table:table-cell>
          <table:table-cell table:style-name="ce6" office:value-type="float" office:value="6150.34" calcext:value-type="float">
            <text:p>6,150.3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475" calcext:value-type="float">
            <text:p>0.60</text:p>
          </table:table-cell>
          <table:table-cell table:style-name="ce6" office:value-type="float" office:value="0.42109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525" calcext:value-type="float">
            <text:p>0.40</text:p>
          </table:table-cell>
          <table:table-cell table:style-name="ce6" office:value-type="float" office:value="0.57891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50265" calcext:value-type="float">
            <text:p>0.55</text:p>
          </table:table-cell>
          <table:table-cell table:style-name="ce6" office:value-type="float" office:value="0.412698" calcext:value-type="float">
            <text:p>0.41</text:p>
          </table:table-cell>
          <table:table-cell table:style-name="ce6" table:number-columns-repeated="2"/>
          <table:table-cell table:style-name="ce4" table:formula="of:=[.A192]/[.$X$2]" office:value-type="float" office:value="0.948024565337439" calcext:value-type="float">
            <text:p>0.95</text:p>
          </table:table-cell>
          <table:table-cell table:style-name="ce4" table:formula="of:=[.K192]" office:value-type="float" office:value="0.60475" calcext:value-type="float">
            <text:p>0.60</text:p>
          </table:table-cell>
          <table:table-cell table:style-name="ce4" table:formula="of:=[.N192]" office:value-type="float" office:value="0.39525" calcext:value-type="float">
            <text:p>0.40</text:p>
          </table:table-cell>
          <table:table-cell table:style-name="ce6" table:number-columns-repeated="2"/>
          <table:table-cell table:style-name="ce6" table:formula="of:=[.V192]" office:value-type="float" office:value="0.60475" calcext:value-type="float">
            <text:p>0.60</text:p>
          </table:table-cell>
          <table:table-cell table:style-name="ce6" table:formula="of:=[.Q192]" office:value-type="float" office:value="0.550265" calcext:value-type="float">
            <text:p>0.55</text:p>
          </table:table-cell>
          <table:table-cell table:style-name="ce6"/>
          <table:table-cell table:style-name="ce6" table:formula="of:=[.L192]" office:value-type="float" office:value="0.42109" calcext:value-type="float">
            <text:p>0.42</text:p>
          </table:table-cell>
          <table:table-cell table:style-name="ce6" table:formula="of:=[.R192]" office:value-type="float" office:value="0.412698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1140.15" calcext:value-type="float">
            <text:p>1,140.15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9.54" calcext:value-type="float">
            <text:p>3,859.54</text:p>
          </table:table-cell>
          <table:table-cell table:style-name="ce6" office:value-type="float" office:value="4477.26" calcext:value-type="float">
            <text:p>4,477.2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28.46" calcext:value-type="float">
            <text:p>2,528.46</text:p>
          </table:table-cell>
          <table:table-cell table:style-name="ce6" office:value-type="float" office:value="6146.74" calcext:value-type="float">
            <text:p>6,146.7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4186" calcext:value-type="float">
            <text:p>0.60</text:p>
          </table:table-cell>
          <table:table-cell table:style-name="ce6" office:value-type="float" office:value="0.421429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5814" calcext:value-type="float">
            <text:p>0.40</text:p>
          </table:table-cell>
          <table:table-cell table:style-name="ce6" office:value-type="float" office:value="0.578571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8962" calcext:value-type="float">
            <text:p>0.52</text:p>
          </table:table-cell>
          <table:table-cell table:style-name="ce6" office:value-type="float" office:value="0.391904" calcext:value-type="float">
            <text:p>0.39</text:p>
          </table:table-cell>
          <table:table-cell table:style-name="ce6" table:number-columns-repeated="2"/>
          <table:table-cell table:style-name="ce4" table:formula="of:=[.A193]/[.$X$2]" office:value-type="float" office:value="0.953956726183504" calcext:value-type="float">
            <text:p>0.95</text:p>
          </table:table-cell>
          <table:table-cell table:style-name="ce4" table:formula="of:=[.K193]" office:value-type="float" office:value="0.604186" calcext:value-type="float">
            <text:p>0.60</text:p>
          </table:table-cell>
          <table:table-cell table:style-name="ce4" table:formula="of:=[.N193]" office:value-type="float" office:value="0.395814" calcext:value-type="float">
            <text:p>0.40</text:p>
          </table:table-cell>
          <table:table-cell table:style-name="ce6" table:number-columns-repeated="2"/>
          <table:table-cell table:style-name="ce6" table:formula="of:=[.V193]" office:value-type="float" office:value="0.604186" calcext:value-type="float">
            <text:p>0.60</text:p>
          </table:table-cell>
          <table:table-cell table:style-name="ce6" table:formula="of:=[.Q193]" office:value-type="float" office:value="0.518962" calcext:value-type="float">
            <text:p>0.52</text:p>
          </table:table-cell>
          <table:table-cell table:style-name="ce6"/>
          <table:table-cell table:style-name="ce6" table:formula="of:=[.L193]" office:value-type="float" office:value="0.421429" calcext:value-type="float">
            <text:p>0.42</text:p>
          </table:table-cell>
          <table:table-cell table:style-name="ce6" table:formula="of:=[.R193]" office:value-type="float" office:value="0.391904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147.9" calcext:value-type="float">
            <text:p>1,147.9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45.81" calcext:value-type="float">
            <text:p>3,845.81</text:p>
          </table:table-cell>
          <table:table-cell table:style-name="ce6" office:value-type="float" office:value="4490.99" calcext:value-type="float">
            <text:p>4,490.99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42.19" calcext:value-type="float">
            <text:p>2,542.19</text:p>
          </table:table-cell>
          <table:table-cell table:style-name="ce6" office:value-type="float" office:value="6133.01" calcext:value-type="float">
            <text:p>6,133.01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2037" calcext:value-type="float">
            <text:p>0.60</text:p>
          </table:table-cell>
          <table:table-cell table:style-name="ce6" office:value-type="float" office:value="0.422721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7963" calcext:value-type="float">
            <text:p>0.40</text:p>
          </table:table-cell>
          <table:table-cell table:style-name="ce6" office:value-type="float" office:value="0.577279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7591" calcext:value-type="float">
            <text:p>0.55</text:p>
          </table:table-cell>
          <table:table-cell table:style-name="ce6" office:value-type="float" office:value="0.41453" calcext:value-type="float">
            <text:p>0.41</text:p>
          </table:table-cell>
          <table:table-cell table:style-name="ce6" table:number-columns-repeated="2"/>
          <table:table-cell table:style-name="ce4" table:formula="of:=[.A194]/[.$X$2]" office:value-type="float" office:value="0.960441105105507" calcext:value-type="float">
            <text:p>0.96</text:p>
          </table:table-cell>
          <table:table-cell table:style-name="ce4" table:formula="of:=[.K194]" office:value-type="float" office:value="0.602037" calcext:value-type="float">
            <text:p>0.60</text:p>
          </table:table-cell>
          <table:table-cell table:style-name="ce4" table:formula="of:=[.N194]" office:value-type="float" office:value="0.397963" calcext:value-type="float">
            <text:p>0.40</text:p>
          </table:table-cell>
          <table:table-cell table:style-name="ce6" table:number-columns-repeated="2"/>
          <table:table-cell table:style-name="ce6" table:formula="of:=[.V194]" office:value-type="float" office:value="0.602037" calcext:value-type="float">
            <text:p>0.60</text:p>
          </table:table-cell>
          <table:table-cell table:style-name="ce6" table:formula="of:=[.Q194]" office:value-type="float" office:value="0.547591" calcext:value-type="float">
            <text:p>0.55</text:p>
          </table:table-cell>
          <table:table-cell table:style-name="ce6"/>
          <table:table-cell table:style-name="ce6" table:formula="of:=[.L194]" office:value-type="float" office:value="0.422721" calcext:value-type="float">
            <text:p>0.42</text:p>
          </table:table-cell>
          <table:table-cell table:style-name="ce6" table:formula="of:=[.R194]" office:value-type="float" office:value="0.41453" calcext:value-type="float">
            <text:p>0.41</text:p>
          </table:table-cell>
          <table:table-cell table:number-columns-repeated="16354"/>
        </table:table-row>
        <table:table-row table:style-name="ro2">
          <table:table-cell table:style-name="ce4" office:value-type="float" office:value="1154.93" calcext:value-type="float">
            <text:p>1,154.93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51.23" calcext:value-type="float">
            <text:p>3,851.23</text:p>
          </table:table-cell>
          <table:table-cell table:style-name="ce6" office:value-type="float" office:value="4485.57" calcext:value-type="float">
            <text:p>4,485.57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36.77" calcext:value-type="float">
            <text:p>2,536.77</text:p>
          </table:table-cell>
          <table:table-cell table:style-name="ce6" office:value-type="float" office:value="6138.43" calcext:value-type="float">
            <text:p>6,138.43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2885" calcext:value-type="float">
            <text:p>0.60</text:p>
          </table:table-cell>
          <table:table-cell table:style-name="ce6" office:value-type="float" office:value="0.422211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7115" calcext:value-type="float">
            <text:p>0.40</text:p>
          </table:table-cell>
          <table:table-cell table:style-name="ce6" office:value-type="float" office:value="0.577789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8966" calcext:value-type="float">
            <text:p>0.55</text:p>
          </table:table-cell>
          <table:table-cell table:style-name="ce6" office:value-type="float" office:value="0.397503" calcext:value-type="float">
            <text:p>0.40</text:p>
          </table:table-cell>
          <table:table-cell table:style-name="ce6" table:number-columns-repeated="2"/>
          <table:table-cell table:style-name="ce4" table:formula="of:=[.A195]/[.$X$2]" office:value-type="float" office:value="0.966323064308305" calcext:value-type="float">
            <text:p>0.97</text:p>
          </table:table-cell>
          <table:table-cell table:style-name="ce4" table:formula="of:=[.K195]" office:value-type="float" office:value="0.602885" calcext:value-type="float">
            <text:p>0.60</text:p>
          </table:table-cell>
          <table:table-cell table:style-name="ce4" table:formula="of:=[.N195]" office:value-type="float" office:value="0.397115" calcext:value-type="float">
            <text:p>0.40</text:p>
          </table:table-cell>
          <table:table-cell table:style-name="ce6" table:number-columns-repeated="2"/>
          <table:table-cell table:style-name="ce6" table:formula="of:=[.V195]" office:value-type="float" office:value="0.602885" calcext:value-type="float">
            <text:p>0.60</text:p>
          </table:table-cell>
          <table:table-cell table:style-name="ce6" table:formula="of:=[.Q195]" office:value-type="float" office:value="0.548966" calcext:value-type="float">
            <text:p>0.55</text:p>
          </table:table-cell>
          <table:table-cell table:style-name="ce6"/>
          <table:table-cell table:style-name="ce6" table:formula="of:=[.L195]" office:value-type="float" office:value="0.422211" calcext:value-type="float">
            <text:p>0.42</text:p>
          </table:table-cell>
          <table:table-cell table:style-name="ce6" table:formula="of:=[.R195]" office:value-type="float" office:value="0.397503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1160.2" calcext:value-type="float">
            <text:p>1,160.20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64.65" calcext:value-type="float">
            <text:p>3,864.65</text:p>
          </table:table-cell>
          <table:table-cell table:style-name="ce6" office:value-type="float" office:value="4472.15" calcext:value-type="float">
            <text:p>4,472.1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23.35" calcext:value-type="float">
            <text:p>2,523.35</text:p>
          </table:table-cell>
          <table:table-cell table:style-name="ce6" office:value-type="float" office:value="6151.85" calcext:value-type="float">
            <text:p>6,151.8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4986" calcext:value-type="float">
            <text:p>0.60</text:p>
          </table:table-cell>
          <table:table-cell table:style-name="ce6" office:value-type="float" office:value="0.42094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5014" calcext:value-type="float">
            <text:p>0.40</text:p>
          </table:table-cell>
          <table:table-cell table:style-name="ce6" office:value-type="float" office:value="0.57905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15862" calcext:value-type="float">
            <text:p>0.52</text:p>
          </table:table-cell>
          <table:table-cell table:style-name="ce6" office:value-type="float" office:value="0.378531" calcext:value-type="float">
            <text:p>0.38</text:p>
          </table:table-cell>
          <table:table-cell table:style-name="ce6" table:number-columns-repeated="2"/>
          <table:table-cell table:style-name="ce4" table:formula="of:=[.A196]/[.$X$2]" office:value-type="float" office:value="0.970732441975267" calcext:value-type="float">
            <text:p>0.97</text:p>
          </table:table-cell>
          <table:table-cell table:style-name="ce4" table:formula="of:=[.K196]" office:value-type="float" office:value="0.604986" calcext:value-type="float">
            <text:p>0.60</text:p>
          </table:table-cell>
          <table:table-cell table:style-name="ce4" table:formula="of:=[.N196]" office:value-type="float" office:value="0.395014" calcext:value-type="float">
            <text:p>0.40</text:p>
          </table:table-cell>
          <table:table-cell table:style-name="ce6" table:number-columns-repeated="2"/>
          <table:table-cell table:style-name="ce6" table:formula="of:=[.V196]" office:value-type="float" office:value="0.604986" calcext:value-type="float">
            <text:p>0.60</text:p>
          </table:table-cell>
          <table:table-cell table:style-name="ce6" table:formula="of:=[.Q196]" office:value-type="float" office:value="0.515862" calcext:value-type="float">
            <text:p>0.52</text:p>
          </table:table-cell>
          <table:table-cell table:style-name="ce6"/>
          <table:table-cell table:style-name="ce6" table:formula="of:=[.L196]" office:value-type="float" office:value="0.420948" calcext:value-type="float">
            <text:p>0.42</text:p>
          </table:table-cell>
          <table:table-cell table:style-name="ce6" table:formula="of:=[.R196]" office:value-type="float" office:value="0.378531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167.09" calcext:value-type="float">
            <text:p>1,167.09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83.14" calcext:value-type="float">
            <text:p>3,883.14</text:p>
          </table:table-cell>
          <table:table-cell table:style-name="ce6" office:value-type="float" office:value="4453.66" calcext:value-type="float">
            <text:p>4,453.66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04.86" calcext:value-type="float">
            <text:p>2,504.86</text:p>
          </table:table-cell>
          <table:table-cell table:style-name="ce6" office:value-type="float" office:value="6170.34" calcext:value-type="float">
            <text:p>6,170.34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7881" calcext:value-type="float">
            <text:p>0.61</text:p>
          </table:table-cell>
          <table:table-cell table:style-name="ce6" office:value-type="float" office:value="0.41920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2119" calcext:value-type="float">
            <text:p>0.39</text:p>
          </table:table-cell>
          <table:table-cell table:style-name="ce6" office:value-type="float" office:value="0.58079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93407" calcext:value-type="float">
            <text:p>0.59</text:p>
          </table:table-cell>
          <table:table-cell table:style-name="ce6" office:value-type="float" office:value="0.382979" calcext:value-type="float">
            <text:p>0.38</text:p>
          </table:table-cell>
          <table:table-cell table:style-name="ce6" table:number-columns-repeated="2"/>
          <table:table-cell table:style-name="ce4" table:formula="of:=[.A197]/[.$X$2]" office:value-type="float" office:value="0.976497264010442" calcext:value-type="float">
            <text:p>0.98</text:p>
          </table:table-cell>
          <table:table-cell table:style-name="ce4" table:formula="of:=[.K197]" office:value-type="float" office:value="0.607881" calcext:value-type="float">
            <text:p>0.61</text:p>
          </table:table-cell>
          <table:table-cell table:style-name="ce4" table:formula="of:=[.N197]" office:value-type="float" office:value="0.392119" calcext:value-type="float">
            <text:p>0.39</text:p>
          </table:table-cell>
          <table:table-cell table:style-name="ce6" table:number-columns-repeated="2"/>
          <table:table-cell table:style-name="ce6" table:formula="of:=[.V197]" office:value-type="float" office:value="0.607881" calcext:value-type="float">
            <text:p>0.61</text:p>
          </table:table-cell>
          <table:table-cell table:style-name="ce6" table:formula="of:=[.Q197]" office:value-type="float" office:value="0.593407" calcext:value-type="float">
            <text:p>0.59</text:p>
          </table:table-cell>
          <table:table-cell table:style-name="ce6"/>
          <table:table-cell table:style-name="ce6" table:formula="of:=[.L197]" office:value-type="float" office:value="0.419208" calcext:value-type="float">
            <text:p>0.42</text:p>
          </table:table-cell>
          <table:table-cell table:style-name="ce6" table:formula="of:=[.R197]" office:value-type="float" office:value="0.382979" calcext:value-type="float">
            <text:p>0.38</text:p>
          </table:table-cell>
          <table:table-cell table:number-columns-repeated="16354"/>
        </table:table-row>
        <table:table-row table:style-name="ro2">
          <table:table-cell table:style-name="ce4" office:value-type="float" office:value="1173.41" calcext:value-type="float">
            <text:p>1,173.41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73.37" calcext:value-type="float">
            <text:p>3,873.37</text:p>
          </table:table-cell>
          <table:table-cell table:style-name="ce6" office:value-type="float" office:value="4463.44" calcext:value-type="float">
            <text:p>4,463.44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14.63" calcext:value-type="float">
            <text:p>2,514.63</text:p>
          </table:table-cell>
          <table:table-cell table:style-name="ce6" office:value-type="float" office:value="6160.56" calcext:value-type="float">
            <text:p>6,160.56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6351" calcext:value-type="float">
            <text:p>0.61</text:p>
          </table:table-cell>
          <table:table-cell table:style-name="ce6" office:value-type="float" office:value="0.420128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3649" calcext:value-type="float">
            <text:p>0.39</text:p>
          </table:table-cell>
          <table:table-cell table:style-name="ce6" office:value-type="float" office:value="0.579872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4219" calcext:value-type="float">
            <text:p>0.54</text:p>
          </table:table-cell>
          <table:table-cell table:style-name="ce6" office:value-type="float" office:value="0.396947" calcext:value-type="float">
            <text:p>0.40</text:p>
          </table:table-cell>
          <table:table-cell table:style-name="ce6" table:number-columns-repeated="2"/>
          <table:table-cell table:style-name="ce4" table:formula="of:=[.A198]/[.$X$2]" office:value-type="float" office:value="0.981785170434579" calcext:value-type="float">
            <text:p>0.98</text:p>
          </table:table-cell>
          <table:table-cell table:style-name="ce4" table:formula="of:=[.K198]" office:value-type="float" office:value="0.606351" calcext:value-type="float">
            <text:p>0.61</text:p>
          </table:table-cell>
          <table:table-cell table:style-name="ce4" table:formula="of:=[.N198]" office:value-type="float" office:value="0.393649" calcext:value-type="float">
            <text:p>0.39</text:p>
          </table:table-cell>
          <table:table-cell table:style-name="ce6" table:number-columns-repeated="2"/>
          <table:table-cell table:style-name="ce6" table:formula="of:=[.V198]" office:value-type="float" office:value="0.606351" calcext:value-type="float">
            <text:p>0.61</text:p>
          </table:table-cell>
          <table:table-cell table:style-name="ce6" table:formula="of:=[.Q198]" office:value-type="float" office:value="0.54219" calcext:value-type="float">
            <text:p>0.54</text:p>
          </table:table-cell>
          <table:table-cell table:style-name="ce6"/>
          <table:table-cell table:style-name="ce6" table:formula="of:=[.L198]" office:value-type="float" office:value="0.420128" calcext:value-type="float">
            <text:p>0.42</text:p>
          </table:table-cell>
          <table:table-cell table:style-name="ce6" table:formula="of:=[.R198]" office:value-type="float" office:value="0.396947" calcext:value-type="float">
            <text:p>0.40</text:p>
          </table:table-cell>
          <table:table-cell table:number-columns-repeated="16354"/>
        </table:table-row>
        <table:table-row table:style-name="ro2">
          <table:table-cell table:style-name="ce4" office:value-type="float" office:value="1180.37" calcext:value-type="float">
            <text:p>1,180.37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70.12" calcext:value-type="float">
            <text:p>3,870.12</text:p>
          </table:table-cell>
          <table:table-cell table:style-name="ce6" office:value-type="float" office:value="4466.68" calcext:value-type="float">
            <text:p>4,466.68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17.88" calcext:value-type="float">
            <text:p>2,517.88</text:p>
          </table:table-cell>
          <table:table-cell table:style-name="ce6" office:value-type="float" office:value="6157.32" calcext:value-type="float">
            <text:p>6,157.32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5842" calcext:value-type="float">
            <text:p>0.61</text:p>
          </table:table-cell>
          <table:table-cell table:style-name="ce6" office:value-type="float" office:value="0.420433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4158" calcext:value-type="float">
            <text:p>0.39</text:p>
          </table:table-cell>
          <table:table-cell table:style-name="ce6" office:value-type="float" office:value="0.579567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24691" calcext:value-type="float">
            <text:p>0.52</text:p>
          </table:table-cell>
          <table:table-cell table:style-name="ce6" office:value-type="float" office:value="0.369324" calcext:value-type="float">
            <text:p>0.37</text:p>
          </table:table-cell>
          <table:table-cell table:style-name="ce6" table:number-columns-repeated="2"/>
          <table:table-cell table:style-name="ce4" table:formula="of:=[.A199]/[.$X$2]" office:value-type="float" office:value="0.987608561053565" calcext:value-type="float">
            <text:p>0.99</text:p>
          </table:table-cell>
          <table:table-cell table:style-name="ce4" table:formula="of:=[.K199]" office:value-type="float" office:value="0.605842" calcext:value-type="float">
            <text:p>0.61</text:p>
          </table:table-cell>
          <table:table-cell table:style-name="ce4" table:formula="of:=[.N199]" office:value-type="float" office:value="0.394158" calcext:value-type="float">
            <text:p>0.39</text:p>
          </table:table-cell>
          <table:table-cell table:style-name="ce6" table:number-columns-repeated="2"/>
          <table:table-cell table:style-name="ce6" table:formula="of:=[.V199]" office:value-type="float" office:value="0.605842" calcext:value-type="float">
            <text:p>0.61</text:p>
          </table:table-cell>
          <table:table-cell table:style-name="ce6" table:formula="of:=[.Q199]" office:value-type="float" office:value="0.524691" calcext:value-type="float">
            <text:p>0.52</text:p>
          </table:table-cell>
          <table:table-cell table:style-name="ce6"/>
          <table:table-cell table:style-name="ce6" table:formula="of:=[.L199]" office:value-type="float" office:value="0.420433" calcext:value-type="float">
            <text:p>0.42</text:p>
          </table:table-cell>
          <table:table-cell table:style-name="ce6" table:formula="of:=[.R199]" office:value-type="float" office:value="0.369324" calcext:value-type="float">
            <text:p>0.37</text:p>
          </table:table-cell>
          <table:table-cell table:number-columns-repeated="16354"/>
        </table:table-row>
        <table:table-row table:style-name="ro2">
          <table:table-cell table:style-name="ce4" office:value-type="float" office:value="1188.24" calcext:value-type="float">
            <text:p>1,188.24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90.66" calcext:value-type="float">
            <text:p>3,890.66</text:p>
          </table:table-cell>
          <table:table-cell table:style-name="ce6" office:value-type="float" office:value="4446.15" calcext:value-type="float">
            <text:p>4,446.15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497.34" calcext:value-type="float">
            <text:p>2,497.34</text:p>
          </table:table-cell>
          <table:table-cell table:style-name="ce6" office:value-type="float" office:value="6177.85" calcext:value-type="float">
            <text:p>6,177.85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9057" calcext:value-type="float">
            <text:p>0.61</text:p>
          </table:table-cell>
          <table:table-cell table:style-name="ce6" office:value-type="float" office:value="0.4185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0943" calcext:value-type="float">
            <text:p>0.39</text:p>
          </table:table-cell>
          <table:table-cell table:style-name="ce6" office:value-type="float" office:value="0.5815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1375" calcext:value-type="float">
            <text:p>0.53</text:p>
          </table:table-cell>
          <table:table-cell table:style-name="ce6" office:value-type="float" office:value="0.387049" calcext:value-type="float">
            <text:p>0.39</text:p>
          </table:table-cell>
          <table:table-cell table:style-name="ce6" table:number-columns-repeated="2"/>
          <table:table-cell table:style-name="ce4" table:formula="of:=[.A200]/[.$X$2]" office:value-type="float" office:value="0.994193343262103" calcext:value-type="float">
            <text:p>0.99</text:p>
          </table:table-cell>
          <table:table-cell table:style-name="ce4" table:formula="of:=[.K200]" office:value-type="float" office:value="0.609057" calcext:value-type="float">
            <text:p>0.61</text:p>
          </table:table-cell>
          <table:table-cell table:style-name="ce4" table:formula="of:=[.N200]" office:value-type="float" office:value="0.390943" calcext:value-type="float">
            <text:p>0.39</text:p>
          </table:table-cell>
          <table:table-cell table:style-name="ce6" table:number-columns-repeated="2"/>
          <table:table-cell table:style-name="ce6" table:formula="of:=[.V200]" office:value-type="float" office:value="0.609057" calcext:value-type="float">
            <text:p>0.61</text:p>
          </table:table-cell>
          <table:table-cell table:style-name="ce6" table:formula="of:=[.Q200]" office:value-type="float" office:value="0.531375" calcext:value-type="float">
            <text:p>0.53</text:p>
          </table:table-cell>
          <table:table-cell table:style-name="ce6"/>
          <table:table-cell table:style-name="ce6" table:formula="of:=[.L200]" office:value-type="float" office:value="0.4185" calcext:value-type="float">
            <text:p>0.42</text:p>
          </table:table-cell>
          <table:table-cell table:style-name="ce6" table:formula="of:=[.R200]" office:value-type="float" office:value="0.387049" calcext:value-type="float">
            <text:p>0.39</text:p>
          </table:table-cell>
          <table:table-cell table:number-columns-repeated="16354"/>
        </table:table-row>
        <table:table-row table:style-name="ro2">
          <table:table-cell table:style-name="ce4" office:value-type="float" office:value="1195.18" calcext:value-type="float">
            <text:p>1,195.18</text:p>
          </table:table-cell>
          <table:table-cell table:style-name="ce6" office:value-type="float" office:value="10624" calcext:value-type="float">
            <text:p>10,624.00</text:p>
          </table:table-cell>
          <table:table-cell table:style-name="ce6" office:value-type="float" office:value="6388" calcext:value-type="float">
            <text:p>6,388.00</text:p>
          </table:table-cell>
          <table:table-cell table:style-name="ce6" office:value-type="float" office:value="17012" calcext:value-type="float">
            <text:p>17,012.00</text:p>
          </table:table-cell>
          <table:table-cell table:style-name="ce6" office:value-type="float" office:value="3874.19" calcext:value-type="float">
            <text:p>3,874.19</text:p>
          </table:table-cell>
          <table:table-cell table:style-name="ce6" office:value-type="float" office:value="4462.62" calcext:value-type="float">
            <text:p>4,462.62</text:p>
          </table:table-cell>
          <table:table-cell table:style-name="ce6" office:value-type="float" office:value="8336.8" calcext:value-type="float">
            <text:p>8,336.80</text:p>
          </table:table-cell>
          <table:table-cell table:style-name="ce6" office:value-type="float" office:value="2513.81" calcext:value-type="float">
            <text:p>2,513.81</text:p>
          </table:table-cell>
          <table:table-cell table:style-name="ce6" office:value-type="float" office:value="6161.38" calcext:value-type="float">
            <text:p>6,161.38</text:p>
          </table:table-cell>
          <table:table-cell table:style-name="ce6" office:value-type="float" office:value="8675.2" calcext:value-type="float">
            <text:p>8,675.20</text:p>
          </table:table-cell>
          <table:table-cell table:style-name="ce6" office:value-type="float" office:value="0.606479" calcext:value-type="float">
            <text:p>0.61</text:p>
          </table:table-cell>
          <table:table-cell table:style-name="ce6" office:value-type="float" office:value="0.420051" calcext:value-type="float">
            <text:p>0.42</text:p>
          </table:table-cell>
          <table:table-cell table:style-name="ce6" office:value-type="float" office:value="0.490054" calcext:value-type="float">
            <text:p>0.49</text:p>
          </table:table-cell>
          <table:table-cell table:style-name="ce6" office:value-type="float" office:value="0.393521" calcext:value-type="float">
            <text:p>0.39</text:p>
          </table:table-cell>
          <table:table-cell table:style-name="ce6" office:value-type="float" office:value="0.579949" calcext:value-type="float">
            <text:p>0.58</text:p>
          </table:table-cell>
          <table:table-cell table:style-name="ce6" office:value-type="float" office:value="0.509946" calcext:value-type="float">
            <text:p>0.51</text:p>
          </table:table-cell>
          <table:table-cell table:style-name="ce6" office:value-type="float" office:value="0.530165" calcext:value-type="float">
            <text:p>0.53</text:p>
          </table:table-cell>
          <table:table-cell table:style-name="ce6" office:value-type="float" office:value="0.382637" calcext:value-type="float">
            <text:p>0.38</text:p>
          </table:table-cell>
          <table:table-cell table:style-name="ce6" table:number-columns-repeated="2"/>
          <table:table-cell table:style-name="ce4" table:formula="of:=[.A201]/[.$X$2]" office:value-type="float" office:value="1" calcext:value-type="float">
            <text:p>1.00</text:p>
          </table:table-cell>
          <table:table-cell table:style-name="ce4" table:formula="of:=[.K201]" office:value-type="float" office:value="0.606479" calcext:value-type="float">
            <text:p>0.61</text:p>
          </table:table-cell>
          <table:table-cell table:style-name="ce4" table:formula="of:=[.N201]" office:value-type="float" office:value="0.393521" calcext:value-type="float">
            <text:p>0.39</text:p>
          </table:table-cell>
          <table:table-cell table:style-name="ce6" table:number-columns-repeated="2"/>
          <table:table-cell table:style-name="ce6" table:formula="of:=[.V201]" office:value-type="float" office:value="0.606479" calcext:value-type="float">
            <text:p>0.61</text:p>
          </table:table-cell>
          <table:table-cell table:style-name="ce6" table:formula="of:=[.Q201]" office:value-type="float" office:value="0.530165" calcext:value-type="float">
            <text:p>0.53</text:p>
          </table:table-cell>
          <table:table-cell table:style-name="ce6"/>
          <table:table-cell table:style-name="ce6" table:formula="of:=[.L201]" office:value-type="float" office:value="0.420051" calcext:value-type="float">
            <text:p>0.42</text:p>
          </table:table-cell>
          <table:table-cell table:style-name="ce6" table:formula="of:=[.R201]" office:value-type="float" office:value="0.382637" calcext:value-type="float">
            <text:p>0.38</text:p>
          </table:table-cell>
          <table:table-cell table:number-columns-repeated="16354"/>
        </table:table-row>
        <table:table-row table:style-name="ro2" table:number-rows-repeated="10483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06:25:25.195759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6x26randrad1by2" style:display-name="PageStyle_26x26randrad1by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3:51:50</meta:creation-date>
    <meta:initial-creator>Кафи </meta:initial-creator>
    <dc:language>en-US</dc:language>
    <dc:date>2024-02-12T09:21:41.884717061</dc:date>
    <meta:editing-cycles>12</meta:editing-cycles>
    <meta:editing-duration>P1DT7H43M54S</meta:editing-duration>
    <meta:generator>LibreOffice/7.6.4.1$Linux_X86_64 LibreOffice_project/60$Build-1</meta:generator>
    <meta:document-statistic meta:table-count="1" meta:cell-count="502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6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728cm" xlink:href=".." xlink:type="simple" chart:class="chart:scatter" chart:style-name="ch1">
        <chart:title svg:x="7.78cm" svg:y="0.39cm" chart:style-name="ch2">
          <text:p>Plot of Capillary Pressure vs Saturation</text:p>
        </chart:title>
        <chart:legend chart:legend-position="end" svg:x="17.833cm" svg:y="3.464cm" style:legend-expansion="custom" svg:width="5.103cm" svg:height="2.173cm" style:legend-expansion-aspect-ratio="2.34836631385182" chart:style-name="ch3"/>
        <chart:plot-area chart:style-name="ch4" table:cell-range-address="'capillary-pressure'.Z2:'capillary-pressure'.AA201 'capillary-pressure'.AA1:'capillary-pressure'.AA1 'capillary-pressure'.AD1:'capillary-pressure'.AD201" chart:data-source-has-labels="row" svg:x="1.482cm" svg:y="1.423cm" svg:width="16.292cm" svg:height="10.07cm">
          <chart:coordinate-region svg:x="1.866cm" svg:y="1.622cm" svg:width="15.576cm" svg:height="9.225cm"/>
          <chart:axis chart:dimension="x" chart:name="primary-x" chart:style-name="ch5">
            <chart:title svg:x="8.684cm" svg:y="11.747cm" chart:style-name="ch6">
              <text:p>Saturation S</text:p>
            </chart:title>
            <chart:grid chart:style-name="ch7" chart:class="major"/>
          </chart:axis>
          <chart:axis chart:dimension="y" chart:name="primary-y" chart:style-name="ch8">
            <chart:title svg:x="0.451cm" svg:y="8.169cm" chart:style-name="ch9">
              <text:p>Capillary Pressure P_c</text:p>
            </chart:title>
            <chart:grid chart:style-name="ch7" chart:class="major"/>
          </chart:axis>
          <chart:series chart:style-name="ch10" chart:values-cell-range-address="'capillary-pressure'.AA2:'capillary-pressure'.AA201" chart:label-cell-address="'capillary-pressure'.AA1:'capillary-pressure'.AA1" chart:class="chart:scatter">
            <chart:domain table:cell-range-address="'capillary-pressure'.Z2:'capillary-pressure'.Z201"/>
            <chart:data-point chart:repeated="200"/>
          </chart:series>
          <chart:series chart:style-name="ch11" chart:values-cell-range-address="'capillary-pressure'.AD1:'capillary-pressure'.AD201" chart:label-cell-address="'capillary-pressure'.AD1:'capillary-pressure'.AD1" chart:class="chart:scatter">
            <chart:domain table:cell-range-address="'capillary-pressure'.AC1:'capillary-pressure'.AC201"/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apillary-pressure-inner</text:p>
                <draw:g>
                  <svg:desc>'capillary-pressure'.AA1:'capillary-pressure'.AA1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Capillary-pressure-outside</text:p>
                <draw:g>
                  <svg:desc>'capillary-pressure'.AD1:'capillary-pressure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0006">
                <text:p>0.0170006</text:p>
                <draw:g>
                  <svg:desc>'capillary-pressure'.Z2:'capillary-pressure'.Z201</svg:desc>
                </draw:g>
              </table:table-cell>
              <table:table-cell office:value-type="float" office:value="0.541436">
                <text:p>0.541436</text:p>
                <draw:g>
                  <svg:desc>'capillary-pressure'.AA2:'capillary-pressure'.AA201</svg:desc>
                </draw:g>
              </table:table-cell>
              <table:table-cell office:value-type="float" office:value="NaN">
                <text:p>NaN</text:p>
                <draw:g>
                  <svg:desc>'capillary-pressure'.AC1:'capillary-pressure'.AC201</svg:desc>
                </draw:g>
              </table:table-cell>
              <table:table-cell office:value-type="float" office:value="NaN">
                <text:p>NaN</text:p>
                <draw:g>
                  <svg:desc>'capillary-pressure'.AD1:'capillary-pressure'.A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324">
                <text:p>0.113324</text:p>
              </table:table-cell>
              <table:table-cell office:value-type="float" office:value="0.545455">
                <text:p>0.545455</text:p>
              </table:table-cell>
              <table:table-cell office:value-type="float" office:value="0.774492">
                <text:p>0.774492</text:p>
              </table:table-cell>
              <table:table-cell office:value-type="float" office:value="0.509135">
                <text:p>0.509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182">
                <text:p>0.132182</text:p>
              </table:table-cell>
              <table:table-cell office:value-type="float" office:value="0.519824">
                <text:p>0.519824</text:p>
              </table:table-cell>
              <table:table-cell office:value-type="float" office:value="0.716575">
                <text:p>0.716575</text:p>
              </table:table-cell>
              <table:table-cell office:value-type="float" office:value="0.365993">
                <text:p>0.365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4546">
                <text:p>0.144546</text:p>
              </table:table-cell>
              <table:table-cell office:value-type="float" office:value="0.490842">
                <text:p>0.490842</text:p>
              </table:table-cell>
              <table:table-cell office:value-type="float" office:value="0.705236">
                <text:p>0.705236</text:p>
              </table:table-cell>
              <table:table-cell office:value-type="float" office:value="0.358722">
                <text:p>0.358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5215">
                <text:p>0.155215</text:p>
              </table:table-cell>
              <table:table-cell office:value-type="float" office:value="0.479339">
                <text:p>0.479339</text:p>
              </table:table-cell>
              <table:table-cell office:value-type="float" office:value="0.697801">
                <text:p>0.697801</text:p>
              </table:table-cell>
              <table:table-cell office:value-type="float" office:value="0.359104">
                <text:p>0.359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249">
                <text:p>0.172249</text:p>
              </table:table-cell>
              <table:table-cell office:value-type="float" office:value="0.496454">
                <text:p>0.496454</text:p>
              </table:table-cell>
              <table:table-cell office:value-type="float" office:value="0.691386">
                <text:p>0.691386</text:p>
              </table:table-cell>
              <table:table-cell office:value-type="float" office:value="0.352397">
                <text:p>0.352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627">
                <text:p>0.183627</text:p>
              </table:table-cell>
              <table:table-cell office:value-type="float" office:value="0.504202">
                <text:p>0.504202</text:p>
              </table:table-cell>
              <table:table-cell office:value-type="float" office:value="0.681144">
                <text:p>0.681144</text:p>
              </table:table-cell>
              <table:table-cell office:value-type="float" office:value="0.350846">
                <text:p>0.350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0222">
                <text:p>0.190222</text:p>
              </table:table-cell>
              <table:table-cell office:value-type="float" office:value="0.491979">
                <text:p>0.491979</text:p>
              </table:table-cell>
              <table:table-cell office:value-type="float" office:value="0.674303">
                <text:p>0.674303</text:p>
              </table:table-cell>
              <table:table-cell office:value-type="float" office:value="0.352713">
                <text:p>0.352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986">
                <text:p>0.198986</text:p>
              </table:table-cell>
              <table:table-cell office:value-type="float" office:value="0.522088">
                <text:p>0.522088</text:p>
              </table:table-cell>
              <table:table-cell office:value-type="float" office:value="1">
                <text:p>1</text:p>
              </table:table-cell>
              <table:table-cell office:value-type="float" office:value="0.352437">
                <text:p>0.352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3075">
                <text:p>0.213075</text:p>
              </table:table-cell>
              <table:table-cell office:value-type="float" office:value="0.490196">
                <text:p>0.490196</text:p>
              </table:table-cell>
              <table:table-cell office:value-type="float" office:value="0.665068">
                <text:p>0.665068</text:p>
              </table:table-cell>
              <table:table-cell office:value-type="float" office:value="0.351923">
                <text:p>0.3519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242">
                <text:p>0.223242</text:p>
              </table:table-cell>
              <table:table-cell office:value-type="float" office:value="0.521212">
                <text:p>0.521212</text:p>
              </table:table-cell>
              <table:table-cell office:value-type="float" office:value="0.656596">
                <text:p>0.656596</text:p>
              </table:table-cell>
              <table:table-cell office:value-type="float" office:value="0.356789">
                <text:p>0.356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409">
                <text:p>0.23409</text:p>
              </table:table-cell>
              <table:table-cell office:value-type="float" office:value="0.503597">
                <text:p>0.503597</text:p>
              </table:table-cell>
              <table:table-cell office:value-type="float" office:value="0.650483">
                <text:p>0.650483</text:p>
              </table:table-cell>
              <table:table-cell office:value-type="float" office:value="0.357628">
                <text:p>0.357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7601">
                <text:p>0.247601</text:p>
              </table:table-cell>
              <table:table-cell office:value-type="float" office:value="0.521008">
                <text:p>0.521008</text:p>
              </table:table-cell>
              <table:table-cell office:value-type="float" office:value="0.64396">
                <text:p>0.64396</text:p>
              </table:table-cell>
              <table:table-cell office:value-type="float" office:value="0.351103">
                <text:p>0.351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825">
                <text:p>0.255825</text:p>
              </table:table-cell>
              <table:table-cell office:value-type="float" office:value="0.551559">
                <text:p>0.551559</text:p>
              </table:table-cell>
              <table:table-cell office:value-type="float" office:value="0.635836">
                <text:p>0.635836</text:p>
              </table:table-cell>
              <table:table-cell office:value-type="float" office:value="0.352232">
                <text:p>0.352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5053">
                <text:p>0.265053</text:p>
              </table:table-cell>
              <table:table-cell office:value-type="float" office:value="0.552941">
                <text:p>0.552941</text:p>
              </table:table-cell>
              <table:table-cell office:value-type="float" office:value="0.630891">
                <text:p>0.630891</text:p>
              </table:table-cell>
              <table:table-cell office:value-type="float" office:value="0.353551">
                <text:p>0.35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9851">
                <text:p>0.279851</text:p>
              </table:table-cell>
              <table:table-cell office:value-type="float" office:value="0.56">
                <text:p>0.56</text:p>
              </table:table-cell>
              <table:table-cell office:value-type="float" office:value="0.625343">
                <text:p>0.625343</text:p>
              </table:table-cell>
              <table:table-cell office:value-type="float" office:value="0.353691">
                <text:p>0.353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13">
                <text:p>0.28513</text:p>
              </table:table-cell>
              <table:table-cell office:value-type="float" office:value="0.56338">
                <text:p>0.56338</text:p>
              </table:table-cell>
              <table:table-cell office:value-type="float" office:value="0.616445">
                <text:p>0.616445</text:p>
              </table:table-cell>
              <table:table-cell office:value-type="float" office:value="0.347037">
                <text:p>0.347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117">
                <text:p>0.292117</text:p>
              </table:table-cell>
              <table:table-cell office:value-type="float" office:value="0.544194">
                <text:p>0.544194</text:p>
              </table:table-cell>
              <table:table-cell office:value-type="float" office:value="0.613271">
                <text:p>0.613271</text:p>
              </table:table-cell>
              <table:table-cell office:value-type="float" office:value="0.350825">
                <text:p>0.350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9668">
                <text:p>0.299668</text:p>
              </table:table-cell>
              <table:table-cell office:value-type="float" office:value="0.536765">
                <text:p>0.536765</text:p>
              </table:table-cell>
              <table:table-cell office:value-type="float" office:value="0.60907">
                <text:p>0.60907</text:p>
              </table:table-cell>
              <table:table-cell office:value-type="float" office:value="0.350195">
                <text:p>0.350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6008">
                <text:p>0.306008</text:p>
              </table:table-cell>
              <table:table-cell office:value-type="float" office:value="0.530435">
                <text:p>0.530435</text:p>
              </table:table-cell>
              <table:table-cell office:value-type="float" office:value="0.60453">
                <text:p>0.60453</text:p>
              </table:table-cell>
              <table:table-cell office:value-type="float" office:value="0.351337">
                <text:p>0.351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1243">
                <text:p>0.311243</text:p>
              </table:table-cell>
              <table:table-cell office:value-type="float" office:value="0.536585">
                <text:p>0.536585</text:p>
              </table:table-cell>
              <table:table-cell office:value-type="float" office:value="0.600718">
                <text:p>0.600718</text:p>
              </table:table-cell>
              <table:table-cell office:value-type="float" office:value="0.349333">
                <text:p>0.349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591">
                <text:p>0.315591</text:p>
              </table:table-cell>
              <table:table-cell office:value-type="float" office:value="0.547529">
                <text:p>0.547529</text:p>
              </table:table-cell>
              <table:table-cell office:value-type="float" office:value="0.59757">
                <text:p>0.59757</text:p>
              </table:table-cell>
              <table:table-cell office:value-type="float" office:value="0.353083">
                <text:p>0.35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673">
                <text:p>0.321673</text:p>
              </table:table-cell>
              <table:table-cell office:value-type="float" office:value="0.505308">
                <text:p>0.505308</text:p>
              </table:table-cell>
              <table:table-cell office:value-type="float" office:value="0.594956">
                <text:p>0.594956</text:p>
              </table:table-cell>
              <table:table-cell office:value-type="float" office:value="0.363402">
                <text:p>0.363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6572">
                <text:p>0.326572</text:p>
              </table:table-cell>
              <table:table-cell office:value-type="float" office:value="0.544031">
                <text:p>0.544031</text:p>
              </table:table-cell>
              <table:table-cell office:value-type="float" office:value="0.591298">
                <text:p>0.591298</text:p>
              </table:table-cell>
              <table:table-cell office:value-type="float" office:value="0.353812">
                <text:p>0.353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2464">
                <text:p>0.332464</text:p>
              </table:table-cell>
              <table:table-cell office:value-type="float" office:value="0.512821">
                <text:p>0.512821</text:p>
              </table:table-cell>
              <table:table-cell office:value-type="float" office:value="0.588353">
                <text:p>0.588353</text:p>
              </table:table-cell>
              <table:table-cell office:value-type="float" office:value="0.36635">
                <text:p>0.36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9197">
                <text:p>0.339197</text:p>
              </table:table-cell>
              <table:table-cell office:value-type="float" office:value="0.527363">
                <text:p>0.527363</text:p>
              </table:table-cell>
              <table:table-cell office:value-type="float" office:value="0.58481">
                <text:p>0.58481</text:p>
              </table:table-cell>
              <table:table-cell office:value-type="float" office:value="0.361171">
                <text:p>0.361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2972">
                <text:p>0.342972</text:p>
              </table:table-cell>
              <table:table-cell office:value-type="float" office:value="0.542536">
                <text:p>0.542536</text:p>
              </table:table-cell>
              <table:table-cell office:value-type="float" office:value="0.580762">
                <text:p>0.580762</text:p>
              </table:table-cell>
              <table:table-cell office:value-type="float" office:value="0.367454">
                <text:p>0.367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7759">
                <text:p>0.347759</text:p>
              </table:table-cell>
              <table:table-cell office:value-type="float" office:value="0.506494">
                <text:p>0.506494</text:p>
              </table:table-cell>
              <table:table-cell office:value-type="float" office:value="0.578492">
                <text:p>0.578492</text:p>
              </table:table-cell>
              <table:table-cell office:value-type="float" office:value="0.369276">
                <text:p>0.369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3799">
                <text:p>0.353799</text:p>
              </table:table-cell>
              <table:table-cell office:value-type="float" office:value="0.524444">
                <text:p>0.524444</text:p>
              </table:table-cell>
              <table:table-cell office:value-type="float" office:value="0.575613">
                <text:p>0.57561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6701">
                <text:p>0.356701</text:p>
              </table:table-cell>
              <table:table-cell office:value-type="float" office:value="0.534031">
                <text:p>0.534031</text:p>
              </table:table-cell>
              <table:table-cell office:value-type="float" office:value="0.571982">
                <text:p>0.571982</text:p>
              </table:table-cell>
              <table:table-cell office:value-type="float" office:value="0.376159">
                <text:p>0.376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2478">
                <text:p>0.362478</text:p>
              </table:table-cell>
              <table:table-cell office:value-type="float" office:value="0.532725">
                <text:p>0.532725</text:p>
              </table:table-cell>
              <table:table-cell office:value-type="float" office:value="0.570237">
                <text:p>0.570237</text:p>
              </table:table-cell>
              <table:table-cell office:value-type="float" office:value="0.386973">
                <text:p>0.386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086">
                <text:p>0.363086</text:p>
              </table:table-cell>
              <table:table-cell office:value-type="float" office:value="0.523985">
                <text:p>0.523985</text:p>
              </table:table-cell>
              <table:table-cell office:value-type="float" office:value="0.566763">
                <text:p>0.566763</text:p>
              </table:table-cell>
              <table:table-cell office:value-type="float" office:value="0.351663">
                <text:p>0.3516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9214">
                <text:p>0.369214</text:p>
              </table:table-cell>
              <table:table-cell office:value-type="float" office:value="0.543933">
                <text:p>0.543933</text:p>
              </table:table-cell>
              <table:table-cell office:value-type="float" office:value="0.566398">
                <text:p>0.566398</text:p>
              </table:table-cell>
              <table:table-cell office:value-type="float" office:value="0.375758">
                <text:p>0.375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70525">
                <text:p>0.370525</text:p>
              </table:table-cell>
              <table:table-cell office:value-type="float" office:value="0.597403">
                <text:p>0.597403</text:p>
              </table:table-cell>
              <table:table-cell office:value-type="float" office:value="0.562713">
                <text:p>0.562713</text:p>
              </table:table-cell>
              <table:table-cell office:value-type="float" office:value="0.359212">
                <text:p>0.359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1571">
                <text:p>0.371571</text:p>
              </table:table-cell>
              <table:table-cell office:value-type="float" office:value="0.55516">
                <text:p>0.55516</text:p>
              </table:table-cell>
              <table:table-cell office:value-type="float" office:value="0.561925">
                <text:p>0.561925</text:p>
              </table:table-cell>
              <table:table-cell office:value-type="float" office:value="0.394858">
                <text:p>0.394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553">
                <text:p>0.37553</text:p>
              </table:table-cell>
              <table:table-cell office:value-type="float" office:value="0.550336">
                <text:p>0.550336</text:p>
              </table:table-cell>
              <table:table-cell office:value-type="float" office:value="0.561296">
                <text:p>0.561296</text:p>
              </table:table-cell>
              <table:table-cell office:value-type="float" office:value="0.362117">
                <text:p>0.362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707">
                <text:p>0.37707</text:p>
              </table:table-cell>
              <table:table-cell office:value-type="float" office:value="0.5375">
                <text:p>0.5375</text:p>
              </table:table-cell>
              <table:table-cell office:value-type="float" office:value="0.558915">
                <text:p>0.558915</text:p>
              </table:table-cell>
              <table:table-cell office:value-type="float" office:value="0.364252">
                <text:p>0.3642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7289">
                <text:p>0.377289</text:p>
              </table:table-cell>
              <table:table-cell office:value-type="float" office:value="0.552262">
                <text:p>0.552262</text:p>
              </table:table-cell>
              <table:table-cell office:value-type="float" office:value="0.55799">
                <text:p>0.55799</text:p>
              </table:table-cell>
              <table:table-cell office:value-type="float" office:value="0.379551">
                <text:p>0.379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0884">
                <text:p>0.380884</text:p>
              </table:table-cell>
              <table:table-cell office:value-type="float" office:value="0.556054">
                <text:p>0.556054</text:p>
              </table:table-cell>
              <table:table-cell office:value-type="float" office:value="0.557858">
                <text:p>0.557858</text:p>
              </table:table-cell>
              <table:table-cell office:value-type="float" office:value="0.372624">
                <text:p>0.372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5699">
                <text:p>0.385699</text:p>
              </table:table-cell>
              <table:table-cell office:value-type="float" office:value="0.557652">
                <text:p>0.557652</text:p>
              </table:table-cell>
              <table:table-cell office:value-type="float" office:value="0.555696">
                <text:p>0.555696</text:p>
              </table:table-cell>
              <table:table-cell office:value-type="float" office:value="0.354916">
                <text:p>0.354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1278">
                <text:p>0.391278</text:p>
              </table:table-cell>
              <table:table-cell office:value-type="float" office:value="0.558059">
                <text:p>0.558059</text:p>
              </table:table-cell>
              <table:table-cell office:value-type="float" office:value="0.552801">
                <text:p>0.552801</text:p>
              </table:table-cell>
              <table:table-cell office:value-type="float" office:value="0.376068">
                <text:p>0.376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5012">
                <text:p>0.395012</text:p>
              </table:table-cell>
              <table:table-cell office:value-type="float" office:value="0.507628">
                <text:p>0.507628</text:p>
              </table:table-cell>
              <table:table-cell office:value-type="float" office:value="0.549446">
                <text:p>0.549446</text:p>
              </table:table-cell>
              <table:table-cell office:value-type="float" office:value="0.370588">
                <text:p>0.3705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7301">
                <text:p>0.397301</text:p>
              </table:table-cell>
              <table:table-cell office:value-type="float" office:value="0.516595">
                <text:p>0.516595</text:p>
              </table:table-cell>
              <table:table-cell office:value-type="float" office:value="0.547201">
                <text:p>0.547201</text:p>
              </table:table-cell>
              <table:table-cell office:value-type="float" office:value="0.388298">
                <text:p>0.3882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4161">
                <text:p>0.404161</text:p>
              </table:table-cell>
              <table:table-cell office:value-type="float" office:value="0.535332">
                <text:p>0.535332</text:p>
              </table:table-cell>
              <table:table-cell office:value-type="float" office:value="0.545825">
                <text:p>0.545825</text:p>
              </table:table-cell>
              <table:table-cell office:value-type="float" office:value="0.377644">
                <text:p>0.377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9132">
                <text:p>0.409132</text:p>
              </table:table-cell>
              <table:table-cell office:value-type="float" office:value="0.572831">
                <text:p>0.572831</text:p>
              </table:table-cell>
              <table:table-cell office:value-type="float" office:value="0.5417">
                <text:p>0.5417</text:p>
              </table:table-cell>
              <table:table-cell office:value-type="float" office:value="0.381743">
                <text:p>0.381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1564">
                <text:p>0.411564</text:p>
              </table:table-cell>
              <table:table-cell office:value-type="float" office:value="0.562347">
                <text:p>0.562347</text:p>
              </table:table-cell>
              <table:table-cell office:value-type="float" office:value="0.538711">
                <text:p>0.538711</text:p>
              </table:table-cell>
              <table:table-cell office:value-type="float" office:value="0.359972">
                <text:p>0.359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13">
                <text:p>0.41713</text:p>
              </table:table-cell>
              <table:table-cell office:value-type="float" office:value="0.528302">
                <text:p>0.528302</text:p>
              </table:table-cell>
              <table:table-cell office:value-type="float" office:value="0.537249">
                <text:p>0.537249</text:p>
              </table:table-cell>
              <table:table-cell office:value-type="float" office:value="0.368545">
                <text:p>0.368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843">
                <text:p>0.417843</text:p>
              </table:table-cell>
              <table:table-cell office:value-type="float" office:value="0.526316">
                <text:p>0.526316</text:p>
              </table:table-cell>
              <table:table-cell office:value-type="float" office:value="0.533902">
                <text:p>0.533902</text:p>
              </table:table-cell>
              <table:table-cell office:value-type="float" office:value="0.378871">
                <text:p>0.378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3106">
                <text:p>0.423106</text:p>
              </table:table-cell>
              <table:table-cell office:value-type="float" office:value="0.542587">
                <text:p>0.542587</text:p>
              </table:table-cell>
              <table:table-cell office:value-type="float" office:value="0.533473">
                <text:p>0.533473</text:p>
              </table:table-cell>
              <table:table-cell office:value-type="float" office:value="0.370787">
                <text:p>0.370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8448">
                <text:p>0.428448</text:p>
              </table:table-cell>
              <table:table-cell office:value-type="float" office:value="0.541899">
                <text:p>0.541899</text:p>
              </table:table-cell>
              <table:table-cell office:value-type="float" office:value="0.530309">
                <text:p>0.530309</text:p>
              </table:table-cell>
              <table:table-cell office:value-type="float" office:value="0.397486">
                <text:p>0.397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3222">
                <text:p>0.433222</text:p>
              </table:table-cell>
              <table:table-cell office:value-type="float" office:value="0.552941">
                <text:p>0.552941</text:p>
              </table:table-cell>
              <table:table-cell office:value-type="float" office:value="0.527097">
                <text:p>0.527097</text:p>
              </table:table-cell>
              <table:table-cell office:value-type="float" office:value="0.374194">
                <text:p>0.374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7489">
                <text:p>0.437489</text:p>
              </table:table-cell>
              <table:table-cell office:value-type="float" office:value="0.556634">
                <text:p>0.556634</text:p>
              </table:table-cell>
              <table:table-cell office:value-type="float" office:value="0.524226">
                <text:p>0.524226</text:p>
              </table:table-cell>
              <table:table-cell office:value-type="float" office:value="0.378667">
                <text:p>0.378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1699">
                <text:p>0.441699</text:p>
              </table:table-cell>
              <table:table-cell office:value-type="float" office:value="0.561863">
                <text:p>0.561863</text:p>
              </table:table-cell>
              <table:table-cell office:value-type="float" office:value="0.52166">
                <text:p>0.52166</text:p>
              </table:table-cell>
              <table:table-cell office:value-type="float" office:value="0.390564">
                <text:p>0.390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4283">
                <text:p>0.444283</text:p>
              </table:table-cell>
              <table:table-cell office:value-type="float" office:value="0.546737">
                <text:p>0.546737</text:p>
              </table:table-cell>
              <table:table-cell office:value-type="float" office:value="0.519129">
                <text:p>0.519129</text:p>
              </table:table-cell>
              <table:table-cell office:value-type="float" office:value="0.368239">
                <text:p>0.368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3085">
                <text:p>0.443085</text:p>
              </table:table-cell>
              <table:table-cell office:value-type="float" office:value="0.526316">
                <text:p>0.526316</text:p>
              </table:table-cell>
              <table:table-cell office:value-type="float" office:value="0.517576">
                <text:p>0.517576</text:p>
              </table:table-cell>
              <table:table-cell office:value-type="float" office:value="0.369132">
                <text:p>0.369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7919">
                <text:p>0.447919</text:p>
              </table:table-cell>
              <table:table-cell office:value-type="float" office:value="0.567474">
                <text:p>0.567474</text:p>
              </table:table-cell>
              <table:table-cell office:value-type="float" office:value="0.518296">
                <text:p>0.518296</text:p>
              </table:table-cell>
              <table:table-cell office:value-type="float" office:value="0.377717">
                <text:p>0.377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9738">
                <text:p>0.449738</text:p>
              </table:table-cell>
              <table:table-cell office:value-type="float" office:value="0.517298">
                <text:p>0.517298</text:p>
              </table:table-cell>
              <table:table-cell office:value-type="float" office:value="0.515389">
                <text:p>0.515389</text:p>
              </table:table-cell>
              <table:table-cell office:value-type="float" office:value="0.40188">
                <text:p>0.401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2539">
                <text:p>0.452539</text:p>
              </table:table-cell>
              <table:table-cell office:value-type="float" office:value="0.538559">
                <text:p>0.538559</text:p>
              </table:table-cell>
              <table:table-cell office:value-type="float" office:value="0.514296">
                <text:p>0.514296</text:p>
              </table:table-cell>
              <table:table-cell office:value-type="float" office:value="0.378462">
                <text:p>0.3784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4443">
                <text:p>0.454443</text:p>
              </table:table-cell>
              <table:table-cell office:value-type="float" office:value="0.518072">
                <text:p>0.518072</text:p>
              </table:table-cell>
              <table:table-cell office:value-type="float" office:value="0.512612">
                <text:p>0.512612</text:p>
              </table:table-cell>
              <table:table-cell office:value-type="float" office:value="0.383562">
                <text:p>0.383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7522">
                <text:p>0.457522</text:p>
              </table:table-cell>
              <table:table-cell office:value-type="float" office:value="0.552795">
                <text:p>0.552795</text:p>
              </table:table-cell>
              <table:table-cell office:value-type="float" office:value="0.511466">
                <text:p>0.511466</text:p>
              </table:table-cell>
              <table:table-cell office:value-type="float" office:value="0.393962">
                <text:p>0.39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0663">
                <text:p>0.460663</text:p>
              </table:table-cell>
              <table:table-cell office:value-type="float" office:value="0.539792">
                <text:p>0.539792</text:p>
              </table:table-cell>
              <table:table-cell office:value-type="float" office:value="0.509616">
                <text:p>0.509616</text:p>
              </table:table-cell>
              <table:table-cell office:value-type="float" office:value="0.366714">
                <text:p>0.366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0657">
                <text:p>0.460657</text:p>
              </table:table-cell>
              <table:table-cell office:value-type="float" office:value="0.541245">
                <text:p>0.541245</text:p>
              </table:table-cell>
              <table:table-cell office:value-type="float" office:value="0.507727">
                <text:p>0.507727</text:p>
              </table:table-cell>
              <table:table-cell office:value-type="float" office:value="0.375297">
                <text:p>0.375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6033">
                <text:p>0.466033</text:p>
              </table:table-cell>
              <table:table-cell office:value-type="float" office:value="0.53012">
                <text:p>0.53012</text:p>
              </table:table-cell>
              <table:table-cell office:value-type="float" office:value="0.50773">
                <text:p>0.50773</text:p>
              </table:table-cell>
              <table:table-cell office:value-type="float" office:value="0.372825">
                <text:p>0.372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7463">
                <text:p>0.467463</text:p>
              </table:table-cell>
              <table:table-cell office:value-type="float" office:value="0.517024">
                <text:p>0.517024</text:p>
              </table:table-cell>
              <table:table-cell office:value-type="float" office:value="0.504498">
                <text:p>0.504498</text:p>
              </table:table-cell>
              <table:table-cell office:value-type="float" office:value="0.407674">
                <text:p>0.407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871">
                <text:p>0.46871</text:p>
              </table:table-cell>
              <table:table-cell office:value-type="float" office:value="0.572368">
                <text:p>0.572368</text:p>
              </table:table-cell>
              <table:table-cell office:value-type="float" office:value="0.503638">
                <text:p>0.503638</text:p>
              </table:table-cell>
              <table:table-cell office:value-type="float" office:value="0.389791">
                <text:p>0.389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2247">
                <text:p>0.472247</text:p>
              </table:table-cell>
              <table:table-cell office:value-type="float" office:value="0.520548">
                <text:p>0.520548</text:p>
              </table:table-cell>
              <table:table-cell office:value-type="float" office:value="0.502888">
                <text:p>0.502888</text:p>
              </table:table-cell>
              <table:table-cell office:value-type="float" office:value="0.382807">
                <text:p>0.3828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7907">
                <text:p>0.477907</text:p>
              </table:table-cell>
              <table:table-cell office:value-type="float" office:value="0.550296">
                <text:p>0.550296</text:p>
              </table:table-cell>
              <table:table-cell office:value-type="float" office:value="0.500761">
                <text:p>0.500761</text:p>
              </table:table-cell>
              <table:table-cell office:value-type="float" office:value="0.371542">
                <text:p>0.3715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83197">
                <text:p>0.483197</text:p>
              </table:table-cell>
              <table:table-cell office:value-type="float" office:value="0.575238">
                <text:p>0.575238</text:p>
              </table:table-cell>
              <table:table-cell office:value-type="float" office:value="0.497358">
                <text:p>0.497358</text:p>
              </table:table-cell>
              <table:table-cell office:value-type="float" office:value="0.385173">
                <text:p>0.385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4869">
                <text:p>0.484869</text:p>
              </table:table-cell>
              <table:table-cell office:value-type="float" office:value="0.561798">
                <text:p>0.561798</text:p>
              </table:table-cell>
              <table:table-cell office:value-type="float" office:value="0.494177">
                <text:p>0.494177</text:p>
              </table:table-cell>
              <table:table-cell office:value-type="float" office:value="0.393352">
                <text:p>0.393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6753">
                <text:p>0.486753</text:p>
              </table:table-cell>
              <table:table-cell office:value-type="float" office:value="0.558621">
                <text:p>0.558621</text:p>
              </table:table-cell>
              <table:table-cell office:value-type="float" office:value="0.493172">
                <text:p>0.493172</text:p>
              </table:table-cell>
              <table:table-cell office:value-type="float" office:value="0.367802">
                <text:p>0.3678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6236">
                <text:p>0.486236</text:p>
              </table:table-cell>
              <table:table-cell office:value-type="float" office:value="0.555113">
                <text:p>0.555113</text:p>
              </table:table-cell>
              <table:table-cell office:value-type="float" office:value="0.49204">
                <text:p>0.49204</text:p>
              </table:table-cell>
              <table:table-cell office:value-type="float" office:value="0.37884">
                <text:p>0.37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7091">
                <text:p>0.487091</text:p>
              </table:table-cell>
              <table:table-cell office:value-type="float" office:value="0.577508">
                <text:p>0.577508</text:p>
              </table:table-cell>
              <table:table-cell office:value-type="float" office:value="0.49235">
                <text:p>0.49235</text:p>
              </table:table-cell>
              <table:table-cell office:value-type="float" office:value="0.365031">
                <text:p>0.365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0843">
                <text:p>0.490843</text:p>
              </table:table-cell>
              <table:table-cell office:value-type="float" office:value="0.602941">
                <text:p>0.602941</text:p>
              </table:table-cell>
              <table:table-cell office:value-type="float" office:value="0.491836">
                <text:p>0.491836</text:p>
              </table:table-cell>
              <table:table-cell office:value-type="float" office:value="0.38024">
                <text:p>0.38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5518">
                <text:p>0.495518</text:p>
              </table:table-cell>
              <table:table-cell office:value-type="float" office:value="0.565688">
                <text:p>0.565688</text:p>
              </table:table-cell>
              <table:table-cell office:value-type="float" office:value="0.48958">
                <text:p>0.48958</text:p>
              </table:table-cell>
              <table:table-cell office:value-type="float" office:value="0.375093">
                <text:p>0.375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6118">
                <text:p>0.496118</text:p>
              </table:table-cell>
              <table:table-cell office:value-type="float" office:value="0.561074">
                <text:p>0.561074</text:p>
              </table:table-cell>
              <table:table-cell office:value-type="float" office:value="0.486769">
                <text:p>0.486769</text:p>
              </table:table-cell>
              <table:table-cell office:value-type="float" office:value="0.387042">
                <text:p>0.387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3185">
                <text:p>0.503185</text:p>
              </table:table-cell>
              <table:table-cell office:value-type="float" office:value="0.523878">
                <text:p>0.523878</text:p>
              </table:table-cell>
              <table:table-cell office:value-type="float" office:value="0.486408">
                <text:p>0.486408</text:p>
              </table:table-cell>
              <table:table-cell office:value-type="float" office:value="0.400778">
                <text:p>0.400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7546">
                <text:p>0.507546</text:p>
              </table:table-cell>
              <table:table-cell office:value-type="float" office:value="0.53406">
                <text:p>0.53406</text:p>
              </table:table-cell>
              <table:table-cell office:value-type="float" office:value="0.482159">
                <text:p>0.482159</text:p>
              </table:table-cell>
              <table:table-cell office:value-type="float" office:value="0.382022">
                <text:p>0.382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6732">
                <text:p>0.506732</text:p>
              </table:table-cell>
              <table:table-cell office:value-type="float" office:value="0.529193">
                <text:p>0.529193</text:p>
              </table:table-cell>
              <table:table-cell office:value-type="float" office:value="0.479537">
                <text:p>0.479537</text:p>
              </table:table-cell>
              <table:table-cell office:value-type="float" office:value="0.394464">
                <text:p>0.394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9828">
                <text:p>0.509828</text:p>
              </table:table-cell>
              <table:table-cell office:value-type="float" office:value="0.55132">
                <text:p>0.55132</text:p>
              </table:table-cell>
              <table:table-cell office:value-type="float" office:value="0.480026">
                <text:p>0.480026</text:p>
              </table:table-cell>
              <table:table-cell office:value-type="float" office:value="0.36673">
                <text:p>0.36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414">
                <text:p>0.51414</text:p>
              </table:table-cell>
              <table:table-cell office:value-type="float" office:value="0.558875">
                <text:p>0.558875</text:p>
              </table:table-cell>
              <table:table-cell office:value-type="float" office:value="0.478165">
                <text:p>0.478165</text:p>
              </table:table-cell>
              <table:table-cell office:value-type="float" office:value="0.38499">
                <text:p>0.384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4554">
                <text:p>0.514554</text:p>
              </table:table-cell>
              <table:table-cell office:value-type="float" office:value="0.528244">
                <text:p>0.528244</text:p>
              </table:table-cell>
              <table:table-cell office:value-type="float" office:value="0.475572">
                <text:p>0.475572</text:p>
              </table:table-cell>
              <table:table-cell office:value-type="float" office:value="0.380097">
                <text:p>0.380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5877">
                <text:p>0.515877</text:p>
              </table:table-cell>
              <table:table-cell office:value-type="float" office:value="0.544474">
                <text:p>0.544474</text:p>
              </table:table-cell>
              <table:table-cell office:value-type="float" office:value="0.475323">
                <text:p>0.475323</text:p>
              </table:table-cell>
              <table:table-cell office:value-type="float" office:value="0.38806">
                <text:p>0.38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4005">
                <text:p>0.514005</text:p>
              </table:table-cell>
              <table:table-cell office:value-type="float" office:value="0.526092">
                <text:p>0.526092</text:p>
              </table:table-cell>
              <table:table-cell office:value-type="float" office:value="0.474527">
                <text:p>0.474527</text:p>
              </table:table-cell>
              <table:table-cell office:value-type="float" office:value="0.388646">
                <text:p>0.3886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6182">
                <text:p>0.516182</text:p>
              </table:table-cell>
              <table:table-cell office:value-type="float" office:value="0.544429">
                <text:p>0.544429</text:p>
              </table:table-cell>
              <table:table-cell office:value-type="float" office:value="0.475653">
                <text:p>0.475653</text:p>
              </table:table-cell>
              <table:table-cell office:value-type="float" office:value="0.396181">
                <text:p>0.396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9123">
                <text:p>0.519123</text:p>
              </table:table-cell>
              <table:table-cell office:value-type="float" office:value="0.564706">
                <text:p>0.564706</text:p>
              </table:table-cell>
              <table:table-cell office:value-type="float" office:value="0.474344">
                <text:p>0.474344</text:p>
              </table:table-cell>
              <table:table-cell office:value-type="float" office:value="0.389125">
                <text:p>0.389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4389">
                <text:p>0.524389</text:p>
              </table:table-cell>
              <table:table-cell office:value-type="float" office:value="0.531002">
                <text:p>0.531002</text:p>
              </table:table-cell>
              <table:table-cell office:value-type="float" office:value="0.472576">
                <text:p>0.472576</text:p>
              </table:table-cell>
              <table:table-cell office:value-type="float" office:value="0.375517">
                <text:p>0.375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7228">
                <text:p>0.527228</text:p>
              </table:table-cell>
              <table:table-cell office:value-type="float" office:value="0.568966">
                <text:p>0.568966</text:p>
              </table:table-cell>
              <table:table-cell office:value-type="float" office:value="0.46941">
                <text:p>0.46941</text:p>
              </table:table-cell>
              <table:table-cell office:value-type="float" office:value="0.391482">
                <text:p>0.3914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9061">
                <text:p>0.529061</text:p>
              </table:table-cell>
              <table:table-cell office:value-type="float" office:value="0.559541">
                <text:p>0.559541</text:p>
              </table:table-cell>
              <table:table-cell office:value-type="float" office:value="0.467703">
                <text:p>0.467703</text:p>
              </table:table-cell>
              <table:table-cell office:value-type="float" office:value="0.373402">
                <text:p>0.373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7888">
                <text:p>0.527888</text:p>
              </table:table-cell>
              <table:table-cell office:value-type="float" office:value="0.542936">
                <text:p>0.542936</text:p>
              </table:table-cell>
              <table:table-cell office:value-type="float" office:value="0.4666">
                <text:p>0.4666</text:p>
              </table:table-cell>
              <table:table-cell office:value-type="float" office:value="0.381724">
                <text:p>0.381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6389">
                <text:p>0.526389</text:p>
              </table:table-cell>
              <table:table-cell office:value-type="float" office:value="0.522193">
                <text:p>0.522193</text:p>
              </table:table-cell>
              <table:table-cell office:value-type="float" office:value="0.467306">
                <text:p>0.467306</text:p>
              </table:table-cell>
              <table:table-cell office:value-type="float" office:value="0.382805">
                <text:p>0.38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5764">
                <text:p>0.525764</text:p>
              </table:table-cell>
              <table:table-cell office:value-type="float" office:value="0.569444">
                <text:p>0.569444</text:p>
              </table:table-cell>
              <table:table-cell office:value-type="float" office:value="0.468207">
                <text:p>0.468207</text:p>
              </table:table-cell>
              <table:table-cell office:value-type="float" office:value="0.389458">
                <text:p>0.389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6026">
                <text:p>0.526026</text:p>
              </table:table-cell>
              <table:table-cell office:value-type="float" office:value="0.546512">
                <text:p>0.546512</text:p>
              </table:table-cell>
              <table:table-cell office:value-type="float" office:value="0.468583">
                <text:p>0.468583</text:p>
              </table:table-cell>
              <table:table-cell office:value-type="float" office:value="0.379085">
                <text:p>0.379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31688">
                <text:p>0.531688</text:p>
              </table:table-cell>
              <table:table-cell office:value-type="float" office:value="0.531646">
                <text:p>0.531646</text:p>
              </table:table-cell>
              <table:table-cell office:value-type="float" office:value="0.468425">
                <text:p>0.468425</text:p>
              </table:table-cell>
              <table:table-cell office:value-type="float" office:value="0.390964">
                <text:p>0.3909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351">
                <text:p>0.53351</text:p>
              </table:table-cell>
              <table:table-cell office:value-type="float" office:value="0.540484">
                <text:p>0.540484</text:p>
              </table:table-cell>
              <table:table-cell office:value-type="float" office:value="0.465021">
                <text:p>0.465021</text:p>
              </table:table-cell>
              <table:table-cell office:value-type="float" office:value="0.369212">
                <text:p>0.369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1141">
                <text:p>0.531141</text:p>
              </table:table-cell>
              <table:table-cell office:value-type="float" office:value="0.543417">
                <text:p>0.543417</text:p>
              </table:table-cell>
              <table:table-cell office:value-type="float" office:value="0.463925">
                <text:p>0.463925</text:p>
              </table:table-cell>
              <table:table-cell office:value-type="float" office:value="0.376128">
                <text:p>0.376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7828">
                <text:p>0.527828</text:p>
              </table:table-cell>
              <table:table-cell office:value-type="float" office:value="0.52381">
                <text:p>0.52381</text:p>
              </table:table-cell>
              <table:table-cell office:value-type="float" office:value="0.465349">
                <text:p>0.465349</text:p>
              </table:table-cell>
              <table:table-cell office:value-type="float" office:value="0.397759">
                <text:p>0.397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0392">
                <text:p>0.530392</text:p>
              </table:table-cell>
              <table:table-cell office:value-type="float" office:value="0.559322">
                <text:p>0.559322</text:p>
              </table:table-cell>
              <table:table-cell office:value-type="float" office:value="0.467342">
                <text:p>0.467342</text:p>
              </table:table-cell>
              <table:table-cell office:value-type="float" office:value="0.402266">
                <text:p>0.402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6744">
                <text:p>0.536744</text:p>
              </table:table-cell>
              <table:table-cell office:value-type="float" office:value="0.559572">
                <text:p>0.559572</text:p>
              </table:table-cell>
              <table:table-cell office:value-type="float" office:value="0.4658">
                <text:p>0.4658</text:p>
              </table:table-cell>
              <table:table-cell office:value-type="float" office:value="0.386441">
                <text:p>0.386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915">
                <text:p>0.53915</text:p>
              </table:table-cell>
              <table:table-cell office:value-type="float" office:value="0.555354">
                <text:p>0.555354</text:p>
              </table:table-cell>
              <table:table-cell office:value-type="float" office:value="0.461981">
                <text:p>0.461981</text:p>
              </table:table-cell>
              <table:table-cell office:value-type="float" office:value="0.386346">
                <text:p>0.386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8979">
                <text:p>0.538979</text:p>
              </table:table-cell>
              <table:table-cell office:value-type="float" office:value="0.561224">
                <text:p>0.561224</text:p>
              </table:table-cell>
              <table:table-cell office:value-type="float" office:value="0.460534">
                <text:p>0.460534</text:p>
              </table:table-cell>
              <table:table-cell office:value-type="float" office:value="0.374368">
                <text:p>0.374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41097">
                <text:p>0.541097</text:p>
              </table:table-cell>
              <table:table-cell office:value-type="float" office:value="0.549865">
                <text:p>0.549865</text:p>
              </table:table-cell>
              <table:table-cell office:value-type="float" office:value="0.460637">
                <text:p>0.460637</text:p>
              </table:table-cell>
              <table:table-cell office:value-type="float" office:value="0.394715">
                <text:p>0.394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4407">
                <text:p>0.54407</text:p>
              </table:table-cell>
              <table:table-cell office:value-type="float" office:value="0.559055">
                <text:p>0.559055</text:p>
              </table:table-cell>
              <table:table-cell office:value-type="float" office:value="0.459363">
                <text:p>0.459363</text:p>
              </table:table-cell>
              <table:table-cell office:value-type="float" office:value="0.389918">
                <text:p>0.3899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635">
                <text:p>0.54635</text:p>
              </table:table-cell>
              <table:table-cell office:value-type="float" office:value="0.547731">
                <text:p>0.547731</text:p>
              </table:table-cell>
              <table:table-cell office:value-type="float" office:value="0.457576">
                <text:p>0.457576</text:p>
              </table:table-cell>
              <table:table-cell office:value-type="float" office:value="0.374753">
                <text:p>0.374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1523">
                <text:p>0.551523</text:p>
              </table:table-cell>
              <table:table-cell office:value-type="float" office:value="0.578097">
                <text:p>0.578097</text:p>
              </table:table-cell>
              <table:table-cell office:value-type="float" office:value="0.456205">
                <text:p>0.456205</text:p>
              </table:table-cell>
              <table:table-cell office:value-type="float" office:value="0.388175">
                <text:p>0.3881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51423">
                <text:p>0.551423</text:p>
              </table:table-cell>
              <table:table-cell office:value-type="float" office:value="0.545961">
                <text:p>0.545961</text:p>
              </table:table-cell>
              <table:table-cell office:value-type="float" office:value="0.453094">
                <text:p>0.453094</text:p>
              </table:table-cell>
              <table:table-cell office:value-type="float" office:value="0.39715">
                <text:p>0.39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5287">
                <text:p>0.55287</text:p>
              </table:table-cell>
              <table:table-cell office:value-type="float" office:value="0.551084">
                <text:p>0.551084</text:p>
              </table:table-cell>
              <table:table-cell office:value-type="float" office:value="0.453154">
                <text:p>0.453154</text:p>
              </table:table-cell>
              <table:table-cell office:value-type="float" office:value="0.407978">
                <text:p>0.407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3745">
                <text:p>0.553745</text:p>
              </table:table-cell>
              <table:table-cell office:value-type="float" office:value="0.546667">
                <text:p>0.546667</text:p>
              </table:table-cell>
              <table:table-cell office:value-type="float" office:value="0.452284">
                <text:p>0.452284</text:p>
              </table:table-cell>
              <table:table-cell office:value-type="float" office:value="0.384562">
                <text:p>0.384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213">
                <text:p>0.55213</text:p>
              </table:table-cell>
              <table:table-cell office:value-type="float" office:value="0.555721">
                <text:p>0.555721</text:p>
              </table:table-cell>
              <table:table-cell office:value-type="float" office:value="0.451759">
                <text:p>0.451759</text:p>
              </table:table-cell>
              <table:table-cell office:value-type="float" office:value="0.396537">
                <text:p>0.396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0084">
                <text:p>0.550084</text:p>
              </table:table-cell>
              <table:table-cell office:value-type="float" office:value="0.538462">
                <text:p>0.538462</text:p>
              </table:table-cell>
              <table:table-cell office:value-type="float" office:value="0.452729">
                <text:p>0.452729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8704">
                <text:p>0.548704</text:p>
              </table:table-cell>
              <table:table-cell office:value-type="float" office:value="0.552381">
                <text:p>0.552381</text:p>
              </table:table-cell>
              <table:table-cell office:value-type="float" office:value="0.45396">
                <text:p>0.45396</text:p>
              </table:table-cell>
              <table:table-cell office:value-type="float" office:value="0.371482">
                <text:p>0.3714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807">
                <text:p>0.545807</text:p>
              </table:table-cell>
              <table:table-cell office:value-type="float" office:value="0.528497">
                <text:p>0.528497</text:p>
              </table:table-cell>
              <table:table-cell office:value-type="float" office:value="0.454789">
                <text:p>0.454789</text:p>
              </table:table-cell>
              <table:table-cell office:value-type="float" office:value="0.391579">
                <text:p>0.391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7438">
                <text:p>0.557438</text:p>
              </table:table-cell>
              <table:table-cell office:value-type="float" office:value="0.529319">
                <text:p>0.529319</text:p>
              </table:table-cell>
              <table:table-cell office:value-type="float" office:value="0.456531">
                <text:p>0.456531</text:p>
              </table:table-cell>
              <table:table-cell office:value-type="float" office:value="0.391382">
                <text:p>0.391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0006">
                <text:p>0.560006</text:p>
              </table:table-cell>
              <table:table-cell office:value-type="float" office:value="0.547368">
                <text:p>0.547368</text:p>
              </table:table-cell>
              <table:table-cell office:value-type="float" office:value="0.449538">
                <text:p>0.449538</text:p>
              </table:table-cell>
              <table:table-cell office:value-type="float" office:value="0.371844">
                <text:p>0.3718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7714">
                <text:p>0.557714</text:p>
              </table:table-cell>
              <table:table-cell office:value-type="float" office:value="0.572254">
                <text:p>0.572254</text:p>
              </table:table-cell>
              <table:table-cell office:value-type="float" office:value="0.447993">
                <text:p>0.447993</text:p>
              </table:table-cell>
              <table:table-cell office:value-type="float" office:value="0.387154">
                <text:p>0.387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5669">
                <text:p>0.55669</text:p>
              </table:table-cell>
              <table:table-cell office:value-type="float" office:value="0.559611">
                <text:p>0.559611</text:p>
              </table:table-cell>
              <table:table-cell office:value-type="float" office:value="0.449372">
                <text:p>0.449372</text:p>
              </table:table-cell>
              <table:table-cell office:value-type="float" office:value="0.418278">
                <text:p>0.418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651">
                <text:p>0.55651</text:p>
              </table:table-cell>
              <table:table-cell office:value-type="float" office:value="0.538961">
                <text:p>0.538961</text:p>
              </table:table-cell>
              <table:table-cell office:value-type="float" office:value="0.449988">
                <text:p>0.449988</text:p>
              </table:table-cell>
              <table:table-cell office:value-type="float" office:value="0.390328">
                <text:p>0.390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2126">
                <text:p>0.562126</text:p>
              </table:table-cell>
              <table:table-cell office:value-type="float" office:value="0.514877">
                <text:p>0.514877</text:p>
              </table:table-cell>
              <table:table-cell office:value-type="float" office:value="0.450096">
                <text:p>0.450096</text:p>
              </table:table-cell>
              <table:table-cell office:value-type="float" office:value="0.376278">
                <text:p>0.37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59737">
                <text:p>0.559737</text:p>
              </table:table-cell>
              <table:table-cell office:value-type="float" office:value="0.553707">
                <text:p>0.553707</text:p>
              </table:table-cell>
              <table:table-cell office:value-type="float" office:value="0.446719">
                <text:p>0.446719</text:p>
              </table:table-cell>
              <table:table-cell office:value-type="float" office:value="0.388302">
                <text:p>0.388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63103">
                <text:p>0.563103</text:p>
              </table:table-cell>
              <table:table-cell office:value-type="float" office:value="0.551607">
                <text:p>0.551607</text:p>
              </table:table-cell>
              <table:table-cell office:value-type="float" office:value="0.448155">
                <text:p>0.448155</text:p>
              </table:table-cell>
              <table:table-cell office:value-type="float" office:value="0.389977">
                <text:p>0.3899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65737">
                <text:p>0.565737</text:p>
              </table:table-cell>
              <table:table-cell office:value-type="float" office:value="0.568421">
                <text:p>0.568421</text:p>
              </table:table-cell>
              <table:table-cell office:value-type="float" office:value="0.446132">
                <text:p>0.446132</text:p>
              </table:table-cell>
              <table:table-cell office:value-type="float" office:value="0.396056">
                <text:p>0.396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64733">
                <text:p>0.564733</text:p>
              </table:table-cell>
              <table:table-cell office:value-type="float" office:value="0.587738">
                <text:p>0.587738</text:p>
              </table:table-cell>
              <table:table-cell office:value-type="float" office:value="0.444548">
                <text:p>0.444548</text:p>
              </table:table-cell>
              <table:table-cell office:value-type="float" office:value="0.386525">
                <text:p>0.3865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6505">
                <text:p>0.56505</text:p>
              </table:table-cell>
              <table:table-cell office:value-type="float" office:value="0.532006">
                <text:p>0.532006</text:p>
              </table:table-cell>
              <table:table-cell office:value-type="float" office:value="0.445151">
                <text:p>0.445151</text:p>
              </table:table-cell>
              <table:table-cell office:value-type="float" office:value="0.386588">
                <text:p>0.386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66217">
                <text:p>0.566217</text:p>
              </table:table-cell>
              <table:table-cell office:value-type="float" office:value="0.568862">
                <text:p>0.568862</text:p>
              </table:table-cell>
              <table:table-cell office:value-type="float" office:value="0.444961">
                <text:p>0.444961</text:p>
              </table:table-cell>
              <table:table-cell office:value-type="float" office:value="0.360313">
                <text:p>0.3603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5142">
                <text:p>0.565142</text:p>
              </table:table-cell>
              <table:table-cell office:value-type="float" office:value="0.583106">
                <text:p>0.583106</text:p>
              </table:table-cell>
              <table:table-cell office:value-type="float" office:value="0.444259">
                <text:p>0.444259</text:p>
              </table:table-cell>
              <table:table-cell office:value-type="float" office:value="0.376671">
                <text:p>0.376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5718">
                <text:p>0.565718</text:p>
              </table:table-cell>
              <table:table-cell office:value-type="float" office:value="0.549296">
                <text:p>0.549296</text:p>
              </table:table-cell>
              <table:table-cell office:value-type="float" office:value="0.444905">
                <text:p>0.444905</text:p>
              </table:table-cell>
              <table:table-cell office:value-type="float" office:value="0.385116">
                <text:p>0.385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64392">
                <text:p>0.564392</text:p>
              </table:table-cell>
              <table:table-cell office:value-type="float" office:value="0.587302">
                <text:p>0.587302</text:p>
              </table:table-cell>
              <table:table-cell office:value-type="float" office:value="0.444559">
                <text:p>0.444559</text:p>
              </table:table-cell>
              <table:table-cell office:value-type="float" office:value="0.387097">
                <text:p>0.3870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64137">
                <text:p>0.564137</text:p>
              </table:table-cell>
              <table:table-cell office:value-type="float" office:value="0.553191">
                <text:p>0.553191</text:p>
              </table:table-cell>
              <table:table-cell office:value-type="float" office:value="0.445357">
                <text:p>0.445357</text:p>
              </table:table-cell>
              <table:table-cell office:value-type="float" office:value="0.403121">
                <text:p>0.4031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65187">
                <text:p>0.565187</text:p>
              </table:table-cell>
              <table:table-cell office:value-type="float" office:value="0.583658">
                <text:p>0.583658</text:p>
              </table:table-cell>
              <table:table-cell office:value-type="float" office:value="0.44551">
                <text:p>0.44551</text:p>
              </table:table-cell>
              <table:table-cell office:value-type="float" office:value="0.383302">
                <text:p>0.383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63137">
                <text:p>0.563137</text:p>
              </table:table-cell>
              <table:table-cell office:value-type="float" office:value="0.594203">
                <text:p>0.594203</text:p>
              </table:table-cell>
              <table:table-cell office:value-type="float" office:value="0.444879">
                <text:p>0.444879</text:p>
              </table:table-cell>
              <table:table-cell office:value-type="float" office:value="0.415246">
                <text:p>0.415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64092">
                <text:p>0.564092</text:p>
              </table:table-cell>
              <table:table-cell office:value-type="float" office:value="0.578616">
                <text:p>0.578616</text:p>
              </table:table-cell>
              <table:table-cell office:value-type="float" office:value="0.446111">
                <text:p>0.446111</text:p>
              </table:table-cell>
              <table:table-cell office:value-type="float" office:value="0.37794">
                <text:p>0.37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3534">
                <text:p>0.563534</text:p>
              </table:table-cell>
              <table:table-cell office:value-type="float" office:value="0.528395">
                <text:p>0.528395</text:p>
              </table:table-cell>
              <table:table-cell office:value-type="float" office:value="0.445537">
                <text:p>0.445537</text:p>
              </table:table-cell>
              <table:table-cell office:value-type="float" office:value="0.386441">
                <text:p>0.386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0316">
                <text:p>0.560316</text:p>
              </table:table-cell>
              <table:table-cell office:value-type="float" office:value="0.552923">
                <text:p>0.552923</text:p>
              </table:table-cell>
              <table:table-cell office:value-type="float" office:value="0.445872">
                <text:p>0.445872</text:p>
              </table:table-cell>
              <table:table-cell office:value-type="float" office:value="0.396166">
                <text:p>0.3961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9298">
                <text:p>0.559298</text:p>
              </table:table-cell>
              <table:table-cell office:value-type="float" office:value="0.523429">
                <text:p>0.523429</text:p>
              </table:table-cell>
              <table:table-cell office:value-type="float" office:value="0.447807">
                <text:p>0.447807</text:p>
              </table:table-cell>
              <table:table-cell office:value-type="float" office:value="0.381311">
                <text:p>0.3813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7668">
                <text:p>0.557668</text:p>
              </table:table-cell>
              <table:table-cell office:value-type="float" office:value="0.538745">
                <text:p>0.538745</text:p>
              </table:table-cell>
              <table:table-cell office:value-type="float" office:value="0.44842">
                <text:p>0.44842</text:p>
              </table:table-cell>
              <table:table-cell office:value-type="float" office:value="0.381877">
                <text:p>0.3818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0903">
                <text:p>0.560903</text:p>
              </table:table-cell>
              <table:table-cell office:value-type="float" office:value="0.530414">
                <text:p>0.530414</text:p>
              </table:table-cell>
              <table:table-cell office:value-type="float" office:value="0.449399">
                <text:p>0.449399</text:p>
              </table:table-cell>
              <table:table-cell office:value-type="float" office:value="0.388302">
                <text:p>0.3883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984">
                <text:p>0.566984</text:p>
              </table:table-cell>
              <table:table-cell office:value-type="float" office:value="0.560455">
                <text:p>0.560455</text:p>
              </table:table-cell>
              <table:table-cell office:value-type="float" office:value="0.447454">
                <text:p>0.447454</text:p>
              </table:table-cell>
              <table:table-cell office:value-type="float" office:value="0.369833">
                <text:p>0.3698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401">
                <text:p>0.566401</text:p>
              </table:table-cell>
              <table:table-cell office:value-type="float" office:value="0.554217">
                <text:p>0.554217</text:p>
              </table:table-cell>
              <table:table-cell office:value-type="float" office:value="0.443798">
                <text:p>0.443798</text:p>
              </table:table-cell>
              <table:table-cell office:value-type="float" office:value="0.396857">
                <text:p>0.3968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0038">
                <text:p>0.570038</text:p>
              </table:table-cell>
              <table:table-cell office:value-type="float" office:value="0.562712">
                <text:p>0.562712</text:p>
              </table:table-cell>
              <table:table-cell office:value-type="float" office:value="0.444148">
                <text:p>0.444148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3944">
                <text:p>0.573944</text:p>
              </table:table-cell>
              <table:table-cell office:value-type="float" office:value="0.531987">
                <text:p>0.531987</text:p>
              </table:table-cell>
              <table:table-cell office:value-type="float" office:value="0.441961">
                <text:p>0.441961</text:p>
              </table:table-cell>
              <table:table-cell office:value-type="float" office:value="0.374568">
                <text:p>0.3745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422">
                <text:p>0.57422</text:p>
              </table:table-cell>
              <table:table-cell office:value-type="float" office:value="0.534005">
                <text:p>0.534005</text:p>
              </table:table-cell>
              <table:table-cell office:value-type="float" office:value="0.439613">
                <text:p>0.439613</text:p>
              </table:table-cell>
              <table:table-cell office:value-type="float" office:value="0.36953">
                <text:p>0.369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1">
                <text:p>0.5731</text:p>
              </table:table-cell>
              <table:table-cell office:value-type="float" office:value="0.513274">
                <text:p>0.513274</text:p>
              </table:table-cell>
              <table:table-cell office:value-type="float" office:value="0.439447">
                <text:p>0.439447</text:p>
              </table:table-cell>
              <table:table-cell office:value-type="float" office:value="0.376471">
                <text:p>0.376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2884">
                <text:p>0.572884</text:p>
              </table:table-cell>
              <table:table-cell office:value-type="float" office:value="0.572391">
                <text:p>0.572391</text:p>
              </table:table-cell>
              <table:table-cell office:value-type="float" office:value="0.440121">
                <text:p>0.440121</text:p>
              </table:table-cell>
              <table:table-cell office:value-type="float" office:value="0.380189">
                <text:p>0.380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71919">
                <text:p>0.571919</text:p>
              </table:table-cell>
              <table:table-cell office:value-type="float" office:value="0.562249">
                <text:p>0.562249</text:p>
              </table:table-cell>
              <table:table-cell office:value-type="float" office:value="0.440251">
                <text:p>0.440251</text:p>
              </table:table-cell>
              <table:table-cell office:value-type="float" office:value="0.379137">
                <text:p>0.3791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4132">
                <text:p>0.574132</text:p>
              </table:table-cell>
              <table:table-cell office:value-type="float" office:value="0.544994">
                <text:p>0.544994</text:p>
              </table:table-cell>
              <table:table-cell office:value-type="float" office:value="0.44083">
                <text:p>0.44083</text:p>
              </table:table-cell>
              <table:table-cell office:value-type="float" office:value="0.380634">
                <text:p>0.3806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3995">
                <text:p>0.573995</text:p>
              </table:table-cell>
              <table:table-cell office:value-type="float" office:value="0.532609">
                <text:p>0.532609</text:p>
              </table:table-cell>
              <table:table-cell office:value-type="float" office:value="0.4395">
                <text:p>0.4395</text:p>
              </table:table-cell>
              <table:table-cell office:value-type="float" office:value="0.380038">
                <text:p>0.380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73893">
                <text:p>0.573893</text:p>
              </table:table-cell>
              <table:table-cell office:value-type="float" office:value="0.557047">
                <text:p>0.557047</text:p>
              </table:table-cell>
              <table:table-cell office:value-type="float" office:value="0.439582">
                <text:p>0.439582</text:p>
              </table:table-cell>
              <table:table-cell office:value-type="float" office:value="0.393027">
                <text:p>0.3930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74683">
                <text:p>0.574683</text:p>
              </table:table-cell>
              <table:table-cell office:value-type="float" office:value="0.552529">
                <text:p>0.552529</text:p>
              </table:table-cell>
              <table:table-cell office:value-type="float" office:value="0.439644">
                <text:p>0.439644</text:p>
              </table:table-cell>
              <table:table-cell office:value-type="float" office:value="0.368286">
                <text:p>0.368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77396">
                <text:p>0.577396</text:p>
              </table:table-cell>
              <table:table-cell office:value-type="float" office:value="0.522111">
                <text:p>0.522111</text:p>
              </table:table-cell>
              <table:table-cell office:value-type="float" office:value="0.439169">
                <text:p>0.439169</text:p>
              </table:table-cell>
              <table:table-cell office:value-type="float" office:value="0.380236">
                <text:p>0.3802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224">
                <text:p>0.579224</text:p>
              </table:table-cell>
              <table:table-cell office:value-type="float" office:value="0.53206">
                <text:p>0.53206</text:p>
              </table:table-cell>
              <table:table-cell office:value-type="float" office:value="0.437537">
                <text:p>0.437537</text:p>
              </table:table-cell>
              <table:table-cell office:value-type="float" office:value="0.378007">
                <text:p>0.378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0142">
                <text:p>0.580142</text:p>
              </table:table-cell>
              <table:table-cell office:value-type="float" office:value="0.541033">
                <text:p>0.541033</text:p>
              </table:table-cell>
              <table:table-cell office:value-type="float" office:value="0.436438">
                <text:p>0.436438</text:p>
              </table:table-cell>
              <table:table-cell office:value-type="float" office:value="0.383701">
                <text:p>0.3837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80839">
                <text:p>0.580839</text:p>
              </table:table-cell>
              <table:table-cell office:value-type="float" office:value="0.557789">
                <text:p>0.557789</text:p>
              </table:table-cell>
              <table:table-cell office:value-type="float" office:value="0.435886">
                <text:p>0.435886</text:p>
              </table:table-cell>
              <table:table-cell office:value-type="float" office:value="0.37859">
                <text:p>0.37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83368">
                <text:p>0.583368</text:p>
              </table:table-cell>
              <table:table-cell office:value-type="float" office:value="0.551084">
                <text:p>0.551084</text:p>
              </table:table-cell>
              <table:table-cell office:value-type="float" office:value="0.435467">
                <text:p>0.435467</text:p>
              </table:table-cell>
              <table:table-cell office:value-type="float" office:value="0.374589">
                <text:p>0.3745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84491">
                <text:p>0.584491</text:p>
              </table:table-cell>
              <table:table-cell office:value-type="float" office:value="0.510511">
                <text:p>0.510511</text:p>
              </table:table-cell>
              <table:table-cell office:value-type="float" office:value="0.433947">
                <text:p>0.433947</text:p>
              </table:table-cell>
              <table:table-cell office:value-type="float" office:value="0.37766">
                <text:p>0.377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84501">
                <text:p>0.584501</text:p>
              </table:table-cell>
              <table:table-cell office:value-type="float" office:value="0.570108">
                <text:p>0.570108</text:p>
              </table:table-cell>
              <table:table-cell office:value-type="float" office:value="0.433271">
                <text:p>0.433271</text:p>
              </table:table-cell>
              <table:table-cell office:value-type="float" office:value="0.383764">
                <text:p>0.3837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86183">
                <text:p>0.586183</text:p>
              </table:table-cell>
              <table:table-cell office:value-type="float" office:value="0.545455">
                <text:p>0.545455</text:p>
              </table:table-cell>
              <table:table-cell office:value-type="float" office:value="0.433265">
                <text:p>0.433265</text:p>
              </table:table-cell>
              <table:table-cell office:value-type="float" office:value="0.367885">
                <text:p>0.3678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0764">
                <text:p>0.590764</text:p>
              </table:table-cell>
              <table:table-cell office:value-type="float" office:value="0.538843">
                <text:p>0.538843</text:p>
              </table:table-cell>
              <table:table-cell office:value-type="float" office:value="0.432254">
                <text:p>0.432254</text:p>
              </table:table-cell>
              <table:table-cell office:value-type="float" office:value="0.370154">
                <text:p>0.370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0504">
                <text:p>0.590504</text:p>
              </table:table-cell>
              <table:table-cell office:value-type="float" office:value="0.523077">
                <text:p>0.523077</text:p>
              </table:table-cell>
              <table:table-cell office:value-type="float" office:value="0.4295">
                <text:p>0.4295</text:p>
              </table:table-cell>
              <table:table-cell office:value-type="float" office:value="0.369099">
                <text:p>0.3690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88017">
                <text:p>0.588017</text:p>
              </table:table-cell>
              <table:table-cell office:value-type="float" office:value="0.540845">
                <text:p>0.540845</text:p>
              </table:table-cell>
              <table:table-cell office:value-type="float" office:value="0.429656">
                <text:p>0.429656</text:p>
              </table:table-cell>
              <table:table-cell office:value-type="float" office:value="0.372732">
                <text:p>0.372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7587">
                <text:p>0.587587</text:p>
              </table:table-cell>
              <table:table-cell office:value-type="float" office:value="0.542125">
                <text:p>0.542125</text:p>
              </table:table-cell>
              <table:table-cell office:value-type="float" office:value="0.431151">
                <text:p>0.431151</text:p>
              </table:table-cell>
              <table:table-cell office:value-type="float" office:value="0.385281">
                <text:p>0.385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8839">
                <text:p>0.58839</text:p>
              </table:table-cell>
              <table:table-cell office:value-type="float" office:value="0.55748">
                <text:p>0.55748</text:p>
              </table:table-cell>
              <table:table-cell office:value-type="float" office:value="0.43141">
                <text:p>0.43141</text:p>
              </table:table-cell>
              <table:table-cell office:value-type="float" office:value="0.386611">
                <text:p>0.3866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7469">
                <text:p>0.587469</text:p>
              </table:table-cell>
              <table:table-cell office:value-type="float" office:value="0.557252">
                <text:p>0.557252</text:p>
              </table:table-cell>
              <table:table-cell office:value-type="float" office:value="0.430927">
                <text:p>0.430927</text:p>
              </table:table-cell>
              <table:table-cell office:value-type="float" office:value="0.369716">
                <text:p>0.369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369">
                <text:p>0.59369</text:p>
              </table:table-cell>
              <table:table-cell office:value-type="float" office:value="0.550544">
                <text:p>0.550544</text:p>
              </table:table-cell>
              <table:table-cell office:value-type="float" office:value="0.43148">
                <text:p>0.43148</text:p>
              </table:table-cell>
              <table:table-cell office:value-type="float" office:value="0.381089">
                <text:p>0.3810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4854">
                <text:p>0.594854</text:p>
              </table:table-cell>
              <table:table-cell office:value-type="float" office:value="0.513834">
                <text:p>0.513834</text:p>
              </table:table-cell>
              <table:table-cell office:value-type="float" office:value="0.42774">
                <text:p>0.42774</text:p>
              </table:table-cell>
              <table:table-cell office:value-type="float" office:value="0.377082">
                <text:p>0.3770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5168">
                <text:p>0.595168</text:p>
              </table:table-cell>
              <table:table-cell office:value-type="float" office:value="0.546275">
                <text:p>0.546275</text:p>
              </table:table-cell>
              <table:table-cell office:value-type="float" office:value="0.42704">
                <text:p>0.42704</text:p>
              </table:table-cell>
              <table:table-cell office:value-type="float" office:value="0.386939">
                <text:p>0.3869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6277">
                <text:p>0.596277</text:p>
              </table:table-cell>
              <table:table-cell office:value-type="float" office:value="0.537423">
                <text:p>0.537423</text:p>
              </table:table-cell>
              <table:table-cell office:value-type="float" office:value="0.426852">
                <text:p>0.426852</text:p>
              </table:table-cell>
              <table:table-cell office:value-type="float" office:value="0.383518">
                <text:p>0.383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7443">
                <text:p>0.597443</text:p>
              </table:table-cell>
              <table:table-cell office:value-type="float" office:value="0.557576">
                <text:p>0.557576</text:p>
              </table:table-cell>
              <table:table-cell office:value-type="float" office:value="0.426185">
                <text:p>0.426185</text:p>
              </table:table-cell>
              <table:table-cell office:value-type="float" office:value="0.380165">
                <text:p>0.3801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6457">
                <text:p>0.596457</text:p>
              </table:table-cell>
              <table:table-cell office:value-type="float" office:value="0.536741">
                <text:p>0.536741</text:p>
              </table:table-cell>
              <table:table-cell office:value-type="float" office:value="0.425483">
                <text:p>0.425483</text:p>
              </table:table-cell>
              <table:table-cell office:value-type="float" office:value="0.378866">
                <text:p>0.37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7738">
                <text:p>0.597738</text:p>
              </table:table-cell>
              <table:table-cell office:value-type="float" office:value="0.582278">
                <text:p>0.582278</text:p>
              </table:table-cell>
              <table:table-cell office:value-type="float" office:value="0.426076">
                <text:p>0.426076</text:p>
              </table:table-cell>
              <table:table-cell office:value-type="float" office:value="0.394794">
                <text:p>0.3947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8533">
                <text:p>0.598533</text:p>
              </table:table-cell>
              <table:table-cell office:value-type="float" office:value="0.591382">
                <text:p>0.591382</text:p>
              </table:table-cell>
              <table:table-cell office:value-type="float" office:value="0.425306">
                <text:p>0.425306</text:p>
              </table:table-cell>
              <table:table-cell office:value-type="float" office:value="0.393013">
                <text:p>0.3930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01245">
                <text:p>0.601245</text:p>
              </table:table-cell>
              <table:table-cell office:value-type="float" office:value="0.54755">
                <text:p>0.54755</text:p>
              </table:table-cell>
              <table:table-cell office:value-type="float" office:value="0.424828">
                <text:p>0.424828</text:p>
              </table:table-cell>
              <table:table-cell office:value-type="float" office:value="0.391185">
                <text:p>0.39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6969">
                <text:p>0.596969</text:p>
              </table:table-cell>
              <table:table-cell office:value-type="float" office:value="0.537262">
                <text:p>0.537262</text:p>
              </table:table-cell>
              <table:table-cell office:value-type="float" office:value="0.423197">
                <text:p>0.423197</text:p>
              </table:table-cell>
              <table:table-cell office:value-type="float" office:value="0.383838">
                <text:p>0.383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3536">
                <text:p>0.593536</text:p>
              </table:table-cell>
              <table:table-cell office:value-type="float" office:value="0.517413">
                <text:p>0.517413</text:p>
              </table:table-cell>
              <table:table-cell office:value-type="float" office:value="0.425769">
                <text:p>0.425769</text:p>
              </table:table-cell>
              <table:table-cell office:value-type="float" office:value="0.372024">
                <text:p>0.372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2808">
                <text:p>0.592808</text:p>
              </table:table-cell>
              <table:table-cell office:value-type="float" office:value="0.549575">
                <text:p>0.549575</text:p>
              </table:table-cell>
              <table:table-cell office:value-type="float" office:value="0.427833">
                <text:p>0.427833</text:p>
              </table:table-cell>
              <table:table-cell office:value-type="float" office:value="0.389689">
                <text:p>0.389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4426">
                <text:p>0.594426</text:p>
              </table:table-cell>
              <table:table-cell office:value-type="float" office:value="0.545912">
                <text:p>0.545912</text:p>
              </table:table-cell>
              <table:table-cell office:value-type="float" office:value="0.428271">
                <text:p>0.428271</text:p>
              </table:table-cell>
              <table:table-cell office:value-type="float" office:value="0.379085">
                <text:p>0.3790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3348">
                <text:p>0.593348</text:p>
              </table:table-cell>
              <table:table-cell office:value-type="float" office:value="0.564551">
                <text:p>0.564551</text:p>
              </table:table-cell>
              <table:table-cell office:value-type="float" office:value="0.427297">
                <text:p>0.427297</text:p>
              </table:table-cell>
              <table:table-cell office:value-type="float" office:value="0.379714">
                <text:p>0.3797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006">
                <text:p>0.59006</text:p>
              </table:table-cell>
              <table:table-cell office:value-type="float" office:value="0.53494">
                <text:p>0.53494</text:p>
              </table:table-cell>
              <table:table-cell office:value-type="float" office:value="0.427946">
                <text:p>0.427946</text:p>
              </table:table-cell>
              <table:table-cell office:value-type="float" office:value="0.368557">
                <text:p>0.3685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1321">
                <text:p>0.591321</text:p>
              </table:table-cell>
              <table:table-cell office:value-type="float" office:value="0.519906">
                <text:p>0.519906</text:p>
              </table:table-cell>
              <table:table-cell office:value-type="float" office:value="0.429922">
                <text:p>0.429922</text:p>
              </table:table-cell>
              <table:table-cell office:value-type="float" office:value="0.372347">
                <text:p>0.372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1916">
                <text:p>0.591916</text:p>
              </table:table-cell>
              <table:table-cell office:value-type="float" office:value="0.53021">
                <text:p>0.53021</text:p>
              </table:table-cell>
              <table:table-cell office:value-type="float" office:value="0.429164">
                <text:p>0.429164</text:p>
              </table:table-cell>
              <table:table-cell office:value-type="float" office:value="0.375072">
                <text:p>0.3750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498">
                <text:p>0.59498</text:p>
              </table:table-cell>
              <table:table-cell office:value-type="float" office:value="0.556439">
                <text:p>0.556439</text:p>
              </table:table-cell>
              <table:table-cell office:value-type="float" office:value="0.428807">
                <text:p>0.428807</text:p>
              </table:table-cell>
              <table:table-cell office:value-type="float" office:value="0.408201">
                <text:p>0.408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29">
                <text:p>0.5929</text:p>
              </table:table-cell>
              <table:table-cell office:value-type="float" office:value="0.558875">
                <text:p>0.558875</text:p>
              </table:table-cell>
              <table:table-cell office:value-type="float" office:value="0.426965">
                <text:p>0.426965</text:p>
              </table:table-cell>
              <table:table-cell office:value-type="float" office:value="0.391608">
                <text:p>0.3916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2943">
                <text:p>0.592943</text:p>
              </table:table-cell>
              <table:table-cell office:value-type="float" office:value="0.534535">
                <text:p>0.534535</text:p>
              </table:table-cell>
              <table:table-cell office:value-type="float" office:value="0.428215">
                <text:p>0.428215</text:p>
              </table:table-cell>
              <table:table-cell office:value-type="float" office:value="0.380952">
                <text:p>0.380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3346">
                <text:p>0.593346</text:p>
              </table:table-cell>
              <table:table-cell office:value-type="float" office:value="0.564263">
                <text:p>0.564263</text:p>
              </table:table-cell>
              <table:table-cell office:value-type="float" office:value="0.42819">
                <text:p>0.42819</text:p>
              </table:table-cell>
              <table:table-cell office:value-type="float" office:value="0.380602">
                <text:p>0.3806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8377">
                <text:p>0.598377</text:p>
              </table:table-cell>
              <table:table-cell office:value-type="float" office:value="0.542936">
                <text:p>0.542936</text:p>
              </table:table-cell>
              <table:table-cell office:value-type="float" office:value="0.427947">
                <text:p>0.427947</text:p>
              </table:table-cell>
              <table:table-cell office:value-type="float" office:value="0.370776">
                <text:p>0.370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9943">
                <text:p>0.599943</text:p>
              </table:table-cell>
              <table:table-cell office:value-type="float" office:value="0.531777">
                <text:p>0.531777</text:p>
              </table:table-cell>
              <table:table-cell office:value-type="float" office:value="0.424922">
                <text:p>0.424922</text:p>
              </table:table-cell>
              <table:table-cell office:value-type="float" office:value="0.408602">
                <text:p>0.4086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0318">
                <text:p>0.60318</text:p>
              </table:table-cell>
              <table:table-cell office:value-type="float" office:value="0.535211">
                <text:p>0.535211</text:p>
              </table:table-cell>
              <table:table-cell office:value-type="float" office:value="0.42398">
                <text:p>0.42398</text:p>
              </table:table-cell>
              <table:table-cell office:value-type="float" office:value="0.384918">
                <text:p>0.3849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7234">
                <text:p>0.607234</text:p>
              </table:table-cell>
              <table:table-cell office:value-type="float" office:value="0.535519">
                <text:p>0.535519</text:p>
              </table:table-cell>
              <table:table-cell office:value-type="float" office:value="0.422034">
                <text:p>0.422034</text:p>
              </table:table-cell>
              <table:table-cell office:value-type="float" office:value="0.394516">
                <text:p>0.394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03594">
                <text:p>0.603594</text:p>
              </table:table-cell>
              <table:table-cell office:value-type="float" office:value="0.538953">
                <text:p>0.538953</text:p>
              </table:table-cell>
              <table:table-cell office:value-type="float" office:value="0.419597">
                <text:p>0.419597</text:p>
              </table:table-cell>
              <table:table-cell office:value-type="float" office:value="0.3711">
                <text:p>0.37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0235">
                <text:p>0.60235</text:p>
              </table:table-cell>
              <table:table-cell office:value-type="float" office:value="0.534504">
                <text:p>0.534504</text:p>
              </table:table-cell>
              <table:table-cell office:value-type="float" office:value="0.421785">
                <text:p>0.421785</text:p>
              </table:table-cell>
              <table:table-cell office:value-type="float" office:value="0.385469">
                <text:p>0.3854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04242">
                <text:p>0.604242</text:p>
              </table:table-cell>
              <table:table-cell office:value-type="float" office:value="0.553506">
                <text:p>0.553506</text:p>
              </table:table-cell>
              <table:table-cell office:value-type="float" office:value="0.422533">
                <text:p>0.422533</text:p>
              </table:table-cell>
              <table:table-cell office:value-type="float" office:value="0.36822">
                <text:p>0.368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03289">
                <text:p>0.603289</text:p>
              </table:table-cell>
              <table:table-cell office:value-type="float" office:value="0.531969">
                <text:p>0.531969</text:p>
              </table:table-cell>
              <table:table-cell office:value-type="float" office:value="0.421395">
                <text:p>0.421395</text:p>
              </table:table-cell>
              <table:table-cell office:value-type="float" office:value="0.404819">
                <text:p>0.4048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0475">
                <text:p>0.60475</text:p>
              </table:table-cell>
              <table:table-cell office:value-type="float" office:value="0.550265">
                <text:p>0.550265</text:p>
              </table:table-cell>
              <table:table-cell office:value-type="float" office:value="0.421968">
                <text:p>0.421968</text:p>
              </table:table-cell>
              <table:table-cell office:value-type="float" office:value="0.411379">
                <text:p>0.4113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04186">
                <text:p>0.604186</text:p>
              </table:table-cell>
              <table:table-cell office:value-type="float" office:value="0.518962">
                <text:p>0.518962</text:p>
              </table:table-cell>
              <table:table-cell office:value-type="float" office:value="0.42109">
                <text:p>0.42109</text:p>
              </table:table-cell>
              <table:table-cell office:value-type="float" office:value="0.412698">
                <text:p>0.4126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02037">
                <text:p>0.602037</text:p>
              </table:table-cell>
              <table:table-cell office:value-type="float" office:value="0.547591">
                <text:p>0.547591</text:p>
              </table:table-cell>
              <table:table-cell office:value-type="float" office:value="0.421429">
                <text:p>0.421429</text:p>
              </table:table-cell>
              <table:table-cell office:value-type="float" office:value="0.391904">
                <text:p>0.3919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02885">
                <text:p>0.602885</text:p>
              </table:table-cell>
              <table:table-cell office:value-type="float" office:value="0.548966">
                <text:p>0.548966</text:p>
              </table:table-cell>
              <table:table-cell office:value-type="float" office:value="0.422721">
                <text:p>0.422721</text:p>
              </table:table-cell>
              <table:table-cell office:value-type="float" office:value="0.41453">
                <text:p>0.41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04986">
                <text:p>0.604986</text:p>
              </table:table-cell>
              <table:table-cell office:value-type="float" office:value="0.515862">
                <text:p>0.515862</text:p>
              </table:table-cell>
              <table:table-cell office:value-type="float" office:value="0.422211">
                <text:p>0.422211</text:p>
              </table:table-cell>
              <table:table-cell office:value-type="float" office:value="0.397503">
                <text:p>0.3975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07881">
                <text:p>0.607881</text:p>
              </table:table-cell>
              <table:table-cell office:value-type="float" office:value="0.593407">
                <text:p>0.593407</text:p>
              </table:table-cell>
              <table:table-cell office:value-type="float" office:value="0.420948">
                <text:p>0.420948</text:p>
              </table:table-cell>
              <table:table-cell office:value-type="float" office:value="0.378531">
                <text:p>0.3785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6351">
                <text:p>0.606351</text:p>
              </table:table-cell>
              <table:table-cell office:value-type="float" office:value="0.54219">
                <text:p>0.54219</text:p>
              </table:table-cell>
              <table:table-cell office:value-type="float" office:value="0.419208">
                <text:p>0.419208</text:p>
              </table:table-cell>
              <table:table-cell office:value-type="float" office:value="0.382979">
                <text:p>0.3829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05842">
                <text:p>0.605842</text:p>
              </table:table-cell>
              <table:table-cell office:value-type="float" office:value="0.524691">
                <text:p>0.524691</text:p>
              </table:table-cell>
              <table:table-cell office:value-type="float" office:value="0.420128">
                <text:p>0.420128</text:p>
              </table:table-cell>
              <table:table-cell office:value-type="float" office:value="0.396947">
                <text:p>0.3969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09057">
                <text:p>0.609057</text:p>
              </table:table-cell>
              <table:table-cell office:value-type="float" office:value="0.531375">
                <text:p>0.531375</text:p>
              </table:table-cell>
              <table:table-cell office:value-type="float" office:value="0.420433">
                <text:p>0.420433</text:p>
              </table:table-cell>
              <table:table-cell office:value-type="float" office:value="0.369324">
                <text:p>0.369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06479">
                <text:p>0.606479</text:p>
              </table:table-cell>
              <table:table-cell office:value-type="float" office:value="0.530165">
                <text:p>0.530165</text:p>
              </table:table-cell>
              <table:table-cell office:value-type="float" office:value="0.4185">
                <text:p>0.4185</text:p>
              </table:table-cell>
              <table:table-cell office:value-type="float" office:value="0.387049">
                <text:p>0.387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051">
                <text:p>0.420051</text:p>
              </table:table-cell>
              <table:table-cell office:value-type="float" office:value="0.382637">
                <text:p>0.382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draw:fill="solid" draw:fill-color="#ffffff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cm"/>
      <style:text-properties style:text-position="0% 100%" fo:font-family="Arial" fo:font-size="10pt" style:font-size-asian="10pt" style:font-size-complex="10pt"/>
    </style:style>
    <style:style style:name="ch5" style:family="chart">
      <style:chart-properties style:rotation-angle="0"/>
      <style:text-properties style:text-position="0% 100%" fo:font-family="Ari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interval-major="0.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1cm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 loext:custom-leader-lines="false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ogarithmic"/>
      <style:graphic-properties svg:stroke-color="#111111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 loext:custom-leader-lines="false"/>
      <style:graphic-properties svg:stroke-width="0.08cm" svg:stroke-color="#808080" draw:fill-color="#808080" fo:wrap-option="wrap"/>
      <style:text-properties style:text-position="0% 100%" fo:font-family="Arial"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82cm" chart:symbol-height="0.282cm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973cm" svg:height="10.271cm" xlink:href=".." xlink:type="simple" chart:class="chart:scatter" chart:style-name="ch1">
        <chart:legend chart:legend-position="end" svg:x="9.978cm" svg:y="1.176cm" style:legend-expansion="custom" svg:width="4.789cm" svg:height="1.912cm" style:legend-expansion-aspect-ratio="2.50470711297071" chart:style-name="ch2"/>
        <chart:plot-area chart:style-name="ch3" table:cell-range-address="'capillary-pressure'.U2:'capillary-pressure'.W200 'capillary-pressure'.V1:'capillary-pressure'.W1" chart:data-source-has-labels="row" svg:x="0.706cm" svg:y="0.204cm" svg:width="14.671cm" svg:height="8.881cm">
          <chart:coordinate-region svg:x="1.433cm" svg:y="0.403cm" svg:width="13.85cm" svg:height="8.035cm"/>
          <chart:axis chart:dimension="x" chart:name="primary-x" chart:style-name="ch4">
            <chart:title svg:x="8.117cm" svg:y="9.084cm" chart:style-name="ch5">
              <text:p>time[]</text:p>
            </chart:title>
            <chart:grid chart:style-name="ch6" chart:class="major"/>
          </chart:axis>
          <chart:axis chart:dimension="y" chart:name="primary-y" chart:style-name="ch7">
            <chart:title svg:x="0cm" svg:y="5.416cm" chart:style-name="ch8">
              <text:p>saturation</text:p>
            </chart:title>
            <chart:grid chart:style-name="ch6" chart:class="major"/>
          </chart:axis>
          <chart:series chart:style-name="ch9" chart:values-cell-range-address="'capillary-pressure'.V2:'capillary-pressure'.V200" chart:label-cell-address="'capillary-pressure'.V1:'capillary-pressure'.V1" chart:class="chart:scatter">
            <chart:domain table:cell-range-address="'capillary-pressure'.U2:'capillary-pressure'.U200"/>
            <chart:regression-curve chart:style-name="ch10"/>
            <chart:data-point chart:repeated="52"/>
            <chart:data-point chart:style-name="ch11" chart:repeated="2"/>
            <chart:data-point chart:repeated="145"/>
          </chart:series>
          <chart:series chart:style-name="ch12" chart:values-cell-range-address="'capillary-pressure'.W2:'capillary-pressure'.W200" chart:label-cell-address="'capillary-pressure'.W1:'capillary-pressure'.W1" chart:class="chart:scatter">
            <chart:data-point chart:repeated="47"/>
            <chart:data-point chart:style-name="ch13"/>
            <chart:data-point chart:repeated="1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wetting</text:p>
                <draw:g>
                  <svg:desc>'capillary-pressure'.V1:'capillary-pressure'.V1</svg:desc>
                </draw:g>
              </table:table-cell>
              <table:table-cell office:value-type="string">
                <text:p>Non-wetting</text:p>
                <draw:g>
                  <svg:desc>'capillary-pressure'.W1:'capillary-pressure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pillary-pressure'.U2:'capillary-pressure'.U200</svg:desc>
                </draw:g>
              </table:table-cell>
              <table:table-cell office:value-type="float" office:value="0.0170006">
                <text:p>0.0170006</text:p>
                <draw:g>
                  <svg:desc>'capillary-pressure'.V2:'capillary-pressure'.V200</svg:desc>
                </draw:g>
              </table:table-cell>
              <table:table-cell office:value-type="float" office:value="0.982999">
                <text:p>0.982999</text:p>
                <draw:g>
                  <svg:desc>'capillary-pressure'.W2:'capillary-pressure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3656018340334">
                <text:p>0.00683656018340334</text:p>
              </table:table-cell>
              <table:table-cell office:value-type="float" office:value="0.113324">
                <text:p>0.113324</text:p>
              </table:table-cell>
              <table:table-cell office:value-type="float" office:value="0.886676">
                <text:p>0.886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0291169530949">
                <text:p>0.0100291169530949</text:p>
              </table:table-cell>
              <table:table-cell office:value-type="float" office:value="0.132182">
                <text:p>0.132182</text:p>
              </table:table-cell>
              <table:table-cell office:value-type="float" office:value="0.867818">
                <text:p>0.86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5035726836125">
                <text:p>0.0135035726836125</text:p>
              </table:table-cell>
              <table:table-cell office:value-type="float" office:value="0.144546">
                <text:p>0.144546</text:p>
              </table:table-cell>
              <table:table-cell office:value-type="float" office:value="0.855454">
                <text:p>0.855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1803410364966">
                <text:p>0.0171803410364966</text:p>
              </table:table-cell>
              <table:table-cell office:value-type="float" office:value="0.155215">
                <text:p>0.155215</text:p>
              </table:table-cell>
              <table:table-cell office:value-type="float" office:value="0.844785">
                <text:p>0.844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548268880001">
                <text:p>0.0204548268880001</text:p>
              </table:table-cell>
              <table:table-cell office:value-type="float" office:value="0.172249">
                <text:p>0.172249</text:p>
              </table:table-cell>
              <table:table-cell office:value-type="float" office:value="0.827751">
                <text:p>0.827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001321976606">
                <text:p>0.024001321976606</text:p>
              </table:table-cell>
              <table:table-cell office:value-type="float" office:value="0.183627">
                <text:p>0.183627</text:p>
              </table:table-cell>
              <table:table-cell office:value-type="float" office:value="0.816373">
                <text:p>0.816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6749108920832">
                <text:p>0.0276749108920832</text:p>
              </table:table-cell>
              <table:table-cell office:value-type="float" office:value="0.190222">
                <text:p>0.190222</text:p>
              </table:table-cell>
              <table:table-cell office:value-type="float" office:value="0.809778">
                <text:p>0.809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1589049348215">
                <text:p>0.0311589049348215</text:p>
              </table:table-cell>
              <table:table-cell office:value-type="float" office:value="0.198986">
                <text:p>0.198986</text:p>
              </table:table-cell>
              <table:table-cell office:value-type="float" office:value="0.801014">
                <text:p>0.801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6488395053465">
                <text:p>0.0346488395053465</text:p>
              </table:table-cell>
              <table:table-cell office:value-type="float" office:value="0.213075">
                <text:p>0.213075</text:p>
              </table:table-cell>
              <table:table-cell office:value-type="float" office:value="0.786925">
                <text:p>0.786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2350775615389">
                <text:p>0.0382350775615389</text:p>
              </table:table-cell>
              <table:table-cell office:value-type="float" office:value="0.223242">
                <text:p>0.223242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8290132030322">
                <text:p>0.0418290132030322</text:p>
              </table:table-cell>
              <table:table-cell office:value-type="float" office:value="0.23409">
                <text:p>0.23409</text:p>
              </table:table-cell>
              <table:table-cell office:value-type="float" office:value="0.76591">
                <text:p>0.76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5373249217691">
                <text:p>0.0455373249217691</text:p>
              </table:table-cell>
              <table:table-cell office:value-type="float" office:value="0.247601">
                <text:p>0.247601</text:p>
              </table:table-cell>
              <table:table-cell office:value-type="float" office:value="0.752399">
                <text:p>0.752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2690640740307">
                <text:p>0.0492690640740307</text:p>
              </table:table-cell>
              <table:table-cell office:value-type="float" office:value="0.255825">
                <text:p>0.255825</text:p>
              </table:table-cell>
              <table:table-cell office:value-type="float" office:value="0.744175">
                <text:p>0.74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0935089275256">
                <text:p>0.0530935089275256</text:p>
              </table:table-cell>
              <table:table-cell office:value-type="float" office:value="0.265053">
                <text:p>0.265053</text:p>
              </table:table-cell>
              <table:table-cell office:value-type="float" office:value="0.734947">
                <text:p>0.73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68508509178534">
                <text:p>0.0568508509178534</text:p>
              </table:table-cell>
              <table:table-cell office:value-type="float" office:value="0.279851">
                <text:p>0.279851</text:p>
              </table:table-cell>
              <table:table-cell office:value-type="float" office:value="0.720149">
                <text:p>0.720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7994611690289">
                <text:p>0.0607994611690289</text:p>
              </table:table-cell>
              <table:table-cell office:value-type="float" office:value="0.28513">
                <text:p>0.28513</text:p>
              </table:table-cell>
              <table:table-cell office:value-type="float" office:value="0.71487">
                <text:p>0.71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47054000234274">
                <text:p>0.0647054000234274</text:p>
              </table:table-cell>
              <table:table-cell office:value-type="float" office:value="0.292117">
                <text:p>0.292117</text:p>
              </table:table-cell>
              <table:table-cell office:value-type="float" office:value="0.707883">
                <text:p>0.707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89261031811108">
                <text:p>0.0689261031811108</text:p>
              </table:table-cell>
              <table:table-cell office:value-type="float" office:value="0.299668">
                <text:p>0.299668</text:p>
              </table:table-cell>
              <table:table-cell office:value-type="float" office:value="0.700332">
                <text:p>0.700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2624876587627">
                <text:p>0.072624876587627</text:p>
              </table:table-cell>
              <table:table-cell office:value-type="float" office:value="0.306008">
                <text:p>0.306008</text:p>
              </table:table-cell>
              <table:table-cell office:value-type="float" office:value="0.693992">
                <text:p>0.693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5710604260446">
                <text:p>0.0765710604260446</text:p>
              </table:table-cell>
              <table:table-cell office:value-type="float" office:value="0.311243">
                <text:p>0.311243</text:p>
              </table:table-cell>
              <table:table-cell office:value-type="float" office:value="0.688757">
                <text:p>0.688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04134942017102">
                <text:p>0.0804134942017102</text:p>
              </table:table-cell>
              <table:table-cell office:value-type="float" office:value="0.315591">
                <text:p>0.315591</text:p>
              </table:table-cell>
              <table:table-cell office:value-type="float" office:value="0.684409">
                <text:p>0.684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41496678324604">
                <text:p>0.0841496678324604</text:p>
              </table:table-cell>
              <table:table-cell office:value-type="float" office:value="0.321673">
                <text:p>0.321673</text:p>
              </table:table-cell>
              <table:table-cell office:value-type="float" office:value="0.678327">
                <text:p>0.678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1842065630282">
                <text:p>0.0881842065630282</text:p>
              </table:table-cell>
              <table:table-cell office:value-type="float" office:value="0.326572">
                <text:p>0.326572</text:p>
              </table:table-cell>
              <table:table-cell office:value-type="float" office:value="0.673428">
                <text:p>0.6734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21400960524774">
                <text:p>0.0921400960524774</text:p>
              </table:table-cell>
              <table:table-cell office:value-type="float" office:value="0.332464">
                <text:p>0.332464</text:p>
              </table:table-cell>
              <table:table-cell office:value-type="float" office:value="0.667536">
                <text:p>0.667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59989290316103">
                <text:p>0.0959989290316103</text:p>
              </table:table-cell>
              <table:table-cell office:value-type="float" office:value="0.339197">
                <text:p>0.339197</text:p>
              </table:table-cell>
              <table:table-cell office:value-type="float" office:value="0.660803">
                <text:p>0.660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0001673388109">
                <text:p>0.100001673388109</text:p>
              </table:table-cell>
              <table:table-cell office:value-type="float" office:value="0.342972">
                <text:p>0.342972</text:p>
              </table:table-cell>
              <table:table-cell office:value-type="float" office:value="0.657028">
                <text:p>0.657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3833732157499">
                <text:p>0.103833732157499</text:p>
              </table:table-cell>
              <table:table-cell office:value-type="float" office:value="0.347759">
                <text:p>0.347759</text:p>
              </table:table-cell>
              <table:table-cell office:value-type="float" office:value="0.652241">
                <text:p>0.652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8177847688214">
                <text:p>0.108177847688214</text:p>
              </table:table-cell>
              <table:table-cell office:value-type="float" office:value="0.353799">
                <text:p>0.353799</text:p>
              </table:table-cell>
              <table:table-cell office:value-type="float" office:value="0.646201">
                <text:p>0.646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2368848206965">
                <text:p>0.112368848206965</text:p>
              </table:table-cell>
              <table:table-cell office:value-type="float" office:value="0.356701">
                <text:p>0.356701</text:p>
              </table:table-cell>
              <table:table-cell office:value-type="float" office:value="0.643299">
                <text:p>0.643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639920346726">
                <text:p>0.11639920346726</text:p>
              </table:table-cell>
              <table:table-cell office:value-type="float" office:value="0.362478">
                <text:p>0.362478</text:p>
              </table:table-cell>
              <table:table-cell office:value-type="float" office:value="0.637522">
                <text:p>0.637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0524105155709">
                <text:p>0.120524105155709</text:p>
              </table:table-cell>
              <table:table-cell office:value-type="float" office:value="0.363086">
                <text:p>0.363086</text:p>
              </table:table-cell>
              <table:table-cell office:value-type="float" office:value="0.636914">
                <text:p>0.636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567847520876">
                <text:p>0.124567847520876</text:p>
              </table:table-cell>
              <table:table-cell office:value-type="float" office:value="0.369214">
                <text:p>0.369214</text:p>
              </table:table-cell>
              <table:table-cell office:value-type="float" office:value="0.630786">
                <text:p>0.630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8666811693636">
                <text:p>0.128666811693636</text:p>
              </table:table-cell>
              <table:table-cell office:value-type="float" office:value="0.370525">
                <text:p>0.370525</text:p>
              </table:table-cell>
              <table:table-cell office:value-type="float" office:value="0.629475">
                <text:p>0.629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270804397664">
                <text:p>0.13270804397664</text:p>
              </table:table-cell>
              <table:table-cell office:value-type="float" office:value="0.371571">
                <text:p>0.371571</text:p>
              </table:table-cell>
              <table:table-cell office:value-type="float" office:value="0.628429">
                <text:p>0.628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697434696029">
                <text:p>0.13697434696029</text:p>
              </table:table-cell>
              <table:table-cell office:value-type="float" office:value="0.37553">
                <text:p>0.37553</text:p>
              </table:table-cell>
              <table:table-cell office:value-type="float" office:value="0.62447">
                <text:p>0.62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1109288977393">
                <text:p>0.141109288977393</text:p>
              </table:table-cell>
              <table:table-cell office:value-type="float" office:value="0.37707">
                <text:p>0.37707</text:p>
              </table:table-cell>
              <table:table-cell office:value-type="float" office:value="0.62293">
                <text:p>0.62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5370571796717">
                <text:p>0.145370571796717</text:p>
              </table:table-cell>
              <table:table-cell office:value-type="float" office:value="0.377289">
                <text:p>0.377289</text:p>
              </table:table-cell>
              <table:table-cell office:value-type="float" office:value="0.622711">
                <text:p>0.622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9538144881942">
                <text:p>0.149538144881942</text:p>
              </table:table-cell>
              <table:table-cell office:value-type="float" office:value="0.380884">
                <text:p>0.380884</text:p>
              </table:table-cell>
              <table:table-cell office:value-type="float" office:value="0.619116">
                <text:p>0.619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3729982094747">
                <text:p>0.153729982094747</text:p>
              </table:table-cell>
              <table:table-cell office:value-type="float" office:value="0.385699">
                <text:p>0.385699</text:p>
              </table:table-cell>
              <table:table-cell office:value-type="float" office:value="0.614301">
                <text:p>0.614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7782091400459">
                <text:p>0.157782091400459</text:p>
              </table:table-cell>
              <table:table-cell office:value-type="float" office:value="0.391278">
                <text:p>0.391278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342910691277">
                <text:p>0.162342910691277</text:p>
              </table:table-cell>
              <table:table-cell office:value-type="float" office:value="0.395012">
                <text:p>0.395012</text:p>
              </table:table-cell>
              <table:table-cell office:value-type="float" office:value="0.604988">
                <text:p>0.604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6861895279372">
                <text:p>0.166861895279372</text:p>
              </table:table-cell>
              <table:table-cell office:value-type="float" office:value="0.397301">
                <text:p>0.397301</text:p>
              </table:table-cell>
              <table:table-cell office:value-type="float" office:value="0.602699">
                <text:p>0.602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1439448451279">
                <text:p>0.171439448451279</text:p>
              </table:table-cell>
              <table:table-cell office:value-type="float" office:value="0.404161">
                <text:p>0.404161</text:p>
              </table:table-cell>
              <table:table-cell office:value-type="float" office:value="0.595839">
                <text:p>0.595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391154470456">
                <text:p>0.175391154470456</text:p>
              </table:table-cell>
              <table:table-cell office:value-type="float" office:value="0.409132">
                <text:p>0.409132</text:p>
              </table:table-cell>
              <table:table-cell office:value-type="float" office:value="0.590868">
                <text:p>0.590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9807225689854">
                <text:p>0.179807225689854</text:p>
              </table:table-cell>
              <table:table-cell office:value-type="float" office:value="0.411564">
                <text:p>0.411564</text:p>
              </table:table-cell>
              <table:table-cell office:value-type="float" office:value="0.588436">
                <text:p>0.58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4352147793638">
                <text:p>0.184352147793638</text:p>
              </table:table-cell>
              <table:table-cell office:value-type="float" office:value="0.41713">
                <text:p>0.41713</text:p>
              </table:table-cell>
              <table:table-cell office:value-type="float" office:value="0.58287">
                <text:p>0.5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8640204822705">
                <text:p>0.188640204822705</text:p>
              </table:table-cell>
              <table:table-cell office:value-type="float" office:value="0.417843">
                <text:p>0.417843</text:p>
              </table:table-cell>
              <table:table-cell office:value-type="float" office:value="0.582157">
                <text:p>0.582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3126558342676">
                <text:p>0.193126558342676</text:p>
              </table:table-cell>
              <table:table-cell office:value-type="float" office:value="0.423106">
                <text:p>0.423106</text:p>
              </table:table-cell>
              <table:table-cell office:value-type="float" office:value="0.576894">
                <text:p>0.576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7639686072391">
                <text:p>0.197639686072391</text:p>
              </table:table-cell>
              <table:table-cell office:value-type="float" office:value="0.428448">
                <text:p>0.428448</text:p>
              </table:table-cell>
              <table:table-cell office:value-type="float" office:value="0.571552">
                <text:p>0.571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1994678625814">
                <text:p>0.201994678625814</text:p>
              </table:table-cell>
              <table:table-cell office:value-type="float" office:value="0.433222">
                <text:p>0.433222</text:p>
              </table:table-cell>
              <table:table-cell office:value-type="float" office:value="0.566778">
                <text:p>0.566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6388995799796">
                <text:p>0.206388995799796</text:p>
              </table:table-cell>
              <table:table-cell office:value-type="float" office:value="0.437489">
                <text:p>0.437489</text:p>
              </table:table-cell>
              <table:table-cell office:value-type="float" office:value="0.562511">
                <text:p>0.562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06653391121">
                <text:p>0.2106653391121</text:p>
              </table:table-cell>
              <table:table-cell office:value-type="float" office:value="0.441699">
                <text:p>0.441699</text:p>
              </table:table-cell>
              <table:table-cell office:value-type="float" office:value="0.558301">
                <text:p>0.558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5657892535016">
                <text:p>0.215657892535016</text:p>
              </table:table-cell>
              <table:table-cell office:value-type="float" office:value="0.444283">
                <text:p>0.444283</text:p>
              </table:table-cell>
              <table:table-cell office:value-type="float" office:value="0.555717">
                <text:p>0.555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13137770043">
                <text:p>0.221113137770043</text:p>
              </table:table-cell>
              <table:table-cell office:value-type="float" office:value="0.443085">
                <text:p>0.443085</text:p>
              </table:table-cell>
              <table:table-cell office:value-type="float" office:value="0.556915">
                <text:p>0.5569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366890342877">
                <text:p>0.225366890342877</text:p>
              </table:table-cell>
              <table:table-cell office:value-type="float" office:value="0.447919">
                <text:p>0.447919</text:p>
              </table:table-cell>
              <table:table-cell office:value-type="float" office:value="0.552081">
                <text:p>0.5520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771247845513">
                <text:p>0.229771247845513</text:p>
              </table:table-cell>
              <table:table-cell office:value-type="float" office:value="0.449738">
                <text:p>0.449738</text:p>
              </table:table-cell>
              <table:table-cell office:value-type="float" office:value="0.550262">
                <text:p>0.550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4547097508325">
                <text:p>0.234547097508325</text:p>
              </table:table-cell>
              <table:table-cell office:value-type="float" office:value="0.452539">
                <text:p>0.452539</text:p>
              </table:table-cell>
              <table:table-cell office:value-type="float" office:value="0.547461">
                <text:p>0.5474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0140397262337">
                <text:p>0.240140397262337</text:p>
              </table:table-cell>
              <table:table-cell office:value-type="float" office:value="0.454443">
                <text:p>0.454443</text:p>
              </table:table-cell>
              <table:table-cell office:value-type="float" office:value="0.545557">
                <text:p>0.545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6056660921367">
                <text:p>0.246056660921367</text:p>
              </table:table-cell>
              <table:table-cell office:value-type="float" office:value="0.457522">
                <text:p>0.457522</text:p>
              </table:table-cell>
              <table:table-cell office:value-type="float" office:value="0.542478">
                <text:p>0.542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917016683679">
                <text:p>0.250917016683679</text:p>
              </table:table-cell>
              <table:table-cell office:value-type="float" office:value="0.460663">
                <text:p>0.460663</text:p>
              </table:table-cell>
              <table:table-cell office:value-type="float" office:value="0.539337">
                <text:p>0.539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6716979869141">
                <text:p>0.256716979869141</text:p>
              </table:table-cell>
              <table:table-cell office:value-type="float" office:value="0.460657">
                <text:p>0.460657</text:p>
              </table:table-cell>
              <table:table-cell office:value-type="float" office:value="0.539343">
                <text:p>0.539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1679412306096">
                <text:p>0.261679412306096</text:p>
              </table:table-cell>
              <table:table-cell office:value-type="float" office:value="0.466033">
                <text:p>0.466033</text:p>
              </table:table-cell>
              <table:table-cell office:value-type="float" office:value="0.533967">
                <text:p>0.533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549808397062">
                <text:p>0.266549808397062</text:p>
              </table:table-cell>
              <table:table-cell office:value-type="float" office:value="0.467463">
                <text:p>0.467463</text:p>
              </table:table-cell>
              <table:table-cell office:value-type="float" office:value="0.532537">
                <text:p>0.532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2139761374856">
                <text:p>0.272139761374856</text:p>
              </table:table-cell>
              <table:table-cell office:value-type="float" office:value="0.46871">
                <text:p>0.46871</text:p>
              </table:table-cell>
              <table:table-cell office:value-type="float" office:value="0.53129">
                <text:p>0.53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6840308572767">
                <text:p>0.276840308572767</text:p>
              </table:table-cell>
              <table:table-cell office:value-type="float" office:value="0.472247">
                <text:p>0.472247</text:p>
              </table:table-cell>
              <table:table-cell office:value-type="float" office:value="0.527753">
                <text:p>0.527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1412841580348">
                <text:p>0.281412841580348</text:p>
              </table:table-cell>
              <table:table-cell office:value-type="float" office:value="0.477907">
                <text:p>0.477907</text:p>
              </table:table-cell>
              <table:table-cell office:value-type="float" office:value="0.522093">
                <text:p>0.522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6178650914507">
                <text:p>0.286178650914507</text:p>
              </table:table-cell>
              <table:table-cell office:value-type="float" office:value="0.483197">
                <text:p>0.483197</text:p>
              </table:table-cell>
              <table:table-cell office:value-type="float" office:value="0.516803">
                <text:p>0.516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1190448300674">
                <text:p>0.291190448300674</text:p>
              </table:table-cell>
              <table:table-cell office:value-type="float" office:value="0.484869">
                <text:p>0.484869</text:p>
              </table:table-cell>
              <table:table-cell office:value-type="float" office:value="0.515131">
                <text:p>0.515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5997255643501">
                <text:p>0.295997255643501</text:p>
              </table:table-cell>
              <table:table-cell office:value-type="float" office:value="0.486753">
                <text:p>0.486753</text:p>
              </table:table-cell>
              <table:table-cell office:value-type="float" office:value="0.513247">
                <text:p>0.513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01188105557322">
                <text:p>0.301188105557322</text:p>
              </table:table-cell>
              <table:table-cell office:value-type="float" office:value="0.486236">
                <text:p>0.486236</text:p>
              </table:table-cell>
              <table:table-cell office:value-type="float" office:value="0.513764">
                <text:p>0.513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06076908917485">
                <text:p>0.306076908917485</text:p>
              </table:table-cell>
              <table:table-cell office:value-type="float" office:value="0.487091">
                <text:p>0.487091</text:p>
              </table:table-cell>
              <table:table-cell office:value-type="float" office:value="0.512909">
                <text:p>0.5129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1127194230158">
                <text:p>0.311127194230158</text:p>
              </table:table-cell>
              <table:table-cell office:value-type="float" office:value="0.490843">
                <text:p>0.490843</text:p>
              </table:table-cell>
              <table:table-cell office:value-type="float" office:value="0.509157">
                <text:p>0.509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5708094178283">
                <text:p>0.315708094178283</text:p>
              </table:table-cell>
              <table:table-cell office:value-type="float" office:value="0.495518">
                <text:p>0.495518</text:p>
              </table:table-cell>
              <table:table-cell office:value-type="float" office:value="0.504482">
                <text:p>0.5044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053749226058">
                <text:p>0.32053749226058</text:p>
              </table:table-cell>
              <table:table-cell office:value-type="float" office:value="0.496118">
                <text:p>0.496118</text:p>
              </table:table-cell>
              <table:table-cell office:value-type="float" office:value="0.503882">
                <text:p>0.5038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5349319767734">
                <text:p>0.325349319767734</text:p>
              </table:table-cell>
              <table:table-cell office:value-type="float" office:value="0.503185">
                <text:p>0.503185</text:p>
              </table:table-cell>
              <table:table-cell office:value-type="float" office:value="0.496815">
                <text:p>0.496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0602921735638">
                <text:p>0.330602921735638</text:p>
              </table:table-cell>
              <table:table-cell office:value-type="float" office:value="0.507546">
                <text:p>0.507546</text:p>
              </table:table-cell>
              <table:table-cell office:value-type="float" office:value="0.492454">
                <text:p>0.492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5517662611489">
                <text:p>0.335517662611489</text:p>
              </table:table-cell>
              <table:table-cell office:value-type="float" office:value="0.506732">
                <text:p>0.506732</text:p>
              </table:table-cell>
              <table:table-cell office:value-type="float" office:value="0.493268">
                <text:p>0.493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1098411954685">
                <text:p>0.341098411954685</text:p>
              </table:table-cell>
              <table:table-cell office:value-type="float" office:value="0.509828">
                <text:p>0.509828</text:p>
              </table:table-cell>
              <table:table-cell office:value-type="float" office:value="0.490172">
                <text:p>0.490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5670108268211">
                <text:p>0.345670108268211</text:p>
              </table:table-cell>
              <table:table-cell office:value-type="float" office:value="0.51414">
                <text:p>0.51414</text:p>
              </table:table-cell>
              <table:table-cell office:value-type="float" office:value="0.48586">
                <text:p>0.48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51355444368212">
                <text:p>0.351355444368212</text:p>
              </table:table-cell>
              <table:table-cell office:value-type="float" office:value="0.514554">
                <text:p>0.514554</text:p>
              </table:table-cell>
              <table:table-cell office:value-type="float" office:value="0.485446">
                <text:p>0.485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6348834485182">
                <text:p>0.356348834485182</text:p>
              </table:table-cell>
              <table:table-cell office:value-type="float" office:value="0.515877">
                <text:p>0.515877</text:p>
              </table:table-cell>
              <table:table-cell office:value-type="float" office:value="0.484123">
                <text:p>0.484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0988303017119">
                <text:p>0.360988303017119</text:p>
              </table:table-cell>
              <table:table-cell office:value-type="float" office:value="0.514005">
                <text:p>0.514005</text:p>
              </table:table-cell>
              <table:table-cell office:value-type="float" office:value="0.485995">
                <text:p>0.485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5692196991248">
                <text:p>0.365692196991248</text:p>
              </table:table-cell>
              <table:table-cell office:value-type="float" office:value="0.516182">
                <text:p>0.516182</text:p>
              </table:table-cell>
              <table:table-cell office:value-type="float" office:value="0.483818">
                <text:p>0.483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70414498234576">
                <text:p>0.370414498234576</text:p>
              </table:table-cell>
              <table:table-cell office:value-type="float" office:value="0.519123">
                <text:p>0.519123</text:p>
              </table:table-cell>
              <table:table-cell office:value-type="float" office:value="0.480877">
                <text:p>0.480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5305811676902">
                <text:p>0.375305811676902</text:p>
              </table:table-cell>
              <table:table-cell office:value-type="float" office:value="0.524389">
                <text:p>0.524389</text:p>
              </table:table-cell>
              <table:table-cell office:value-type="float" office:value="0.475611">
                <text:p>0.475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0678224200539">
                <text:p>0.380678224200539</text:p>
              </table:table-cell>
              <table:table-cell office:value-type="float" office:value="0.527228">
                <text:p>0.527228</text:p>
              </table:table-cell>
              <table:table-cell office:value-type="float" office:value="0.472772">
                <text:p>0.472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5695041751033">
                <text:p>0.385695041751033</text:p>
              </table:table-cell>
              <table:table-cell office:value-type="float" office:value="0.529061">
                <text:p>0.529061</text:p>
              </table:table-cell>
              <table:table-cell office:value-type="float" office:value="0.470939">
                <text:p>0.470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0436586957613">
                <text:p>0.390436586957613</text:p>
              </table:table-cell>
              <table:table-cell office:value-type="float" office:value="0.527888">
                <text:p>0.527888</text:p>
              </table:table-cell>
              <table:table-cell office:value-type="float" office:value="0.472112">
                <text:p>0.472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5314513295069">
                <text:p>0.395314513295069</text:p>
              </table:table-cell>
              <table:table-cell office:value-type="float" office:value="0.526389">
                <text:p>0.526389</text:p>
              </table:table-cell>
              <table:table-cell office:value-type="float" office:value="0.473611">
                <text:p>0.473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0050201643267">
                <text:p>0.400050201643267</text:p>
              </table:table-cell>
              <table:table-cell office:value-type="float" office:value="0.525764">
                <text:p>0.525764</text:p>
              </table:table-cell>
              <table:table-cell office:value-type="float" office:value="0.474236">
                <text:p>0.474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4525678140531">
                <text:p>0.404525678140531</text:p>
              </table:table-cell>
              <table:table-cell office:value-type="float" office:value="0.526026">
                <text:p>0.526026</text:p>
              </table:table-cell>
              <table:table-cell office:value-type="float" office:value="0.473974">
                <text:p>0.473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08768553690657">
                <text:p>0.408768553690657</text:p>
              </table:table-cell>
              <table:table-cell office:value-type="float" office:value="0.531688">
                <text:p>0.531688</text:p>
              </table:table-cell>
              <table:table-cell office:value-type="float" office:value="0.468312">
                <text:p>0.468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3463244030188">
                <text:p>0.413463244030188</text:p>
              </table:table-cell>
              <table:table-cell office:value-type="float" office:value="0.53351">
                <text:p>0.53351</text:p>
              </table:table-cell>
              <table:table-cell office:value-type="float" office:value="0.46649">
                <text:p>0.466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8348700614133">
                <text:p>0.418348700614133</text:p>
              </table:table-cell>
              <table:table-cell office:value-type="float" office:value="0.531141">
                <text:p>0.531141</text:p>
              </table:table-cell>
              <table:table-cell office:value-type="float" office:value="0.468859">
                <text:p>0.468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2732977459462">
                <text:p>0.422732977459462</text:p>
              </table:table-cell>
              <table:table-cell office:value-type="float" office:value="0.527828">
                <text:p>0.527828</text:p>
              </table:table-cell>
              <table:table-cell office:value-type="float" office:value="0.472172">
                <text:p>0.472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7793303100788">
                <text:p>0.427793303100788</text:p>
              </table:table-cell>
              <table:table-cell office:value-type="float" office:value="0.530392">
                <text:p>0.530392</text:p>
              </table:table-cell>
              <table:table-cell office:value-type="float" office:value="0.469608">
                <text:p>0.469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2692983483659">
                <text:p>0.432692983483659</text:p>
              </table:table-cell>
              <table:table-cell office:value-type="float" office:value="0.536744">
                <text:p>0.536744</text:p>
              </table:table-cell>
              <table:table-cell office:value-type="float" office:value="0.463256">
                <text:p>0.463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7360062919393">
                <text:p>0.437360062919393</text:p>
              </table:table-cell>
              <table:table-cell office:value-type="float" office:value="0.53915">
                <text:p>0.53915</text:p>
              </table:table-cell>
              <table:table-cell office:value-type="float" office:value="0.46085">
                <text:p>0.46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41992001204839">
                <text:p>0.441992001204839</text:p>
              </table:table-cell>
              <table:table-cell office:value-type="float" office:value="0.538979">
                <text:p>0.538979</text:p>
              </table:table-cell>
              <table:table-cell office:value-type="float" office:value="0.461021">
                <text:p>0.461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4623571344902">
                <text:p>0.44623571344902</text:p>
              </table:table-cell>
              <table:table-cell office:value-type="float" office:value="0.541097">
                <text:p>0.541097</text:p>
              </table:table-cell>
              <table:table-cell office:value-type="float" office:value="0.458903">
                <text:p>0.4589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51466724677454">
                <text:p>0.451466724677454</text:p>
              </table:table-cell>
              <table:table-cell office:value-type="float" office:value="0.54407">
                <text:p>0.54407</text:p>
              </table:table-cell>
              <table:table-cell office:value-type="float" office:value="0.45593">
                <text:p>0.45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56542947505815">
                <text:p>0.456542947505815</text:p>
              </table:table-cell>
              <table:table-cell office:value-type="float" office:value="0.54635">
                <text:p>0.54635</text:p>
              </table:table-cell>
              <table:table-cell office:value-type="float" office:value="0.45365">
                <text:p>0.45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62158837999297">
                <text:p>0.462158837999297</text:p>
              </table:table-cell>
              <table:table-cell office:value-type="float" office:value="0.551523">
                <text:p>0.551523</text:p>
              </table:table-cell>
              <table:table-cell office:value-type="float" office:value="0.448477">
                <text:p>0.448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67548821098077">
                <text:p>0.467548821098077</text:p>
              </table:table-cell>
              <table:table-cell office:value-type="float" office:value="0.551423">
                <text:p>0.551423</text:p>
              </table:table-cell>
              <table:table-cell office:value-type="float" office:value="0.448577">
                <text:p>0.4485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1688783279506">
                <text:p>0.471688783279506</text:p>
              </table:table-cell>
              <table:table-cell office:value-type="float" office:value="0.55287">
                <text:p>0.55287</text:p>
              </table:table-cell>
              <table:table-cell office:value-type="float" office:value="0.44713">
                <text:p>0.447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6437858732576">
                <text:p>0.476437858732576</text:p>
              </table:table-cell>
              <table:table-cell office:value-type="float" office:value="0.553745">
                <text:p>0.553745</text:p>
              </table:table-cell>
              <table:table-cell office:value-type="float" office:value="0.446255">
                <text:p>0.446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82358305861879">
                <text:p>0.482358305861879</text:p>
              </table:table-cell>
              <table:table-cell office:value-type="float" office:value="0.55213">
                <text:p>0.55213</text:p>
              </table:table-cell>
              <table:table-cell office:value-type="float" office:value="0.44787">
                <text:p>0.44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8374972807443">
                <text:p>0.488374972807443</text:p>
              </table:table-cell>
              <table:table-cell office:value-type="float" office:value="0.550084">
                <text:p>0.550084</text:p>
              </table:table-cell>
              <table:table-cell office:value-type="float" office:value="0.449916">
                <text:p>0.449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311400793186">
                <text:p>0.49311400793186</text:p>
              </table:table-cell>
              <table:table-cell office:value-type="float" office:value="0.548704">
                <text:p>0.548704</text:p>
              </table:table-cell>
              <table:table-cell office:value-type="float" office:value="0.451296">
                <text:p>0.451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8260513060794">
                <text:p>0.498260513060794</text:p>
              </table:table-cell>
              <table:table-cell office:value-type="float" office:value="0.545807">
                <text:p>0.545807</text:p>
              </table:table-cell>
              <table:table-cell office:value-type="float" office:value="0.454193">
                <text:p>0.454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2960223564651">
                <text:p>0.502960223564651</text:p>
              </table:table-cell>
              <table:table-cell office:value-type="float" office:value="0.557438">
                <text:p>0.557438</text:p>
              </table:table-cell>
              <table:table-cell office:value-type="float" office:value="0.442562">
                <text:p>0.442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7595508626316">
                <text:p>0.507595508626316</text:p>
              </table:table-cell>
              <table:table-cell office:value-type="float" office:value="0.560006">
                <text:p>0.560006</text:p>
              </table:table-cell>
              <table:table-cell office:value-type="float" office:value="0.439994">
                <text:p>0.4399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2161348081461">
                <text:p>0.512161348081461</text:p>
              </table:table-cell>
              <table:table-cell office:value-type="float" office:value="0.557714">
                <text:p>0.557714</text:p>
              </table:table-cell>
              <table:table-cell office:value-type="float" office:value="0.442286">
                <text:p>0.4422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7990595558828">
                <text:p>0.517990595558828</text:p>
              </table:table-cell>
              <table:table-cell office:value-type="float" office:value="0.55669">
                <text:p>0.55669</text:p>
              </table:table-cell>
              <table:table-cell office:value-type="float" office:value="0.44331">
                <text:p>0.443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3481818638197">
                <text:p>0.523481818638197</text:p>
              </table:table-cell>
              <table:table-cell office:value-type="float" office:value="0.55651">
                <text:p>0.55651</text:p>
              </table:table-cell>
              <table:table-cell office:value-type="float" office:value="0.44349">
                <text:p>0.44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9398082297227">
                <text:p>0.529398082297227</text:p>
              </table:table-cell>
              <table:table-cell office:value-type="float" office:value="0.562126">
                <text:p>0.562126</text:p>
              </table:table-cell>
              <table:table-cell office:value-type="float" office:value="0.437874">
                <text:p>0.4378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4567178165632">
                <text:p>0.534567178165632</text:p>
              </table:table-cell>
              <table:table-cell office:value-type="float" office:value="0.559737">
                <text:p>0.559737</text:p>
              </table:table-cell>
              <table:table-cell office:value-type="float" office:value="0.440263">
                <text:p>0.440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9110426881307">
                <text:p>0.539110426881307</text:p>
              </table:table-cell>
              <table:table-cell office:value-type="float" office:value="0.563103">
                <text:p>0.563103</text:p>
              </table:table-cell>
              <table:table-cell office:value-type="float" office:value="0.436897">
                <text:p>0.4368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3957395538747">
                <text:p>0.543957395538747</text:p>
              </table:table-cell>
              <table:table-cell office:value-type="float" office:value="0.565737">
                <text:p>0.565737</text:p>
              </table:table-cell>
              <table:table-cell office:value-type="float" office:value="0.434263">
                <text:p>0.4342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8379323616526">
                <text:p>0.548379323616526</text:p>
              </table:table-cell>
              <table:table-cell office:value-type="float" office:value="0.564733">
                <text:p>0.564733</text:p>
              </table:table-cell>
              <table:table-cell office:value-type="float" office:value="0.435267">
                <text:p>0.4352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3571010224401">
                <text:p>0.553571010224401</text:p>
              </table:table-cell>
              <table:table-cell office:value-type="float" office:value="0.56505">
                <text:p>0.56505</text:p>
              </table:table-cell>
              <table:table-cell office:value-type="float" office:value="0.43495">
                <text:p>0.434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8677354038722">
                <text:p>0.558677354038722</text:p>
              </table:table-cell>
              <table:table-cell office:value-type="float" office:value="0.566217">
                <text:p>0.566217</text:p>
              </table:table-cell>
              <table:table-cell office:value-type="float" office:value="0.433783">
                <text:p>0.4337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3438979902609">
                <text:p>0.563438979902609</text:p>
              </table:table-cell>
              <table:table-cell office:value-type="float" office:value="0.565142">
                <text:p>0.565142</text:p>
              </table:table-cell>
              <table:table-cell office:value-type="float" office:value="0.434858">
                <text:p>0.4348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784250071119">
                <text:p>0.56784250071119</text:p>
              </table:table-cell>
              <table:table-cell office:value-type="float" office:value="0.565718">
                <text:p>0.565718</text:p>
              </table:table-cell>
              <table:table-cell office:value-type="float" office:value="0.434282">
                <text:p>0.4342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72722937130809">
                <text:p>0.572722937130809</text:p>
              </table:table-cell>
              <table:table-cell office:value-type="float" office:value="0.564392">
                <text:p>0.564392</text:p>
              </table:table-cell>
              <table:table-cell office:value-type="float" office:value="0.435608">
                <text:p>0.435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77260328988102">
                <text:p>0.577260328988102</text:p>
              </table:table-cell>
              <table:table-cell office:value-type="float" office:value="0.564137">
                <text:p>0.564137</text:p>
              </table:table-cell>
              <table:table-cell office:value-type="float" office:value="0.435863">
                <text:p>0.43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83351461704513">
                <text:p>0.583351461704513</text:p>
              </table:table-cell>
              <table:table-cell office:value-type="float" office:value="0.565187">
                <text:p>0.565187</text:p>
              </table:table-cell>
              <table:table-cell office:value-type="float" office:value="0.434813">
                <text:p>0.434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88497130139393">
                <text:p>0.588497130139393</text:p>
              </table:table-cell>
              <table:table-cell office:value-type="float" office:value="0.563137">
                <text:p>0.563137</text:p>
              </table:table-cell>
              <table:table-cell office:value-type="float" office:value="0.436863">
                <text:p>0.436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93972456031727">
                <text:p>0.593972456031727</text:p>
              </table:table-cell>
              <table:table-cell office:value-type="float" office:value="0.564092">
                <text:p>0.564092</text:p>
              </table:table-cell>
              <table:table-cell office:value-type="float" office:value="0.435908">
                <text:p>0.435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9391723422413">
                <text:p>0.599391723422413</text:p>
              </table:table-cell>
              <table:table-cell office:value-type="float" office:value="0.563534">
                <text:p>0.563534</text:p>
              </table:table-cell>
              <table:table-cell office:value-type="float" office:value="0.436466">
                <text:p>0.4364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05111363978648">
                <text:p>0.605111363978648</text:p>
              </table:table-cell>
              <table:table-cell office:value-type="float" office:value="0.560316">
                <text:p>0.560316</text:p>
              </table:table-cell>
              <table:table-cell office:value-type="float" office:value="0.439684">
                <text:p>0.439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0892919894911">
                <text:p>0.610892919894911</text:p>
              </table:table-cell>
              <table:table-cell office:value-type="float" office:value="0.559298">
                <text:p>0.559298</text:p>
              </table:table-cell>
              <table:table-cell office:value-type="float" office:value="0.440702">
                <text:p>0.4407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702505061999">
                <text:p>0.61702505061999</text:p>
              </table:table-cell>
              <table:table-cell office:value-type="float" office:value="0.557668">
                <text:p>0.557668</text:p>
              </table:table-cell>
              <table:table-cell office:value-type="float" office:value="0.442332">
                <text:p>0.4423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22594922940478">
                <text:p>0.622594922940478</text:p>
              </table:table-cell>
              <table:table-cell office:value-type="float" office:value="0.560903">
                <text:p>0.560903</text:p>
              </table:table-cell>
              <table:table-cell office:value-type="float" office:value="0.439097">
                <text:p>0.439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28097859736609">
                <text:p>0.628097859736609</text:p>
              </table:table-cell>
              <table:table-cell office:value-type="float" office:value="0.566984">
                <text:p>0.566984</text:p>
              </table:table-cell>
              <table:table-cell office:value-type="float" office:value="0.433016">
                <text:p>0.433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3893639451798">
                <text:p>0.633893639451798</text:p>
              </table:table-cell>
              <table:table-cell office:value-type="float" office:value="0.566401">
                <text:p>0.566401</text:p>
              </table:table-cell>
              <table:table-cell office:value-type="float" office:value="0.433599">
                <text:p>0.4335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9450124667414">
                <text:p>0.639450124667414</text:p>
              </table:table-cell>
              <table:table-cell office:value-type="float" office:value="0.570038">
                <text:p>0.570038</text:p>
              </table:table-cell>
              <table:table-cell office:value-type="float" office:value="0.429962">
                <text:p>0.4299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45097809534965">
                <text:p>0.645097809534965</text:p>
              </table:table-cell>
              <table:table-cell office:value-type="float" office:value="0.573944">
                <text:p>0.573944</text:p>
              </table:table-cell>
              <table:table-cell office:value-type="float" office:value="0.426056">
                <text:p>0.426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50292006225004">
                <text:p>0.650292006225004</text:p>
              </table:table-cell>
              <table:table-cell office:value-type="float" office:value="0.57422">
                <text:p>0.57422</text:p>
              </table:table-cell>
              <table:table-cell office:value-type="float" office:value="0.42578">
                <text:p>0.425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55738047825432">
                <text:p>0.655738047825432</text:p>
              </table:table-cell>
              <table:table-cell office:value-type="float" office:value="0.5731">
                <text:p>0.5731</text:p>
              </table:table-cell>
              <table:table-cell office:value-type="float" office:value="0.4269">
                <text:p>0.4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1968908448937">
                <text:p>0.661968908448937</text:p>
              </table:table-cell>
              <table:table-cell office:value-type="float" office:value="0.572884">
                <text:p>0.572884</text:p>
              </table:table-cell>
              <table:table-cell office:value-type="float" office:value="0.427116">
                <text:p>0.427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6745343797587">
                <text:p>0.66745343797587</text:p>
              </table:table-cell>
              <table:table-cell office:value-type="float" office:value="0.571919">
                <text:p>0.571919</text:p>
              </table:table-cell>
              <table:table-cell office:value-type="float" office:value="0.428081">
                <text:p>0.4280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7192640439097">
                <text:p>0.67192640439097</text:p>
              </table:table-cell>
              <table:table-cell office:value-type="float" office:value="0.574132">
                <text:p>0.574132</text:p>
              </table:table-cell>
              <table:table-cell office:value-type="float" office:value="0.425868">
                <text:p>0.425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77446911762245">
                <text:p>0.677446911762245</text:p>
              </table:table-cell>
              <table:table-cell office:value-type="float" office:value="0.573995">
                <text:p>0.573995</text:p>
              </table:table-cell>
              <table:table-cell office:value-type="float" office:value="0.426005">
                <text:p>0.426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83141451496846">
                <text:p>0.683141451496846</text:p>
              </table:table-cell>
              <table:table-cell office:value-type="float" office:value="0.573893">
                <text:p>0.573893</text:p>
              </table:table-cell>
              <table:table-cell office:value-type="float" office:value="0.426107">
                <text:p>0.426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89887715657892">
                <text:p>0.689887715657892</text:p>
              </table:table-cell>
              <table:table-cell office:value-type="float" office:value="0.574683">
                <text:p>0.574683</text:p>
              </table:table-cell>
              <table:table-cell office:value-type="float" office:value="0.425317">
                <text:p>0.4253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96212286015496">
                <text:p>0.696212286015496</text:p>
              </table:table-cell>
              <table:table-cell office:value-type="float" office:value="0.577396">
                <text:p>0.577396</text:p>
              </table:table-cell>
              <table:table-cell office:value-type="float" office:value="0.422604">
                <text:p>0.422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0342793554109">
                <text:p>0.70342793554109</text:p>
              </table:table-cell>
              <table:table-cell office:value-type="float" office:value="0.579224">
                <text:p>0.579224</text:p>
              </table:table-cell>
              <table:table-cell office:value-type="float" office:value="0.420776">
                <text:p>0.4207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8981910674543">
                <text:p>0.708981910674543</text:p>
              </table:table-cell>
              <table:table-cell office:value-type="float" office:value="0.580142">
                <text:p>0.580142</text:p>
              </table:table-cell>
              <table:table-cell office:value-type="float" office:value="0.419858">
                <text:p>0.4198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15036228852558">
                <text:p>0.715036228852558</text:p>
              </table:table-cell>
              <table:table-cell office:value-type="float" office:value="0.580839">
                <text:p>0.580839</text:p>
              </table:table-cell>
              <table:table-cell office:value-type="float" office:value="0.419161">
                <text:p>0.419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20653792734149">
                <text:p>0.720653792734149</text:p>
              </table:table-cell>
              <table:table-cell office:value-type="float" office:value="0.583368">
                <text:p>0.583368</text:p>
              </table:table-cell>
              <table:table-cell office:value-type="float" office:value="0.416632">
                <text:p>0.4166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25674793754916">
                <text:p>0.725674793754916</text:p>
              </table:table-cell>
              <table:table-cell office:value-type="float" office:value="0.584491">
                <text:p>0.584491</text:p>
              </table:table-cell>
              <table:table-cell office:value-type="float" office:value="0.415509">
                <text:p>0.4155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1500694456065">
                <text:p>0.731500694456065</text:p>
              </table:table-cell>
              <table:table-cell office:value-type="float" office:value="0.584501">
                <text:p>0.584501</text:p>
              </table:table-cell>
              <table:table-cell office:value-type="float" office:value="0.415499">
                <text:p>0.4154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7321574992888">
                <text:p>0.737321574992888</text:p>
              </table:table-cell>
              <table:table-cell office:value-type="float" office:value="0.586183">
                <text:p>0.586183</text:p>
              </table:table-cell>
              <table:table-cell office:value-type="float" office:value="0.413817">
                <text:p>0.4138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4274753593601">
                <text:p>0.74274753593601</text:p>
              </table:table-cell>
              <table:table-cell office:value-type="float" office:value="0.590764">
                <text:p>0.590764</text:p>
              </table:table-cell>
              <table:table-cell office:value-type="float" office:value="0.409236">
                <text:p>0.409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48742448836159">
                <text:p>0.748742448836159</text:p>
              </table:table-cell>
              <table:table-cell office:value-type="float" office:value="0.590504">
                <text:p>0.590504</text:p>
              </table:table-cell>
              <table:table-cell office:value-type="float" office:value="0.409496">
                <text:p>0.409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55398350039325">
                <text:p>0.755398350039325</text:p>
              </table:table-cell>
              <table:table-cell office:value-type="float" office:value="0.588017">
                <text:p>0.588017</text:p>
              </table:table-cell>
              <table:table-cell office:value-type="float" office:value="0.411983">
                <text:p>0.411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61081176057163">
                <text:p>0.761081176057163</text:p>
              </table:table-cell>
              <table:table-cell office:value-type="float" office:value="0.587587">
                <text:p>0.587587</text:p>
              </table:table-cell>
              <table:table-cell office:value-type="float" office:value="0.412413">
                <text:p>0.412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6425977677003">
                <text:p>0.766425977677003</text:p>
              </table:table-cell>
              <table:table-cell office:value-type="float" office:value="0.58839">
                <text:p>0.58839</text:p>
              </table:table-cell>
              <table:table-cell office:value-type="float" office:value="0.41161">
                <text:p>0.41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2136414598638">
                <text:p>0.772136414598638</text:p>
              </table:table-cell>
              <table:table-cell office:value-type="float" office:value="0.587469">
                <text:p>0.587469</text:p>
              </table:table-cell>
              <table:table-cell office:value-type="float" office:value="0.412531">
                <text:p>0.4125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7809200287823">
                <text:p>0.777809200287823</text:p>
              </table:table-cell>
              <table:table-cell office:value-type="float" office:value="0.59369">
                <text:p>0.59369</text:p>
              </table:table-cell>
              <table:table-cell office:value-type="float" office:value="0.40631">
                <text:p>0.406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3141451496846">
                <text:p>0.783141451496846</text:p>
              </table:table-cell>
              <table:table-cell office:value-type="float" office:value="0.594854">
                <text:p>0.594854</text:p>
              </table:table-cell>
              <table:table-cell office:value-type="float" office:value="0.405146">
                <text:p>0.405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9255174952727">
                <text:p>0.789255174952727</text:p>
              </table:table-cell>
              <table:table-cell office:value-type="float" office:value="0.595168">
                <text:p>0.595168</text:p>
              </table:table-cell>
              <table:table-cell office:value-type="float" office:value="0.404832">
                <text:p>0.4048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95747920815275">
                <text:p>0.795747920815275</text:p>
              </table:table-cell>
              <table:table-cell office:value-type="float" office:value="0.596277">
                <text:p>0.596277</text:p>
              </table:table-cell>
              <table:table-cell office:value-type="float" office:value="0.403723">
                <text:p>0.4037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1925233019294">
                <text:p>0.801925233019294</text:p>
              </table:table-cell>
              <table:table-cell office:value-type="float" office:value="0.597443">
                <text:p>0.597443</text:p>
              </table:table-cell>
              <table:table-cell office:value-type="float" office:value="0.402557">
                <text:p>0.4025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07334460081327">
                <text:p>0.807334460081327</text:p>
              </table:table-cell>
              <table:table-cell office:value-type="float" office:value="0.596457">
                <text:p>0.596457</text:p>
              </table:table-cell>
              <table:table-cell office:value-type="float" office:value="0.403543">
                <text:p>0.4035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2337053832896">
                <text:p>0.812337053832896</text:p>
              </table:table-cell>
              <table:table-cell office:value-type="float" office:value="0.597738">
                <text:p>0.597738</text:p>
              </table:table-cell>
              <table:table-cell office:value-type="float" office:value="0.402262">
                <text:p>0.4022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17409093190984">
                <text:p>0.817409093190984</text:p>
              </table:table-cell>
              <table:table-cell office:value-type="float" office:value="0.598533">
                <text:p>0.598533</text:p>
              </table:table-cell>
              <table:table-cell office:value-type="float" office:value="0.401467">
                <text:p>0.4014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2811626700581">
                <text:p>0.822811626700581</text:p>
              </table:table-cell>
              <table:table-cell office:value-type="float" office:value="0.601245">
                <text:p>0.601245</text:p>
              </table:table-cell>
              <table:table-cell office:value-type="float" office:value="0.398755">
                <text:p>0.3987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9239110426881">
                <text:p>0.829239110426881</text:p>
              </table:table-cell>
              <table:table-cell office:value-type="float" office:value="0.596969">
                <text:p>0.596969</text:p>
              </table:table-cell>
              <table:table-cell office:value-type="float" office:value="0.403031">
                <text:p>0.403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35382118174668">
                <text:p>0.835382118174668</text:p>
              </table:table-cell>
              <table:table-cell office:value-type="float" office:value="0.593536">
                <text:p>0.593536</text:p>
              </table:table-cell>
              <table:table-cell office:value-type="float" office:value="0.406464">
                <text:p>0.4064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1446476681337">
                <text:p>0.841446476681337</text:p>
              </table:table-cell>
              <table:table-cell office:value-type="float" office:value="0.592808">
                <text:p>0.592808</text:p>
              </table:table-cell>
              <table:table-cell office:value-type="float" office:value="0.407192">
                <text:p>0.4071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7010492143443">
                <text:p>0.847010492143443</text:p>
              </table:table-cell>
              <table:table-cell office:value-type="float" office:value="0.594426">
                <text:p>0.594426</text:p>
              </table:table-cell>
              <table:table-cell office:value-type="float" office:value="0.405574">
                <text:p>0.405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2708378654261">
                <text:p>0.852708378654261</text:p>
              </table:table-cell>
              <table:table-cell office:value-type="float" office:value="0.593348">
                <text:p>0.593348</text:p>
              </table:table-cell>
              <table:table-cell office:value-type="float" office:value="0.406652">
                <text:p>0.4066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962783848458">
                <text:p>0.85962783848458</text:p>
              </table:table-cell>
              <table:table-cell office:value-type="float" office:value="0.59006">
                <text:p>0.59006</text:p>
              </table:table-cell>
              <table:table-cell office:value-type="float" office:value="0.40994">
                <text:p>0.409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5861209190247">
                <text:p>0.865861209190247</text:p>
              </table:table-cell>
              <table:table-cell office:value-type="float" office:value="0.591321">
                <text:p>0.591321</text:p>
              </table:table-cell>
              <table:table-cell office:value-type="float" office:value="0.408679">
                <text:p>0.4086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71885406382302">
                <text:p>0.871885406382302</text:p>
              </table:table-cell>
              <table:table-cell office:value-type="float" office:value="0.591916">
                <text:p>0.591916</text:p>
              </table:table-cell>
              <table:table-cell office:value-type="float" office:value="0.408084">
                <text:p>0.4080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8403253066484">
                <text:p>0.878403253066484</text:p>
              </table:table-cell>
              <table:table-cell office:value-type="float" office:value="0.59498">
                <text:p>0.59498</text:p>
              </table:table-cell>
              <table:table-cell office:value-type="float" office:value="0.40502">
                <text:p>0.405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4803962583042">
                <text:p>0.884803962583042</text:p>
              </table:table-cell>
              <table:table-cell office:value-type="float" office:value="0.5929">
                <text:p>0.5929</text:p>
              </table:table-cell>
              <table:table-cell office:value-type="float" office:value="0.4071">
                <text:p>0.40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0669187904751">
                <text:p>0.890669187904751</text:p>
              </table:table-cell>
              <table:table-cell office:value-type="float" office:value="0.592943">
                <text:p>0.592943</text:p>
              </table:table-cell>
              <table:table-cell office:value-type="float" office:value="0.407057">
                <text:p>0.4070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96132800080323">
                <text:p>0.896132800080323</text:p>
              </table:table-cell>
              <table:table-cell office:value-type="float" office:value="0.593346">
                <text:p>0.593346</text:p>
              </table:table-cell>
              <table:table-cell office:value-type="float" office:value="0.406654">
                <text:p>0.406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01654980839706">
                <text:p>0.901654980839706</text:p>
              </table:table-cell>
              <table:table-cell office:value-type="float" office:value="0.598377">
                <text:p>0.598377</text:p>
              </table:table-cell>
              <table:table-cell office:value-type="float" office:value="0.401623">
                <text:p>0.401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7470004518148">
                <text:p>0.907470004518148</text:p>
              </table:table-cell>
              <table:table-cell office:value-type="float" office:value="0.599943">
                <text:p>0.599943</text:p>
              </table:table-cell>
              <table:table-cell office:value-type="float" office:value="0.400057">
                <text:p>0.4000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3736842985994">
                <text:p>0.913736842985994</text:p>
              </table:table-cell>
              <table:table-cell office:value-type="float" office:value="0.60318">
                <text:p>0.60318</text:p>
              </table:table-cell>
              <table:table-cell office:value-type="float" office:value="0.39682">
                <text:p>0.396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19484931140079">
                <text:p>0.919484931140079</text:p>
              </table:table-cell>
              <table:table-cell office:value-type="float" office:value="0.607234">
                <text:p>0.607234</text:p>
              </table:table-cell>
              <table:table-cell office:value-type="float" office:value="0.392766">
                <text:p>0.3927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25525862213223">
                <text:p>0.925525862213223</text:p>
              </table:table-cell>
              <table:table-cell office:value-type="float" office:value="0.603594">
                <text:p>0.603594</text:p>
              </table:table-cell>
              <table:table-cell office:value-type="float" office:value="0.396406">
                <text:p>0.3964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1533325524189">
                <text:p>0.931533325524189</text:p>
              </table:table-cell>
              <table:table-cell office:value-type="float" office:value="0.60235">
                <text:p>0.60235</text:p>
              </table:table-cell>
              <table:table-cell office:value-type="float" office:value="0.39765">
                <text:p>0.397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37674659883867">
                <text:p>0.937674659883867</text:p>
              </table:table-cell>
              <table:table-cell office:value-type="float" office:value="0.604242">
                <text:p>0.604242</text:p>
              </table:table-cell>
              <table:table-cell office:value-type="float" office:value="0.395758">
                <text:p>0.3957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2259743302264">
                <text:p>0.942259743302264</text:p>
              </table:table-cell>
              <table:table-cell office:value-type="float" office:value="0.603289">
                <text:p>0.603289</text:p>
              </table:table-cell>
              <table:table-cell office:value-type="float" office:value="0.396711">
                <text:p>0.3967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48024565337439">
                <text:p>0.948024565337439</text:p>
              </table:table-cell>
              <table:table-cell office:value-type="float" office:value="0.60475">
                <text:p>0.60475</text:p>
              </table:table-cell>
              <table:table-cell office:value-type="float" office:value="0.39525">
                <text:p>0.39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956726183504">
                <text:p>0.953956726183504</text:p>
              </table:table-cell>
              <table:table-cell office:value-type="float" office:value="0.604186">
                <text:p>0.604186</text:p>
              </table:table-cell>
              <table:table-cell office:value-type="float" office:value="0.395814">
                <text:p>0.3958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0441105105507">
                <text:p>0.960441105105507</text:p>
              </table:table-cell>
              <table:table-cell office:value-type="float" office:value="0.602037">
                <text:p>0.602037</text:p>
              </table:table-cell>
              <table:table-cell office:value-type="float" office:value="0.397963">
                <text:p>0.397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6323064308305">
                <text:p>0.966323064308305</text:p>
              </table:table-cell>
              <table:table-cell office:value-type="float" office:value="0.602885">
                <text:p>0.602885</text:p>
              </table:table-cell>
              <table:table-cell office:value-type="float" office:value="0.397115">
                <text:p>0.397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0732441975267">
                <text:p>0.970732441975267</text:p>
              </table:table-cell>
              <table:table-cell office:value-type="float" office:value="0.604986">
                <text:p>0.604986</text:p>
              </table:table-cell>
              <table:table-cell office:value-type="float" office:value="0.395014">
                <text:p>0.395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6497264010442">
                <text:p>0.976497264010442</text:p>
              </table:table-cell>
              <table:table-cell office:value-type="float" office:value="0.607881">
                <text:p>0.607881</text:p>
              </table:table-cell>
              <table:table-cell office:value-type="float" office:value="0.392119">
                <text:p>0.392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1785170434579">
                <text:p>0.981785170434579</text:p>
              </table:table-cell>
              <table:table-cell office:value-type="float" office:value="0.606351">
                <text:p>0.606351</text:p>
              </table:table-cell>
              <table:table-cell office:value-type="float" office:value="0.393649">
                <text:p>0.393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7608561053565">
                <text:p>0.987608561053565</text:p>
              </table:table-cell>
              <table:table-cell office:value-type="float" office:value="0.605842">
                <text:p>0.605842</text:p>
              </table:table-cell>
              <table:table-cell office:value-type="float" office:value="0.394158">
                <text:p>0.3941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4193343262103">
                <text:p>0.994193343262103</text:p>
              </table:table-cell>
              <table:table-cell office:value-type="float" office:value="0.609057">
                <text:p>0.609057</text:p>
              </table:table-cell>
              <table:table-cell office:value-type="float" office:value="0.390943">
                <text:p>0.3909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